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BMPlexMono, monospace,1" svg:font-family="'IBMPlexMono, monospace,', 'Droid Sans Fallback', '',', 'Droid Sans Mono', ',', monospace, ', monospace,', 'Droid Sans Fallback', 'font-weight: normal', 'font-size: 12px', 'line-height: 18px', 'white-space: pre'"/>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style:font-name="Liberation Serif" fo:background-color="#fffffe"/>
    </style:style>
    <style:style style:name="P2" style:family="paragraph" style:parent-style-name="Standard">
      <style:paragraph-properties fo:text-align="start" style:justify-single-word="false"/>
      <style:text-properties fo:color="#000000" loext:opacity="100%" style:font-name="Liberation Serif" fo:background-color="#fffffe"/>
    </style:style>
    <style:style style:name="P3" style:family="paragraph" style:parent-style-name="Standard">
      <style:paragraph-properties fo:text-align="start" style:justify-single-word="false"/>
      <style:text-properties fo:color="#000000" loext:opacity="100%" style:font-name="Liberation Serif" officeooo:paragraph-rsid="002e6bec" fo:background-color="#fffffe"/>
    </style:style>
    <style:style style:name="P4" style:family="paragraph" style:parent-style-name="Standard">
      <style:paragraph-properties fo:text-align="start" style:justify-single-word="false"/>
      <style:text-properties fo:color="#000000" loext:opacity="100%" style:font-name="Liberation Serif" officeooo:paragraph-rsid="00321d7d" fo:background-color="#fffffe"/>
    </style:style>
    <style:style style:name="P5" style:family="paragraph" style:parent-style-name="Standard">
      <style:paragraph-properties fo:text-align="start" style:justify-single-word="false"/>
      <style:text-properties fo:color="#000000" loext:opacity="100%" style:font-name="Liberation Serif" officeooo:paragraph-rsid="0040bb08" fo:background-color="#fffffe"/>
    </style:style>
    <style:style style:name="P6" style:family="paragraph" style:parent-style-name="Standard">
      <style:paragraph-properties fo:text-align="start" style:justify-single-word="false"/>
      <style:text-properties fo:color="#000000" loext:opacity="100%" style:font-name="Liberation Serif" officeooo:paragraph-rsid="0041e812" fo:background-color="#fffffe"/>
    </style:style>
    <style:style style:name="P7" style:family="paragraph" style:parent-style-name="Standard">
      <style:paragraph-properties fo:text-align="start" style:justify-single-word="false"/>
      <style:text-properties fo:color="#000000" loext:opacity="100%" style:font-name="Liberation Serif" officeooo:paragraph-rsid="0042f053" fo:background-color="#fffffe"/>
    </style:style>
    <style:style style:name="P8" style:family="paragraph" style:parent-style-name="Standard">
      <style:paragraph-properties fo:text-align="start" style:justify-single-word="false"/>
      <style:text-properties fo:color="#000000" loext:opacity="100%" style:font-name="Liberation Serif" officeooo:paragraph-rsid="0045b063" fo:background-color="#fffffe"/>
    </style:style>
    <style:style style:name="P9" style:family="paragraph" style:parent-style-name="Standard">
      <style:paragraph-properties fo:text-align="start" style:justify-single-word="false"/>
      <style:text-properties fo:color="#000000" loext:opacity="100%" style:font-name="Liberation Serif" officeooo:paragraph-rsid="0063b86d" fo:background-color="#fffffe"/>
    </style:style>
    <style:style style:name="P10" style:family="paragraph" style:parent-style-name="Standard">
      <style:paragraph-properties fo:text-align="start" style:justify-single-word="false"/>
      <style:text-properties fo:color="#000000" loext:opacity="100%" style:font-name="Liberation Serif" officeooo:paragraph-rsid="007101ea" fo:background-color="#fffffe"/>
    </style:style>
    <style:style style:name="P11" style:family="paragraph" style:parent-style-name="Standard">
      <style:paragraph-properties fo:text-align="start" style:justify-single-word="false"/>
      <style:text-properties fo:color="#000000" loext:opacity="100%" style:font-name="Liberation Serif" officeooo:paragraph-rsid="000064a7" fo:background-color="#fffffe"/>
    </style:style>
    <style:style style:name="P12" style:family="paragraph" style:parent-style-name="Standard">
      <style:paragraph-properties fo:text-align="start" style:justify-single-word="false"/>
      <style:text-properties fo:color="#000000" loext:opacity="100%" style:font-name="Liberation Serif" officeooo:paragraph-rsid="00a36996" fo:background-color="#fffffe"/>
    </style:style>
    <style:style style:name="P13" style:family="paragraph" style:parent-style-name="Standard">
      <style:paragraph-properties fo:text-align="start" style:justify-single-word="false"/>
      <style:text-properties fo:color="#000000" loext:opacity="100%" style:font-name="Liberation Serif" officeooo:paragraph-rsid="00c20060" fo:background-color="#fffffe"/>
    </style:style>
    <style:style style:name="P14" style:family="paragraph" style:parent-style-name="Standard">
      <style:paragraph-properties fo:text-align="start" style:justify-single-word="false"/>
      <style:text-properties fo:color="#000000" loext:opacity="100%" style:font-name="Liberation Serif" officeooo:paragraph-rsid="00dca49b" fo:background-color="#fffffe"/>
    </style:style>
    <style:style style:name="P15" style:family="paragraph" style:parent-style-name="Standard">
      <style:paragraph-properties fo:text-align="start" style:justify-single-word="false"/>
      <style:text-properties fo:color="#000000" loext:opacity="100%" style:font-name="Liberation Serif" officeooo:paragraph-rsid="00ac631a" fo:background-color="#fffffe"/>
    </style:style>
    <style:style style:name="P16" style:family="paragraph" style:parent-style-name="Standard">
      <style:paragraph-properties fo:text-align="start" style:justify-single-word="false"/>
      <style:text-properties fo:color="#000000" loext:opacity="100%" style:font-name="Liberation Serif" officeooo:paragraph-rsid="010921bd" fo:background-color="#fffffe"/>
    </style:style>
    <style:style style:name="P17" style:family="paragraph" style:parent-style-name="Standard">
      <style:text-properties fo:color="#000000" loext:opacity="100%" style:font-name="Liberation Serif" officeooo:paragraph-rsid="0063b86d" fo:background-color="#fffffe"/>
    </style:style>
    <style:style style:name="P18" style:family="paragraph" style:parent-style-name="Standard">
      <style:text-properties fo:color="#000000" loext:opacity="100%" style:font-name="Liberation Serif" officeooo:paragraph-rsid="0064c810" fo:background-color="#fffffe"/>
    </style:style>
    <style:style style:name="P19" style:family="paragraph" style:parent-style-name="Standard">
      <style:text-properties fo:color="#000000" loext:opacity="100%" style:font-name="Liberation Serif" officeooo:paragraph-rsid="0065bd30" fo:background-color="#fffffe"/>
    </style:style>
    <style:style style:name="P20" style:family="paragraph" style:parent-style-name="Standard">
      <style:text-properties fo:color="#000000" loext:opacity="100%" style:font-name="Liberation Serif" officeooo:paragraph-rsid="0066debd" fo:background-color="#fffffe"/>
    </style:style>
    <style:style style:name="P21" style:family="paragraph" style:parent-style-name="Standard">
      <style:paragraph-properties fo:text-align="center" style:justify-single-word="false"/>
      <style:text-properties fo:color="#000000" loext:opacity="100%" style:font-name="Liberation Serif" officeooo:paragraph-rsid="00ac631a" fo:background-color="#fffffe"/>
    </style:style>
    <style:style style:name="P22" style:family="paragraph" style:parent-style-name="Standard">
      <style:paragraph-properties fo:text-align="center" style:justify-single-word="false"/>
      <style:text-properties fo:color="#000000" loext:opacity="100%" style:font-name="Liberation Serif" officeooo:paragraph-rsid="00c20060" fo:background-color="#fffffe"/>
    </style:style>
    <style:style style:name="P23" style:family="paragraph" style:parent-style-name="Standard">
      <style:paragraph-properties fo:text-align="center" style:justify-single-word="false"/>
      <style:text-properties fo:color="#000000" loext:opacity="100%" style:font-name="Liberation Serif" officeooo:paragraph-rsid="00dca49b" fo:background-color="#fffffe"/>
    </style:style>
    <style:style style:name="P24" style:family="paragraph" style:parent-style-name="Standard">
      <style:text-properties fo:color="#000000" loext:opacity="100%" style:font-name="Liberation Serif" officeooo:rsid="00b1b95f" officeooo:paragraph-rsid="00b1b95f" fo:background-color="#fffffe"/>
    </style:style>
    <style:style style:name="P25" style:family="paragraph" style:parent-style-name="Standard">
      <style:text-properties fo:color="#000000" loext:opacity="100%" style:font-name="Liberation Serif" officeooo:rsid="00b1b95f" officeooo:paragraph-rsid="00c20060" fo:background-color="#fffffe"/>
    </style:style>
    <style:style style:name="P26" style:family="paragraph" style:parent-style-name="Standard">
      <style:text-properties fo:color="#000000" loext:opacity="100%" style:font-name="Liberation Serif" officeooo:paragraph-rsid="00b8d30e" fo:background-color="#fffffe"/>
    </style:style>
    <style:style style:name="P27" style:family="paragraph" style:parent-style-name="Standard">
      <style:text-properties fo:color="#000000" loext:opacity="100%" style:font-name="Liberation Serif" officeooo:paragraph-rsid="00be9893" fo:background-color="#fffffe"/>
    </style:style>
    <style:style style:name="P28" style:family="paragraph" style:parent-style-name="Standard">
      <style:text-properties fo:color="#000000" loext:opacity="100%" style:font-name="Liberation Serif" officeooo:paragraph-rsid="00c18097" fo:background-color="#fffffe"/>
    </style:style>
    <style:style style:name="P29" style:family="paragraph" style:parent-style-name="Standard">
      <style:text-properties fo:color="#000000" loext:opacity="100%" style:font-name="Liberation Serif" officeooo:paragraph-rsid="00c20060" fo:background-color="#fffffe"/>
    </style:style>
    <style:style style:name="P30" style:family="paragraph" style:parent-style-name="Standard">
      <style:text-properties fo:color="#000000" loext:opacity="100%" style:font-name="Liberation Serif" officeooo:paragraph-rsid="00c4b776" fo:background-color="#fffffe"/>
    </style:style>
    <style:style style:name="P31" style:family="paragraph" style:parent-style-name="Standard">
      <style:text-properties fo:color="#000000" loext:opacity="100%" style:font-name="Liberation Serif" officeooo:paragraph-rsid="00dca49b" fo:background-color="#fffffe"/>
    </style:style>
    <style:style style:name="P32" style:family="paragraph" style:parent-style-name="Standard">
      <style:text-properties fo:color="#000000" loext:opacity="100%" style:font-name="Liberation Serif" officeooo:paragraph-rsid="00e18b38" fo:background-color="#fffffe"/>
    </style:style>
    <style:style style:name="P3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2e6bec" fo:background-color="#fffffe"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321d7d" fo:background-color="#fffffe"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0bb08" fo:background-color="#fffffe"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1e812" fo:background-color="#fffffe"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2f053" fo:background-color="#fffffe"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5b063" fo:background-color="#fffffe"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63b86d" fo:background-color="#fffffe"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101ea" fo:background-color="#fffffe"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3b86d" fo:background-color="#fffffe"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4c810" fo:background-color="#fffffe"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5bd30" fo:background-color="#fffffe"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6debd" fo:background-color="#fffffe" style:font-size-asian="12pt" style:font-weight-asian="normal" style:font-size-complex="12pt" style:font-weight-complex="normal"/>
    </style:style>
    <style:style style:name="P45"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0bb08" fo:background-color="#fffffe" style:font-size-asian="12pt" style:font-weight-asian="normal" style:font-size-complex="12pt" style:font-weight-complex="normal"/>
    </style:style>
    <style:style style:name="P46"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1e812" fo:background-color="#fffffe" style:font-size-asian="12pt" style:font-weight-asian="normal" style:font-size-complex="12pt" style:font-weight-complex="normal"/>
    </style:style>
    <style:style style:name="P47"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2f053" fo:background-color="#fffffe" style:font-size-asian="12pt" style:font-weight-asian="normal" style:font-size-complex="12pt" style:font-weight-complex="normal"/>
    </style:style>
    <style:style style:name="P48"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5b063" fo:background-color="#fffffe" style:font-size-asian="12pt" style:font-weight-asian="normal" style:font-size-complex="12pt" style:font-weight-complex="normal"/>
    </style:style>
    <style:style style:name="P49"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4249" fo:background-color="#fffffe" style:font-size-asian="12pt" style:font-weight-asian="normal" style:font-size-complex="12pt" style:font-weight-complex="normal"/>
    </style:style>
    <style:style style:name="P50"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f27d" fo:background-color="#fffffe" style:font-size-asian="12pt" style:font-weight-asian="normal" style:font-size-complex="12pt" style:font-weight-complex="normal"/>
    </style:style>
    <style:style style:name="P51"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5876b" fo:background-color="#fffffe"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9cb82" fo:background-color="#fffffe"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e0a94" fo:background-color="#fffffe"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66debd" fo:background-color="#fffffe"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65bd30" fo:background-color="#fffffe"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63b86d" fo:background-color="#fffffe"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e18b38" fo:background-color="#fffffe"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color="#000000" loext:opacity="100%" style:font-name="Liberation Serif" fo:font-size="12pt" style:text-underline-style="none" fo:font-weight="normal" officeooo:rsid="006cd271" officeooo:paragraph-rsid="007101ea" fo:background-color="#fffffe"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17eb6" officeooo:paragraph-rsid="00c20060" fo:background-color="#fffffe"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color="#000000" loext:opacity="100%" style:font-name="Liberation Serif" fo:font-size="12pt" style:text-underline-style="none" fo:font-weight="normal" officeooo:rsid="00e5876b" officeooo:paragraph-rsid="00e5876b" fo:background-color="#fffffe"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000000" loext:opacity="100%" style:font-name="Liberation Serif" fo:font-size="12pt" style:text-underline-style="none" fo:font-weight="normal" officeooo:rsid="00f82431" officeooo:paragraph-rsid="00f82431" fo:background-color="#fffffe"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color="#000000" loext:opacity="100%" style:font-name="Liberation Serif" fo:font-size="12pt" style:text-underline-style="none" fo:font-weight="normal" officeooo:rsid="00f6dbc5" officeooo:paragraph-rsid="00f6dbc5" fo:background-color="#fffffe"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color="#000000" loext:opacity="100%" style:font-name="Liberation Serif" fo:font-size="12pt" style:text-underline-style="none" fo:font-weight="normal" officeooo:rsid="00e18b38" officeooo:paragraph-rsid="00e18b38" fo:background-color="#fffffe"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3e6be" fo:background-color="#fffffe"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67" style:family="paragraph" style:parent-style-name="Standard">
      <style:paragraph-properties fo:text-align="center" style:justify-single-word="false"/>
      <style:text-properties fo:color="#000000" loext:opacity="100%" style:font-name="Liberation Serif" fo:font-size="16pt" style:text-underline-style="solid" style:text-underline-width="auto" style:text-underline-color="font-color" fo:font-weight="normal" officeooo:rsid="00017eb6" officeooo:paragraph-rsid="0063b86d" fo:background-color="#fffffe" style:font-size-asian="16pt" style:font-weight-asian="normal" style:font-size-complex="16pt" style:font-weight-complex="normal"/>
    </style:style>
    <style:style style:name="P68" style:family="paragraph" style:parent-style-name="Standard">
      <style:paragraph-properties fo:text-align="start" style:justify-single-word="false"/>
      <style:text-properties fo:color="#000000" loext:opacity="100%" style:font-name="Liberation Serif" fo:font-size="16pt" style:text-underline-style="none" fo:font-weight="normal" officeooo:rsid="00017eb6" officeooo:paragraph-rsid="0063b86d" fo:background-color="#fffffe" style:font-size-asian="16pt" style:font-weight-asian="normal" style:font-size-complex="16pt" style:font-weight-complex="normal"/>
    </style:style>
    <style:style style:name="P69"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081de4" officeooo:paragraph-rsid="00e18b38" fo:background-color="#fffffe"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71"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0064a7" officeooo:paragraph-rsid="000064a7" style:font-size-asian="18pt" style:font-weight-asian="bold" style:font-size-complex="18pt" style:font-weight-complex="bold"/>
    </style:style>
    <style:style style:name="P72" style:family="paragraph" style:parent-style-name="Standard">
      <style:paragraph-properties fo:text-align="start" style:justify-single-word="false"/>
      <style:text-properties style:font-name="Liberation Serif" fo:font-weight="normal" officeooo:rsid="000064a7" officeooo:paragraph-rsid="000064a7" style:font-weight-asian="normal" style:font-weight-complex="normal"/>
    </style:style>
    <style:style style:name="P7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0064a7" officeooo:paragraph-rsid="000064a7" style:font-size-asian="16pt" style:font-weight-asian="bold" style:font-size-complex="16pt" style:font-weight-complex="bold"/>
    </style:style>
    <style:style style:name="P74"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017eb6" style:font-size-asian="16pt" style:font-weight-asian="normal" style:font-size-complex="16pt" style:font-weight-complex="normal"/>
    </style:style>
    <style:style style:name="P75"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4b792b" officeooo:paragraph-rsid="00017eb6" style:font-size-asian="16pt" style:font-weight-asian="normal" style:font-size-complex="16pt" style:font-weight-complex="normal"/>
    </style:style>
    <style:style style:name="P76" style:family="paragraph" style:parent-style-name="Standard">
      <style:paragraph-properties fo:text-align="start" style:justify-single-word="false"/>
      <style:text-properties style:font-name="Liberation Serif" fo:font-size="16pt" style:text-underline-style="none" fo:font-weight="normal" officeooo:rsid="000064a7" officeooo:paragraph-rsid="000064a7" style:font-size-asian="16pt" style:font-weight-asian="normal" style:font-size-complex="16pt" style:font-weight-complex="normal"/>
    </style:style>
    <style:style style:name="P77" style:family="paragraph" style:parent-style-name="Standard">
      <style:paragraph-properties fo:text-align="center" style:justify-single-word="false"/>
      <style:text-properties style:font-name="Liberation Serif" fo:font-size="16pt" style:text-underline-style="none" fo:font-weight="normal" officeooo:rsid="00017eb6" officeooo:paragraph-rsid="00017eb6" style:font-size-asian="16pt" style:font-weight-asian="normal" style:font-size-complex="16pt" style:font-weight-complex="normal"/>
    </style:style>
    <style:style style:name="P78"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5bd6b" style:font-size-asian="12pt" style:font-weight-asian="normal" style:font-size-complex="12pt" style:font-weight-complex="normal"/>
    </style:style>
    <style:style style:name="P79"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67db1" style:font-size-asian="12pt" style:font-weight-asian="normal" style:font-size-complex="12pt" style:font-weight-complex="normal"/>
    </style:style>
    <style:style style:name="P80"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758ad9" style:font-size-asian="12pt" style:font-weight-asian="normal" style:font-size-complex="12pt" style:font-weight-complex="normal"/>
    </style:style>
    <style:style style:name="P81" style:family="paragraph" style:parent-style-name="Standard">
      <style:paragraph-properties fo:text-align="center" style:justify-single-word="false">
        <style:tab-stops>
          <style:tab-stop style:position="0in"/>
        </style:tab-stops>
      </style:paragraph-properties>
      <style:text-properties style:font-name="Liberation Serif" fo:font-size="12pt" style:text-underline-style="none" fo:font-weight="normal" officeooo:rsid="0005bd6b" officeooo:paragraph-rsid="0071c385" style:font-size-asian="12pt" style:font-weight-asian="normal" style:font-size-complex="12pt" style:font-weight-complex="normal"/>
    </style:style>
    <style:style style:name="P8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2e6bec" style:font-size-asian="12pt" style:font-weight-asian="normal" style:font-size-complex="12pt" style:font-weight-complex="normal"/>
    </style:style>
    <style:style style:name="P8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321d7d" style:font-size-asian="12pt" style:font-weight-asian="normal" style:font-size-complex="12pt" style:font-weight-complex="normal"/>
    </style:style>
    <style:style style:name="P8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0bb08" style:font-size-asian="12pt" style:font-weight-asian="normal" style:font-size-complex="12pt" style:font-weight-complex="normal"/>
    </style:style>
    <style:style style:name="P8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1e812" style:font-size-asian="12pt" style:font-weight-asian="normal" style:font-size-complex="12pt" style:font-weight-complex="normal"/>
    </style:style>
    <style:style style:name="P8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2f053" style:font-size-asian="12pt" style:font-weight-asian="normal" style:font-size-complex="12pt" style:font-weight-complex="normal"/>
    </style:style>
    <style:style style:name="P8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5b063" style:font-size-asian="12pt" style:font-weight-asian="normal" style:font-size-complex="12pt" style:font-weight-complex="normal"/>
    </style:style>
    <style:style style:name="P8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e0a94" style:font-size-asian="12pt" style:font-weight-asian="normal" style:font-size-complex="12pt" style:font-weight-complex="normal"/>
    </style:style>
    <style:style style:name="P8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f70aa" style:font-size-asian="12pt" style:font-weight-asian="normal" style:font-size-complex="12pt" style:font-weight-complex="normal"/>
    </style:style>
    <style:style style:name="P9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527951" style:font-size-asian="12pt" style:font-weight-asian="normal" style:font-size-complex="12pt" style:font-weight-complex="normal"/>
    </style:style>
    <style:style style:name="P9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3b86d" style:font-size-asian="12pt" style:font-weight-asian="normal" style:font-size-complex="12pt" style:font-weight-complex="normal"/>
    </style:style>
    <style:style style:name="P9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4c810" style:font-size-asian="12pt" style:font-weight-asian="normal" style:font-size-complex="12pt" style:font-weight-complex="normal"/>
    </style:style>
    <style:style style:name="P9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5bd30" style:font-size-asian="12pt" style:font-weight-asian="normal" style:font-size-complex="12pt" style:font-weight-complex="normal"/>
    </style:style>
    <style:style style:name="P9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6debd" style:font-size-asian="12pt" style:font-weight-asian="normal" style:font-size-complex="12pt" style:font-weight-complex="normal"/>
    </style:style>
    <style:style style:name="P9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101ea" style:font-size-asian="12pt" style:font-weight-asian="normal" style:font-size-complex="12pt" style:font-weight-complex="normal"/>
    </style:style>
    <style:style style:name="P9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58ad9" style:font-size-asian="12pt" style:font-weight-asian="normal" style:font-size-complex="12pt" style:font-weight-complex="normal"/>
    </style:style>
    <style:style style:name="P9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e45dd" style:font-size-asian="12pt" style:font-weight-asian="normal" style:font-size-complex="12pt" style:font-weight-complex="normal"/>
    </style:style>
    <style:style style:name="P9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17ea1" style:font-size-asian="12pt" style:font-weight-asian="normal" style:font-size-complex="12pt" style:font-weight-complex="normal"/>
    </style:style>
    <style:style style:name="P9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21cd4" style:font-size-asian="12pt" style:font-weight-asian="normal" style:font-size-complex="12pt" style:font-weight-complex="normal"/>
    </style:style>
    <style:style style:name="P10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36996" style:font-size-asian="12pt" style:font-weight-asian="normal" style:font-size-complex="12pt" style:font-weight-complex="normal"/>
    </style:style>
    <style:style style:name="P10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c631a" style:font-size-asian="12pt" style:font-weight-asian="normal" style:font-size-complex="12pt" style:font-weight-complex="normal"/>
    </style:style>
    <style:style style:name="P10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be9893" style:font-size-asian="12pt" style:font-weight-asian="normal" style:font-size-complex="12pt" style:font-weight-complex="normal"/>
    </style:style>
    <style:style style:name="P10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18097" style:font-size-asian="12pt" style:font-weight-asian="normal" style:font-size-complex="12pt" style:font-weight-complex="normal"/>
    </style:style>
    <style:style style:name="P10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20060" style:font-size-asian="12pt" style:font-weight-asian="normal" style:font-size-complex="12pt" style:font-weight-complex="normal"/>
    </style:style>
    <style:style style:name="P10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dca49b" style:font-size-asian="12pt" style:font-weight-asian="normal" style:font-size-complex="12pt" style:font-weight-complex="normal"/>
    </style:style>
    <style:style style:name="P10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03f06" style:font-size-asian="12pt" style:font-weight-asian="normal" style:font-size-complex="12pt" style:font-weight-complex="normal"/>
    </style:style>
    <style:style style:name="P10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34249" style:font-size-asian="12pt" style:font-weight-asian="normal" style:font-size-complex="12pt" style:font-weight-complex="normal"/>
    </style:style>
    <style:style style:name="P108" style:family="paragraph" style:parent-style-name="Standard">
      <style:paragraph-properties fo:text-align="center" style:justify-single-word="false"/>
      <style:text-properties style:font-name="Liberation Serif" fo:font-size="12pt" style:text-underline-style="none" fo:font-weight="normal" officeooo:rsid="000611e5" officeooo:paragraph-rsid="000611e5" style:font-size-asian="12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style:text-underline-style="none" fo:font-weight="normal" officeooo:rsid="0046354e" officeooo:paragraph-rsid="005ec2cf" style:font-size-asian="12pt" style:font-weight-asian="normal" style:font-size-complex="12pt" style:font-weight-complex="normal"/>
    </style:style>
    <style:style style:name="P110"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941053" style:font-size-asian="12pt" style:font-weight-asian="normal" style:font-size-complex="12pt" style:font-weight-complex="normal"/>
    </style:style>
    <style:style style:name="P111"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ac631a" style:font-size-asian="12pt" style:font-weight-asian="normal" style:font-size-complex="12pt" style:font-weight-complex="normal"/>
    </style:style>
    <style:style style:name="P112"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18097" style:font-size-asian="12pt" style:font-weight-asian="normal" style:font-size-complex="12pt" style:font-weight-complex="normal"/>
    </style:style>
    <style:style style:name="P113"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20060" style:font-size-asian="12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804fe"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81de4"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9c32a"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ae0ba"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bd12f"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40c0b"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5e198"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style:font-name="Liberation Serif" fo:font-size="12pt" style:text-underline-style="none" fo:font-weight="normal" officeooo:rsid="00081de4" officeooo:paragraph-rsid="0063b86d"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7f433"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font-name="Liberation Serif" fo:font-size="12pt" style:text-underline-style="none" fo:font-weight="normal" officeooo:rsid="00081de4" officeooo:paragraph-rsid="0064c810"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e0a94"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f70aa"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Liberation Serif" fo:font-size="12pt" style:text-underline-style="none" fo:font-weight="normal" officeooo:rsid="000beb16" officeooo:paragraph-rsid="00527951"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font-name="Liberation Serif" fo:font-size="12pt" style:text-underline-style="none" fo:font-weight="normal" officeooo:rsid="000beb16" officeooo:paragraph-rsid="0064c810"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Liberation Serif" fo:font-size="12pt" style:text-underline-style="none" fo:font-weight="normal" officeooo:rsid="000beb16" officeooo:paragraph-rsid="0065bd30"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Liberation Serif" fo:font-size="12pt" style:text-underline-style="none" fo:font-weight="normal" officeooo:rsid="000beb16" officeooo:paragraph-rsid="0066debd"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style:font-name="Liberation Serif" fo:font-size="12pt" style:text-underline-style="none" fo:font-weight="normal" officeooo:rsid="000f6eaf" officeooo:paragraph-rsid="000f6eaf"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style:font-name="Liberation Serif" fo:font-size="12pt" style:text-underline-style="none" fo:font-weight="normal" officeooo:rsid="000f6eaf" officeooo:paragraph-rsid="0010f148"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10175"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21cd4"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36996"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c631a"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style:font-name="Liberation Serif" fo:font-size="12pt" style:text-underline-style="none" fo:font-weight="normal" officeooo:rsid="000f6eaf" officeooo:paragraph-rsid="00be9893"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18097"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20060"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style:font-name="Liberation Serif" fo:font-size="12pt" style:text-underline-style="none" fo:font-weight="normal" officeooo:rsid="000f6eaf" officeooo:paragraph-rsid="00dca49b"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style:font-name="Liberation Serif" fo:font-size="12pt" style:text-underline-style="none" fo:font-weight="normal" officeooo:rsid="00017eb6" officeooo:paragraph-rsid="00017eb6"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143"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144"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03f06" style:font-size-asian="10.5pt" style:font-weight-asian="normal" style:font-size-complex="12pt" style:font-weight-complex="normal"/>
    </style:style>
    <style:style style:name="P145"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fed33f"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style:font-name="Liberation Serif" fo:font-size="12pt" style:text-underline-style="none" fo:font-weight="normal" officeooo:rsid="003cd920" officeooo:paragraph-rsid="0063b86d"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style:font-name="Liberation Serif" fo:font-size="12pt" style:text-underline-style="none" fo:font-weight="normal" officeooo:rsid="0007f433" officeooo:paragraph-rsid="0063b86d"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style:font-name="Liberation Serif" fo:font-size="12pt" style:text-underline-style="none" fo:font-weight="normal" officeooo:rsid="004fdd42" officeooo:paragraph-rsid="0065bd30"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style:font-name="Liberation Serif" fo:font-size="12pt" style:text-underline-style="none" fo:font-weight="normal" officeooo:rsid="006cd271" officeooo:paragraph-rsid="006cd271"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style:font-name="Liberation Serif" fo:font-size="12pt" style:text-underline-style="none" fo:font-weight="normal" officeooo:rsid="00a97cd9" officeooo:paragraph-rsid="0010f148"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152"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154" style:family="paragraph" style:parent-style-name="Standard">
      <style:paragraph-properties fo:text-align="center"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157"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158"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5021f"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017eb6" officeooo:paragraph-rsid="00017eb6" style:font-size-asian="10.5pt" style:font-weight-asian="normal" style:font-size-complex="12pt" style:font-weight-complex="normal"/>
    </style:style>
    <style:style style:name="P160"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18097" style:font-size-asian="12pt" style:font-style-asian="normal" style:font-weight-asian="normal" style:font-size-complex="12pt" style:font-style-complex="normal" style:font-weight-complex="normal"/>
    </style:style>
    <style:style style:name="P161"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20060" style:font-size-asian="12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officeooo:paragraph-rsid="00c20060"/>
    </style:style>
    <style:style style:name="P163"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7e6070"/>
    </style:style>
    <style:style style:name="P164"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ac631a"/>
    </style:style>
    <style:style style:name="P16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7e6070" style:font-size-asian="12pt" style:font-size-complex="12pt"/>
    </style:style>
    <style:style style:name="P16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16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16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16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be9893" style:font-size-asian="12pt" style:font-size-complex="12pt"/>
    </style:style>
    <style:style style:name="P17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17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21cd4" style:font-size-asian="12pt" style:font-size-complex="12pt"/>
    </style:style>
    <style:style style:name="P17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17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17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17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rsid="00d9de91" officeooo:paragraph-rsid="00dca49b" style:font-size-asian="12pt" style:font-size-complex="12pt"/>
    </style:style>
    <style:style style:name="P17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ac631a" fo:background-color="#fffffe" style:font-size-asian="12pt" style:font-style-asian="normal" style:font-weight-asian="normal" style:font-size-complex="12pt" style:font-style-complex="normal" style:font-weight-complex="normal"/>
    </style:style>
    <style:style style:name="P17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17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18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18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c631a" fo:background-color="#fffffe" style:font-size-asian="12pt" style:font-style-asian="italic" style:font-weight-asian="normal" style:font-size-complex="12pt" style:font-style-complex="italic" style:font-weight-complex="normal"/>
    </style:style>
    <style:style style:name="P18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36996" fo:background-color="#fffffe" style:font-size-asian="12pt" style:font-style-asian="italic" style:font-weight-asian="normal" style:font-size-complex="12pt" style:font-style-complex="italic" style:font-weight-complex="normal"/>
    </style:style>
    <style:style style:name="P18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e9893" fo:background-color="#fffffe" style:font-size-asian="12pt" style:font-style-asian="italic" style:font-weight-asian="normal" style:font-size-complex="12pt" style:font-style-complex="italic" style:font-weight-complex="normal"/>
    </style:style>
    <style:style style:name="P18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18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81025" fo:background-color="#fffffe" style:font-size-asian="12pt" style:font-style-asian="italic" style:font-weight-asian="normal" style:font-size-complex="12pt" style:font-style-complex="italic" style:font-weight-complex="normal"/>
    </style:style>
    <style:style style:name="P18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18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8d30e" fo:background-color="#fffffe" style:font-size-asian="12pt" style:font-style-asian="italic" style:font-weight-asian="normal" style:font-size-complex="12pt" style:font-style-complex="italic" style:font-weight-complex="normal"/>
    </style:style>
    <style:style style:name="P18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17ea1" fo:background-color="#fffffe" style:font-size-asian="12pt" style:font-style-asian="italic" style:font-weight-asian="normal" style:font-size-complex="12pt" style:font-style-complex="italic" style:font-weight-complex="normal"/>
    </style:style>
    <style:style style:name="P18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941053" fo:background-color="#fffffe" style:font-size-asian="12pt" style:font-style-asian="italic" style:font-weight-asian="normal" style:font-size-complex="12pt" style:font-style-complex="italic" style:font-weight-complex="normal"/>
    </style:style>
    <style:style style:name="P19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ac631a" fo:background-color="#fffffe" style:font-size-asian="12pt" style:font-style-asian="italic" style:font-weight-asian="normal" style:font-size-complex="12pt" style:font-style-complex="italic" style:font-weight-complex="normal"/>
    </style:style>
    <style:style style:name="P19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18097" fo:background-color="#fffffe" style:font-size-asian="12pt" style:font-style-asian="italic" style:font-weight-asian="normal" style:font-size-complex="12pt" style:font-style-complex="italic" style:font-weight-complex="normal"/>
    </style:style>
    <style:style style:name="P19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20060" fo:background-color="#fffffe" style:font-size-asian="12pt" style:font-style-asian="italic" style:font-weight-asian="normal" style:font-size-complex="12pt" style:font-style-complex="italic" style:font-weight-complex="normal"/>
    </style:style>
    <style:style style:name="P19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50782" officeooo:paragraph-rsid="00941053" fo:background-color="#fffffe" style:font-size-asian="12pt" style:font-style-asian="italic" style:font-weight-asian="normal" style:font-size-complex="12pt" style:font-style-complex="italic" style:font-weight-complex="normal"/>
    </style:style>
    <style:style style:name="P19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7e6070" style:font-size-asian="12pt" style:font-style-asian="italic" style:font-size-complex="12pt" style:font-style-complex="italic"/>
    </style:style>
    <style:style style:name="P19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9e45dd" style:font-size-asian="12pt" style:font-style-asian="italic" style:font-size-complex="12pt" style:font-style-complex="italic"/>
    </style:style>
    <style:style style:name="P19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36996" style:font-size-asian="12pt" style:font-style-asian="italic" style:font-size-complex="12pt" style:font-style-complex="italic"/>
    </style:style>
    <style:style style:name="P19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c631a" style:font-size-asian="12pt" style:font-style-asian="italic" style:font-size-complex="12pt" style:font-style-complex="italic"/>
    </style:style>
    <style:style style:name="P19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e9893" style:font-size-asian="12pt" style:font-style-asian="italic" style:font-size-complex="12pt" style:font-style-complex="italic"/>
    </style:style>
    <style:style style:name="P19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style:font-size-asian="12pt" style:font-style-asian="italic" style:font-size-complex="12pt" style:font-style-complex="italic"/>
    </style:style>
    <style:style style:name="P20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dca49b" style:font-size-asian="12pt" style:font-style-asian="italic" style:font-size-complex="12pt" style:font-style-complex="italic"/>
    </style:style>
    <style:style style:name="P20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5f856" fo:background-color="#fffffe" style:font-size-asian="12pt" style:font-style-asian="italic" style:font-size-complex="12pt" style:font-style-complex="italic"/>
    </style:style>
    <style:style style:name="P20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fo:background-color="#fffffe" style:font-size-asian="12pt" style:font-style-asian="italic" style:font-size-complex="12pt" style:font-style-complex="italic"/>
    </style:style>
    <style:style style:name="P203"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204"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205"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206"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207"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20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209"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weight-asian="normal" style:font-size-complex="12pt"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21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21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21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21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21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21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weight-asian="normal" style:font-size-complex="12pt" style:font-weight-complex="normal"/>
    </style:style>
    <style:style style:name="P217"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dca49b" fo:background-color="#fffffe" style:font-size-asian="12pt" style:font-weight-asian="normal" style:font-size-complex="12pt" style:font-weight-complex="normal"/>
    </style:style>
    <style:style style:name="P21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383bb" fo:background-color="#fffffe" style:font-size-asian="12pt" style:font-weight-asian="normal" style:font-size-complex="12pt"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220"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style-asian="italic" style:font-weight-asian="normal" style:font-size-complex="12pt" style:font-style-complex="italic" style:font-weight-complex="normal"/>
    </style:style>
    <style:style style:name="P22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78f14" fo:background-color="#fffffe" style:font-size-asian="12pt" style:font-style-asian="italic" style:font-weight-asian="normal" style:font-size-complex="12pt" style:font-style-complex="italic" style:font-weight-complex="normal"/>
    </style:style>
    <style:style style:name="P22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225"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b8d30e" fo:background-color="#fffffe" style:font-size-asian="12pt" style:font-style-asian="italic" style:font-weight-asian="normal" style:font-size-complex="12pt" style:font-style-complex="italic" style:font-weight-complex="normal"/>
    </style:style>
    <style:style style:name="P226"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c20060" fo:background-color="#fffffe" style:font-size-asian="12pt" style:font-style-asian="italic" style:font-weight-asian="normal" style:font-size-complex="12pt" style:font-style-complex="italic" style:font-weight-complex="normal"/>
    </style:style>
    <style:style style:name="P227"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ac631a" fo:background-color="#fffffe"/>
    </style:style>
    <style:style style:name="P228"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921cd4" fo:background-color="#fffffe"/>
    </style:style>
    <style:style style:name="P229"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18097" fo:background-color="#fffffe"/>
    </style:style>
    <style:style style:name="P230"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20060" fo:background-color="#fffffe"/>
    </style:style>
    <style:style style:name="P231"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ac631a" fo:background-color="#fffffe"/>
    </style:style>
    <style:style style:name="P232"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941053" fo:background-color="#fffffe"/>
    </style:style>
    <style:style style:name="P233"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18097" fo:background-color="#fffffe"/>
    </style:style>
    <style:style style:name="P234"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20060" fo:background-color="#fffffe"/>
    </style:style>
    <style:style style:name="P235" style:family="paragraph" style:parent-style-name="Standard">
      <style:paragraph-properties fo:text-align="center" style:justify-single-word="false"/>
      <style:text-properties officeooo:paragraph-rsid="007e6070"/>
    </style:style>
    <style:style style:name="P236" style:family="paragraph" style:parent-style-name="Standard">
      <style:paragraph-properties fo:text-align="center" style:justify-single-word="false"/>
      <style:text-properties officeooo:paragraph-rsid="009e45dd"/>
    </style:style>
    <style:style style:name="P237" style:family="paragraph" style:parent-style-name="Standard">
      <style:paragraph-properties fo:text-align="center" style:justify-single-word="false"/>
      <style:text-properties officeooo:paragraph-rsid="00a36996"/>
    </style:style>
    <style:style style:name="P238" style:family="paragraph" style:parent-style-name="Standard">
      <style:paragraph-properties fo:text-align="center" style:justify-single-word="false"/>
      <style:text-properties officeooo:paragraph-rsid="00ac631a"/>
    </style:style>
    <style:style style:name="P239" style:family="paragraph" style:parent-style-name="Standard">
      <style:paragraph-properties fo:text-align="center" style:justify-single-word="false"/>
      <style:text-properties officeooo:paragraph-rsid="00b5f856"/>
    </style:style>
    <style:style style:name="P240" style:family="paragraph" style:parent-style-name="Standard">
      <style:paragraph-properties fo:text-align="center" style:justify-single-word="false"/>
      <style:text-properties officeooo:paragraph-rsid="00b8d30e"/>
    </style:style>
    <style:style style:name="P241" style:family="paragraph" style:parent-style-name="Standard">
      <style:paragraph-properties fo:text-align="center" style:justify-single-word="false"/>
      <style:text-properties officeooo:paragraph-rsid="00be9893"/>
    </style:style>
    <style:style style:name="P242" style:family="paragraph" style:parent-style-name="Standard">
      <style:paragraph-properties fo:text-align="center" style:justify-single-word="false"/>
      <style:text-properties officeooo:paragraph-rsid="00c20060"/>
    </style:style>
    <style:style style:name="P243" style:family="paragraph" style:parent-style-name="Standard">
      <style:paragraph-properties fo:text-align="center" style:justify-single-word="false"/>
      <style:text-properties officeooo:paragraph-rsid="00dca49b"/>
    </style:style>
    <style:style style:name="P244" style:family="paragraph" style:parent-style-name="Standard">
      <style:paragraph-properties fo:text-align="center" style:justify-single-word="false"/>
      <style:text-properties fo:color="#212121" loext:opacity="100%" style:font-name="Liberation Serif" officeooo:paragraph-rsid="00b5f856" fo:background-color="#fffffe"/>
    </style:style>
    <style:style style:name="P245" style:family="paragraph" style:parent-style-name="Standard">
      <style:text-properties fo:color="#a31515" loext:opacity="100%" style:font-name="Liberation Serif" fo:background-color="#fffffe"/>
    </style:style>
    <style:style style:name="P246" style:family="paragraph" style:parent-style-name="Standard">
      <style:paragraph-properties fo:text-align="start" style:justify-single-word="false"/>
      <style:text-properties fo:color="#a31515" loext:opacity="100%" style:font-name="Liberation Serif" fo:background-color="#fffffe"/>
    </style:style>
    <style:style style:name="P247" style:family="paragraph" style:parent-style-name="Standard">
      <style:paragraph-properties fo:text-align="start" style:justify-single-word="false"/>
      <style:text-properties fo:color="#a31515"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248" style:family="paragraph" style:parent-style-name="Standard" style:list-style-name="L1">
      <style:paragraph-properties fo:text-align="start" style:justify-single-word="false"/>
      <style:text-properties officeooo:paragraph-rsid="0035cda4"/>
    </style:style>
    <style:style style:name="P249" style:family="paragraph" style:parent-style-name="Standard">
      <style:paragraph-properties fo:text-align="start" style:justify-single-word="false"/>
      <style:text-properties officeooo:paragraph-rsid="01403150"/>
    </style:style>
    <style:style style:name="P250" style:family="paragraph" style:parent-style-name="Standard" style:list-style-name="L8">
      <style:paragraph-properties fo:text-align="start" style:justify-single-word="false"/>
      <style:text-properties officeooo:paragraph-rsid="014eaed4"/>
    </style:style>
    <style:style style:name="P251" style:family="paragraph" style:parent-style-name="Standard">
      <style:paragraph-properties fo:text-align="start" style:justify-single-word="false"/>
      <style:text-properties officeooo:paragraph-rsid="014eaed4"/>
    </style:style>
    <style:style style:name="P252" style:family="paragraph" style:parent-style-name="Standard">
      <style:paragraph-properties fo:text-align="start" style:justify-single-word="false"/>
      <style:text-properties officeooo:paragraph-rsid="0035cda4"/>
    </style:style>
    <style:style style:name="P253"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254"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2pt" style:font-weight-asian="normal" style:font-size-complex="12pt" style:font-weight-complex="normal"/>
    </style:style>
    <style:style style:name="P255"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e4858" fo:background-color="#fffffe" style:font-size-asian="12pt" style:font-weight-asian="normal" style:font-size-complex="12pt" style:font-weight-complex="normal"/>
    </style:style>
    <style:style style:name="P25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5b063" fo:background-color="#fffffe" style:font-size-asian="12pt" style:font-weight-asian="normal" style:font-size-complex="12pt" style:font-weight-complex="normal"/>
    </style:style>
    <style:style style:name="P25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58ad9" fo:background-color="#fffffe" style:font-size-asian="12pt" style:font-weight-asian="normal" style:font-size-complex="12pt" style:font-weight-complex="normal"/>
    </style:style>
    <style:style style:name="P258"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668fe" fo:background-color="#fffffe" style:font-size-asian="12pt" style:font-weight-asian="normal" style:font-size-complex="12pt" style:font-weight-complex="normal"/>
    </style:style>
    <style:style style:name="P259"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82a3c" fo:background-color="#fffffe" style:font-size-asian="12pt" style:font-weight-asian="normal" style:font-size-complex="12pt" style:font-weight-complex="normal"/>
    </style:style>
    <style:style style:name="P260"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b260f" officeooo:paragraph-rsid="017b260f" fo:background-color="#fffffe" style:font-size-asian="12pt" style:font-weight-asian="normal" style:font-size-complex="12pt" style:font-weight-complex="normal"/>
    </style:style>
    <style:style style:name="P261" style:family="paragraph" style:parent-style-name="Standard">
      <style:paragraph-properties fo:text-align="start" style:justify-single-word="false"/>
      <style:text-properties fo:color="#000000" loext:opacity="100%" style:font-name="Liberation Serif" fo:font-size="12pt" style:text-underline-style="none" fo:font-weight="normal" officeooo:rsid="017b260f" officeooo:paragraph-rsid="017b260f" fo:background-color="#fffffe" style:font-size-asian="12pt" style:font-weight-asian="normal" style:font-size-complex="12pt" style:font-weight-complex="normal"/>
    </style:style>
    <style:style style:name="P262"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01211" officeooo:paragraph-rsid="01801211" fo:background-color="#fffffe" style:font-size-asian="12pt" style:font-weight-asian="normal" style:font-size-complex="12pt" style:font-weight-complex="normal"/>
    </style:style>
    <style:style style:name="P263"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433a2" officeooo:paragraph-rsid="018433a2" fo:background-color="#fffffe" style:font-size-asian="12pt" style:font-weight-asian="normal" style:font-size-complex="12pt" style:font-weight-complex="normal"/>
    </style:style>
    <style:style style:name="P26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87db24" fo:background-color="#fffffe" style:font-size-asian="12pt" style:font-weight-asian="normal" style:font-size-complex="12pt" style:font-weight-complex="normal"/>
    </style:style>
    <style:style style:name="P265" style:family="paragraph" style:parent-style-name="Standard" style:list-style-name="L2">
      <style:paragraph-properties fo:text-align="start" style:justify-single-word="false"/>
      <style:text-properties fo:color="#000000" loext:opacity="100%" style:font-name="Liberation Serif" fo:font-size="12pt" style:text-underline-style="none" fo:font-weight="normal" officeooo:rsid="000beb16" officeooo:paragraph-rsid="0066debd" fo:background-color="#fffffe"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7db24" fo:background-color="#fffffe"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70aa" fo:background-color="#fffffe"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dd42" fo:background-color="#fffffe"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527951" fo:background-color="#fffffe"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b60e9" fo:background-color="#fffffe" style:font-size-asian="10.5pt" style:font-weight-asian="normal" style:font-size-complex="12pt" style:font-weight-complex="normal"/>
    </style:style>
    <style:style style:name="P271" style:family="paragraph" style:parent-style-name="Standard">
      <style:paragraph-properties fo:text-align="center"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1351092" fo:background-color="#fffffe" style:font-size-asian="10.5pt" style:font-weight-asian="normal" style:font-size-complex="12pt" style:font-weight-complex="normal"/>
    </style:style>
    <style:style style:name="P273" style:family="paragraph" style:parent-style-name="Standard">
      <style:paragraph-properties fo:text-align="center"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17eb6" officeooo:paragraph-rsid="00c20060" fo:background-color="#fffffe"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276"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69f2c" officeooo:paragraph-rsid="0187db24" fo:background-color="#fffffe" style:font-size-asian="10.5pt" style:font-weight-asian="normal" style:font-size-complex="12pt" style:font-weight-complex="normal"/>
    </style:style>
    <style:style style:name="P277"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278"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279"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da8ce" officeooo:paragraph-rsid="018da8ce" fo:background-color="#fffffe" style:font-size-asian="10.5pt" style:font-weight-asian="normal" style:font-size-complex="12pt" style:font-weight-complex="normal"/>
    </style:style>
    <style:style style:name="P280" style:family="paragraph" style:parent-style-name="Standard">
      <style:text-properties fo:color="#000000" loext:opacity="100%" style:font-name="Liberation Serif" fo:background-color="#fffffe"/>
    </style:style>
    <style:style style:name="P281" style:family="paragraph" style:parent-style-name="Standard">
      <style:text-properties fo:color="#000000" loext:opacity="100%" style:font-name="Liberation Serif" officeooo:rsid="0169bf03" fo:background-color="#fffffe"/>
    </style:style>
    <style:style style:name="P282" style:family="paragraph" style:parent-style-name="Standard">
      <style:text-properties fo:color="#000000" loext:opacity="100%" style:font-name="Liberation Serif" officeooo:rsid="016a51fb" fo:background-color="#fffffe"/>
    </style:style>
    <style:style style:name="P283" style:family="paragraph" style:parent-style-name="Standard">
      <style:paragraph-properties fo:text-align="center" style:justify-single-word="false"/>
      <style:text-properties fo:color="#000000" loext:opacity="100%" style:font-name="Liberation Serif" officeooo:paragraph-rsid="00dca49b" fo:background-color="#fffffe"/>
    </style:style>
    <style:style style:name="P284" style:family="paragraph" style:parent-style-name="Standard">
      <style:paragraph-properties fo:text-align="start" style:justify-single-word="false"/>
      <style:text-properties fo:color="#000000" loext:opacity="100%" style:font-name="Liberation Serif" officeooo:paragraph-rsid="00dca49b" fo:background-color="#fffffe"/>
    </style:style>
    <style:style style:name="P285" style:family="paragraph" style:parent-style-name="Standard">
      <style:paragraph-properties fo:text-align="start" style:justify-single-word="false"/>
      <style:text-properties fo:color="#000000" loext:opacity="100%" style:font-name="Liberation Serif" officeooo:paragraph-rsid="010921bd" fo:background-color="#fffffe"/>
    </style:style>
    <style:style style:name="P286" style:family="paragraph" style:parent-style-name="Standard">
      <style:paragraph-properties fo:text-align="start" style:justify-single-word="false"/>
      <style:text-properties fo:color="#000000" loext:opacity="100%" style:font-name="Liberation Serif" officeooo:paragraph-rsid="0182361c" fo:background-color="#fffffe"/>
    </style:style>
    <style:style style:name="P287" style:family="paragraph" style:parent-style-name="Standard">
      <style:paragraph-properties fo:text-align="start" style:justify-single-word="false"/>
      <style:text-properties fo:color="#000000" loext:opacity="100%" style:font-name="Liberation Serif" officeooo:paragraph-rsid="00758ad9" fo:background-color="#fffffe"/>
    </style:style>
    <style:style style:name="P288" style:family="paragraph" style:parent-style-name="Standard">
      <style:text-properties fo:color="#000000" loext:opacity="100%" style:font-name="Liberation Serif" officeooo:paragraph-rsid="0187db24" fo:background-color="#fffffe"/>
    </style:style>
    <style:style style:name="P289" style:family="paragraph" style:parent-style-name="Standard">
      <style:text-properties fo:color="#000000" loext:opacity="100%" style:font-name="Liberation Serif" officeooo:paragraph-rsid="019d5311" fo:background-color="#fffffe"/>
    </style:style>
    <style:style style:name="P290" style:family="paragraph" style:parent-style-name="Standard" style:list-style-name="L3">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291"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292"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012c9" fo:background-color="#fffffe" style:font-size-asian="10.5pt" style:font-weight-asian="normal" style:font-size-complex="12pt" style:font-weight-complex="normal"/>
    </style:style>
    <style:style style:name="P293"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1b712" fo:background-color="#fffffe" style:font-size-asian="10.5pt" style:font-weight-asian="normal" style:font-size-complex="12pt" style:font-weight-complex="normal"/>
    </style:style>
    <style:style style:name="P294" style:family="paragraph" style:parent-style-name="Standard">
      <style:paragraph-properties fo:text-align="start" style:justify-single-word="false"/>
      <style:text-properties fo:color="#000000" loext:opacity="100%" style:font-name="Liberation Serif" fo:font-size="12pt" style:text-underline-style="none" fo:font-weight="normal" officeooo:rsid="01163055" officeooo:paragraph-rsid="01163055" fo:background-color="#fffffe" style:font-size-asian="10.5pt" style:font-weight-asian="normal" style:font-size-complex="12pt" style:font-weight-complex="normal"/>
    </style:style>
    <style:style style:name="P29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140c0b" fo:background-color="#fffffe" style:font-size-asian="10.5pt" style:font-weight-asian="normal" style:font-size-complex="12pt" style:font-weight-complex="normal"/>
    </style:style>
    <style:style style:name="P29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0beb16" fo:background-color="#fffffe" style:font-size-asian="10.5pt" style:font-weight-asian="normal" style:font-size-complex="12pt" style:font-weight-complex="normal"/>
    </style:style>
    <style:style style:name="P29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7db24" fo:background-color="#fffffe" style:font-size-asian="10.5pt" style:font-weight-asian="normal" style:font-size-complex="12pt" style:font-weight-complex="normal"/>
    </style:style>
    <style:style style:name="P29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70aa" fo:background-color="#fffffe" style:font-size-asian="10.5pt" style:font-weight-asian="normal" style:font-size-complex="12pt" style:font-weight-complex="normal"/>
    </style:style>
    <style:style style:name="P29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b60e9" fo:background-color="#fffffe" style:font-size-asian="10.5pt" style:font-weight-asian="normal" style:font-size-complex="12pt" style:font-weight-complex="normal"/>
    </style:style>
    <style:style style:name="P30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527951" fo:background-color="#fffffe" style:font-size-asian="10.5pt" style:font-weight-asian="normal" style:font-size-complex="12pt" style:font-weight-complex="normal"/>
    </style:style>
    <style:style style:name="P301" style:family="paragraph" style:parent-style-name="Standard">
      <style:paragraph-properties fo:text-align="start" style:justify-single-word="false"/>
      <style:text-properties fo:color="#000000" loext:opacity="100%" style:font-name="Liberation Serif" fo:font-size="12pt" style:text-underline-style="none" fo:font-weight="normal" officeooo:rsid="0117d905" officeooo:paragraph-rsid="0117d905" fo:background-color="#fffffe" style:font-size-asian="10.5pt" style:font-weight-asian="normal" style:font-size-complex="12pt" style:font-weight-complex="normal"/>
    </style:style>
    <style:style style:name="P302" style:family="paragraph" style:parent-style-name="Standard">
      <style:paragraph-properties fo:text-align="start" style:justify-single-word="false"/>
      <style:text-properties fo:color="#000000" loext:opacity="100%" style:font-name="Liberation Serif" fo:font-size="12pt" style:text-underline-style="none" fo:font-weight="normal" officeooo:rsid="011c2d92" officeooo:paragraph-rsid="011c2d92" fo:background-color="#fffffe" style:font-size-asian="10.5pt" style:font-weight-asian="normal" style:font-size-complex="12pt" style:font-weight-complex="normal"/>
    </style:style>
    <style:style style:name="P303"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1dfed4" fo:background-color="#fffffe" style:font-size-asian="10.5pt" style:font-weight-asian="normal" style:font-size-complex="12pt" style:font-weight-complex="normal"/>
    </style:style>
    <style:style style:name="P304"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252fab" fo:background-color="#fffffe" style:font-size-asian="10.5pt" style:font-weight-asian="normal" style:font-size-complex="12pt" style:font-weight-complex="normal"/>
    </style:style>
    <style:style style:name="P305"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306"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4918d" fo:background-color="#fffffe" style:font-size-asian="10.5pt" style:font-weight-asian="normal" style:font-size-complex="12pt" style:font-weight-complex="normal"/>
    </style:style>
    <style:style style:name="P307" style:family="paragraph" style:parent-style-name="Standard">
      <style:paragraph-properties fo:text-align="start"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30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140c0b" fo:background-color="#fffffe" style:font-size-asian="10.5pt" style:font-weight-asian="normal" style:font-size-complex="12pt" style:font-weight-complex="normal"/>
    </style:style>
    <style:style style:name="P309" style:family="paragraph" style:parent-style-name="Standard">
      <style:paragraph-properties fo:text-align="start" style:justify-single-word="false"/>
      <style:text-properties fo:color="#000000" loext:opacity="100%" style:font-name="Liberation Serif" fo:font-size="12pt" style:text-underline-style="none" fo:font-weight="normal" officeooo:rsid="0152c5ee" officeooo:paragraph-rsid="0152c5ee" fo:background-color="#fffffe" style:font-size-asian="10.5pt" style:font-weight-asian="normal" style:font-size-complex="12pt" style:font-weight-complex="normal"/>
    </style:style>
    <style:style style:name="P310" style:family="paragraph" style:parent-style-name="Standard">
      <style:paragraph-properties fo:text-align="start" style:justify-single-word="false"/>
      <style:text-properties fo:color="#000000" loext:opacity="100%" style:font-name="Liberation Serif" fo:font-size="12pt" style:text-underline-style="none" fo:font-weight="normal" officeooo:rsid="014eaed4" officeooo:paragraph-rsid="014eaed4" fo:background-color="#fffffe" style:font-size-asian="10.5pt" style:font-weight-asian="normal" style:font-size-complex="12pt" style:font-weight-complex="normal"/>
    </style:style>
    <style:style style:name="P311" style:family="paragraph" style:parent-style-name="Standard">
      <style:paragraph-properties fo:text-align="start" style:justify-single-word="false"/>
      <style:text-properties fo:color="#000000" loext:opacity="100%" style:font-name="Liberation Serif" fo:font-size="12pt" style:text-underline-style="none" fo:font-weight="normal" officeooo:rsid="015513ef" officeooo:paragraph-rsid="015513ef" fo:background-color="#fffffe" style:font-size-asian="10.5pt" style:font-weight-asian="normal" style:font-size-complex="12pt" style:font-weight-complex="normal"/>
    </style:style>
    <style:style style:name="P312"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5b702e" fo:background-color="#fffffe" style:font-size-asian="10.5pt" style:font-weight-asian="normal" style:font-size-complex="12pt" style:font-weight-complex="normal"/>
    </style:style>
    <style:style style:name="P313"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611a1d" fo:background-color="#fffffe" style:font-size-asian="10.5pt" style:font-weight-asian="normal" style:font-size-complex="12pt" style:font-weight-complex="normal"/>
    </style:style>
    <style:style style:name="P314"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2fe0b" fo:background-color="#fffffe" style:font-size-asian="10.5pt" style:font-weight-asian="normal" style:font-size-complex="12pt" style:font-weight-complex="normal"/>
    </style:style>
    <style:style style:name="P315"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49aad" fo:background-color="#fffffe" style:font-size-asian="10.5pt" style:font-weight-asian="normal" style:font-size-complex="12pt" style:font-weight-complex="normal"/>
    </style:style>
    <style:style style:name="P316" style:family="paragraph" style:parent-style-name="Standard">
      <style:paragraph-properties fo:text-align="start" style:justify-single-word="false"/>
      <style:text-properties fo:color="#000000" loext:opacity="100%" style:font-name="Liberation Serif" fo:font-size="12pt" style:text-underline-style="none" fo:font-weight="normal" officeooo:rsid="001804fe" officeooo:paragraph-rsid="01649aad" fo:background-color="#fffffe" style:font-size-asian="10.5pt" style:font-weight-asian="normal" style:font-size-complex="12pt" style:font-weight-complex="normal"/>
    </style:style>
    <style:style style:name="P317" style:family="paragraph" style:parent-style-name="Standard" style:list-style-name="L3">
      <style:paragraph-properties fo:text-align="start" style:justify-single-word="false"/>
      <style:text-properties fo:color="#000000" loext:opacity="100%" style:font-name="Liberation Serif" fo:font-size="12pt" style:text-underline-style="none" fo:font-weight="normal" officeooo:rsid="00e2af05" officeooo:paragraph-rsid="00e2af05" fo:background-color="#fffffe" style:font-size-asian="10.5pt" style:font-weight-asian="normal" style:font-size-complex="12pt" style:font-weight-complex="normal"/>
    </style:style>
    <style:style style:name="P318" style:family="paragraph" style:parent-style-name="Standard" style:list-style-name="L4">
      <style:paragraph-properties fo:text-align="start" style:justify-single-word="false"/>
      <style:text-properties fo:color="#000000" loext:opacity="100%" style:font-name="Liberation Serif" fo:font-size="12pt" style:text-underline-style="none" fo:font-weight="normal" officeooo:rsid="00e2af05" officeooo:paragraph-rsid="00ea50b4" fo:background-color="#fffffe" style:font-size-asian="10.5pt" style:font-weight-asian="normal" style:font-size-complex="12pt" style:font-weight-complex="normal"/>
    </style:style>
    <style:style style:name="P319" style:family="paragraph" style:parent-style-name="Standard" style:list-style-name="L5">
      <style:paragraph-properties fo:text-align="start" style:justify-single-word="false"/>
      <style:text-properties fo:color="#000000" loext:opacity="100%" style:font-name="Liberation Serif" fo:font-size="12pt" style:text-underline-style="none" fo:font-weight="normal" officeooo:rsid="00e2af05" officeooo:paragraph-rsid="00f45678" fo:background-color="#fffffe" style:font-size-asian="10.5pt" style:font-weight-asian="normal" style:font-size-complex="12pt" style:font-weight-complex="normal"/>
    </style:style>
    <style:style style:name="P320" style:family="paragraph" style:parent-style-name="Standard" style:list-style-name="L6">
      <style:paragraph-properties fo:text-align="start" style:justify-single-word="false"/>
      <style:text-properties fo:color="#000000" loext:opacity="100%" style:font-name="Liberation Serif" fo:font-size="12pt" style:text-underline-style="none" fo:font-weight="normal" officeooo:rsid="00e2af05" officeooo:paragraph-rsid="0100e8ee" fo:background-color="#fffffe" style:font-size-asian="10.5pt" style:font-weight-asian="normal" style:font-size-complex="12pt" style:font-weight-complex="normal"/>
    </style:style>
    <style:style style:name="P321" style:family="paragraph" style:parent-style-name="Standard">
      <style:paragraph-properties fo:text-align="start" style:justify-single-word="false"/>
      <style:text-properties fo:color="#000000" loext:opacity="100%" style:font-name="Liberation Serif" fo:font-size="12pt" style:text-underline-style="none" fo:font-weight="normal" officeooo:rsid="0180b38e" officeooo:paragraph-rsid="0180b38e" fo:background-color="#fffffe" style:font-size-asian="10.5pt" style:font-weight-asian="normal" style:font-size-complex="12pt" style:font-weight-complex="normal"/>
    </style:style>
    <style:style style:name="P322" style:family="paragraph" style:parent-style-name="Standard">
      <style:paragraph-properties fo:text-align="start" style:justify-single-word="false"/>
      <style:text-properties fo:color="#000000" loext:opacity="100%" style:font-name="Liberation Serif" fo:font-size="12pt" style:text-underline-style="none" fo:font-weight="normal" officeooo:rsid="0182a296" officeooo:paragraph-rsid="0182a296" fo:background-color="#fffffe" style:font-size-asian="10.5pt" style:font-weight-asian="normal" style:font-size-complex="12pt" style:font-weight-complex="normal"/>
    </style:style>
    <style:style style:name="P323" style:family="paragraph" style:parent-style-name="Standard">
      <style:paragraph-properties fo:text-align="start"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324" style:family="paragraph" style:parent-style-name="Standard">
      <style:paragraph-properties fo:text-align="start"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325" style:family="paragraph" style:parent-style-name="Standard">
      <style:paragraph-properties fo:text-align="start" style:justify-single-word="false"/>
      <style:text-properties fo:color="#000000" loext:opacity="100%" style:font-name="Liberation Serif" fo:font-size="12pt" style:text-underline-style="none" fo:font-weight="normal" officeooo:rsid="0140fcd2" officeooo:paragraph-rsid="0140fcd2" fo:background-color="#fffffe" style:font-size-asian="12pt" style:font-weight-asian="normal" style:font-size-complex="12pt" style:font-weight-complex="normal"/>
    </style:style>
    <style:style style:name="P326" style:family="paragraph" style:parent-style-name="Standard">
      <style:paragraph-properties fo:text-align="start" style:justify-single-word="false"/>
      <style:text-properties fo:color="#000000" loext:opacity="100%" style:font-name="Liberation Serif" fo:font-size="12pt" style:text-underline-style="none" fo:font-weight="normal" officeooo:rsid="0140fcd2" officeooo:paragraph-rsid="014950c1" fo:background-color="#fffffe" style:font-size-asian="12pt" style:font-weight-asian="normal" style:font-size-complex="12pt" style:font-weight-complex="normal"/>
    </style:style>
    <style:style style:name="P327"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668fe" fo:background-color="#fffffe" style:font-size-asian="12pt" style:font-weight-asian="normal" style:font-size-complex="12pt" style:font-weight-complex="normal"/>
    </style:style>
    <style:style style:name="P328" style:family="paragraph" style:parent-style-name="Standard">
      <style:paragraph-properties fo:text-align="start" style:justify-single-word="false"/>
      <style:text-properties fo:color="#000000" loext:opacity="100%" style:font-name="Liberation Serif" fo:font-size="12pt" style:text-underline-style="none" fo:font-weight="normal" officeooo:rsid="017668fe" officeooo:paragraph-rsid="01782a3c" fo:background-color="#fffffe" style:font-size-asian="12pt" style:font-weight-asian="normal" style:font-size-complex="12pt" style:font-weight-complex="normal"/>
    </style:style>
    <style:style style:name="P329"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b260f" officeooo:paragraph-rsid="017b260f" fo:background-color="#fffffe" style:font-size-asian="12pt" style:font-weight-asian="normal" style:font-size-complex="12pt" style:font-weight-complex="normal"/>
    </style:style>
    <style:style style:name="P330" style:family="paragraph" style:parent-style-name="Standard">
      <style:paragraph-properties fo:text-align="start" style:justify-single-word="false"/>
      <style:text-properties fo:color="#000000" loext:opacity="100%" style:font-name="Liberation Serif" fo:font-size="12pt" style:text-underline-style="none" fo:font-weight="normal" officeooo:rsid="01801211" officeooo:paragraph-rsid="01801211" fo:background-color="#fffffe" style:font-size-asian="12pt" style:font-weight-asian="normal" style:font-size-complex="12pt" style:font-weight-complex="normal"/>
    </style:style>
    <style:style style:name="P33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5b063" fo:background-color="#fffffe" style:font-size-asian="12pt" style:font-weight-asian="normal" style:font-size-complex="12pt" style:font-weight-complex="normal"/>
    </style:style>
    <style:style style:name="P33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87db24" fo:background-color="#fffffe" style:font-size-asian="12pt" style:font-weight-asian="normal" style:font-size-complex="12pt" style:font-weight-complex="normal"/>
    </style:style>
    <style:style style:name="P333" style:family="paragraph" style:parent-style-name="Standard">
      <style:text-properties fo:color="#000000" loext:opacity="100%" style:font-name="Liberation Serif" fo:background-color="#fffffe"/>
    </style:style>
    <style:style style:name="P334" style:family="paragraph" style:parent-style-name="Standard">
      <style:text-properties fo:color="#000000" loext:opacity="100%" style:font-name="Liberation Serif" officeooo:paragraph-rsid="0111b712" fo:background-color="#fffffe"/>
    </style:style>
    <style:style style:name="P335" style:family="paragraph" style:parent-style-name="Standard">
      <style:paragraph-properties fo:text-align="start" style:justify-single-word="false"/>
      <style:text-properties fo:color="#000000" loext:opacity="100%" style:font-name="Liberation Serif" fo:background-color="#fffffe"/>
    </style:style>
    <style:style style:name="P336" style:family="paragraph" style:parent-style-name="Standard">
      <style:paragraph-properties fo:text-align="start" style:justify-single-word="false"/>
      <style:text-properties fo:color="#000000" loext:opacity="100%" style:font-name="Liberation Serif" officeooo:paragraph-rsid="01252fab" fo:background-color="#fffffe"/>
    </style:style>
    <style:style style:name="P337" style:family="paragraph" style:parent-style-name="Standard">
      <style:paragraph-properties fo:text-align="start" style:justify-single-word="false"/>
      <style:text-properties fo:color="#000000" loext:opacity="100%" style:font-name="Liberation Serif" officeooo:paragraph-rsid="014950c1" fo:background-color="#fffffe"/>
    </style:style>
    <style:style style:name="P338" style:family="paragraph" style:parent-style-name="Standard">
      <style:paragraph-properties fo:text-align="start" style:justify-single-word="false"/>
      <style:text-properties fo:color="#000000" loext:opacity="100%" style:font-name="Liberation Serif" officeooo:paragraph-rsid="01611a1d" fo:background-color="#fffffe"/>
    </style:style>
    <style:style style:name="P339" style:family="paragraph" style:parent-style-name="Standard">
      <style:paragraph-properties fo:text-align="start" style:justify-single-word="false"/>
      <style:text-properties fo:color="#000000" loext:opacity="100%" style:font-name="Liberation Serif" officeooo:paragraph-rsid="01649aad" fo:background-color="#fffffe"/>
    </style:style>
    <style:style style:name="P340" style:family="paragraph" style:parent-style-name="Standard">
      <style:paragraph-properties fo:text-align="start" style:justify-single-word="false"/>
      <style:text-properties fo:color="#000000" loext:opacity="100%" style:font-name="Liberation Serif" officeooo:paragraph-rsid="01782a3c" fo:background-color="#fffffe"/>
    </style:style>
    <style:style style:name="P341" style:family="paragraph" style:parent-style-name="Standard">
      <style:paragraph-properties fo:text-align="start" style:justify-single-word="false"/>
      <style:text-properties fo:color="#000000" loext:opacity="100%" style:font-name="Liberation Serif" officeooo:paragraph-rsid="0111b712" fo:background-color="#fffffe"/>
    </style:style>
    <style:style style:name="P342" style:family="paragraph" style:parent-style-name="Standard">
      <style:text-properties fo:color="#000000" loext:opacity="100%" style:font-name="Liberation Serif" officeooo:paragraph-rsid="01252fab" fo:background-color="#fffffe"/>
    </style:style>
    <style:style style:name="P343" style:family="paragraph" style:parent-style-name="Standard">
      <style:text-properties fo:color="#000000" loext:opacity="100%" style:font-name="Liberation Serif" officeooo:paragraph-rsid="0187db24" fo:background-color="#fffffe"/>
    </style:style>
    <style:style style:name="P344" style:family="paragraph" style:parent-style-name="Standard">
      <style:text-properties style:font-name="Liberation Serif"/>
    </style:style>
    <style:style style:name="P345"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346"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64c810" style:font-size-asian="10.5pt" style:font-weight-asian="normal" style:font-size-complex="12pt" style:font-weight-complex="normal"/>
    </style:style>
    <style:style style:name="P347"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65bd30" style:font-size-asian="10.5pt" style:font-weight-asian="normal" style:font-size-complex="12pt" style:font-weight-complex="normal"/>
    </style:style>
    <style:style style:name="P348"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66debd" style:font-size-asian="10.5pt" style:font-weight-asian="normal" style:font-size-complex="12pt" style:font-weight-complex="normal"/>
    </style:style>
    <style:style style:name="P349"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350"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18b60e9" style:font-size-asian="10.5pt" style:font-weight-asian="normal" style:font-size-complex="12pt" style:font-weight-complex="normal"/>
    </style:style>
    <style:style style:name="P351" style:family="paragraph" style:parent-style-name="Standard">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352" style:family="paragraph" style:parent-style-name="Standard">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353" style:family="paragraph" style:parent-style-name="Standard">
      <style:paragraph-properties fo:text-align="start" style:justify-single-word="false"/>
      <style:text-properties style:font-name="Liberation Serif" fo:font-size="12pt" style:text-underline-style="none" fo:font-weight="normal" officeooo:rsid="000beb16" officeooo:paragraph-rsid="018b60e9" style:font-size-asian="10.5pt" style:font-weight-asian="normal" style:font-size-complex="12pt" style:font-weight-complex="normal"/>
    </style:style>
    <style:style style:name="P354" style:family="paragraph" style:parent-style-name="Standard" style:list-style-name="L2">
      <style:paragraph-properties fo:text-align="start" style:justify-single-word="false"/>
      <style:text-properties style:font-name="Liberation Serif" fo:font-size="12pt" style:text-underline-style="none" fo:font-weight="normal" officeooo:rsid="005ec2cf" officeooo:paragraph-rsid="0066debd" style:font-size-asian="10.5pt" style:font-weight-asian="normal" style:font-size-complex="12pt" style:font-weight-complex="normal"/>
    </style:style>
    <style:style style:name="P355" style:family="paragraph" style:parent-style-name="Standard" style:list-style-name="L4">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356" style:family="paragraph" style:parent-style-name="Standard">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357" style:family="paragraph" style:parent-style-name="Standard">
      <style:text-properties style:font-name="Liberation Serif" fo:font-size="12pt" style:text-underline-style="none" fo:font-weight="normal" officeooo:rsid="00f6dbc5" style:font-size-asian="10.5pt" style:font-weight-asian="normal" style:font-size-complex="12pt" style:font-weight-complex="normal"/>
    </style:style>
    <style:style style:name="P358" style:family="paragraph" style:parent-style-name="Standard" style:list-style-name="L6">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359" style:family="paragraph" style:parent-style-name="Standard">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360" style:family="paragraph" style:parent-style-name="Standard" style:list-style-name="L7">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361" style:family="paragraph" style:parent-style-name="Standard">
      <style:paragraph-properties fo:text-align="start" style:justify-single-word="false"/>
      <style:text-properties style:font-name="Liberation Serif" fo:font-size="12pt" style:text-underline-style="none" fo:font-weight="normal" officeooo:rsid="0103e6be" officeooo:paragraph-rsid="01314cdc" style:font-size-asian="10.5pt" style:font-weight-asian="normal" style:font-size-complex="12pt" style:font-weight-complex="normal"/>
    </style:style>
    <style:style style:name="P362"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363" style:family="paragraph" style:parent-style-name="Standard">
      <style:paragraph-properties fo:text-align="start" style:justify-single-word="false"/>
      <style:text-properties style:font-name="Liberation Serif" fo:font-size="12pt" style:text-underline-style="none" fo:font-weight="normal" officeooo:rsid="0015e198" officeooo:paragraph-rsid="0015e198" style:font-size-asian="10.5pt" style:font-weight-asian="normal" style:font-size-complex="12pt" style:font-weight-complex="normal"/>
    </style:style>
    <style:style style:name="P364"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40c0b" style:font-size-asian="10.5pt" style:font-weight-asian="normal" style:font-size-complex="12pt" style:font-weight-complex="normal"/>
    </style:style>
    <style:style style:name="P365"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5e198" style:font-size-asian="10.5pt" style:font-weight-asian="normal" style:font-size-complex="12pt" style:font-weight-complex="normal"/>
    </style:style>
    <style:style style:name="P366" style:family="paragraph" style:parent-style-name="Standard">
      <style:paragraph-properties fo:text-align="start" style:justify-single-word="false"/>
      <style:text-properties style:font-name="Liberation Serif" fo:font-size="12pt" style:text-underline-style="none" fo:font-weight="normal" officeooo:rsid="00081de4" officeooo:paragraph-rsid="01314cdc" style:font-size-asian="10.5pt" style:font-weight-asian="normal" style:font-size-complex="12pt" style:font-weight-complex="normal"/>
    </style:style>
    <style:style style:name="P367" style:family="paragraph" style:parent-style-name="Standard">
      <style:paragraph-properties fo:text-align="start" style:justify-single-word="false"/>
      <style:text-properties style:font-name="Liberation Serif" fo:font-size="12pt" style:text-underline-style="none" fo:font-weight="normal" officeooo:rsid="00081de4" officeooo:paragraph-rsid="015f4665" style:font-size-asian="10.5pt" style:font-weight-asian="normal" style:font-size-complex="12pt" style:font-weight-complex="normal"/>
    </style:style>
    <style:style style:name="P368" style:family="paragraph" style:parent-style-name="Standard">
      <style:paragraph-properties fo:text-align="start" style:justify-single-word="false"/>
      <style:text-properties style:font-name="Liberation Serif" fo:font-size="12pt" style:text-underline-style="none" fo:font-weight="normal" officeooo:rsid="00081de4" officeooo:paragraph-rsid="01649aad" style:font-size-asian="10.5pt" style:font-weight-asian="normal" style:font-size-complex="12pt" style:font-weight-complex="normal"/>
    </style:style>
    <style:style style:name="P369"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81de4" style:font-size-asian="10.5pt" style:font-weight-asian="normal" style:font-size-complex="12pt" style:font-weight-complex="normal"/>
    </style:style>
    <style:style style:name="P370"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ae0ba" style:font-size-asian="10.5pt" style:font-weight-asian="normal" style:font-size-complex="12pt" style:font-weight-complex="normal"/>
    </style:style>
    <style:style style:name="P371"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bd12f" style:font-size-asian="10.5pt" style:font-weight-asian="normal" style:font-size-complex="12pt" style:font-weight-complex="normal"/>
    </style:style>
    <style:style style:name="P372" style:family="paragraph" style:parent-style-name="Standard">
      <style:paragraph-properties fo:text-align="start" style:justify-single-word="false"/>
      <style:text-properties style:font-name="Liberation Serif" fo:font-size="12pt" style:text-underline-style="none" fo:font-weight="normal" officeooo:rsid="00081de4" officeooo:paragraph-rsid="0182a296" style:font-size-asian="10.5pt" style:font-weight-asian="normal" style:font-size-complex="12pt" style:font-weight-complex="normal"/>
    </style:style>
    <style:style style:name="P373"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05021f" style:font-size-asian="10.5pt" style:font-weight-asian="normal" style:font-size-complex="12pt" style:font-weight-complex="normal"/>
    </style:style>
    <style:style style:name="P374"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62fe0b" style:font-size-asian="10.5pt" style:font-weight-asian="normal" style:font-size-complex="12pt" style:font-weight-complex="normal"/>
    </style:style>
    <style:style style:name="P375" style:family="paragraph" style:parent-style-name="Standard" style:list-style-name="L9">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376"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377"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b712" style:font-size-asian="10.5pt" style:font-weight-asian="normal" style:font-size-complex="12pt" style:font-weight-complex="normal"/>
    </style:style>
    <style:style style:name="P378"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379"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380"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381" style:family="paragraph" style:parent-style-name="Standard">
      <style:paragraph-properties fo:text-align="center" style:justify-single-word="false"/>
      <style:text-properties style:font-name="Liberation Serif" fo:font-size="12pt" style:text-underline-style="none" fo:font-weight="normal" officeooo:rsid="01163055" officeooo:paragraph-rsid="01163055" style:font-size-asian="10.5pt" style:font-weight-asian="normal" style:font-size-complex="12pt" style:font-weight-complex="normal"/>
    </style:style>
    <style:style style:name="P382" style:family="paragraph" style:parent-style-name="Standard" style:list-style-name="L2">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383"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71f13" style:font-size-asian="10.5pt" style:font-weight-asian="normal" style:font-size-complex="12pt" style:font-weight-complex="normal"/>
    </style:style>
    <style:style style:name="P384"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385" style:family="paragraph" style:parent-style-name="Standard">
      <style:paragraph-properties fo:text-align="start" style:justify-single-word="false"/>
      <style:text-properties style:font-name="Liberation Serif" fo:font-size="12pt" style:text-underline-style="none" fo:font-weight="normal" officeooo:rsid="01171f13" officeooo:paragraph-rsid="012cc2b1" style:font-size-asian="10.5pt" style:font-weight-asian="normal" style:font-size-complex="12pt" style:font-weight-complex="normal"/>
    </style:style>
    <style:style style:name="P386" style:family="paragraph" style:parent-style-name="Standard">
      <style:paragraph-properties fo:text-align="center" style:justify-single-word="false"/>
      <style:text-properties style:font-name="Liberation Serif" fo:font-size="12pt" style:text-underline-style="none" fo:font-weight="normal" officeooo:rsid="0117d905" officeooo:paragraph-rsid="0117d905" style:font-size-asian="10.5pt" style:font-weight-asian="normal" style:font-size-complex="12pt" style:font-weight-complex="normal"/>
    </style:style>
    <style:style style:name="P387" style:family="paragraph" style:parent-style-name="Standard">
      <style:paragraph-properties fo:text-align="center"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388"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389"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390" style:family="paragraph" style:parent-style-name="Standard">
      <style:paragraph-properties fo:text-align="start"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391"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392"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393"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394"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2cc2b1" style:font-size-asian="10.5pt" style:font-weight-asian="normal" style:font-size-complex="12pt" style:font-weight-complex="normal"/>
    </style:style>
    <style:style style:name="P395"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8c18b" style:font-size-asian="10.5pt" style:font-weight-asian="normal" style:font-size-complex="12pt" style:font-weight-complex="normal"/>
    </style:style>
    <style:style style:name="P396"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988ab" style:font-size-asian="10.5pt" style:font-weight-asian="normal" style:font-size-complex="12pt" style:font-weight-complex="normal"/>
    </style:style>
    <style:style style:name="P397"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804fe" style:font-size-asian="10.5pt" style:font-weight-asian="normal" style:font-size-complex="12pt" style:font-weight-complex="normal"/>
    </style:style>
    <style:style style:name="P398"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950c1" style:font-size-asian="10.5pt" style:font-weight-asian="normal" style:font-size-complex="12pt" style:font-weight-complex="normal"/>
    </style:style>
    <style:style style:name="P399"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f6171" style:font-size-asian="10.5pt" style:font-weight-asian="normal" style:font-size-complex="12pt" style:font-weight-complex="normal"/>
    </style:style>
    <style:style style:name="P400"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0fcd2" style:font-size-asian="10.5pt" style:font-weight-asian="normal" style:font-size-complex="12pt" style:font-weight-complex="normal"/>
    </style:style>
    <style:style style:name="P401"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3bf306" style:font-size-asian="10.5pt" style:font-weight-asian="normal" style:font-size-complex="12pt" style:font-weight-complex="normal"/>
    </style:style>
    <style:style style:name="P402"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4626e3" style:font-size-asian="10.5pt" style:font-weight-asian="normal" style:font-size-complex="12pt" style:font-weight-complex="normal"/>
    </style:style>
    <style:style style:name="P403"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4950c1" style:font-size-asian="10.5pt" style:font-weight-asian="normal" style:font-size-complex="12pt" style:font-weight-complex="normal"/>
    </style:style>
    <style:style style:name="P404"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59b1e7" style:font-size-asian="10.5pt" style:font-weight-asian="normal" style:font-size-complex="12pt" style:font-weight-complex="normal"/>
    </style:style>
    <style:style style:name="P405" style:family="paragraph" style:parent-style-name="Standard">
      <style:paragraph-properties fo:text-align="start" style:justify-single-word="false"/>
      <style:text-properties style:font-name="Liberation Serif" fo:font-size="12pt" style:text-underline-style="none" fo:font-weight="normal" officeooo:rsid="014eaed4" officeooo:paragraph-rsid="014eaed4" style:font-size-asian="10.5pt" style:font-weight-asian="normal" style:font-size-complex="12pt" style:font-weight-complex="normal"/>
    </style:style>
    <style:style style:name="P406" style:family="paragraph" style:parent-style-name="Standard">
      <style:paragraph-properties fo:text-align="start" style:justify-single-word="false"/>
      <style:text-properties style:font-name="Liberation Serif" fo:font-size="12pt" style:text-underline-style="none" fo:font-weight="normal" officeooo:rsid="014eaed4" officeooo:paragraph-rsid="0152c5ee" style:font-size-asian="10.5pt" style:font-weight-asian="normal" style:font-size-complex="12pt" style:font-weight-complex="normal"/>
    </style:style>
    <style:style style:name="P407" style:family="paragraph" style:parent-style-name="Standard">
      <style:paragraph-properties fo:text-align="center" style:justify-single-word="false"/>
      <style:text-properties style:font-name="Liberation Serif" fo:font-size="12pt" style:text-underline-style="none" fo:font-weight="normal" officeooo:rsid="014eaed4" officeooo:paragraph-rsid="0152c5ee" style:font-size-asian="10.5pt" style:font-weight-asian="normal" style:font-size-complex="12pt" style:font-weight-complex="normal"/>
    </style:style>
    <style:style style:name="P408" style:family="paragraph" style:parent-style-name="Standard">
      <style:paragraph-properties fo:text-align="start" style:justify-single-word="false"/>
      <style:text-properties style:font-name="Liberation Serif" fo:font-size="12pt" style:text-underline-style="none" fo:font-weight="normal" officeooo:rsid="0152c5ee" officeooo:paragraph-rsid="0152c5ee" style:font-size-asian="10.5pt" style:font-weight-asian="normal" style:font-size-complex="12pt" style:font-weight-complex="normal"/>
    </style:style>
    <style:style style:name="P409" style:family="paragraph" style:parent-style-name="Standard">
      <style:paragraph-properties fo:text-align="center" style:justify-single-word="false"/>
      <style:text-properties style:font-name="Liberation Serif" fo:font-size="12pt" style:text-underline-style="none" fo:font-weight="normal" officeooo:rsid="0152c5ee" officeooo:paragraph-rsid="0152c5ee" style:font-size-asian="10.5pt" style:font-weight-asian="normal" style:font-size-complex="12pt" style:font-weight-complex="normal"/>
    </style:style>
    <style:style style:name="P410" style:family="paragraph" style:parent-style-name="Standard">
      <style:paragraph-properties fo:text-align="center" style:justify-single-word="false"/>
      <style:text-properties style:font-name="Liberation Serif" fo:font-size="12pt" style:text-underline-style="none" fo:font-weight="normal" officeooo:rsid="015513ef" officeooo:paragraph-rsid="015513ef" style:font-size-asian="10.5pt" style:font-weight-asian="normal" style:font-size-complex="12pt" style:font-weight-complex="normal"/>
    </style:style>
    <style:style style:name="P411" style:family="paragraph" style:parent-style-name="Standard">
      <style:paragraph-properties fo:text-align="start" style:justify-single-word="false"/>
      <style:text-properties style:font-name="Liberation Serif" fo:font-size="12pt" style:text-underline-style="none" fo:font-weight="normal" officeooo:rsid="001b3cc2" officeooo:paragraph-rsid="001b3cc2" style:font-size-asian="10.5pt" style:font-weight-asian="normal" style:font-size-complex="12pt" style:font-weight-complex="normal"/>
    </style:style>
    <style:style style:name="P412" style:family="paragraph" style:parent-style-name="Standard">
      <style:paragraph-properties fo:text-align="start" style:justify-single-word="false"/>
      <style:text-properties style:font-name="Liberation Serif" fo:font-size="12pt" style:text-underline-style="none" fo:font-weight="normal" officeooo:rsid="001b3cc2" officeooo:paragraph-rsid="0159b1e7" style:font-size-asian="10.5pt" style:font-weight-asian="normal" style:font-size-complex="12pt" style:font-weight-complex="normal"/>
    </style:style>
    <style:style style:name="P413" style:family="paragraph" style:parent-style-name="Standard">
      <style:paragraph-properties fo:text-align="start" style:justify-single-word="false"/>
      <style:text-properties style:font-name="Liberation Serif" fo:font-size="12pt" style:text-underline-style="none" fo:font-weight="normal" officeooo:rsid="001b3cc2" officeooo:paragraph-rsid="01611a1d" style:font-size-asian="10.5pt" style:font-weight-asian="normal" style:font-size-complex="12pt" style:font-weight-complex="normal"/>
    </style:style>
    <style:style style:name="P414" style:family="paragraph" style:parent-style-name="Standard">
      <style:paragraph-properties fo:text-align="center" style:justify-single-word="false"/>
      <style:text-properties style:font-name="Liberation Serif" fo:font-size="12pt" style:text-underline-style="none" fo:font-weight="normal" officeooo:rsid="001b3cc2" officeooo:paragraph-rsid="015dd8cc" style:font-size-asian="10.5pt" style:font-weight-asian="normal" style:font-size-complex="12pt" style:font-weight-complex="normal"/>
    </style:style>
    <style:style style:name="P415"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746b9" style:font-size-asian="10.5pt" style:font-weight-asian="normal" style:font-size-complex="12pt" style:font-weight-complex="normal"/>
    </style:style>
    <style:style style:name="P416"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9b1e7" style:font-size-asian="10.5pt" style:font-weight-asian="normal" style:font-size-complex="12pt" style:font-weight-complex="normal"/>
    </style:style>
    <style:style style:name="P417"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611a1d" style:font-size-asian="10.5pt" style:font-weight-asian="normal" style:font-size-complex="12pt" style:font-weight-complex="normal"/>
    </style:style>
    <style:style style:name="P418"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5b702e" style:font-size-asian="10.5pt" style:font-weight-asian="normal" style:font-size-complex="12pt" style:font-weight-complex="normal"/>
    </style:style>
    <style:style style:name="P419"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420"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421"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422"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423"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424" style:family="paragraph" style:parent-style-name="Standard">
      <style:paragraph-properties fo:text-align="start" style:justify-single-word="false"/>
      <style:text-properties style:font-name="Liberation Serif" fo:font-size="12pt" style:text-underline-style="none" fo:font-weight="normal" officeooo:rsid="000f6eaf" officeooo:paragraph-rsid="000f6eaf" style:font-size-asian="10.5pt" style:font-weight-asian="normal" style:font-size-complex="12pt" style:font-weight-complex="normal"/>
    </style:style>
    <style:style style:name="P425"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6e211" style:font-size-asian="10.5pt" style:font-weight-asian="normal" style:font-size-complex="12pt" style:font-weight-complex="normal"/>
    </style:style>
    <style:style style:name="P426"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c631a" style:font-size-asian="10.5pt" style:font-weight-asian="normal" style:font-size-complex="12pt" style:font-weight-complex="normal"/>
    </style:style>
    <style:style style:name="P427" style:family="paragraph" style:parent-style-name="Standard">
      <style:paragraph-properties fo:text-align="start" style:justify-single-word="false"/>
      <style:text-properties style:font-name="Liberation Serif" fo:font-size="12pt" style:text-underline-style="none" fo:font-weight="normal" officeooo:rsid="000f6eaf" officeooo:paragraph-rsid="0010f148" style:font-size-asian="10.5pt" style:font-weight-asian="normal" style:font-size-complex="12pt" style:font-weight-complex="normal"/>
    </style:style>
    <style:style style:name="P428" style:family="paragraph" style:parent-style-name="Standard">
      <style:paragraph-properties fo:text-align="center" style:justify-single-word="false"/>
      <style:text-properties style:font-name="Liberation Serif" fo:font-size="12pt" style:text-underline-style="none" fo:font-weight="normal" officeooo:rsid="0180b38e" officeooo:paragraph-rsid="0180b38e" style:font-size-asian="10.5pt" style:font-weight-asian="normal" style:font-size-complex="12pt" style:font-weight-complex="normal"/>
    </style:style>
    <style:style style:name="P429" style:family="paragraph" style:parent-style-name="Standard">
      <style:paragraph-properties fo:text-align="center" style:justify-single-word="false"/>
      <style:text-properties style:font-name="Liberation Serif" fo:font-size="12pt" style:text-underline-style="none" fo:font-weight="normal" officeooo:rsid="0182a296" officeooo:paragraph-rsid="0182a296" style:font-size-asian="10.5pt" style:font-weight-asian="normal" style:font-size-complex="12pt" style:font-weight-complex="normal"/>
    </style:style>
    <style:style style:name="P430" style:family="paragraph" style:parent-style-name="Standard">
      <style:paragraph-properties fo:text-align="start" style:justify-single-word="false"/>
      <style:text-properties style:font-name="Liberation Serif" fo:font-size="12pt" style:text-underline-style="none" fo:font-weight="normal" officeooo:rsid="006cd271" officeooo:paragraph-rsid="006cd271" style:font-size-asian="10.5pt" style:font-weight-asian="normal" style:font-size-complex="12pt" style:font-weight-complex="normal"/>
    </style:style>
    <style:style style:name="P431" style:family="paragraph" style:parent-style-name="Standard">
      <style:paragraph-properties fo:text-align="center" style:justify-single-word="false"/>
      <style:text-properties style:font-name="Liberation Serif" fo:font-size="12pt" style:text-underline-style="none" fo:font-weight="normal" officeooo:rsid="01364da4" officeooo:paragraph-rsid="01364da4" style:font-size-asian="10.5pt" style:font-weight-asian="normal" style:font-size-complex="12pt" style:font-weight-complex="normal"/>
    </style:style>
    <style:style style:name="P432"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e4858" style:font-size-asian="12pt" style:font-weight-asian="normal" style:font-size-complex="12pt" style:font-weight-complex="normal"/>
    </style:style>
    <style:style style:name="P433"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fed33f" style:font-size-asian="12pt" style:font-weight-asian="normal" style:font-size-complex="12pt" style:font-weight-complex="normal"/>
    </style:style>
    <style:style style:name="P434"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5e198" style:font-size-asian="12pt" style:font-weight-asian="normal" style:font-size-complex="12pt" style:font-weight-complex="normal"/>
    </style:style>
    <style:style style:name="P435" style:family="paragraph" style:parent-style-name="Standard" style:list-style-name="L5">
      <style:paragraph-properties fo:text-align="start" style:justify-single-word="false"/>
      <style:text-properties style:font-name="Liberation Serif" fo:font-size="12pt" style:text-underline-style="none" fo:font-weight="normal" officeooo:rsid="00140c0b" officeooo:paragraph-rsid="00ed401d" style:font-size-asian="12pt" style:font-weight-asian="normal" style:font-size-complex="12pt" style:font-weight-complex="normal"/>
    </style:style>
    <style:style style:name="P436"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437" style:family="paragraph" style:parent-style-name="Standard" style:list-style-name="L5">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438"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439"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440"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441" style:family="paragraph" style:parent-style-name="Standard">
      <style:paragraph-properties fo:text-align="start" style:justify-single-word="false"/>
      <style:text-properties style:font-name="Liberation Serif" fo:font-size="12pt" style:text-underline-style="none" fo:font-weight="normal" officeooo:rsid="0005bd6b" officeooo:paragraph-rsid="0041e812" style:font-size-asian="12pt" style:font-weight-asian="normal" style:font-size-complex="12pt" style:font-weight-complex="normal"/>
    </style:style>
    <style:style style:name="P44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8b60e9" style:font-size-asian="12pt" style:font-weight-asian="normal" style:font-size-complex="12pt" style:font-weight-complex="normal"/>
    </style:style>
    <style:style style:name="P443"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18097" style:font-size-asian="12pt" style:font-weight-asian="normal" style:font-size-complex="12pt" style:font-weight-complex="normal"/>
    </style:style>
    <style:style style:name="P444" style:family="paragraph" style:parent-style-name="Standard">
      <style:paragraph-properties fo:text-align="start" style:justify-single-word="false"/>
      <style:text-properties style:font-name="Liberation Serif" fo:font-size="12pt" style:text-underline-style="none" fo:font-weight="normal" officeooo:rsid="00941053" officeooo:paragraph-rsid="01931dfb" style:font-size-asian="12pt" style:font-weight-asian="normal" style:font-size-complex="12pt" style:font-weight-complex="normal"/>
    </style:style>
    <style:style style:name="P445" style:family="paragraph" style:parent-style-name="Standard">
      <style:paragraph-properties fo:text-align="center" style:justify-single-word="false"/>
      <style:text-properties style:font-name="Liberation Serif" fo:font-size="12pt" fo:font-weight="normal" officeooo:paragraph-rsid="013988ab"/>
    </style:style>
    <style:style style:name="P446" style:family="paragraph" style:parent-style-name="Standard">
      <style:paragraph-properties fo:text-align="center" style:justify-single-word="false"/>
      <style:text-properties style:font-name="Liberation Serif" fo:font-size="12pt" fo:font-weight="normal" officeooo:paragraph-rsid="015c6710"/>
    </style:style>
    <style:style style:name="P44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2431dc" officeooo:paragraph-rsid="012206db" style:font-size-asian="12pt" style:font-weight-asian="normal" style:font-size-complex="16pt" style:font-weight-complex="normal"/>
    </style:style>
    <style:style style:name="P44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2431dc" style:font-size-asian="16pt" style:font-weight-asian="normal" style:font-size-complex="16pt" style:font-weight-complex="normal"/>
    </style:style>
    <style:style style:name="P449"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1909ca4" style:font-size-asian="16pt" style:font-weight-asian="normal" style:font-size-complex="16pt" style:font-weight-complex="normal"/>
    </style:style>
    <style:style style:name="P450"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0064a7" officeooo:paragraph-rsid="000064a7" style:font-size-asian="16pt" style:font-weight-asian="bold" style:font-size-complex="16pt" style:font-weight-complex="bold"/>
    </style:style>
    <style:style style:name="P451" style:family="paragraph" style:parent-style-name="Standard">
      <style:paragraph-properties fo:text-align="center" style:justify-single-word="false"/>
      <style:text-properties style:font-name="Liberation Serif" fo:font-size="16pt" style:text-underline-style="none" fo:font-weight="normal" officeooo:rsid="00017eb6" officeooo:paragraph-rsid="00017eb6" style:font-size-asian="16pt" style:font-weight-asian="normal" style:font-size-complex="16pt" style:font-weight-complex="normal"/>
    </style:style>
    <style:style style:name="P452" style:family="paragraph" style:parent-style-name="Standard">
      <style:paragraph-properties fo:text-align="start" style:justify-single-word="false"/>
      <style:text-properties style:font-name="Liberation Serif"/>
    </style:style>
    <style:style style:name="P453" style:family="paragraph" style:parent-style-name="Standard">
      <style:paragraph-properties fo:text-align="start" style:justify-single-word="false"/>
      <style:text-properties style:font-name="Liberation Serif" fo:font-size="14pt" style:text-underline-style="none" fo:font-weight="bold" officeooo:rsid="0005bd6b" officeooo:paragraph-rsid="00758ad9" style:font-size-asian="14pt" style:font-weight-asian="bold" style:font-size-complex="14pt" style:font-weight-complex="bold"/>
    </style:style>
    <style:style style:name="P454" style:family="paragraph" style:parent-style-name="Standard">
      <style:paragraph-properties fo:text-align="start" style:justify-single-word="false"/>
      <style:text-properties style:font-name="Liberation Serif" fo:font-size="14pt" style:text-underline-style="none" fo:font-weight="bold" officeooo:rsid="0005bd6b" officeooo:paragraph-rsid="00067db1" style:font-size-asian="14pt" style:font-weight-asian="bold" style:font-size-complex="14pt" style:font-weight-complex="bold"/>
    </style:style>
    <style:style style:name="P455" style:family="paragraph" style:parent-style-name="Standard">
      <style:paragraph-properties fo:text-align="start" style:justify-single-word="false"/>
      <style:text-properties style:font-name="Liberation Serif" fo:font-size="14pt" style:text-underline-style="none" fo:font-weight="bold" officeooo:rsid="000611e5" officeooo:paragraph-rsid="000611e5" style:font-size-asian="14pt" style:font-weight-asian="bold" style:font-size-complex="14pt" style:font-weight-complex="bold"/>
    </style:style>
    <style:style style:name="P456" style:family="paragraph" style:parent-style-name="Standard">
      <style:paragraph-properties fo:text-align="start" style:justify-single-word="false"/>
      <style:text-properties style:font-name="Liberation Serif" fo:font-size="14pt" style:text-underline-style="none" fo:font-weight="bold" officeooo:rsid="001804fe" officeooo:paragraph-rsid="001804fe" style:font-size-asian="14pt" style:font-weight-asian="bold" style:font-size-complex="14pt" style:font-weight-complex="bold"/>
    </style:style>
    <style:style style:name="P457" style:family="paragraph" style:parent-style-name="Standard">
      <style:paragraph-properties fo:text-align="start" style:justify-single-word="false"/>
      <style:text-properties style:font-name="Liberation Serif" fo:font-size="14pt" style:text-underline-style="none" fo:font-weight="bold" officeooo:rsid="001804fe" officeooo:paragraph-rsid="001f6171" style:font-size-asian="14pt" style:font-weight-asian="bold" style:font-size-complex="14pt" style:font-weight-complex="bold"/>
    </style:style>
    <style:style style:name="P458" style:family="paragraph" style:parent-style-name="Standard">
      <style:paragraph-properties fo:text-align="start" style:justify-single-word="false"/>
      <style:text-properties style:font-name="Liberation Serif" fo:font-size="14pt" style:text-underline-style="none" fo:font-weight="bold" officeooo:rsid="00081de4" officeooo:paragraph-rsid="000ae0ba" style:font-size-asian="14pt" style:font-weight-asian="bold" style:font-size-complex="14pt" style:font-weight-complex="bold"/>
    </style:style>
    <style:style style:name="P459" style:family="paragraph" style:parent-style-name="Standard">
      <style:paragraph-properties fo:text-align="start" style:justify-single-word="false"/>
      <style:text-properties style:font-name="Liberation Serif" fo:font-size="14pt" style:text-underline-style="none" fo:font-weight="bold" officeooo:rsid="00081de4" officeooo:paragraph-rsid="000bd12f" style:font-size-asian="14pt" style:font-weight-asian="bold" style:font-size-complex="14pt" style:font-weight-complex="bold"/>
    </style:style>
    <style:style style:name="P460" style:family="paragraph" style:parent-style-name="Standard">
      <style:paragraph-properties fo:text-align="start" style:justify-single-word="false"/>
      <style:text-properties style:font-name="Liberation Serif" fo:font-size="14pt" style:text-underline-style="none" fo:font-weight="bold" officeooo:rsid="00081de4" officeooo:paragraph-rsid="0063b86d" style:font-size-asian="14pt" style:font-weight-asian="bold" style:font-size-complex="14pt" style:font-weight-complex="bold"/>
    </style:style>
    <style:style style:name="P461" style:family="paragraph" style:parent-style-name="Standard">
      <style:paragraph-properties fo:text-align="start" style:justify-single-word="false"/>
      <style:text-properties style:font-name="Liberation Serif" fo:font-size="14pt" style:text-underline-style="none" fo:font-weight="bold" officeooo:rsid="00081de4" officeooo:paragraph-rsid="00140c0b" style:font-size-asian="14pt" style:font-weight-asian="bold" style:font-size-complex="14pt" style:font-weight-complex="bold"/>
    </style:style>
    <style:style style:name="P462" style:family="paragraph" style:parent-style-name="Standard">
      <style:paragraph-properties fo:text-align="start" style:justify-single-word="false"/>
      <style:text-properties style:font-name="Liberation Serif" fo:font-size="14pt" style:text-underline-style="none" fo:font-weight="bold" officeooo:rsid="00081de4" officeooo:paragraph-rsid="0015e198" style:font-size-asian="14pt" style:font-weight-asian="bold" style:font-size-complex="14pt" style:font-weight-complex="bold"/>
    </style:style>
    <style:style style:name="P463" style:family="paragraph" style:parent-style-name="Standard">
      <style:paragraph-properties fo:text-align="start" style:justify-single-word="false"/>
      <style:text-properties style:font-name="Liberation Serif" fo:font-size="14pt" style:text-underline-style="none" fo:font-weight="bold" officeooo:rsid="00081de4" officeooo:paragraph-rsid="01351092" style:font-size-asian="14pt" style:font-weight-asian="bold" style:font-size-complex="14pt" style:font-weight-complex="bold"/>
    </style:style>
    <style:style style:name="P464" style:family="paragraph" style:parent-style-name="Standard">
      <style:paragraph-properties fo:text-align="start" style:justify-single-word="false"/>
      <style:text-properties style:font-name="Liberation Serif" fo:font-size="14pt" style:text-underline-style="none" fo:font-weight="bold" officeooo:rsid="00081de4" officeooo:paragraph-rsid="015f4665" style:font-size-asian="14pt" style:font-weight-asian="bold" style:font-size-complex="14pt" style:font-weight-complex="bold"/>
    </style:style>
    <style:style style:name="P465" style:family="paragraph" style:parent-style-name="Standard">
      <style:paragraph-properties fo:text-align="start" style:justify-single-word="false"/>
      <style:text-properties style:font-name="Liberation Serif" fo:font-size="14pt" style:text-underline-style="none" fo:font-weight="bold" officeooo:rsid="0007f433" officeooo:paragraph-rsid="0063b86d" style:font-size-asian="14pt" style:font-weight-asian="bold" style:font-size-complex="14pt" style:font-weight-complex="bold"/>
    </style:style>
    <style:style style:name="P466" style:family="paragraph" style:parent-style-name="Standard">
      <style:paragraph-properties fo:text-align="start" style:justify-single-word="false"/>
      <style:text-properties style:font-name="Liberation Serif" fo:font-size="14pt" style:text-underline-style="none" fo:font-weight="bold" officeooo:rsid="006cd271" officeooo:paragraph-rsid="006cd271" style:font-size-asian="14pt" style:font-weight-asian="bold" style:font-size-complex="14pt" style:font-weight-complex="bold"/>
    </style:style>
    <style:style style:name="P467" style:family="paragraph" style:parent-style-name="Standard">
      <style:paragraph-properties fo:text-align="start" style:justify-single-word="false"/>
      <style:text-properties style:font-name="Liberation Serif" fo:font-size="14pt" style:text-underline-style="none" fo:font-weight="bold" officeooo:rsid="000f6eaf" officeooo:paragraph-rsid="00889376" style:font-size-asian="14pt" style:font-weight-asian="bold" style:font-size-complex="14pt" style:font-weight-complex="bold"/>
    </style:style>
    <style:style style:name="P468" style:family="paragraph" style:parent-style-name="Standard">
      <style:paragraph-properties fo:text-align="start" style:justify-single-word="false"/>
      <style:text-properties style:font-name="Liberation Serif" fo:font-size="14pt" style:text-underline-style="none" fo:font-weight="bold" officeooo:rsid="000f6eaf" officeooo:paragraph-rsid="00910175" style:font-size-asian="14pt" style:font-weight-asian="bold" style:font-size-complex="14pt" style:font-weight-complex="bold"/>
    </style:style>
    <style:style style:name="P469" style:family="paragraph" style:parent-style-name="Standard">
      <style:paragraph-properties fo:text-align="start" style:justify-single-word="false"/>
      <style:text-properties style:font-name="Liberation Serif" fo:font-size="14pt" style:text-underline-style="none" fo:font-weight="bold" officeooo:rsid="000f6eaf" officeooo:paragraph-rsid="0096e211" style:font-size-asian="14pt" style:font-weight-asian="bold" style:font-size-complex="14pt" style:font-weight-complex="bold"/>
    </style:style>
    <style:style style:name="P470" style:family="paragraph" style:parent-style-name="Standard">
      <style:paragraph-properties fo:text-align="start" style:justify-single-word="false"/>
      <style:text-properties style:font-name="Liberation Serif" fo:font-size="14pt" style:text-underline-style="none" fo:font-weight="bold" officeooo:rsid="000f6eaf" officeooo:paragraph-rsid="009ccc76" style:font-size-asian="14pt" style:font-weight-asian="bold" style:font-size-complex="14pt" style:font-weight-complex="bold"/>
    </style:style>
    <style:style style:name="P471" style:family="paragraph" style:parent-style-name="Standard">
      <style:paragraph-properties fo:text-align="start" style:justify-single-word="false"/>
      <style:text-properties style:font-name="Liberation Serif" fo:font-size="14pt" style:text-underline-style="none" fo:font-weight="bold" officeooo:rsid="000f6eaf" officeooo:paragraph-rsid="00ac631a" style:font-size-asian="14pt" style:font-weight-asian="bold" style:font-size-complex="14pt" style:font-weight-complex="bold"/>
    </style:style>
    <style:style style:name="P472" style:family="paragraph" style:parent-style-name="Standard">
      <style:paragraph-properties fo:text-align="start" style:justify-single-word="false"/>
      <style:text-properties style:font-name="Liberation Serif" fo:font-size="14pt" style:text-underline-style="none" fo:font-weight="bold" officeooo:rsid="000f6eaf" officeooo:paragraph-rsid="00dca49b" style:font-size-asian="14pt" style:font-weight-asian="bold" style:font-size-complex="14pt" style:font-weight-complex="bold"/>
    </style:style>
    <style:style style:name="P473" style:family="paragraph" style:parent-style-name="Standard">
      <style:paragraph-properties fo:text-align="start" style:justify-single-word="false"/>
      <style:text-properties style:font-name="Liberation Serif" fo:font-size="14pt" style:text-underline-style="none" fo:font-weight="bold" officeooo:rsid="000f6eaf" officeooo:paragraph-rsid="00be9893" style:font-size-asian="14pt" style:font-weight-asian="bold" style:font-size-complex="14pt" style:font-weight-complex="bold"/>
    </style:style>
    <style:style style:name="P474" style:family="paragraph" style:parent-style-name="Standard">
      <style:paragraph-properties fo:text-align="start" style:justify-single-word="false"/>
      <style:text-properties style:font-name="Liberation Serif" fo:font-size="14pt" style:text-underline-style="none" fo:font-weight="bold" officeooo:rsid="000f6eaf" officeooo:paragraph-rsid="00c18097" style:font-size-asian="14pt" style:font-weight-asian="bold" style:font-size-complex="14pt" style:font-weight-complex="bold"/>
    </style:style>
    <style:style style:name="P475" style:family="paragraph" style:parent-style-name="Standard">
      <style:paragraph-properties fo:text-align="start" style:justify-single-word="false"/>
      <style:text-properties style:font-name="Liberation Serif" fo:font-size="14pt" style:text-underline-style="none" fo:font-weight="bold" officeooo:rsid="000f6eaf" officeooo:paragraph-rsid="00c20060" style:font-size-asian="14pt" style:font-weight-asian="bold" style:font-size-complex="14pt" style:font-weight-complex="bold"/>
    </style:style>
    <style:style style:name="P476" style:family="paragraph" style:parent-style-name="Standard">
      <style:paragraph-properties fo:text-align="start" style:justify-single-word="false"/>
      <style:text-properties style:font-name="Liberation Serif" fo:font-size="14pt" style:text-underline-style="none" fo:font-weight="bold" officeooo:rsid="00140c0b" officeooo:paragraph-rsid="00140c0b" style:font-size-asian="14pt" style:font-weight-asian="bold" style:font-size-complex="14pt" style:font-weight-complex="bold"/>
    </style:style>
    <style:style style:name="P477" style:family="paragraph" style:parent-style-name="Standard">
      <style:paragraph-properties fo:text-align="start" style:justify-single-word="false"/>
      <style:text-properties style:font-name="Liberation Serif" fo:font-size="14pt" style:text-underline-style="none" fo:font-weight="bold" officeooo:rsid="001b3cc2" officeooo:paragraph-rsid="001b3cc2" style:font-size-asian="14pt" style:font-weight-asian="bold" style:font-size-complex="14pt" style:font-weight-complex="bold"/>
    </style:style>
    <style:style style:name="P478" style:family="paragraph" style:parent-style-name="Standard">
      <style:paragraph-properties fo:text-align="start" style:justify-single-word="false"/>
      <style:text-properties style:font-name="Liberation Serif" fo:font-size="14pt" style:text-underline-style="none" fo:font-weight="bold" officeooo:rsid="001b3cc2" officeooo:paragraph-rsid="0159b1e7" style:font-size-asian="14pt" style:font-weight-asian="bold" style:font-size-complex="14pt" style:font-weight-complex="bold"/>
    </style:style>
    <style:style style:name="P479" style:family="paragraph" style:parent-style-name="Standard">
      <style:paragraph-properties fo:text-align="start" style:justify-single-word="false"/>
      <style:text-properties style:font-name="Liberation Serif" fo:font-size="14pt" style:text-underline-style="none" fo:font-weight="bold" officeooo:rsid="001b3cc2" officeooo:paragraph-rsid="01611a1d" style:font-size-asian="14pt" style:font-weight-asian="bold" style:font-size-complex="14pt" style:font-weight-complex="bold"/>
    </style:style>
    <style:style style:name="P480" style:family="paragraph" style:parent-style-name="Standard">
      <style:paragraph-properties fo:text-align="start" style:justify-single-word="false"/>
      <style:text-properties style:font-name="Liberation Serif" fo:font-size="14pt" fo:font-weight="bold" officeooo:paragraph-rsid="000beb16" style:font-size-asian="14pt" style:font-weight-asian="bold" style:font-size-complex="14pt" style:font-weight-complex="bold"/>
    </style:style>
    <style:style style:name="P481" style:family="paragraph" style:parent-style-name="Standard">
      <style:paragraph-properties fo:text-align="start" style:justify-single-word="false"/>
      <style:text-properties style:font-name="Liberation Serif" fo:font-size="14pt" fo:font-weight="bold" officeooo:paragraph-rsid="0064c810" style:font-size-asian="14pt" style:font-weight-asian="bold" style:font-size-complex="14pt" style:font-weight-complex="bold"/>
    </style:style>
    <style:style style:name="P482" style:family="paragraph" style:parent-style-name="Standard">
      <style:paragraph-properties fo:text-align="start" style:justify-single-word="false"/>
      <style:text-properties style:font-name="Liberation Serif" fo:font-size="14pt" fo:font-weight="bold" officeooo:paragraph-rsid="013a8c37" style:font-size-asian="14pt" style:font-weight-asian="bold" style:font-size-complex="14pt" style:font-weight-complex="bold"/>
    </style:style>
    <style:style style:name="P48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e03f06" style:font-size-asian="12pt" style:font-style-asian="italic" style:font-weight-asian="normal" style:font-size-complex="12pt" style:font-style-complex="italic" style:font-weight-complex="normal"/>
    </style:style>
    <style:style style:name="P48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fed33f" style:font-size-asian="12pt" style:font-style-asian="italic" style:font-weight-asian="normal" style:font-size-complex="12pt" style:font-style-complex="italic" style:font-weight-complex="normal"/>
    </style:style>
    <style:style style:name="P48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48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18097" style:font-size-asian="12pt" style:font-size-complex="12pt"/>
    </style:style>
    <style:style style:name="P487" style:family="paragraph" style:parent-style-name="Standard">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488"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ac631a"/>
    </style:style>
    <style:style style:name="P48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b9dde" fo:background-color="#fffffe" style:font-size-asian="12pt" style:font-style-asian="italic" style:font-weight-asian="normal" style:font-size-complex="12pt" style:font-style-complex="italic" style:font-weight-complex="normal"/>
    </style:style>
    <style:style style:name="P49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7e6070" style:font-size-asian="12pt" style:font-size-complex="12pt"/>
    </style:style>
    <style:style style:name="P49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492"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493"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496"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498" style:family="paragraph" style:parent-style-name="Standard">
      <style:paragraph-properties fo:text-align="start" style:justify-single-word="false"/>
      <style:text-properties fo:font-variant="normal" fo:text-transform="none" style:font-name="Inter" fo:letter-spacing="normal" fo:font-style="normal" fo:font-weight="normal" officeooo:paragraph-rsid="017a066c"/>
    </style:style>
    <style:style style:name="P499" style:family="paragraph" style:parent-style-name="Standard">
      <style:paragraph-properties fo:text-align="start" style:justify-single-word="false"/>
      <style:text-properties fo:font-variant="normal" fo:text-transform="none" style:font-name="Liberation Serif" fo:letter-spacing="normal" fo:font-style="normal" fo:font-weight="normal" officeooo:paragraph-rsid="017a066c"/>
    </style:style>
    <style:style style:name="P500" style:family="paragraph" style:parent-style-name="Standard">
      <style:text-properties fo:color="#a31515" loext:opacity="100%" style:font-name="Liberation Serif" fo:background-color="#fffffe"/>
    </style:style>
    <style:style style:name="P501" style:family="paragraph" style:parent-style-name="Standard">
      <style:paragraph-properties fo:text-align="start" style:justify-single-word="false"/>
      <style:text-properties fo:color="#a31515" loext:opacity="100%" style:font-name="Liberation Serif" fo:background-color="#fffffe"/>
    </style:style>
    <style:style style:name="P502" style:family="paragraph" style:parent-style-name="Standard">
      <style:paragraph-properties fo:text-align="start" style:justify-single-word="false"/>
      <style:text-properties fo:color="#a31515" loext:opacity="100%" style:font-name="Liberation Serif" officeooo:paragraph-rsid="01649aad" fo:background-color="#fffffe"/>
    </style:style>
    <style:style style:name="P503" style:family="paragraph" style:parent-style-name="Standard">
      <style:text-properties fo:color="#a31515" loext:opacity="100%" style:font-name="Liberation Serif" officeooo:paragraph-rsid="01252fab" fo:background-color="#fffffe"/>
    </style:style>
    <style:style style:name="P504" style:family="paragraph" style:parent-style-name="Standard">
      <style:text-properties style:font-name="Liberation Serif"/>
    </style:style>
    <style:style style:name="P505"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506"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507" style:family="paragraph" style:parent-style-name="Standard">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508" style:family="paragraph" style:parent-style-name="Standard">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509" style:family="paragraph" style:parent-style-name="Standard">
      <style:paragraph-properties fo:text-align="start"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510" style:family="paragraph" style:parent-style-name="Standard">
      <style:paragraph-properties fo:text-align="start"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511" style:family="paragraph" style:parent-style-name="Standard">
      <style:paragraph-properties fo:text-align="start"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512"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513"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514"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515"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516" style:family="paragraph" style:parent-style-name="Standard">
      <style:paragraph-properties fo:text-align="center" style:justify-single-word="false"/>
      <style:text-properties style:font-name="Liberation Serif" fo:font-size="12pt" style:text-underline-style="none" fo:font-weight="normal" officeooo:rsid="0152c5ee" officeooo:paragraph-rsid="0152c5ee" style:font-size-asian="10.5pt" style:font-weight-asian="normal" style:font-size-complex="12pt" style:font-weight-complex="normal"/>
    </style:style>
    <style:style style:name="P517" style:family="paragraph" style:parent-style-name="Standard">
      <style:paragraph-properties fo:text-align="start" style:justify-single-word="false"/>
      <style:text-properties style:font-name="Liberation Serif" fo:font-size="12pt" style:text-underline-style="none" fo:font-weight="normal" officeooo:rsid="014eaed4" officeooo:paragraph-rsid="014eaed4" style:font-size-asian="10.5pt" style:font-weight-asian="normal" style:font-size-complex="12pt" style:font-weight-complex="normal"/>
    </style:style>
    <style:style style:name="P518" style:family="paragraph" style:parent-style-name="Standard">
      <style:paragraph-properties fo:text-align="start"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519"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520"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521"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03150" style:font-size-asian="12pt" style:font-weight-asian="normal" style:font-size-complex="12pt" style:font-weight-complex="normal"/>
    </style:style>
    <style:style style:name="P522"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950c1" style:font-size-asian="12pt" style:font-weight-asian="normal" style:font-size-complex="12pt" style:font-weight-complex="normal"/>
    </style:style>
    <style:style style:name="P523"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435818" style:font-size-asian="12pt" style:font-weight-asian="normal" style:font-size-complex="12pt" style:font-weight-complex="normal"/>
    </style:style>
    <style:style style:name="P524"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4950c1" style:font-size-asian="12pt" style:font-weight-asian="normal" style:font-size-complex="12pt" style:font-weight-complex="normal"/>
    </style:style>
    <style:style style:name="P525"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0fcd2" style:font-size-asian="12pt" style:font-weight-asian="normal" style:font-size-complex="12pt" style:font-weight-complex="normal"/>
    </style:style>
    <style:style style:name="P526"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950c1" style:font-size-asian="12pt" style:font-weight-asian="normal" style:font-size-complex="12pt" style:font-weight-complex="normal"/>
    </style:style>
    <style:style style:name="P527" style:family="paragraph" style:parent-style-name="Standard">
      <style:paragraph-properties fo:text-align="start" style:justify-single-word="false"/>
      <style:text-properties style:font-name="Liberation Serif" fo:font-size="12pt" style:text-underline-style="none" fo:font-weight="normal" officeooo:rsid="0140fcd2" officeooo:paragraph-rsid="0140fcd2" style:font-size-asian="12pt" style:font-weight-asian="normal" style:font-size-complex="12pt" style:font-weight-complex="normal"/>
    </style:style>
    <style:style style:name="P528" style:family="paragraph" style:parent-style-name="Standard">
      <style:paragraph-properties fo:text-align="start" style:justify-single-word="false"/>
      <style:text-properties style:font-name="Liberation Serif" fo:font-size="12pt" style:text-underline-style="none" fo:font-weight="normal" officeooo:rsid="0140fcd2" officeooo:paragraph-rsid="014950c1" style:font-size-asian="12pt" style:font-weight-asian="normal" style:font-size-complex="12pt" style:font-weight-complex="normal"/>
    </style:style>
    <style:style style:name="P529" style:family="paragraph" style:parent-style-name="Standard">
      <style:paragraph-properties fo:text-align="center" style:justify-single-word="false"/>
      <style:text-properties style:font-name="Liberation Serif" fo:font-size="12pt" style:text-underline-style="none" fo:font-weight="normal" officeooo:rsid="014251e3" officeooo:paragraph-rsid="01481bf8" style:font-size-asian="12pt" style:font-weight-asian="normal" style:font-size-complex="12pt" style:font-weight-complex="normal"/>
    </style:style>
    <style:style style:name="P530" style:family="paragraph" style:parent-style-name="Standard">
      <style:paragraph-properties fo:text-align="center" style:justify-single-word="false"/>
      <style:text-properties style:font-name="Liberation Serif" fo:font-size="12pt" style:text-underline-style="none" fo:font-weight="normal" officeooo:rsid="014251e3" officeooo:paragraph-rsid="014950c1" style:font-size-asian="12pt" style:font-weight-asian="normal" style:font-size-complex="12pt" style:font-weight-complex="normal"/>
    </style:style>
    <style:style style:name="P53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b9dde" style:font-size-asian="12pt" style:font-weight-asian="normal" style:font-size-complex="12pt" style:font-weight-complex="normal"/>
    </style:style>
    <style:style style:name="P532" style:family="paragraph" style:parent-style-name="Standard">
      <style:paragraph-properties fo:text-align="start" style:justify-single-word="false"/>
      <style:text-properties style:font-name="Liberation Serif"/>
    </style:style>
    <style:style style:name="P533" style:family="paragraph" style:parent-style-name="Standard">
      <style:paragraph-properties fo:text-align="start" style:justify-single-word="false"/>
      <style:text-properties style:font-name="Liberation Serif" officeooo:paragraph-rsid="0111b712"/>
    </style:style>
    <style:style style:name="P534" style:family="paragraph" style:parent-style-name="Standard">
      <style:paragraph-properties fo:text-align="start" style:justify-single-word="false"/>
      <style:text-properties style:font-name="Liberation Serif" fo:font-size="14pt" fo:font-weight="bold" officeooo:paragraph-rsid="014950c1" style:font-size-asian="14pt" style:font-weight-asian="bold" style:font-size-complex="14pt" style:font-weight-complex="bold"/>
    </style:style>
    <style:style style:name="P535" style:family="paragraph" style:parent-style-name="Standard">
      <style:paragraph-properties fo:text-align="center" style:justify-single-word="false"/>
      <style:text-properties officeooo:paragraph-rsid="01435818"/>
    </style:style>
    <style:style style:name="P536" style:family="paragraph" style:parent-style-name="Standard">
      <style:paragraph-properties fo:text-align="center" style:justify-single-word="false"/>
      <style:text-properties officeooo:paragraph-rsid="014950c1"/>
    </style:style>
    <style:style style:name="P537" style:family="paragraph" style:parent-style-name="Standard">
      <style:paragraph-properties fo:text-align="center" style:justify-single-word="false"/>
      <style:text-properties officeooo:paragraph-rsid="019544a6"/>
    </style:style>
    <style:style style:name="P538" style:family="paragraph" style:parent-style-name="Standard" style:list-style-name="L10">
      <style:paragraph-properties fo:text-align="start" style:justify-single-word="false"/>
      <style:text-properties officeooo:rsid="01315593" officeooo:paragraph-rsid="01315593"/>
    </style:style>
    <style:style style:name="P539" style:family="paragraph" style:parent-style-name="Standard">
      <style:paragraph-properties fo:text-align="start" style:justify-single-word="false"/>
      <style:text-properties officeooo:rsid="01315593" officeooo:paragraph-rsid="01315593"/>
    </style:style>
    <style:style style:name="P540" style:family="paragraph" style:parent-style-name="Standard">
      <style:paragraph-properties fo:text-align="center" style:justify-single-word="false"/>
      <style:text-properties fo:color="#212121" loext:opacity="100%" style:font-name="Liberation Serif" officeooo:paragraph-rsid="00dca49b" fo:background-color="#fffffe"/>
    </style:style>
    <style:style style:name="P541" style:family="paragraph" style:parent-style-name="Standard" style:list-style-name="L1">
      <style:paragraph-properties fo:text-align="start" style:justify-single-word="false"/>
      <style:text-properties officeooo:rsid="017a066c" officeooo:paragraph-rsid="017a066c"/>
    </style:style>
    <style:style style:name="P542" style:family="paragraph" style:parent-style-name="Standard">
      <style:paragraph-properties fo:text-align="start" style:justify-single-word="false">
        <style:tab-stops>
          <style:tab-stop style:position="0in"/>
        </style:tab-stops>
      </style:paragraph-properties>
      <style:text-properties fo:font-size="14pt" fo:font-weight="bold" officeooo:paragraph-rsid="0071c385" style:font-size-asian="14pt" style:font-weight-asian="bold" style:font-size-complex="14pt" style:font-weight-complex="bold"/>
    </style:style>
    <style:style style:name="P543" style:family="paragraph" style:parent-style-name="Standard">
      <style:paragraph-properties fo:text-align="start" style:justify-single-word="false"/>
      <style:text-properties fo:font-size="14pt" fo:font-weight="bold" officeooo:paragraph-rsid="019544a6" style:font-size-asian="14pt" style:font-weight-asian="bold" style:font-size-complex="14pt" style:font-weight-complex="bold"/>
    </style:style>
    <style:style style:name="P544" style:family="paragraph" style:parent-style-name="Standard">
      <style:paragraph-properties fo:text-align="start" style:justify-single-word="false"/>
      <style:text-properties fo:font-size="14pt" fo:font-weight="bold" officeooo:rsid="01315593" officeooo:paragraph-rsid="01315593" style:font-size-asian="14pt" style:font-weight-asian="bold" style:font-size-complex="14pt" style:font-weight-complex="bold"/>
    </style:style>
    <style:style style:name="P545" style:family="paragraph" style:parent-style-name="Standard" style:list-style-name="L2"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Liberation Serif" fo:font-size="14pt" style:text-underline-style="none" fo:font-weight="bold" officeooo:rsid="01171f13" officeooo:paragraph-rsid="012cc2b1" style:font-size-asian="14pt" style:font-weight-asian="bold" style:font-size-complex="14pt" style:font-weight-complex="bold"/>
    </style:style>
    <style:style style:name="T1" style:family="text">
      <style:text-properties officeooo:rsid="00067db1"/>
    </style:style>
    <style:style style:name="T2" style:family="text">
      <style:text-properties style:font-size-asian="12pt"/>
    </style:style>
    <style:style style:name="T3" style:family="text">
      <style:text-properties officeooo:rsid="000611e5" style:font-size-asian="12pt"/>
    </style:style>
    <style:style style:name="T4" style:family="text">
      <style:text-properties officeooo:rsid="00e03f06" style:font-size-asian="12pt"/>
    </style:style>
    <style:style style:name="T5" style:family="text">
      <style:text-properties officeooo:rsid="00e301f4" style:font-size-asian="12pt"/>
    </style:style>
    <style:style style:name="T6" style:family="text">
      <style:text-properties officeooo:rsid="00f45678" style:font-size-asian="12pt"/>
    </style:style>
    <style:style style:name="T7" style:family="text">
      <style:text-properties officeooo:rsid="013bf306" style:font-size-asian="12pt"/>
    </style:style>
    <style:style style:name="T8" style:family="text">
      <style:text-properties officeooo:rsid="0009c32a"/>
    </style:style>
    <style:style style:name="T9" style:family="text">
      <style:text-properties officeooo:rsid="000ae0ba"/>
    </style:style>
    <style:style style:name="T10" style:family="text">
      <style:text-properties officeooo:rsid="000bd12f"/>
    </style:style>
    <style:style style:name="T11" style:family="text">
      <style:text-properties officeooo:rsid="000beb16"/>
    </style:style>
    <style:style style:name="T12" style:family="text">
      <style:text-properties officeooo:rsid="000d6d51"/>
    </style:style>
    <style:style style:name="T13" style:family="text">
      <style:text-properties officeooo:rsid="0015e198"/>
    </style:style>
    <style:style style:name="T14" style:family="text">
      <style:text-properties officeooo:rsid="001804fe"/>
    </style:style>
    <style:style style:name="T15" style:family="text">
      <style:text-properties officeooo:rsid="001c957c"/>
    </style:style>
    <style:style style:name="T16" style:family="text">
      <style:text-properties officeooo:rsid="001f6171"/>
    </style:style>
    <style:style style:name="T17" style:family="text">
      <style:text-properties officeooo:rsid="0020b8b3"/>
    </style:style>
    <style:style style:name="T18" style:family="text">
      <style:text-properties officeooo:rsid="00232514"/>
    </style:style>
    <style:style style:name="T19" style:family="text">
      <style:text-properties officeooo:rsid="002431dc"/>
    </style:style>
    <style:style style:name="T20" style:family="text">
      <style:text-properties fo:color="#a31515" loext:opacity="100%"/>
    </style:style>
    <style:style style:name="T21" style:family="text">
      <style:text-properties fo:color="#a31515" loext:opacity="100%" style:font-name="Liberation Serif" fo:background-color="#fffffe" loext:char-shading-value="0"/>
    </style:style>
    <style:style style:name="T22" style:family="text">
      <style:text-properties fo:color="#a3151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23" style:family="text">
      <style:text-properties fo:color="#a31515" loext:opacity="100%" officeooo:rsid="0041e812"/>
    </style:style>
    <style:style style:name="T24" style:family="text">
      <style:text-properties fo:color="#a31515" loext:opacity="100%" officeooo:rsid="0042f053"/>
    </style:style>
    <style:style style:name="T25" style:family="text">
      <style:text-properties fo:color="#a31515" loext:opacity="100%" officeooo:rsid="0048f1fa"/>
    </style:style>
    <style:style style:name="T26" style:family="text">
      <style:text-properties fo:color="#a31515" loext:opacity="100%" officeooo:rsid="004f70aa"/>
    </style:style>
    <style:style style:name="T27" style:family="text">
      <style:text-properties fo:color="#a31515" loext:opacity="100%" officeooo:rsid="004fdd42"/>
    </style:style>
    <style:style style:name="T28" style:family="text">
      <style:text-properties fo:color="#a31515" loext:opacity="100%" officeooo:rsid="00534315"/>
    </style:style>
    <style:style style:name="T29" style:family="text">
      <style:text-properties fo:color="#a31515" loext:opacity="100%" officeooo:rsid="014ce21f"/>
    </style:style>
    <style:style style:name="T30" style:family="text">
      <style:text-properties fo:color="#a31515" loext:opacity="100%" officeooo:rsid="0161b52c"/>
    </style:style>
    <style:style style:name="T31" style:family="text">
      <style:text-properties fo:color="#a31515" loext:opacity="100%" fo:background-color="#fffffe" loext:char-shading-value="0"/>
    </style:style>
    <style:style style:name="T32" style:family="text">
      <style:text-properties fo:color="#a31515" loext:opacity="100%" officeooo:rsid="017eb3f3"/>
    </style:style>
    <style:style style:name="T33" style:family="text">
      <style:text-properties fo:color="#000000" loext:opacity="100%" fo:background-color="#fffffe" loext:char-shading-value="0"/>
    </style:style>
    <style:style style:name="T34" style:family="text">
      <style:text-properties fo:color="#000000" loext:opacity="100%" officeooo:rsid="002dffd5" fo:background-color="#fffffe" loext:char-shading-value="0"/>
    </style:style>
    <style:style style:name="T35" style:family="text">
      <style:text-properties fo:color="#000000" loext:opacity="100%" officeooo:rsid="003cd920" fo:background-color="#fffffe" loext:char-shading-value="0"/>
    </style:style>
    <style:style style:name="T36" style:family="text">
      <style:text-properties fo:color="#000000" loext:opacity="100%" officeooo:rsid="006e59eb" fo:background-color="#fffffe" loext:char-shading-value="0"/>
    </style:style>
    <style:style style:name="T37" style:family="text">
      <style:text-properties fo:color="#000000" loext:opacity="100%" officeooo:rsid="006e9be9" fo:background-color="#fffffe" loext:char-shading-value="0"/>
    </style:style>
    <style:style style:name="T38" style:family="text">
      <style:text-properties fo:color="#000000" loext:opacity="100%" officeooo:rsid="00702beb" fo:background-color="#fffffe" loext:char-shading-value="0"/>
    </style:style>
    <style:style style:name="T39" style:family="text">
      <style:text-properties fo:color="#000000" loext:opacity="100%" officeooo:rsid="007086d3" fo:background-color="#fffffe" loext:char-shading-value="0"/>
    </style:style>
    <style:style style:name="T40" style:family="text">
      <style:text-properties fo:color="#000000" loext:opacity="100%" officeooo:rsid="0072d04c" fo:background-color="#fffffe" loext:char-shading-value="0"/>
    </style:style>
    <style:style style:name="T41" style:family="text">
      <style:text-properties fo:color="#000000" loext:opacity="100%" officeooo:rsid="0009c32a" fo:background-color="#fffffe" loext:char-shading-value="0"/>
    </style:style>
    <style:style style:name="T42" style:family="text">
      <style:text-properties fo:color="#000000" loext:opacity="100%" officeooo:rsid="000bd12f" fo:background-color="#fffffe" loext:char-shading-value="0"/>
    </style:style>
    <style:style style:name="T43" style:family="text">
      <style:text-properties fo:color="#000000" loext:opacity="100%" officeooo:rsid="00140c0b" fo:background-color="#fffffe" loext:char-shading-value="0"/>
    </style:style>
    <style:style style:name="T44" style:family="text">
      <style:text-properties fo:color="#000000" loext:opacity="100%" fo:font-size="12pt" style:text-underline-style="none" officeooo:rsid="0035cda4" fo:background-color="#fffffe" loext:char-shading-value="0" style:font-size-asian="12pt" style:font-weight-asian="normal" style:font-size-complex="12pt" style:font-weight-complex="normal" loext:padding="0in" loext:border="none"/>
    </style:style>
    <style:style style:name="T45" style:family="text">
      <style:text-properties fo:color="#000000" loext:opacity="100%" style:font-name="Liberation Serif" fo:font-size="12pt" style:text-underline-style="none" fo:font-weight="normal" fo:background-color="#fffffe" loext:char-shading-value="0" style:font-size-asian="12pt" style:font-weight-asian="normal" style:font-size-complex="12pt" style:font-weight-complex="normal"/>
    </style:style>
    <style:style style:name="T46" style:family="text">
      <style:text-properties fo:color="#000000" loext:opacity="100%" style:font-name="Liberation Serif" fo:font-size="12pt" style:text-underline-style="none" fo:font-weight="normal" officeooo:rsid="0005bd6b" fo:background-color="#fffffe" loext:char-shading-value="0" style:font-size-asian="12pt" style:font-weight-asian="normal" style:font-size-complex="12pt" style:font-weight-complex="normal"/>
    </style:style>
    <style:style style:name="T47" style:family="text">
      <style:text-properties fo:color="#000000"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48" style:family="text">
      <style:text-properties fo:color="#000000" loext:opacity="100%" style:font-name="Liberation Serif" fo:font-size="12pt" style:text-underline-style="none" fo:font-weight="normal" officeooo:rsid="00394c4b" fo:background-color="#fffffe" loext:char-shading-value="0" style:font-size-asian="12pt" style:font-weight-asian="normal" style:font-size-complex="12pt" style:font-weight-complex="normal"/>
    </style:style>
    <style:style style:name="T49" style:family="text">
      <style:text-properties fo:color="#000000" loext:opacity="100%" style:font-name="Liberation Serif" fo:font-size="12pt" style:text-underline-style="none" fo:font-weight="normal" officeooo:rsid="0035cda4" fo:background-color="#fffffe" loext:char-shading-value="0" style:font-size-asian="10.5pt" style:font-weight-asian="normal" style:font-size-complex="12pt" style:font-weight-complex="normal"/>
    </style:style>
    <style:style style:name="T50" style:family="text">
      <style:text-properties fo:color="#000000" loext:opacity="100%" style:font-name="Liberation Serif" fo:font-size="12pt" style:text-underline-style="none" officeooo:rsid="0035cda4" fo:background-color="#fffffe" loext:char-shading-value="0" style:font-size-asian="12pt" style:font-weight-asian="normal" style:font-size-complex="12pt" style:font-weight-complex="normal"/>
    </style:style>
    <style:style style:name="T51" style:family="text">
      <style:text-properties fo:color="#000000" loext:opacity="100%" style:font-name="Liberation Serif" fo:font-size="12pt"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52" style:family="text">
      <style:text-properties fo:color="#000000" loext:opacity="100%" style:font-name="Liberation Serif" fo:font-size="12pt" fo:font-weight="normal" fo:background-color="#fffffe" loext:char-shading-value="0" style:font-size-asian="12pt" style:font-size-complex="12pt"/>
    </style:style>
    <style:style style:name="T53" style:family="text">
      <style:text-properties fo:color="#000000" loext:opacity="100%" style:font-name="Liberation Serif" fo:font-size="12pt" fo:font-weight="normal" officeooo:rsid="00b2a361" fo:background-color="#fffffe" loext:char-shading-value="0" style:font-size-asian="12pt" style:font-size-complex="12pt"/>
    </style:style>
    <style:style style:name="T54" style:family="text">
      <style:text-properties fo:color="#000000" loext:opacity="100%" style:font-name="Liberation Serif" fo:background-color="#fffffe" loext:char-shading-value="0"/>
    </style:style>
    <style:style style:name="T55" style:family="text">
      <style:text-properties fo:color="#000000" loext:opacity="100%" style:font-name="Liberation Serif" fo:font-size="12pt" style:text-underline-style="none" officeooo:rsid="0035cda4" fo:background-color="#fffffe" loext:char-shading-value="0" style:font-size-asian="12pt" style:font-weight-asian="normal" style:font-size-complex="12pt" style:font-weight-complex="normal"/>
    </style:style>
    <style:style style:name="T56" style:family="text">
      <style:text-properties fo:color="#0451a5" loext:opacity="100%"/>
    </style:style>
    <style:style style:name="T57" style:family="text">
      <style:text-properties fo:color="#0451a5" loext:opacity="100%" officeooo:rsid="002e6bec"/>
    </style:style>
    <style:style style:name="T58" style:family="text">
      <style:text-properties fo:color="#0451a5" loext:opacity="100%" officeooo:rsid="00302ec5"/>
    </style:style>
    <style:style style:name="T59" style:family="text">
      <style:text-properties fo:color="#0451a5" loext:opacity="100%" style:font-name="Liberation Serif" fo:background-color="#fffffe" loext:char-shading-value="0"/>
    </style:style>
    <style:style style:name="T60" style:family="text">
      <style:text-properties fo:color="#0451a5" loext:opacity="100%" style:font-name="Liberation Serif" officeooo:rsid="003824d9" fo:background-color="#fffffe" loext:char-shading-value="0"/>
    </style:style>
    <style:style style:name="T61" style:family="text">
      <style:text-properties fo:color="#0451a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62" style:family="text">
      <style:text-properties fo:color="#0451a5" loext:opacity="100%" style:font-name="Liberation Serif" fo:font-size="12pt" style:text-underline-style="none" fo:font-weight="normal" officeooo:rsid="003824d9" fo:background-color="#fffffe" loext:char-shading-value="0" style:font-size-asian="12pt" style:font-weight-asian="normal" style:font-size-complex="12pt" style:font-weight-complex="normal"/>
    </style:style>
    <style:style style:name="T63" style:family="text">
      <style:text-properties fo:color="#0451a5" loext:opacity="100%" officeooo:rsid="0036f41a"/>
    </style:style>
    <style:style style:name="T64" style:family="text">
      <style:text-properties fo:color="#0451a5" loext:opacity="100%" officeooo:rsid="003cf921"/>
    </style:style>
    <style:style style:name="T65" style:family="text">
      <style:text-properties fo:color="#0451a5" loext:opacity="100%" officeooo:rsid="003ee96b"/>
    </style:style>
    <style:style style:name="T66" style:family="text">
      <style:text-properties fo:color="#0451a5" loext:opacity="100%" officeooo:rsid="0041e812"/>
    </style:style>
    <style:style style:name="T67" style:family="text">
      <style:text-properties fo:color="#0451a5" loext:opacity="100%" officeooo:rsid="0042f053"/>
    </style:style>
    <style:style style:name="T68" style:family="text">
      <style:text-properties fo:color="#0451a5" loext:opacity="100%" officeooo:rsid="0045b063"/>
    </style:style>
    <style:style style:name="T69" style:family="text">
      <style:text-properties fo:color="#0451a5" loext:opacity="100%" officeooo:rsid="0048f1fa"/>
    </style:style>
    <style:style style:name="T70" style:family="text">
      <style:text-properties fo:color="#0451a5" loext:opacity="100%" officeooo:rsid="0049cb82"/>
    </style:style>
    <style:style style:name="T71" style:family="text">
      <style:text-properties fo:color="#0451a5" loext:opacity="100%" officeooo:rsid="004fdd42"/>
    </style:style>
    <style:style style:name="T72" style:family="text">
      <style:text-properties fo:color="#0451a5" loext:opacity="100%" officeooo:rsid="00527951"/>
    </style:style>
    <style:style style:name="T73" style:family="text">
      <style:text-properties fo:color="#0451a5" loext:opacity="100%" officeooo:rsid="00758ad9"/>
    </style:style>
    <style:style style:name="T74" style:family="text">
      <style:text-properties fo:color="#0451a5" loext:opacity="100%" officeooo:rsid="01782a3c"/>
    </style:style>
    <style:style style:name="T75" style:family="text">
      <style:text-properties officeooo:rsid="0035cda4"/>
    </style:style>
    <style:style style:name="T76" style:family="text">
      <style:text-properties style:font-name="Liberation Serif" fo:font-size="12pt" style:text-underline-style="none" fo:font-weight="normal" style:font-size-asian="10.5pt" style:font-weight-asian="normal" style:font-size-complex="12pt" style:font-weight-complex="normal"/>
    </style:style>
    <style:style style:name="T77" style:family="text">
      <style:text-properties style:font-name="Liberation Serif" fo:font-size="12pt" style:text-underline-style="none" fo:font-weight="normal" officeooo:rsid="0035cda4" style:font-size-asian="10.5pt" style:font-weight-asian="normal" style:font-size-complex="12pt" style:font-weight-complex="normal"/>
    </style:style>
    <style:style style:name="T78" style:family="text">
      <style:text-properties style:font-name="Liberation Serif" fo:font-size="12pt" style:text-underline-style="none" fo:font-weight="normal" officeooo:rsid="014eaed4" style:font-size-asian="10.5pt" style:font-weight-asian="normal" style:font-size-complex="12pt" style:font-weight-complex="normal"/>
    </style:style>
    <style:style style:name="T79" style:family="text">
      <style:text-properties style:font-name="Liberation Serif" fo:font-size="12pt" style:text-underline-style="none" fo:font-weight="normal" officeooo:rsid="012cc2b1" style:font-size-asian="10.5pt" style:font-weight-asian="normal" style:font-size-complex="12pt" style:font-weight-complex="normal"/>
    </style:style>
    <style:style style:name="T80" style:family="text">
      <style:text-properties style:font-name="Liberation Serif" fo:font-size="12pt" fo:font-style="italic" style:text-underline-style="none" fo:font-weight="normal" officeooo:rsid="007e6070" style:font-size-asian="12pt" style:font-style-asian="italic" style:font-weight-asian="normal" style:font-size-complex="12pt" style:font-style-complex="italic" style:font-weight-complex="normal"/>
    </style:style>
    <style:style style:name="T81" style:family="text">
      <style:text-properties style:font-name="Liberation Serif" fo:font-size="12pt" fo:font-weight="normal" style:font-size-asian="12pt" style:font-size-complex="12pt"/>
    </style:style>
    <style:style style:name="T82" style:family="text">
      <style:text-properties style:font-name="Liberation Serif" fo:font-size="12pt" fo:font-weight="normal" officeooo:rsid="00889376" style:font-size-asian="12pt" style:font-size-complex="12pt"/>
    </style:style>
    <style:style style:name="T83" style:family="text">
      <style:text-properties style:font-name="Liberation Serif" fo:font-size="12pt" fo:font-weight="normal" officeooo:rsid="009e45dd" style:font-size-asian="12pt" style:font-size-complex="12pt"/>
    </style:style>
    <style:style style:name="T84" style:family="text">
      <style:text-properties style:font-name="Liberation Serif" fo:font-size="12pt" fo:font-weight="normal" officeooo:rsid="00b2a361" style:font-size-asian="12pt" style:font-size-complex="12pt"/>
    </style:style>
    <style:style style:name="T85" style:family="text">
      <style:text-properties style:font-name="Liberation Serif" fo:font-size="12pt" fo:font-weight="normal" officeooo:rsid="00c7b50b" style:font-size-asian="12pt" style:font-size-complex="12pt"/>
    </style:style>
    <style:style style:name="T86" style:family="text">
      <style:text-properties style:font-name="Liberation Serif" style:text-underline-style="none"/>
    </style:style>
    <style:style style:name="T87" style:family="text">
      <style:text-properties style:font-name="Liberation Serif" style:text-underline-style="none" officeooo:rsid="0005bd6b"/>
    </style:style>
    <style:style style:name="T88" style:family="text">
      <style:text-properties style:font-name="Liberation Serif" style:text-underline-style="none" officeooo:rsid="002b7797"/>
    </style:style>
    <style:style style:name="T89" style:family="text">
      <style:text-properties style:font-name="Liberation Serif" style:text-underline-style="none" officeooo:rsid="00067db1"/>
    </style:style>
    <style:style style:name="T90" style:family="text">
      <style:text-properties style:font-name="Liberation Serif" style:text-underline-style="none" officeooo:rsid="0071c385"/>
    </style:style>
    <style:style style:name="T91" style:family="text">
      <style:text-properties style:font-name="Liberation Serif" style:text-underline-style="none" officeooo:rsid="00140c0b"/>
    </style:style>
    <style:style style:name="T92" style:family="text">
      <style:text-properties style:font-name="Liberation Serif" style:text-underline-style="none" officeooo:rsid="010a79c8"/>
    </style:style>
    <style:style style:name="T93" style:family="text">
      <style:text-properties style:font-name="Liberation Serif" style:text-underline-style="none" officeooo:rsid="01314cdc"/>
    </style:style>
    <style:style style:name="T94" style:family="text">
      <style:text-properties style:font-name="Liberation Serif" style:text-underline-style="none" officeooo:rsid="01315593"/>
    </style:style>
    <style:style style:name="T95" style:family="text">
      <style:text-properties officeooo:rsid="005ec2cf"/>
    </style:style>
    <style:style style:name="T96" style:family="text">
      <style:text-properties officeooo:rsid="00633d13"/>
    </style:style>
    <style:style style:name="T97" style:family="text">
      <style:text-properties officeooo:rsid="0063b86d"/>
    </style:style>
    <style:style style:name="T98" style:family="text">
      <style:text-properties officeooo:rsid="006db7be"/>
    </style:style>
    <style:style style:name="T99" style:family="text">
      <style:text-properties officeooo:rsid="00747cd6"/>
    </style:style>
    <style:style style:name="T100" style:family="text">
      <style:text-properties officeooo:rsid="00758ad9"/>
    </style:style>
    <style:style style:name="T101" style:family="text">
      <style:text-properties officeooo:rsid="007ad115"/>
    </style:style>
    <style:style style:name="T102" style:family="text">
      <style:text-properties officeooo:rsid="007b7209"/>
    </style:style>
    <style:style style:name="T103" style:family="text">
      <style:text-properties officeooo:rsid="007c2178"/>
    </style:style>
    <style:style style:name="T104" style:family="text">
      <style:text-properties fo:font-variant="normal" fo:text-transform="none" fo:color="#212121" loext:opacity="100%" style:font-name="Liberation Serif" fo:font-size="12pt" fo:letter-spacing="normal" fo:font-style="italic" fo:font-weight="normal" style:font-size-asian="12pt" style:font-style-asian="italic" style:font-size-complex="12pt" style:font-style-complex="italic"/>
    </style:style>
    <style:style style:name="T105" style:family="text">
      <style:text-properties fo:font-variant="normal" fo:text-transform="none" fo:color="#212121" loext:opacity="100%" style:font-name="Liberation Serif" fo:font-size="12pt" fo:letter-spacing="normal" fo:font-style="italic" fo:font-weight="normal" fo:background-color="#fffffe" loext:char-shading-value="0" style:font-size-asian="12pt" style:font-style-asian="italic" style:font-size-complex="12pt" style:font-style-complex="italic"/>
    </style:style>
    <style:style style:name="T106" style:family="text">
      <style:text-properties fo:font-variant="normal" fo:text-transform="none" fo:color="#212121" loext:opacity="100%" style:font-name="Liberation Serif" fo:font-size="12pt" fo:letter-spacing="normal" fo:font-style="italic" style:text-underline-style="none" fo:font-weight="normal" officeooo:rsid="002c3e68" fo:background-color="#fffffe" loext:char-shading-value="0" style:font-size-asian="12pt" style:font-style-asian="italic" style:font-weight-asian="normal" style:font-size-complex="12pt" style:font-style-complex="italic" style:font-weight-complex="normal"/>
    </style:style>
    <style:style style:name="T107" style:family="text">
      <style:text-properties fo:font-variant="normal" fo:text-transform="none" fo:color="#212121" loext:opacity="100%" fo:letter-spacing="normal" fo:font-style="italic" fo:background-color="#fffffe" loext:char-shading-value="0" style:font-style-asian="italic" style:font-style-complex="italic"/>
    </style:style>
    <style:style style:name="T108" style:family="text">
      <style:text-properties fo:font-variant="normal" fo:text-transform="none" fo:color="#212121" loext:opacity="100%" fo:letter-spacing="normal" fo:font-style="italic" officeooo:rsid="007e6070" fo:background-color="#fffffe" loext:char-shading-value="0" style:font-style-asian="italic" style:font-style-complex="italic"/>
    </style:style>
    <style:style style:name="T109" style:family="text">
      <style:text-properties fo:font-variant="normal" fo:text-transform="none" fo:color="#212121" loext:opacity="100%" fo:letter-spacing="normal" fo:font-style="italic" officeooo:rsid="00889376" fo:background-color="#fffffe" loext:char-shading-value="0" style:font-style-asian="italic" style:font-style-complex="italic"/>
    </style:style>
    <style:style style:name="T110" style:family="text">
      <style:text-properties fo:font-variant="normal" fo:text-transform="none" fo:color="#212121" loext:opacity="100%" fo:letter-spacing="normal" fo:font-style="italic" officeooo:rsid="008b9dde" fo:background-color="#fffffe" loext:char-shading-value="0" style:font-style-asian="italic" style:font-style-complex="italic"/>
    </style:style>
    <style:style style:name="T111" style:family="text">
      <style:text-properties fo:font-variant="normal" fo:text-transform="none" fo:color="#212121" loext:opacity="100%" fo:letter-spacing="normal" fo:font-style="italic" officeooo:rsid="00950782" fo:background-color="#fffffe" loext:char-shading-value="0" style:font-style-asian="italic" style:font-style-complex="italic"/>
    </style:style>
    <style:style style:name="T112" style:family="text">
      <style:text-properties fo:font-variant="normal" fo:text-transform="none" fo:color="#212121" loext:opacity="100%" fo:letter-spacing="normal" fo:font-style="italic" officeooo:rsid="0096e211" fo:background-color="#fffffe" loext:char-shading-value="0" style:font-style-asian="italic" style:font-style-complex="italic"/>
    </style:style>
    <style:style style:name="T113" style:family="text">
      <style:text-properties fo:font-variant="normal" fo:text-transform="none" fo:color="#212121" loext:opacity="100%" fo:letter-spacing="normal" fo:font-style="italic" officeooo:rsid="00b34be4" fo:background-color="#fffffe" loext:char-shading-value="0" style:font-style-asian="italic" style:font-style-complex="italic"/>
    </style:style>
    <style:style style:name="T114" style:family="text">
      <style:text-properties fo:font-variant="normal" fo:text-transform="none" fo:color="#212121" loext:opacity="100%" fo:letter-spacing="normal" fo:font-style="italic" officeooo:rsid="00b4acbe" fo:background-color="#fffffe" loext:char-shading-value="0" style:font-style-asian="italic" style:font-style-complex="italic"/>
    </style:style>
    <style:style style:name="T115" style:family="text">
      <style:text-properties fo:font-variant="normal" fo:text-transform="none" fo:color="#212121" loext:opacity="100%" fo:letter-spacing="normal" fo:font-style="italic" officeooo:rsid="00b8d30e" fo:background-color="#fffffe" loext:char-shading-value="0" style:font-style-asian="italic" style:font-style-complex="italic"/>
    </style:style>
    <style:style style:name="T116" style:family="text">
      <style:text-properties fo:font-variant="normal" fo:text-transform="none" fo:color="#212121" loext:opacity="100%" fo:letter-spacing="normal" fo:font-style="italic" officeooo:rsid="00c12868" fo:background-color="#fffffe" loext:char-shading-value="0" style:font-style-asian="italic" style:font-style-complex="italic"/>
    </style:style>
    <style:style style:name="T117" style:family="text">
      <style:text-properties fo:font-variant="normal" fo:text-transform="none" fo:color="#212121" loext:opacity="100%" fo:letter-spacing="normal" fo:font-style="italic" officeooo:rsid="00c20060" fo:background-color="#fffffe" loext:char-shading-value="0" style:font-style-asian="italic" style:font-style-complex="italic"/>
    </style:style>
    <style:style style:name="T118" style:family="text">
      <style:text-properties fo:font-variant="normal" fo:text-transform="none" fo:color="#212121" loext:opacity="100%" fo:letter-spacing="normal" fo:font-style="italic" officeooo:rsid="00c6147f" fo:background-color="#fffffe" loext:char-shading-value="0" style:font-style-asian="italic" style:font-style-complex="italic"/>
    </style:style>
    <style:style style:name="T119" style:family="text">
      <style:text-properties fo:font-variant="normal" fo:text-transform="none" fo:color="#212121" loext:opacity="100%" fo:letter-spacing="normal" fo:font-style="italic" officeooo:rsid="00c7b50b" fo:background-color="#fffffe" loext:char-shading-value="0" style:font-style-asian="italic" style:font-style-complex="italic"/>
    </style:style>
    <style:style style:name="T120" style:family="text">
      <style:text-properties fo:font-variant="normal" fo:text-transform="none" fo:color="#212121" loext:opacity="100%" fo:letter-spacing="normal" fo:font-style="italic" officeooo:rsid="00d9de91" fo:background-color="#fffffe" loext:char-shading-value="0" style:font-style-asian="italic" style:font-style-complex="italic"/>
    </style:style>
    <style:style style:name="T121" style:family="text">
      <style:text-properties fo:font-variant="normal" fo:text-transform="none" fo:color="#212121" loext:opacity="100%" fo:letter-spacing="normal" fo:font-style="italic" officeooo:rsid="016891ac" fo:background-color="#fffffe" loext:char-shading-value="0" style:font-style-asian="italic" style:font-style-complex="italic"/>
    </style:style>
    <style:style style:name="T122" style:family="text">
      <style:text-properties fo:font-variant="normal" fo:text-transform="none" fo:color="#212121" loext:opacity="100%" fo:letter-spacing="normal" fo:font-style="italic" officeooo:rsid="01931dfb" fo:background-color="#fffffe" loext:char-shading-value="0" style:font-style-asian="italic" style:font-style-complex="italic"/>
    </style:style>
    <style:style style:name="T123" style:family="text">
      <style:text-properties fo:font-variant="normal" fo:text-transform="none" fo:color="#212121" loext:opacity="100%" fo:letter-spacing="normal" fo:font-style="italic" style:font-size-asian="12pt" style:font-style-asian="italic" style:font-style-complex="italic"/>
    </style:style>
    <style:style style:name="T124" style:family="text">
      <style:text-properties fo:font-variant="normal" fo:text-transform="none" fo:color="#212121" loext:opacity="100%" fo:letter-spacing="normal" fo:font-style="italic" style:font-style-asian="italic" style:font-style-complex="italic"/>
    </style:style>
    <style:style style:name="T125" style:family="text">
      <style:text-properties fo:font-variant="normal" fo:text-transform="none" fo:color="#212121" loext:opacity="100%" fo:letter-spacing="normal" fo:font-style="italic" officeooo:rsid="013bf306" style:font-style-asian="italic" style:font-style-complex="italic"/>
    </style:style>
    <style:style style:name="T126" style:family="text">
      <style:text-properties fo:font-variant="normal" fo:text-transform="none" fo:color="#212121" loext:opacity="100%" fo:letter-spacing="normal" fo:background-color="#fffffe" loext:char-shading-value="0"/>
    </style:style>
    <style:style style:name="T127" style:family="text">
      <style:text-properties fo:font-variant="normal" fo:text-transform="none" fo:color="#212121" loext:opacity="100%" fo:letter-spacing="normal" officeooo:rsid="00950782" fo:background-color="#fffffe" loext:char-shading-value="0"/>
    </style:style>
    <style:style style:name="T128" style:family="text">
      <style:text-properties fo:font-variant="normal" fo:text-transform="none" fo:color="#212121" loext:opacity="100%" fo:letter-spacing="normal" fo:font-style="normal"/>
    </style:style>
    <style:style style:name="T129" style:family="text">
      <style:text-properties fo:font-variant="normal" fo:text-transform="none" fo:color="#212121" loext:opacity="100%" fo:letter-spacing="normal" fo:font-style="normal" officeooo:rsid="014251e3"/>
    </style:style>
    <style:style style:name="T130" style:family="text">
      <style:text-properties fo:font-variant="normal" fo:text-transform="none" fo:color="#212121" loext:opacity="100%" fo:letter-spacing="normal" fo:font-style="normal" officeooo:rsid="013bf306" style:font-style-asian="italic" style:font-style-complex="italic"/>
    </style:style>
    <style:style style:name="T131" style:family="text">
      <style:text-properties fo:font-variant="normal" fo:text-transform="none" fo:color="#212121" loext:opacity="100%" fo:letter-spacing="normal" fo:font-style="normal" style:font-size-asian="12pt"/>
    </style:style>
    <style:style style:name="T132" style:family="text">
      <style:text-properties fo:font-variant="normal" fo:text-transform="none" fo:color="#212121" loext:opacity="100%" fo:letter-spacing="normal" fo:font-style="normal" officeooo:rsid="001804fe" style:font-size-asian="12pt"/>
    </style:style>
    <style:style style:name="T133" style:family="text">
      <style:text-properties fo:font-variant="normal" fo:text-transform="none" fo:color="#212121" loext:opacity="100%" fo:letter-spacing="normal" fo:font-style="normal" officeooo:rsid="0152c5ee" style:font-size-asian="12pt"/>
    </style:style>
    <style:style style:name="T134" style:family="text">
      <style:text-properties fo:font-variant="normal" fo:text-transform="none" fo:color="#212121" loext:opacity="100%" fo:letter-spacing="normal" fo:font-style="normal" style:text-underline-style="none" officeooo:rsid="001804fe"/>
    </style:style>
    <style:style style:name="T135" style:family="text">
      <style:text-properties fo:font-variant="normal" fo:text-transform="none" fo:color="#212121" loext:opacity="100%" style:font-name="Inter" fo:font-size="9pt" fo:letter-spacing="normal" fo:font-style="normal"/>
    </style:style>
    <style:style style:name="T136" style:family="text">
      <style:text-properties fo:font-variant="normal" fo:text-transform="none" fo:color="#212121" loext:opacity="100%" style:font-name="Inter" fo:font-size="9pt" fo:letter-spacing="normal" fo:font-style="normal" officeooo:rsid="013bf306"/>
    </style:style>
    <style:style style:name="T137" style:family="text">
      <style:text-properties fo:font-variant="normal" fo:text-transform="none" fo:color="#212121" loext:opacity="100%" style:font-name="Inter" fo:font-size="9pt" fo:letter-spacing="normal" fo:font-style="normal" officeooo:rsid="013bf306" style:font-size-asian="12pt"/>
    </style:style>
    <style:style style:name="T138" style:family="text">
      <style:text-properties fo:font-variant="normal" fo:text-transform="none" fo:color="#212121" loext:opacity="100%" style:font-name="Inter" fo:font-size="9pt" fo:letter-spacing="normal" fo:font-style="italic" officeooo:rsid="007e6070" style:font-size-asian="12pt" style:font-style-asian="italic" style:font-style-complex="italic"/>
    </style:style>
    <style:style style:name="T139" style:family="text">
      <style:text-properties fo:font-variant="normal" fo:text-transform="none" fo:color="#212121" loext:opacity="100%" style:font-name="Inter" fo:font-size="9pt" fo:letter-spacing="normal" fo:font-style="italic" officeooo:rsid="013bf306" style:font-size-asian="12pt" style:font-style-asian="italic" style:font-style-complex="italic"/>
    </style:style>
    <style:style style:name="T140" style:family="text">
      <style:text-properties fo:font-variant="normal" fo:text-transform="none" fo:color="#212121" loext:opacity="100%" style:font-name="Inter" fo:font-size="9pt" fo:letter-spacing="normal" fo:font-style="italic" officeooo:rsid="013d8868" style:font-size-asian="12pt" style:font-style-asian="italic" style:font-style-complex="italic"/>
    </style:style>
    <style:style style:name="T141" style:family="text">
      <style:text-properties fo:font-variant="normal" fo:text-transform="none" fo:color="#212121" loext:opacity="100%" style:font-name="Liberation Serif" fo:font-size="12pt" fo:letter-spacing="normal" fo:font-style="normal" style:text-underline-style="none" fo:font-weight="normal" officeooo:rsid="001804fe" style:font-size-asian="12pt" style:font-weight-asian="normal" style:font-size-complex="12pt" style:font-weight-complex="normal"/>
    </style:style>
    <style:style style:name="T142" style:family="text">
      <style:text-properties fo:font-variant="normal" fo:text-transform="none" fo:color="#212121" loext:opacity="100%" style:font-name="Liberation Serif" fo:font-size="12pt" fo:letter-spacing="normal" fo:font-style="normal" style:text-underline-style="none" fo:font-weight="normal" officeooo:rsid="013bf306" style:font-size-asian="12pt" style:font-weight-asian="normal" style:font-size-complex="12pt" style:font-weight-complex="normal"/>
    </style:style>
    <style:style style:name="T143" style:family="text">
      <style:text-properties fo:font-variant="normal" fo:text-transform="none" fo:color="#212121" loext:opacity="100%" style:font-name="Liberation Serif" fo:font-size="12pt" fo:letter-spacing="normal" fo:font-style="normal" style:text-underline-style="none" fo:font-weight="normal" officeooo:rsid="01435818" style:font-size-asian="12pt" style:font-weight-asian="normal" style:font-size-complex="12pt" style:font-weight-complex="normal"/>
    </style:style>
    <style:style style:name="T144" style:family="text">
      <style:text-properties fo:font-variant="normal" fo:text-transform="none" fo:color="#212121" loext:opacity="100%" style:font-name="Liberation Serif" fo:font-size="12pt" fo:letter-spacing="normal" fo:font-style="normal" style:text-underline-style="none" fo:font-weight="normal" officeooo:rsid="014be187" style:font-size-asian="12pt" style:font-weight-asian="normal" style:font-size-complex="12pt" style:font-weight-complex="normal"/>
    </style:style>
    <style:style style:name="T145" style:family="text">
      <style:text-properties fo:font-variant="normal" fo:text-transform="none" fo:color="#212121" loext:opacity="100%" style:font-name="Liberation Serif" fo:font-size="12pt" fo:letter-spacing="normal" fo:font-style="normal" style:text-underline-style="none" fo:font-weight="normal" officeooo:rsid="014eaed4" style:font-size-asian="12pt" style:font-weight-asian="normal" style:font-size-complex="12pt" style:font-weight-complex="normal"/>
    </style:style>
    <style:style style:name="T146" style:family="text">
      <style:text-properties fo:font-variant="normal" fo:text-transform="none" fo:color="#212121" loext:opacity="100%" style:font-name="Liberation Serif" fo:font-size="12pt" fo:letter-spacing="normal" fo:font-style="normal" style:text-underline-style="none" fo:font-weight="normal" officeooo:rsid="0152c5ee" style:font-size-asian="12pt" style:font-weight-asian="normal" style:font-size-complex="12pt" style:font-weight-complex="normal"/>
    </style:style>
    <style:style style:name="T147" style:family="text">
      <style:text-properties fo:font-variant="normal" fo:text-transform="none" fo:color="#212121" loext:opacity="100%" style:font-name="Liberation Serif" fo:font-size="12pt" fo:letter-spacing="normal" fo:font-style="italic" style:text-underline-style="none" fo:font-weight="normal" officeooo:rsid="007e6070" style:font-size-asian="12pt" style:font-style-asian="italic" style:font-weight-asian="normal" style:font-size-complex="12pt" style:font-style-complex="italic" style:font-weight-complex="normal"/>
    </style:style>
    <style:style style:name="T148" style:family="text">
      <style:text-properties fo:font-variant="normal" fo:text-transform="none" fo:color="#212121" loext:opacity="100%" style:font-name="Liberation Serif" fo:font-size="12pt" fo:letter-spacing="normal" fo:font-style="italic" style:text-underline-style="none" fo:font-weight="normal" officeooo:rsid="013bf306" style:font-size-asian="12pt" style:font-style-asian="italic" style:font-weight-asian="normal" style:font-size-complex="12pt" style:font-style-complex="italic" style:font-weight-complex="normal"/>
    </style:style>
    <style:style style:name="T149" style:family="text">
      <style:text-properties fo:font-variant="normal" fo:text-transform="none" fo:color="#212121" loext:opacity="100%" style:font-name="Liberation Serif" fo:font-size="12pt" fo:letter-spacing="normal" fo:font-style="italic" style:text-underline-style="none" fo:font-weight="normal" officeooo:rsid="0144490e" style:font-size-asian="12pt" style:font-style-asian="italic" style:font-weight-asian="normal" style:font-size-complex="12pt" style:font-style-complex="italic" style:font-weight-complex="normal"/>
    </style:style>
    <style:style style:name="T150" style:family="text">
      <style:text-properties fo:font-variant="normal" fo:text-transform="none" fo:color="#212121" loext:opacity="100%" style:font-name="Liberation Serif" fo:letter-spacing="normal" fo:font-style="italic" officeooo:rsid="007e6070" style:font-size-asian="12pt" style:font-style-asian="italic" style:font-style-complex="italic"/>
    </style:style>
    <style:style style:name="T151" style:family="text">
      <style:text-properties fo:font-variant="normal" fo:text-transform="none" fo:color="#212121" loext:opacity="100%" style:font-name="Liberation Serif" fo:letter-spacing="normal" fo:font-style="italic" officeooo:rsid="0144490e" style:font-size-asian="12pt" style:font-style-asian="italic" style:font-style-complex="italic"/>
    </style:style>
    <style:style style:name="T152" style:family="text">
      <style:text-properties fo:font-variant="normal" fo:text-transform="none" fo:color="#212121" loext:opacity="100%" style:font-name="Liberation Serif" fo:letter-spacing="normal" fo:font-style="italic" officeooo:rsid="013bf306" style:font-size-asian="12pt" style:font-style-asian="italic" style:font-style-complex="italic"/>
    </style:style>
    <style:style style:name="T153" style:family="text">
      <style:text-properties fo:font-variant="normal" fo:text-transform="none" fo:color="#212121" loext:opacity="100%" style:font-name="Liberation Serif" fo:letter-spacing="normal" fo:font-style="italic" officeooo:rsid="014626e3" style:font-size-asian="12pt" style:font-style-asian="italic" style:font-style-complex="italic"/>
    </style:style>
    <style:style style:name="T154" style:family="text">
      <style:text-properties fo:font-variant="normal" fo:text-transform="none" fo:color="#212121" loext:opacity="100%" style:font-name="Liberation Serif" fo:letter-spacing="normal" fo:font-style="normal"/>
    </style:style>
    <style:style style:name="T155" style:family="text">
      <style:text-properties fo:font-variant="normal" fo:text-transform="none" fo:color="#212121" loext:opacity="100%" style:font-name="Liberation Serif" fo:letter-spacing="normal" fo:font-style="normal" style:font-size-asian="12pt"/>
    </style:style>
    <style:style style:name="T156" style:family="text">
      <style:text-properties fo:font-variant="normal" fo:text-transform="none" fo:color="#212121" loext:opacity="100%" style:font-name="Liberation Serif" fo:letter-spacing="normal" fo:font-style="normal" officeooo:rsid="013bf306" style:font-size-asian="12pt"/>
    </style:style>
    <style:style style:name="T157" style:family="text">
      <style:text-properties fo:font-variant="normal" fo:text-transform="none" fo:color="#212121" loext:opacity="100%" style:font-name="Liberation Serif" fo:letter-spacing="normal" fo:font-style="normal" officeooo:rsid="01435818" style:font-size-asian="12pt"/>
    </style:style>
    <style:style style:name="T158" style:family="text">
      <style:text-properties fo:font-variant="normal" fo:text-transform="none" fo:color="#212121" loext:opacity="100%" style:font-name="Liberation Serif" fo:letter-spacing="normal" fo:font-style="normal" officeooo:rsid="001804fe" style:font-size-asian="12pt"/>
    </style:style>
    <style:style style:name="T159" style:family="text">
      <style:text-properties fo:font-variant="normal" fo:text-transform="none" fo:color="#212121" loext:opacity="100%" style:font-name="Liberation Serif" fo:letter-spacing="normal" fo:font-style="normal" officeooo:rsid="0152c5ee" style:font-size-asian="12pt"/>
    </style:style>
    <style:style style:name="T160" style:family="text">
      <style:text-properties fo:font-variant="normal" fo:text-transform="none" fo:color="#212121" loext:opacity="100%" style:font-name="Liberation Serif" fo:letter-spacing="normal" fo:font-style="normal" officeooo:rsid="014be187" style:font-size-asian="12pt"/>
    </style:style>
    <style:style style:name="T161" style:family="text">
      <style:text-properties fo:font-variant="normal" fo:text-transform="none" fo:color="#212121" loext:opacity="100%" style:font-name="Liberation Serif" fo:letter-spacing="normal" fo:font-style="normal" style:font-size-asian="12pt" style:font-size-complex="12pt"/>
    </style:style>
    <style:style style:name="T162" style:family="text">
      <style:text-properties fo:font-variant="normal" fo:text-transform="none" fo:color="#212121" loext:opacity="100%" style:font-name="Liberation Serif" fo:letter-spacing="normal" fo:font-style="normal" officeooo:rsid="013a8c37"/>
    </style:style>
    <style:style style:name="T163" style:family="text">
      <style:text-properties fo:font-variant="normal" fo:text-transform="none" fo:color="#212121" loext:opacity="100%" style:font-name="Liberation Serif" fo:font-size="14pt" fo:letter-spacing="normal" fo:font-style="normal" style:text-underline-style="none" fo:font-weight="bold" officeooo:rsid="001804fe" style:font-size-asian="14pt" style:font-weight-asian="bold" style:font-size-complex="14pt" style:font-weight-complex="bold"/>
    </style:style>
    <style:style style:name="T164" style:family="text">
      <style:text-properties fo:font-variant="normal" fo:text-transform="none" fo:color="#000000" loext:opacity="100%" fo:letter-spacing="normal" fo:font-style="normal" fo:background-color="#fffffe" loext:char-shading-value="0"/>
    </style:style>
    <style:style style:name="T165" style:family="text">
      <style:text-properties fo:font-variant="normal" fo:text-transform="none" fo:color="#000000" loext:opacity="100%" fo:letter-spacing="normal" fo:font-style="normal" officeooo:rsid="002dffd5" fo:background-color="#fffffe" loext:char-shading-value="0"/>
    </style:style>
    <style:style style:name="T166" style:family="text">
      <style:text-properties fo:font-variant="normal" fo:text-transform="none" fo:color="#000000" loext:opacity="100%" fo:letter-spacing="normal" fo:font-style="normal" officeooo:rsid="00c062c3" fo:background-color="#fffffe" loext:char-shading-value="0"/>
    </style:style>
    <style:style style:name="T167" style:family="text">
      <style:text-properties fo:font-variant="normal" fo:text-transform="none" fo:color="#000000" loext:opacity="100%" fo:letter-spacing="normal" fo:font-style="normal" officeooo:rsid="00db3da2" fo:background-color="#fffffe" loext:char-shading-value="0"/>
    </style:style>
    <style:style style:name="T168" style:family="text">
      <style:text-properties fo:font-variant="normal" fo:text-transform="none" fo:color="#000000" loext:opacity="100%" fo:letter-spacing="normal" fo:font-style="normal" officeooo:rsid="00e03f06" fo:background-color="#fffffe" loext:char-shading-value="0"/>
    </style:style>
    <style:style style:name="T169" style:family="text">
      <style:text-properties fo:font-variant="normal" fo:text-transform="none" fo:color="#000000" loext:opacity="100%" fo:letter-spacing="normal" fo:font-style="normal" officeooo:rsid="00e34249" fo:background-color="#fffffe" loext:char-shading-value="0"/>
    </style:style>
    <style:style style:name="T170" style:family="text">
      <style:text-properties fo:font-variant="normal" fo:text-transform="none" fo:color="#000000" loext:opacity="100%" style:font-name="Liberation Serif" fo:font-size="12pt" fo:letter-spacing="normal"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171" style:family="text">
      <style:text-properties fo:font-variant="normal" fo:text-transform="none" fo:color="#000000" loext:opacity="100%" style:font-name="Liberation Serif" fo:font-size="12pt" fo:letter-spacing="normal" fo:font-style="italic" style:text-underline-style="none" fo:font-weight="normal" officeooo:rsid="008b9dde" fo:background-color="#fffffe" loext:char-shading-value="0" style:font-size-asian="12pt" style:font-style-asian="italic" style:font-weight-asian="normal" style:font-size-complex="12pt" style:font-style-complex="italic" style:font-weight-complex="normal"/>
    </style:style>
    <style:style style:name="T172" style:family="text">
      <style:text-properties fo:font-variant="normal" fo:text-transform="none" fo:color="#000000" loext:opacity="100%" style:font-name="Liberation Serif" fo:font-size="12pt" fo:letter-spacing="normal" fo:font-style="italic" style:text-underline-style="none" fo:font-weight="normal" officeooo:rsid="00b461ed" fo:background-color="#fffffe" loext:char-shading-value="0" style:font-size-asian="12pt" style:font-style-asian="italic" style:font-weight-asian="normal" style:font-size-complex="12pt" style:font-style-complex="italic" style:font-weight-complex="normal"/>
    </style:style>
    <style:style style:name="T173" style:family="text">
      <style:text-properties fo:font-variant="normal" fo:text-transform="none" fo:color="#000000" loext:opacity="100%" style:font-name="Liberation Serif" fo:font-size="12pt" fo:letter-spacing="normal" fo:font-style="italic" style:text-underline-style="none" fo:font-weight="normal" officeooo:rsid="00b4db84" fo:background-color="#fffffe" loext:char-shading-value="0" style:font-size-asian="12pt" style:font-style-asian="italic" style:font-weight-asian="normal" style:font-size-complex="12pt" style:font-style-complex="italic" style:font-weight-complex="normal"/>
    </style:style>
    <style:style style:name="T174" style:family="text">
      <style:text-properties fo:font-variant="normal" fo:text-transform="none" fo:color="#000000" loext:opacity="100%" style:font-name="Liberation Serif" fo:font-size="12pt" fo:letter-spacing="normal" fo:font-style="normal" style:text-underline-style="none" fo:font-weight="normal" officeooo:rsid="002c3e68" fo:background-color="#fffffe" loext:char-shading-value="0" style:font-size-asian="12pt" style:font-weight-asian="normal" style:font-size-complex="12pt" style:font-weight-complex="normal"/>
    </style:style>
    <style:style style:name="T175" style:family="text">
      <style:text-properties fo:font-variant="normal" fo:text-transform="none" fo:color="#000000" loext:opacity="100%" style:font-name="Liberation Serif" fo:font-size="12pt" fo:letter-spacing="normal" fo:font-style="normal" style:text-underline-style="none" fo:font-weight="normal" officeooo:rsid="00889376" fo:background-color="#fffffe" loext:char-shading-value="0" style:font-size-asian="12pt" style:font-weight-asian="normal" style:font-size-complex="12pt" style:font-weight-complex="normal"/>
    </style:style>
    <style:style style:name="T176" style:family="text">
      <style:text-properties fo:font-variant="normal" fo:text-transform="none" fo:color="#000000" loext:opacity="100%" style:font-name="Liberation Serif" fo:font-size="12pt" fo:letter-spacing="normal" fo:font-style="normal" style:text-underline-style="none" fo:font-weight="normal" officeooo:rsid="00b34be4" fo:background-color="#fffffe" loext:char-shading-value="0" style:font-size-asian="12pt" style:font-weight-asian="normal" style:font-size-complex="12pt" style:font-weight-complex="normal"/>
    </style:style>
    <style:style style:name="T177" style:family="text">
      <style:text-properties fo:font-variant="normal" fo:text-transform="none" fo:color="#000000" loext:opacity="100%" style:font-name="Liberation Serif" fo:font-size="12pt" fo:letter-spacing="normal" fo:font-style="normal" style:text-underline-style="none" fo:font-weight="normal" officeooo:rsid="00b4db84" fo:background-color="#fffffe" loext:char-shading-value="0" style:font-size-asian="12pt" style:font-weight-asian="normal" style:font-size-complex="12pt" style:font-weight-complex="normal"/>
    </style:style>
    <style:style style:name="T178" style:family="text">
      <style:text-properties fo:font-variant="normal" fo:text-transform="none" fo:color="#000000" loext:opacity="100%" style:font-name="Liberation Serif" fo:font-size="12pt" fo:letter-spacing="normal" fo:font-style="normal" style:text-underline-style="none" fo:font-weight="normal" officeooo:rsid="00b77f80" fo:background-color="#fffffe" loext:char-shading-value="0" style:font-size-asian="12pt" style:font-weight-asian="normal" style:font-size-complex="12pt" style:font-weight-complex="normal"/>
    </style:style>
    <style:style style:name="T179" style:family="text">
      <style:text-properties fo:font-variant="normal" fo:text-transform="none" fo:letter-spacing="normal" fo:font-style="normal"/>
    </style:style>
    <style:style style:name="T180" style:family="text">
      <style:text-properties fo:font-variant="normal" fo:text-transform="none" fo:letter-spacing="normal" fo:font-style="normal" officeooo:rsid="002dffd5"/>
    </style:style>
    <style:style style:name="T181" style:family="text">
      <style:text-properties fo:font-variant="normal" fo:text-transform="none" fo:letter-spacing="normal" fo:font-style="normal" officeooo:rsid="00e03f06"/>
    </style:style>
    <style:style style:name="T182" style:family="text">
      <style:text-properties fo:font-variant="normal" fo:text-transform="none" fo:letter-spacing="normal" fo:font-style="normal" officeooo:rsid="00e34249"/>
    </style:style>
    <style:style style:name="T183" style:family="text">
      <style:text-properties fo:font-variant="normal" fo:text-transform="none" fo:letter-spacing="normal" fo:font-style="normal" officeooo:rsid="00e3f27d"/>
    </style:style>
    <style:style style:name="T184" style:family="text">
      <style:text-properties fo:font-variant="normal" fo:text-transform="none" fo:letter-spacing="normal" fo:font-style="normal" officeooo:rsid="00e5876b"/>
    </style:style>
    <style:style style:name="T185" style:family="text">
      <style:text-properties fo:font-variant="normal" fo:text-transform="none" fo:letter-spacing="normal" fo:font-style="normal" officeooo:rsid="00e301f4"/>
    </style:style>
    <style:style style:name="T186" style:family="text">
      <style:text-properties fo:font-variant="normal" fo:text-transform="none" fo:letter-spacing="normal" fo:font-style="normal" officeooo:rsid="00ea50b4"/>
    </style:style>
    <style:style style:name="T187" style:family="text">
      <style:text-properties fo:font-variant="normal" fo:text-transform="none" fo:letter-spacing="normal" fo:font-style="normal" officeooo:rsid="00ebdf59"/>
    </style:style>
    <style:style style:name="T188" style:family="text">
      <style:text-properties fo:font-variant="normal" fo:text-transform="none" fo:letter-spacing="normal" fo:font-style="normal" officeooo:rsid="0100e8ee"/>
    </style:style>
    <style:style style:name="T189" style:family="text">
      <style:text-properties fo:font-variant="normal" fo:text-transform="none" fo:letter-spacing="normal" fo:font-style="normal" officeooo:rsid="01012d80"/>
    </style:style>
    <style:style style:name="T190" style:family="text">
      <style:text-properties fo:font-variant="normal" fo:text-transform="none" fo:letter-spacing="normal" fo:font-style="normal" officeooo:rsid="01014e06"/>
    </style:style>
    <style:style style:name="T191" style:family="text">
      <style:text-properties fo:font-variant="normal" fo:text-transform="none" fo:font-size="12pt" fo:letter-spacing="normal" fo:font-style="italic" fo:font-weight="normal" style:font-size-asian="12pt" style:font-style-asian="italic" style:font-size-complex="12pt" style:font-style-complex="italic"/>
    </style:style>
    <style:style style:name="T192" style:family="text">
      <style:text-properties fo:font-variant="normal" fo:text-transform="none" fo:font-size="12pt" fo:letter-spacing="normal" fo:font-style="italic" fo:font-weight="normal" officeooo:rsid="00cd6a50" style:font-size-asian="12pt" style:font-style-asian="italic" style:font-size-complex="12pt" style:font-style-complex="italic"/>
    </style:style>
    <style:style style:name="T193" style:family="text">
      <style:text-properties fo:font-variant="normal" fo:text-transform="none" fo:font-size="12pt" fo:letter-spacing="normal" fo:font-style="italic" style:text-underline-style="none" fo:font-weight="normal" officeooo:rsid="002c3e68" style:font-size-asian="12pt" style:font-style-asian="italic" style:font-weight-asian="normal" style:font-size-complex="12pt" style:font-style-complex="italic" style:font-weight-complex="normal"/>
    </style:style>
    <style:style style:name="T194" style:family="text">
      <style:text-properties officeooo:rsid="00882d25"/>
    </style:style>
    <style:style style:name="T195" style:family="text">
      <style:text-properties fo:color="#098658" loext:opacity="100%"/>
    </style:style>
    <style:style style:name="T196" style:family="text">
      <style:text-properties fo:color="#098658" loext:opacity="100%" officeooo:rsid="014ce21f"/>
    </style:style>
    <style:style style:name="T197" style:family="text">
      <style:text-properties fo:color="#098658" loext:opacity="100%" officeooo:rsid="0161b52c"/>
    </style:style>
    <style:style style:name="T198" style:family="text">
      <style:text-properties officeooo:rsid="00910175"/>
    </style:style>
    <style:style style:name="T199" style:family="text">
      <style:text-properties officeooo:rsid="0096e211"/>
    </style:style>
    <style:style style:name="T200" style:family="text">
      <style:text-properties officeooo:rsid="009860df"/>
    </style:style>
    <style:style style:name="T201" style:family="text">
      <style:text-properties officeooo:rsid="009adb59"/>
    </style:style>
    <style:style style:name="T202" style:family="text">
      <style:text-properties officeooo:rsid="009ccc76"/>
    </style:style>
    <style:style style:name="T203" style:family="text">
      <style:text-properties officeooo:rsid="00ac1f6a"/>
    </style:style>
    <style:style style:name="T204" style:family="text">
      <style:text-properties officeooo:rsid="00ac631a"/>
    </style:style>
    <style:style style:name="T205" style:family="text">
      <style:text-properties officeooo:rsid="00adbb8b"/>
    </style:style>
    <style:style style:name="T206" style:family="text">
      <style:text-properties officeooo:rsid="00ae3154"/>
    </style:style>
    <style:style style:name="T207" style:family="text">
      <style:text-properties officeooo:rsid="00af5d1f"/>
    </style:style>
    <style:style style:name="T208" style:family="text">
      <style:text-properties officeooo:rsid="00c6147f"/>
    </style:style>
    <style:style style:name="T209" style:family="text">
      <style:text-properties officeooo:rsid="00c7b50b"/>
    </style:style>
    <style:style style:name="T210" style:family="text">
      <style:text-properties officeooo:rsid="00c8fb84"/>
    </style:style>
    <style:style style:name="T211" style:family="text">
      <style:text-properties officeooo:rsid="00ca5029"/>
    </style:style>
    <style:style style:name="T212" style:family="text">
      <style:text-properties officeooo:rsid="00ccb628"/>
    </style:style>
    <style:style style:name="T213" style:family="text">
      <style:text-properties officeooo:rsid="00cf0387"/>
    </style:style>
    <style:style style:name="T214" style:family="text">
      <style:text-properties officeooo:rsid="00cf4dc2"/>
    </style:style>
    <style:style style:name="T215" style:family="text">
      <style:text-properties officeooo:rsid="00d07970"/>
    </style:style>
    <style:style style:name="T216" style:family="text">
      <style:text-properties officeooo:rsid="00d25607"/>
    </style:style>
    <style:style style:name="T217" style:family="text">
      <style:text-properties officeooo:rsid="00d3a72b"/>
    </style:style>
    <style:style style:name="T218" style:family="text">
      <style:text-properties officeooo:rsid="00d3d5e8"/>
    </style:style>
    <style:style style:name="T219" style:family="text">
      <style:text-properties officeooo:rsid="00d4e1cc"/>
    </style:style>
    <style:style style:name="T220" style:family="text">
      <style:text-properties officeooo:rsid="00d9de91"/>
    </style:style>
    <style:style style:name="T221" style:family="text">
      <style:text-properties officeooo:rsid="007e6070"/>
    </style:style>
    <style:style style:name="T222" style:family="text">
      <style:text-properties officeooo:rsid="008b9dde"/>
    </style:style>
    <style:style style:name="T223" style:family="text">
      <style:text-properties officeooo:rsid="00dca49b"/>
    </style:style>
    <style:style style:name="T224" style:family="text">
      <style:text-properties fo:font-style="italic" officeooo:rsid="007e6070" style:font-size-asian="12pt" style:font-style-asian="italic" style:font-style-complex="italic"/>
    </style:style>
    <style:style style:name="T225" style:family="text">
      <style:text-properties fo:font-style="italic" officeooo:rsid="013bf306" style:font-size-asian="12pt" style:font-style-asian="italic" style:font-style-complex="italic"/>
    </style:style>
    <style:style style:name="T226" style:family="text">
      <style:text-properties officeooo:rsid="00e1a709"/>
    </style:style>
    <style:style style:name="T227" style:family="text">
      <style:text-properties officeooo:rsid="00e301f4"/>
    </style:style>
    <style:style style:name="T228" style:family="text">
      <style:text-properties officeooo:rsid="00e7d508"/>
    </style:style>
    <style:style style:name="T229" style:family="text">
      <style:text-properties officeooo:rsid="00e8a403"/>
    </style:style>
    <style:style style:name="T230" style:family="text">
      <style:text-properties officeooo:rsid="00fa66af"/>
    </style:style>
    <style:style style:name="T231" style:family="text">
      <style:text-properties officeooo:rsid="01138bc2"/>
    </style:style>
    <style:style style:name="T232" style:family="text">
      <style:text-properties officeooo:rsid="011b4696"/>
    </style:style>
    <style:style style:name="T233" style:family="text">
      <style:text-properties officeooo:rsid="012cc2b1"/>
    </style:style>
    <style:style style:name="T234" style:family="text">
      <style:text-properties officeooo:rsid="013018a3"/>
    </style:style>
    <style:style style:name="T235" style:family="text">
      <style:text-properties style:text-underline-style="none" officeooo:rsid="013bf306" style:font-size-asian="10.5pt" style:font-weight-asian="normal" style:font-size-complex="12pt" style:font-weight-complex="normal"/>
    </style:style>
    <style:style style:name="T236" style:family="text">
      <style:text-properties style:text-underline-style="none" officeooo:rsid="012cc2b1" style:font-size-asian="10.5pt" style:font-weight-asian="normal" style:font-size-complex="12pt" style:font-weight-complex="normal"/>
    </style:style>
    <style:style style:name="T237" style:family="text">
      <style:text-properties style:text-underline-style="none" officeooo:rsid="013bc118" style:font-size-asian="10.5pt" style:font-weight-asian="normal" style:font-size-complex="12pt" style:font-weight-complex="normal"/>
    </style:style>
    <style:style style:name="T238" style:family="text">
      <style:text-properties style:text-underline-style="none" officeooo:rsid="015c6710" style:font-size-asian="10.5pt" style:font-weight-asian="normal" style:font-size-complex="12pt" style:font-weight-complex="normal"/>
    </style:style>
    <style:style style:name="T239" style:family="text">
      <style:text-properties style:text-underline-style="none" officeooo:rsid="000611e5"/>
    </style:style>
    <style:style style:name="T240" style:family="text">
      <style:text-properties style:text-underline-style="none" officeooo:rsid="00081de4"/>
    </style:style>
    <style:style style:name="T241" style:family="text">
      <style:text-properties style:text-underline-style="none" officeooo:rsid="0009c32a"/>
    </style:style>
    <style:style style:name="T242" style:family="text">
      <style:text-properties style:text-underline-style="none" officeooo:rsid="000beb16"/>
    </style:style>
    <style:style style:name="T243" style:family="text">
      <style:text-properties style:text-underline-style="none" officeooo:rsid="000d6d51"/>
    </style:style>
    <style:style style:name="T244" style:family="text">
      <style:text-properties style:text-underline-style="none" officeooo:rsid="013a8c37"/>
    </style:style>
    <style:style style:name="T245" style:family="text">
      <style:text-properties style:text-underline-style="none" officeooo:rsid="001804fe"/>
    </style:style>
    <style:style style:name="T246" style:family="text">
      <style:text-properties style:text-underline-style="none" officeooo:rsid="001b3cc2"/>
    </style:style>
    <style:style style:name="T247" style:family="text">
      <style:text-properties style:text-underline-style="none" officeooo:rsid="014950c1"/>
    </style:style>
    <style:style style:name="T248" style:family="text">
      <style:text-properties style:font-name="Liberation Serif" style:text-underline-style="none" officeooo:rsid="015c6710" style:font-size-asian="12pt" style:font-weight-asian="normal" style:font-size-complex="12pt" style:font-weight-complex="normal"/>
    </style:style>
    <style:style style:name="T249" style:family="text">
      <style:text-properties style:font-name="Liberation Serif" style:text-underline-style="none" officeooo:rsid="001804fe"/>
    </style:style>
    <style:style style:name="T250" style:family="text">
      <style:text-properties style:font-name="Liberation Serif" officeooo:rsid="015c6710" style:font-size-asian="12pt"/>
    </style:style>
    <style:style style:name="T251" style:family="text">
      <style:text-properties style:font-name="Liberation Serif" fo:font-size="14pt" style:text-underline-style="none" fo:font-weight="bold" officeooo:rsid="013a8c37" style:font-size-asian="14pt" style:font-weight-asian="bold" style:font-size-complex="14pt" style:font-weight-complex="bold"/>
    </style:style>
    <style:style style:name="T252" style:family="text">
      <style:text-properties style:font-name="Liberation Serif" fo:font-size="14pt" style:text-underline-style="none" fo:font-weight="bold" officeooo:rsid="001804fe" style:font-size-asian="14pt" style:font-weight-asian="bold" style:font-size-complex="14pt" style:font-weight-complex="bold"/>
    </style:style>
    <style:style style:name="T253" style:family="text">
      <style:text-properties style:font-name="Liberation Serif" fo:font-size="14pt" style:text-underline-style="none" fo:font-weight="bold" officeooo:rsid="001b3cc2" style:font-size-asian="14pt" style:font-weight-asian="bold" style:font-size-complex="14pt" style:font-weight-complex="bold"/>
    </style:style>
    <style:style style:name="T254" style:family="text">
      <style:text-properties style:font-name="Liberation Serif" fo:font-size="14pt" style:text-underline-style="none" fo:font-weight="bold" officeooo:rsid="0149f0e1" style:font-size-asian="14pt" style:font-weight-asian="bold" style:font-size-complex="14pt" style:font-weight-complex="bold"/>
    </style:style>
    <style:style style:name="T255" style:family="text">
      <style:text-properties officeooo:rsid="014eaed4"/>
    </style:style>
    <style:style style:name="T256" style:family="text">
      <style:text-properties officeooo:rsid="0151af3e"/>
    </style:style>
    <style:style style:name="T257" style:family="text">
      <style:text-properties officeooo:rsid="01538694"/>
    </style:style>
    <style:style style:name="T258" style:family="text">
      <style:text-properties officeooo:rsid="01573b3f"/>
    </style:style>
    <style:style style:name="T259" style:family="text">
      <style:text-properties officeooo:rsid="0159b1e7"/>
    </style:style>
    <style:style style:name="T260" style:family="text">
      <style:text-properties officeooo:rsid="015c6710"/>
    </style:style>
    <style:style style:name="T261" style:family="text">
      <style:text-properties officeooo:rsid="01611a1d"/>
    </style:style>
    <style:style style:name="T262" style:family="text">
      <style:text-properties officeooo:rsid="016891ac"/>
    </style:style>
    <style:style style:name="T263" style:family="text">
      <style:text-properties loext:padding="0in" loext:border="none"/>
    </style:style>
    <style:style style:name="T264" style:family="text">
      <style:text-properties officeooo:rsid="018b60e9"/>
    </style:style>
    <style:style style:name="T265" style:family="text">
      <style:text-properties officeooo:rsid="000611e5"/>
    </style:style>
    <style:style style:name="T266" style:family="text">
      <style:text-properties officeooo:rsid="00140c0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ESTS DE CAJA NEGRA - ABM USUARIO -:</text:p>
      <text:p text:style-name="P72"/>
      <text:p text:style-name="P72"/>
      <text:p text:style-name="P73">ADD <text:span text:style-name="T102">USER</text:span>:</text:p>
      <text:p text:style-name="P73"/>
      <text:p text:style-name="P449">OUTPUTS OK:</text:p>
      <text:p text:style-name="P11"/>
      <text:p text:style-name="P453">Insertar usuario al momento inexistente, con todos los campos <text:span text:style-name="T99">(salvo el campo id)</text:span> y valores sintácticamente correctos, <text:span text:style-name="T1">definiendo </text:span><text:span text:style-name="T100">un</text:span><text:span text:style-name="T1"> rol sintácticamente correcto: </text:span></text:p>
      <text:p text:style-name="P80"/>
      <text:p text:style-name="P96"><text:span text:style-name="T33">Input para output </text:span><text:span text:style-name="T34">OK</text:span><text:span text:style-name="T33">:</text:span></text:p>
      <text:p text:style-name="P257">{</text:p>
      <text:p text:style-name="P287"><text:span text:style-name="T20"><text:tab/>"date"</text:span>:<text:span text:style-name="T56">"2021-06-18"</text:span>,</text:p>
      <text:p text:style-name="P287"><text:span text:style-name="T20"><text:tab/>"name"</text:span>:<text:span text:style-name="T56">"name</text:span><text:span text:style-name="T73">1</text:span><text:span text:style-name="T56">"</text:span>,</text:p>
      <text:p text:style-name="P287"><text:span text:style-name="T20"><text:tab/>"password"</text:span>:<text:span text:style-name="T56">"password</text:span><text:span text:style-name="T73">1</text:span><text:span text:style-name="T56">"</text:span>,</text:p>
      <text:p text:style-name="P287"><text:span text:style-name="T20"><text:tab/>"roles"</text:span>: <text:s/>[<text:tab/>{<text:span text:style-name="T20">"nameRole"</text:span>:<text:span text:style-name="T56">"role1"</text:span>,<text:span text:style-name="T20">"description"</text:span>:<text:span text:style-name="T56">"desc1"</text:span>,<text:span text:style-name="T20">"users"</text:span>:[]},</text:p>
      <text:p text:style-name="P287"><text:tab/><text:tab/><text:tab/>{<text:span text:style-name="T20">"nameRole"</text:span>:<text:span text:style-name="T56">"role2"</text:span>,<text:span text:style-name="T20">"description"</text:span>:<text:span text:style-name="T56">"desc2"</text:span>,<text:span text:style-name="T20">"users"</text:span>:[]}</text:p>
      <text:p text:style-name="P287"><text:tab/><text:tab/> <text:s/>]</text:p>
      <text:p text:style-name="P257">}</text:p>
      <text:p text:style-name="P79"/>
      <text:p text:style-name="P79"/>
      <text:p text:style-name="P454">Insertar usuario al momento inexistente, con todos los campos <text:span text:style-name="T99">(salvo el campo id)</text:span> y valores sintácticamente correctos, <text:span text:style-name="T1">definiendo dos roles sintácticamente correctos: </text:span></text:p>
      <text:p text:style-name="P79"/>
      <text:p text:style-name="P82"><text:span text:style-name="T33">Input para output </text:span><text:span text:style-name="T34">OK</text:span><text:span text:style-name="T33">:</text:span></text:p>
      <text:p text:style-name="P33">{</text:p>
      <text:p text:style-name="P3"><text:span text:style-name="T20"><text:tab/>"date"</text:span>:<text:span text:style-name="T56">"2021-06-18"</text:span>,</text:p>
      <text:p text:style-name="P3"><text:span text:style-name="T20"><text:tab/>"name"</text:span>:<text:span text:style-name="T56">"name</text:span><text:span text:style-name="T58">2</text:span><text:span text:style-name="T56">"</text:span>,</text:p>
      <text:p text:style-name="P3"><text:span text:style-name="T20"><text:tab/>"password"</text:span>:<text:span text:style-name="T56">"password</text:span><text:span text:style-name="T58">2</text:span><text:span text:style-name="T56">"</text:span>,</text:p>
      <text:p text:style-name="P3"><text:span text:style-name="T20"><text:tab/>"roles"</text:span>: <text:s/>[<text:tab/>{<text:span text:style-name="T20">"nameRole"</text:span>:<text:span text:style-name="T56">"role1"</text:span>,<text:span text:style-name="T20">"description"</text:span>:<text:span text:style-name="T56">"desc1"</text:span>,<text:span text:style-name="T20">"users"</text:span>:[]},</text:p>
      <text:p text:style-name="P3"><text:tab/><text:tab/><text:tab/>{<text:span text:style-name="T20">"nameRole"</text:span>:<text:span text:style-name="T56">"role2"</text:span>,<text:span text:style-name="T20">"description"</text:span>:<text:span text:style-name="T56">"desc2"</text:span>,<text:span text:style-name="T20">"users"</text:span>:[]}</text:p>
      <text:p text:style-name="P3"><text:tab/><text:tab/> <text:s/>]</text:p>
      <text:p text:style-name="P33">}</text:p>
      <text:p text:style-name="P78"/>
      <text:p text:style-name="P455">Insertar usuario con los campos mínimos admisibles, sintácticamente correctos:</text:p>
      <text:p text:style-name="P108"/>
      <text:p text:style-name="P83"><text:span text:style-name="T33">Input para output </text:span><text:span text:style-name="T34">OK</text:span><text:span text:style-name="T33">:</text:span></text:p>
      <text:p text:style-name="P108"/>
      <text:p text:style-name="P34">{</text:p>
      <text:p text:style-name="P4"><text:span text:style-name="T20"><text:tab/>"name"</text:span>:<text:span text:style-name="T56">"name</text:span><text:span text:style-name="T63">3</text:span><text:span text:style-name="T56">"</text:span>,</text:p>
      <text:p text:style-name="P4"><text:span text:style-name="T20"><text:tab/>"password"</text:span>:<text:span text:style-name="T56">"password</text:span><text:span text:style-name="T63">3</text:span><text:span text:style-name="T56">"</text:span></text:p>
      <text:p text:style-name="P34">}</text:p>
      <text:p text:style-name="P77"/>
      <text:p text:style-name="P77"/>
      <text:p text:style-name="P77"/>
      <text:p text:style-name="P77"/>
      <text:p text:style-name="P74"><text:soft-page-break/>OUTPUTS NOT OK:</text:p>
      <text:p text:style-name="P75"/>
      <text:p text:style-name="P76"/>
      <text:p text:style-name="P456">Insertar input <text:span text:style-name="T75">OK </text:span>con endpoint incorrecto:</text:p>
      <text:p text:style-name="P114"/>
      <text:list xml:id="list4097804191" text:style-name="L1">
        <text:list-item>
          <text:p text:style-name="P248"><text:span text:style-name="T77">Input: </text:span><text:span text:style-name="T46">{</text:span><text:span text:style-name="T21">"name"</text:span><text:span text:style-name="T54">:</text:span><text:span text:style-name="T59">"name</text:span><text:span text:style-name="T60">4</text:span><text:span text:style-name="T59">"</text:span><text:span text:style-name="T54">, </text:span><text:span text:style-name="T21">"password"</text:span><text:span text:style-name="T54">:</text:span><text:span text:style-name="T59">"password</text:span><text:span text:style-name="T60">4</text:span><text:span text:style-name="T59">"</text:span><text:span text:style-name="T46">}</text:span></text:p>
          <text:p text:style-name="P253">Tipo de envío: POST. </text:p>
          <text:p text:style-name="P253">Endpoint: <text:a xlink:type="simple" xlink:href="http://localhost:8040/user/addd" text:style-name="Internet_20_link" text:visited-style-name="Visited_20_Internet_20_Link">http://localhost:8040/user/addd</text:a></text:p>
          <text:p text:style-name="P258">Output:</text:p>
          <text:p text:style-name="P258">{</text:p>
        </text:list-item>
      </text:list>
      <text:p text:style-name="P2"><text:span text:style-name="T20"><text:tab/>"timestamp"</text:span>: <text:span text:style-name="T56">"2021-07-07T22:29:56.608+00:00"</text:span>,</text:p>
      <text:p text:style-name="P2"><text:span text:style-name="T20"><text:tab/>"status"</text:span>: <text:span text:style-name="T195">404</text:span>,</text:p>
      <text:p text:style-name="P2"><text:span text:style-name="T20"><text:tab/>"error"</text:span>: <text:span text:style-name="T56">"Not Found"</text:span>,</text:p>
      <text:p text:style-name="P2"><text:span text:style-name="T20"><text:tab/>"path"</text:span>: <text:span text:style-name="T56">"/user/addd"</text:span></text:p>
      <text:p text:style-name="P2"><text:tab/>}</text:p>
      <text:list xml:id="list201813063607265" text:continue-numbering="true" text:style-name="L1">
        <text:list-header>
          <text:p text:style-name="P253"/>
        </text:list-header>
        <text:list-item>
          <text:p text:style-name="P248"><text:span text:style-name="T49">Input: </text:span><text:span text:style-name="T46">{</text:span><text:span text:style-name="T22">"name"</text:span><text:span text:style-name="T47">:</text:span><text:span text:style-name="T61">"name</text:span><text:span text:style-name="T62">5</text:span><text:span text:style-name="T61">"</text:span><text:span text:style-name="T47">, </text:span><text:span text:style-name="T22">"password"</text:span><text:span text:style-name="T47">:</text:span><text:span text:style-name="T61">"password</text:span><text:span text:style-name="T62">5</text:span><text:span text:style-name="T61">"</text:span><text:span text:style-name="T46">}</text:span></text:p>
          <text:p text:style-name="P253">Tipo de envío: POST.</text:p>
          <text:p text:style-name="P248"><text:span text:style-name="T47">Endpoint: http://localhost:8040/user</text:span><text:span text:style-name="T48">r</text:span><text:span text:style-name="T47">/add</text:span></text:p>
          <text:p text:style-name="P259">Output:</text:p>
        </text:list-item>
      </text:list>
      <text:p text:style-name="P328"><text:tab/>{</text:p>
      <text:p text:style-name="P340"><text:span text:style-name="T20"><text:tab/>"timestamp"</text:span>: <text:span text:style-name="T56">"2021-07-07T22:29:56.608+00:00"</text:span>,</text:p>
      <text:p text:style-name="P340"><text:span text:style-name="T20"><text:tab/>"status"</text:span>: <text:span text:style-name="T195">404</text:span>,</text:p>
      <text:p text:style-name="P340"><text:span text:style-name="T20"><text:tab/>"error"</text:span>: <text:span text:style-name="T56">"Not Found"</text:span>,</text:p>
      <text:p text:style-name="P340"><text:span text:style-name="T20"><text:tab/>"path"</text:span>: <text:span text:style-name="T56">"/user</text:span><text:span text:style-name="T74">r</text:span><text:span text:style-name="T56">/add"</text:span></text:p>
      <text:p text:style-name="P340"><text:span text:style-name="T47"><text:tab/>}</text:span></text:p>
      <text:list xml:id="list201811754048764" text:continue-numbering="true" text:style-name="L1">
        <text:list-header>
          <text:p text:style-name="P253"/>
        </text:list-header>
        <text:list-item>
          <text:p text:style-name="P248"><text:span text:style-name="T49">Input: </text:span><text:span text:style-name="T46">{</text:span><text:span text:style-name="T22">"name"</text:span><text:span text:style-name="T47">:</text:span><text:span text:style-name="T61">"name</text:span><text:span text:style-name="T62">6</text:span><text:span text:style-name="T61">"</text:span><text:span text:style-name="T47">, </text:span><text:span text:style-name="T22">"password"</text:span><text:span text:style-name="T47">:</text:span><text:span text:style-name="T61">"password</text:span><text:span text:style-name="T62">6</text:span><text:span text:style-name="T61">"</text:span><text:span text:style-name="T46">}</text:span></text:p>
          <text:p text:style-name="P253">Tipo de envío: POST.</text:p>
          <text:p text:style-name="P248"><text:span text:style-name="T47">Endpoint: </text:span><text:a xlink:type="simple" xlink:href="http://localhost:8041/user/add" text:style-name="Internet_20_link" text:visited-style-name="Visited_20_Internet_20_Link">http://localhost:804</text:a><text:a xlink:type="simple" xlink:href="http://localhost:8041/user/add" text:style-name="Internet_20_link" text:visited-style-name="Visited_20_Internet_20_Link"><text:span text:style-name="T48">1</text:span></text:a><text:a xlink:type="simple" xlink:href="http://localhost:8041/user/add" text:style-name="Internet_20_link" text:visited-style-name="Visited_20_Internet_20_Link"><text:span text:style-name="T47">/user/add</text:span></text:a></text:p>
          <text:p text:style-name="P541"><text:span text:style-name="T47">O</text:span><text:span text:style-name="T45">utput:</text:span></text:p>
        </text:list-item>
      </text:list>
      <text:p text:style-name="P498"><text:span text:style-name="T50"><text:tab/></text:span><text:span text:style-name="T50">Could not send request</text:span></text:p>
      <text:p text:style-name="P499"><text:span text:style-name="T44"><text:tab/></text:span><text:span text:style-name="T263">Error: connect ECONNREFUSED 127.0.0.1:8041</text:span></text:p>
      <text:p text:style-name="P252"><text:span text:style-name="T47"/></text:p>
      <text:list xml:id="list201812645388989" text:continue-numbering="true" text:style-name="L1">
        <text:list-header>
          <text:p text:style-name="P253"/>
        </text:list-header>
        <text:list-item>
          <text:p text:style-name="P248"><text:span text:style-name="T49">Input: </text:span><text:span text:style-name="T46">{</text:span><text:span text:style-name="T22">"name"</text:span><text:span text:style-name="T47">:</text:span><text:span text:style-name="T61">"name</text:span><text:span text:style-name="T62">7</text:span><text:span text:style-name="T61">"</text:span><text:span text:style-name="T47">, </text:span><text:span text:style-name="T22">"password"</text:span><text:span text:style-name="T47">:</text:span><text:span text:style-name="T61">"password</text:span><text:span text:style-name="T62">7</text:span><text:span text:style-name="T61">"</text:span><text:span text:style-name="T46">}</text:span></text:p>
          <text:p text:style-name="P248"><text:span text:style-name="T47">Tipo de envío: P</text:span><text:span text:style-name="T48">UT</text:span><text:span text:style-name="T47">. </text:span></text:p>
          <text:p text:style-name="P253">Endpoint: <text:a xlink:type="simple" xlink:href="http://localhost:8040/user/add" text:style-name="Internet_20_link" text:visited-style-name="Visited_20_Internet_20_Link">http://localhost:8040/user/add</text:a></text:p>
          <text:p text:style-name="P260">Output:</text:p>
          <text:p text:style-name="P260">{</text:p>
        </text:list-item>
      </text:list>
      <text:p text:style-name="P1"><text:span text:style-name="T20"><text:tab/>"timestamp"</text:span>: <text:span text:style-name="T56">"2021-07-07T22:33:48.063+00:00"</text:span>,</text:p>
      <text:p text:style-name="P1"><text:span text:style-name="T20"><text:tab/>"status"</text:span>: <text:span text:style-name="T195">405</text:span>,</text:p>
      <text:p text:style-name="P1"><text:span text:style-name="T20"><text:tab/>"error"</text:span>: <text:span text:style-name="T56">"Method Not Allowed"</text:span>,</text:p>
      <text:p text:style-name="P1"><text:span text:style-name="T20"><text:tab/>"path"</text:span>: <text:span text:style-name="T56">"/user/add"</text:span></text:p>
      <text:p text:style-name="P1"><text:tab/>}</text:p>
      <text:p text:style-name="P261"/>
      <text:p text:style-name="P261"/>
      <text:p text:style-name="P261"/>
      <text:p text:style-name="P261"/>
      <text:p text:style-name="P122"/>
      <text:p text:style-name="P116"><text:span text:style-name="T3"/></text:p>
      <text:p text:style-name="P458"><text:soft-page-break/><text:span text:style-name="T265">Insertar usuario con los campos mínimos admisibles sintácticamente correctos, </text:span>salvo el campo <text:span text:style-name="T9">nombre</text:span> mal definido sintácticamente:</text:p>
      <text:p text:style-name="P117"/>
      <text:p text:style-name="P84"><text:span text:style-name="T33">Input para output </text:span><text:span text:style-name="T35">NOT </text:span><text:span text:style-name="T34">OK</text:span></text:p>
      <text:p text:style-name="P45"/>
      <text:p text:style-name="P35">{</text:p>
      <text:p text:style-name="P5"><text:span text:style-name="T20"><text:tab/>"</text:span><text:span text:style-name="T32">name</text:span>:<text:span text:style-name="T56">"name</text:span><text:span text:style-name="T65">9</text:span><text:span text:style-name="T56">"</text:span>,</text:p>
      <text:p text:style-name="P5"><text:span text:style-name="T20"><text:tab/>"password"</text:span>:<text:span text:style-name="T56">"password</text:span><text:span text:style-name="T65">9</text:span><text:span text:style-name="T56">"</text:span></text:p>
      <text:p text:style-name="P35">}</text:p>
      <text:p text:style-name="P35"/>
      <text:p text:style-name="P262">Output NOT OK</text:p>
      <text:p text:style-name="P262"/>
      <text:p text:style-name="P330">{</text:p>
      <text:p text:style-name="P2"><text:span text:style-name="T20">"timestamp"</text:span>: <text:span text:style-name="T56">"2021-07-07T22:37:36.682+00:00"</text:span>,</text:p>
      <text:p text:style-name="P2"><text:span text:style-name="T20">"status"</text:span>: <text:span text:style-name="T195">400</text:span>,</text:p>
      <text:p text:style-name="P2"><text:span text:style-name="T20">"error"</text:span>: <text:span text:style-name="T56">"Bad Request"</text:span>,</text:p>
      <text:p text:style-name="P2"><text:span text:style-name="T20">"path"</text:span>: <text:span text:style-name="T56">"/user/add"</text:span></text:p>
      <text:p text:style-name="P2">}</text:p>
      <text:p text:style-name="P35"/>
      <text:p text:style-name="P35"/>
      <text:p text:style-name="P458"><text:span text:style-name="T265">Insertar usuario con los campos mínimos admisibles sintácticamente correctos, </text:span>salvo el <text:span text:style-name="T8">valor del </text:span>campo <text:span text:style-name="T9">nombre</text:span> mal definido sintácticamente:</text:p>
      <text:p text:style-name="P117"/>
      <text:p text:style-name="P85"><text:span text:style-name="T33">Input para output </text:span><text:span text:style-name="T35">NOT </text:span><text:span text:style-name="T34">OK</text:span><text:span text:style-name="T33">:</text:span></text:p>
      <text:p text:style-name="P46"/>
      <text:p text:style-name="P36">{</text:p>
      <text:p text:style-name="P6"><text:span text:style-name="T20"><text:tab/>"n</text:span><text:span text:style-name="T23">ame</text:span><text:span text:style-name="T20">"</text:span>:<text:span text:style-name="T56">name</text:span><text:span text:style-name="T66">10</text:span>,</text:p>
      <text:p text:style-name="P6"><text:span text:style-name="T20"><text:tab/>"password"</text:span>:<text:span text:style-name="T56">"password</text:span><text:span text:style-name="T67">10</text:span><text:span text:style-name="T56">"</text:span></text:p>
      <text:p text:style-name="P441"><text:span text:style-name="T33">}</text:span></text:p>
      <text:p text:style-name="P117"/>
      <text:p text:style-name="P428">Output NOT OK</text:p>
      <text:p text:style-name="P428"/>
      <text:p text:style-name="P321">{</text:p>
      <text:p text:style-name="P1"><text:span text:style-name="T20">"timestamp"</text:span>: <text:span text:style-name="T56">"2021-07-07T22:38:59.651+00:00"</text:span>,</text:p>
      <text:p text:style-name="P1"><text:span text:style-name="T20">"status"</text:span>: <text:span text:style-name="T195">400</text:span>,</text:p>
      <text:p text:style-name="P1"><text:span text:style-name="T20">"error"</text:span>: <text:span text:style-name="T56">"Bad Request"</text:span>,</text:p>
      <text:p text:style-name="P1"><text:span text:style-name="T20">"path"</text:span>: <text:span text:style-name="T56">"/user/add"</text:span></text:p>
      <text:p text:style-name="P344"><text:span text:style-name="T33">}</text:span></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459"><text:soft-page-break/><text:span text:style-name="T265">Insertar usuario con los campos mínimos admisibles sintácticamente correctos, </text:span>salvo el campo <text:span text:style-name="T10">contraseña</text:span> mal definido sintácticamente:</text:p>
      <text:p text:style-name="P118"/>
      <text:p text:style-name="P86"><text:span text:style-name="T33">Input para output </text:span><text:span text:style-name="T35">NOT </text:span><text:span text:style-name="T34">OK</text:span><text:span text:style-name="T33">:</text:span></text:p>
      <text:p text:style-name="P47"/>
      <text:p text:style-name="P37">{</text:p>
      <text:p text:style-name="P286"><text:span text:style-name="T20"><text:tab/>"n</text:span><text:span text:style-name="T23">ame</text:span><text:span text:style-name="T20">"</text:span>: <text:span text:style-name="T20">"</text:span><text:span text:style-name="T56">name</text:span><text:span text:style-name="T66">1</text:span><text:span text:style-name="T67">1</text:span><text:span text:style-name="T24">"</text:span>,</text:p>
      <text:p text:style-name="P7"><text:span text:style-name="T20"><text:tab/>"password</text:span>:<text:span text:style-name="T56">"password</text:span><text:span text:style-name="T67">11</text:span><text:span text:style-name="T56">"</text:span></text:p>
      <text:p text:style-name="P37">}</text:p>
      <text:p text:style-name="P118"/>
      <text:p text:style-name="P429">Output NOT OK</text:p>
      <text:p text:style-name="P429"/>
      <text:p text:style-name="P322">{</text:p>
      <text:p text:style-name="P2"><text:span text:style-name="T20">"timestamp"</text:span>: <text:span text:style-name="T56">"2021-07-07T22:41:09.876+00:00"</text:span>,</text:p>
      <text:p text:style-name="P2"><text:span text:style-name="T20">"status"</text:span>: <text:span text:style-name="T195">400</text:span>,</text:p>
      <text:p text:style-name="P2"><text:span text:style-name="T20">"error"</text:span>: <text:span text:style-name="T56">"Bad Request"</text:span>,</text:p>
      <text:p text:style-name="P2"><text:span text:style-name="T20">"path"</text:span>: <text:span text:style-name="T56">"/user/add"</text:span></text:p>
      <text:p text:style-name="P2">}</text:p>
      <text:p text:style-name="P372"/>
      <text:p text:style-name="P459"><text:span text:style-name="T265">Insertar usuario con los campos mínimos admisibles sintácticamente correctos, </text:span>salvo el <text:span text:style-name="T8">valor del </text:span>campo <text:span text:style-name="T10">contraseña</text:span> mal definido sintácticamente:</text:p>
      <text:p text:style-name="P118"/>
      <text:p text:style-name="P87"><text:span text:style-name="T33">Input para output </text:span><text:span text:style-name="T35">NOT </text:span><text:span text:style-name="T34">OK</text:span></text:p>
      <text:p text:style-name="P48"/>
      <text:p text:style-name="P38">{</text:p>
      <text:p text:style-name="P8"><text:span text:style-name="T20"><text:tab/>"n</text:span><text:span text:style-name="T23">ame</text:span><text:span text:style-name="T20">"</text:span>:<text:span text:style-name="T56">name</text:span><text:span text:style-name="T68">12</text:span>,</text:p>
      <text:p text:style-name="P8"><text:span text:style-name="T20"><text:tab/>"password"</text:span>:<text:span text:style-name="T56">password</text:span><text:span text:style-name="T67">1</text:span><text:span text:style-name="T68">2</text:span></text:p>
      <text:p text:style-name="P38">}</text:p>
      <text:p text:style-name="P38"/>
      <text:p text:style-name="P263">Output NOT OK</text:p>
      <text:p text:style-name="P38"/>
      <text:p text:style-name="P38">{</text:p>
      <text:p text:style-name="P1"><text:span text:style-name="T20">"timestamp"</text:span>: <text:span text:style-name="T56">"2021-07-07T22:42:01.061+00:00"</text:span>,</text:p>
      <text:p text:style-name="P1"><text:span text:style-name="T20">"status"</text:span>: <text:span text:style-name="T195">400</text:span>,</text:p>
      <text:p text:style-name="P1"><text:span text:style-name="T20">"error"</text:span>: <text:span text:style-name="T56">"Bad Request"</text:span>,</text:p>
      <text:p text:style-name="P1"><text:span text:style-name="T20">"path"</text:span>: <text:span text:style-name="T56">"/user/add"</text:span></text:p>
      <text:p text:style-name="P1">}</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80"><text:soft-page-break/><text:span text:style-name="T239">Insertar usuario con los campos mínimos admisibles sintácticamente correctos, </text:span><text:span text:style-name="T240">salvo el </text:span><text:span text:style-name="T241">valor del </text:span><text:span text:style-name="T240">campo </text:span><text:span text:style-name="T242">roles</text:span><text:span text:style-name="T240"> mal definido sintácticamente </text:span><text:span text:style-name="T243">o semánticamente</text:span><text:span text:style-name="T240">:</text:span></text:p>
      <text:p text:style-name="P296"/>
      <text:p text:style-name="P52"/>
      <text:list xml:id="list358452388" text:style-name="L2">
        <text:list-item>
          <text:p text:style-name="P345">Insertar campo nombre de rol, mal definido sintácticamente:</text:p>
        </text:list-item>
      </text:list>
      <text:p text:style-name="P124"/>
      <text:p text:style-name="P88"><text:span text:style-name="T33">Input para output </text:span><text:span text:style-name="T35">NOT </text:span><text:span text:style-name="T34">OK</text:span><text:span text:style-name="T33">:</text:span></text:p>
      <text:p text:style-name="P125"/>
      <text:p text:style-name="P264"><text:tab/>{</text:p>
      <text:p text:style-name="P288"><text:span text:style-name="T20"><text:tab/>"name"</text:span>:<text:span text:style-name="T56">"name1</text:span><text:span text:style-name="T70">4</text:span><text:span text:style-name="T56">"</text:span>,</text:p>
      <text:p text:style-name="P288"><text:span text:style-name="T20"><text:tab/>"password"</text:span>:<text:span text:style-name="T56">"password1</text:span><text:span text:style-name="T70">4</text:span><text:span text:style-name="T56">"</text:span>,</text:p>
      <text:p text:style-name="P288"><text:span text:style-name="T20"><text:tab/>"rol</text:span><text:span text:style-name="T26">es</text:span><text:span text:style-name="T20">"</text:span>:[{<text:span text:style-name="T20">"nameRole</text:span>:<text:span text:style-name="T56">"role1"</text:span>,<text:span text:style-name="T20">"description"</text:span>:<text:span text:style-name="T56">"desc</text:span><text:span text:style-name="T70">1</text:span><text:span text:style-name="T56">"</text:span>,<text:span text:style-name="T20">"users"</text:span>:[]}]</text:p>
      <text:p text:style-name="P266"><text:tab/>}</text:p>
      <text:p text:style-name="P266"/>
      <text:p text:style-name="P276">Output NOT OK</text:p>
      <text:p text:style-name="P266"/>
      <text:p text:style-name="P266"><text:tab/>{</text:p>
      <text:p text:style-name="P288"><text:span text:style-name="T20"><text:tab/>"timestamp"</text:span>: <text:span text:style-name="T56">"2021-07-07T22:46:40.233+00:00"</text:span>,</text:p>
      <text:p text:style-name="P288"><text:span text:style-name="T20"><text:tab/>"status"</text:span>: <text:span text:style-name="T195">400</text:span>,</text:p>
      <text:p text:style-name="P288"><text:span text:style-name="T20"><text:tab/>"error"</text:span>: <text:span text:style-name="T56">"Bad Request"</text:span>,</text:p>
      <text:p text:style-name="P288"><text:span text:style-name="T20"><text:tab/>"path"</text:span>: <text:span text:style-name="T56">"/user/add"</text:span></text:p>
      <text:p text:style-name="P264"><text:tab/>}</text:p>
      <text:p text:style-name="P53"/>
      <text:list xml:id="list201811223772473" text:continue-numbering="true" text:style-name="L2">
        <text:list-item>
          <text:p text:style-name="P345">Insertar el valor del campo nombre de rol, mal definido sintácticamente:</text:p>
        </text:list-item>
      </text:list>
      <text:p text:style-name="P124"/>
      <text:p text:style-name="P89"><text:span text:style-name="T33">Input para output </text:span><text:span text:style-name="T35">NOT </text:span><text:span text:style-name="T34">OK</text:span></text:p>
      <text:p text:style-name="P126"/>
      <text:p text:style-name="P267"><text:tab/>{</text:p>
      <text:p text:style-name="P1"><text:span text:style-name="T20"><text:tab/>"name"</text:span>:<text:span text:style-name="T56">"name14"</text:span>,</text:p>
      <text:p text:style-name="P1"><text:span text:style-name="T20"><text:tab/>"password"</text:span>:<text:span text:style-name="T56">"password14"</text:span>,</text:p>
      <text:p text:style-name="P1"><text:span text:style-name="T20"><text:tab/>"roles"</text:span>:[{<text:span text:style-name="T20">"nameRole"</text:span>:role1<text:span text:style-name="T56">","</text:span>description<text:span text:style-name="T20">":"</text:span>desc1<text:span text:style-name="T20">","</text:span>users<text:span text:style-name="T20">":[]}]</text:span></text:p>
      <text:p text:style-name="P245"><text:tab/>}</text:p>
      <text:p text:style-name="P267"/>
      <text:p text:style-name="P267"/>
      <text:p text:style-name="P277">Output NOT OK</text:p>
      <text:p text:style-name="P277"/>
      <text:p text:style-name="P323"><text:tab/>{</text:p>
      <text:p text:style-name="P2"><text:span text:style-name="T20"><text:tab/>"timestamp"</text:span>: <text:span text:style-name="T56">"2021-07-07T22:48:49.072+00:00"</text:span>,</text:p>
      <text:p text:style-name="P2"><text:span text:style-name="T20"><text:tab/>"status"</text:span>: <text:span text:style-name="T195">400</text:span>,</text:p>
      <text:p text:style-name="P2"><text:span text:style-name="T20"><text:tab/>"error"</text:span>: <text:span text:style-name="T56">"Bad Request"</text:span>,</text:p>
      <text:p text:style-name="P2"><text:span text:style-name="T20"><text:tab/>"path"</text:span>: <text:span text:style-name="T56">"/user/add"</text:span></text:p>
      <text:p text:style-name="P2"><text:tab/>}</text:p>
      <text:p text:style-name="P277"/>
      <text:p text:style-name="P277"/>
      <text:p text:style-name="P277"/>
      <text:p text:style-name="P277"/>
      <text:p text:style-name="P277"/>
      <text:p text:style-name="P277"/>
      <text:p text:style-name="P277"/>
      <text:p text:style-name="P277"/>
      <text:p text:style-name="P277"/>
      <text:p text:style-name="P268"/>
      <text:list xml:id="list201811782035009" text:continue-numbering="true" text:style-name="L2">
        <text:list-item>
          <text:p text:style-name="P350"><text:soft-page-break/>Insertar el <text:span text:style-name="T264">nombre</text:span> del campo descripción de rol, mal definido sintácticamente:</text:p>
        </text:list-item>
      </text:list>
      <text:p text:style-name="P353"/>
      <text:p text:style-name="P442"><text:span text:style-name="T33">Input para output </text:span><text:span text:style-name="T35">NOT </text:span><text:span text:style-name="T34">OK</text:span><text:span text:style-name="T33">:</text:span></text:p>
      <text:p text:style-name="P353"/>
      <text:p text:style-name="P270"><text:tab/>{</text:p>
      <text:p text:style-name="P1"><text:span text:style-name="T20"><text:tab/>"name"</text:span>:<text:span text:style-name="T56">"name14"</text:span>,</text:p>
      <text:p text:style-name="P1"><text:span text:style-name="T20"><text:tab/>"password"</text:span>:<text:span text:style-name="T56">"password14"</text:span>,</text:p>
      <text:p text:style-name="P1"><text:span text:style-name="T20"><text:tab/>"roles"</text:span>:[{<text:span text:style-name="T20">"nameRole"</text:span>:<text:span text:style-name="T56">"role1"</text:span>,description<text:span text:style-name="T20">":"</text:span>desc1<text:span text:style-name="T20">","</text:span>users<text:span text:style-name="T20">":[]}]</text:span></text:p>
      <text:p text:style-name="P245"><text:tab/>}</text:p>
      <text:p text:style-name="P270"/>
      <text:p text:style-name="P278">Output NOT OK</text:p>
      <text:p text:style-name="P324"/>
      <text:p text:style-name="P324"><text:tab/>{</text:p>
      <text:p text:style-name="P2"><text:span text:style-name="T20"><text:tab/>"timestamp"</text:span>: <text:span text:style-name="T56">"2021-07-07T22:51:07.166+00:00"</text:span>,</text:p>
      <text:p text:style-name="P2"><text:span text:style-name="T20"><text:tab/>"status"</text:span>: <text:span text:style-name="T195">400</text:span>,</text:p>
      <text:p text:style-name="P2"><text:span text:style-name="T20"><text:tab/>"error"</text:span>: <text:span text:style-name="T56">"Bad Request"</text:span>,</text:p>
      <text:p text:style-name="P2"><text:span text:style-name="T20"><text:tab/>"path"</text:span>: <text:span text:style-name="T56">"/user/add"</text:span></text:p>
      <text:p text:style-name="P2"><text:tab/>}</text:p>
      <text:p text:style-name="P270"/>
      <text:list xml:id="list201812407972552" text:continue-numbering="true" text:style-name="L2">
        <text:list-item>
          <text:p text:style-name="P345">Insertar el valor del campo descripción de rol, mal definido sintácticamente:</text:p>
        </text:list-item>
      </text:list>
      <text:p text:style-name="P124"/>
      <text:p text:style-name="P90"><text:span text:style-name="T33">Input para output </text:span><text:span text:style-name="T35">NOT </text:span><text:span text:style-name="T34">OK</text:span></text:p>
      <text:p text:style-name="P127"/>
      <text:p text:style-name="P269"><text:tab/>{</text:p>
      <text:p text:style-name="P1"><text:span text:style-name="T20"><text:tab/>"name"</text:span>:<text:span text:style-name="T56">"name14"</text:span>,</text:p>
      <text:p text:style-name="P1"><text:span text:style-name="T20"><text:tab/>"password"</text:span>:<text:span text:style-name="T56">"password14"</text:span>,</text:p>
      <text:p text:style-name="P1"><text:span text:style-name="T20"><text:tab/>"roles"</text:span>:[{<text:span text:style-name="T20">"nameRole"</text:span>:<text:span text:style-name="T56">"role1"</text:span>,<text:span text:style-name="T20">"description"</text:span>:desc1<text:span text:style-name="T56">","</text:span>users<text:span text:style-name="T20">":[]}]</text:span></text:p>
      <text:p text:style-name="P245"><text:tab/>}</text:p>
      <text:p text:style-name="P269"/>
      <text:p text:style-name="P269"/>
      <text:p text:style-name="P279">Output NOT OK</text:p>
      <text:p text:style-name="P124"/>
      <text:p text:style-name="P296"><text:tab/>{</text:p>
      <text:p text:style-name="P1"><text:span text:style-name="T20"><text:tab/>"timestamp"</text:span>: <text:span text:style-name="T56">"2021-07-07T22:52:41.221+00:00"</text:span>,</text:p>
      <text:p text:style-name="P1"><text:span text:style-name="T20"><text:tab/>"status"</text:span>: <text:span text:style-name="T195">400</text:span>,</text:p>
      <text:p text:style-name="P1"><text:span text:style-name="T20"><text:tab/>"error"</text:span>: <text:span text:style-name="T56">"Bad Request"</text:span>,</text:p>
      <text:p text:style-name="P1"><text:span text:style-name="T20"><text:tab/>"path"</text:span>: <text:span text:style-name="T56">"/user/add"</text:span></text:p>
      <text:p text:style-name="P1"><text:tab/>}</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67"><text:soft-page-break/>OUTPUTS <text:span text:style-name="T96">WARNINGS </text:span></text:p>
      <text:p text:style-name="P67"><text:span text:style-name="T97">(se realiza la persistencia en BD con devolución de warning al cliente)</text:span>:</text:p>
      <text:p text:style-name="P68"/>
      <text:p text:style-name="P146"/>
      <text:p text:style-name="P465">Insertar usuario existente (definiendo <text:s/>el campo <text:span text:style-name="T98">name</text:span> de manera sintácticamente correcta, con un valor sintácticamente correcto pero semánticamente correspondiendo a un <text:span text:style-name="T98">nombre</text:span> ya registrado en la BD):</text:p>
      <text:p text:style-name="P147"/>
      <text:p text:style-name="P91"><text:span text:style-name="T33">Input para output </text:span><text:span text:style-name="T36">WARNING</text:span><text:span text:style-name="T33">:</text:span></text:p>
      <text:p text:style-name="P147"/>
      <text:p text:style-name="P39">{</text:p>
      <text:p text:style-name="P9"><text:span text:style-name="T20"><text:tab/>"name"</text:span>:<text:span text:style-name="T56">"name</text:span><text:span text:style-name="T64">8</text:span><text:span text:style-name="T56">"</text:span>,</text:p>
      <text:p text:style-name="P9"><text:span text:style-name="T20"><text:tab/>"password"</text:span>:<text:span text:style-name="T56">"password</text:span><text:span text:style-name="T64">8</text:span><text:span text:style-name="T56">"</text:span></text:p>
      <text:p text:style-name="P39">}</text:p>
      <text:p text:style-name="P109"/>
      <text:p text:style-name="P460"><text:span text:style-name="T265">Insertar usuario con los campos mínimos admisibles sintácticamente correctos, </text:span>salvo el campo <text:span text:style-name="T11">roles </text:span>mal definido sintácticamente:</text:p>
      <text:p text:style-name="P121"/>
      <text:p text:style-name="P91"><text:span text:style-name="T33">Input para output </text:span><text:span text:style-name="T36">WARNING</text:span><text:span text:style-name="T33">:</text:span></text:p>
      <text:p text:style-name="P121"/>
      <text:p text:style-name="P41">{</text:p>
      <text:p text:style-name="P17"><text:span text:style-name="T20"><text:tab/>"name"</text:span>:<text:span text:style-name="T56">"name13"</text:span>,</text:p>
      <text:p text:style-name="P17"><text:span text:style-name="T20"><text:tab/>"password"</text:span>:<text:span text:style-name="T56">"password13"</text:span>,</text:p>
      <text:p text:style-name="P17"><text:span text:style-name="T20"><text:tab/>"rol"</text:span>:[{<text:span text:style-name="T20">"nameRole"</text:span>:<text:span text:style-name="T56">"role1"</text:span>,<text:span text:style-name="T20">"description"</text:span>:<text:span text:style-name="T56">"desc1"</text:span>,<text:span text:style-name="T20">"users"</text:span>:[]}]</text:p>
      <text:p text:style-name="P56">}</text:p>
      <text:p text:style-name="P115"/>
      <text:p text:style-name="P481"><text:span text:style-name="T239">Insertar usuario con los campos mínimos admisibles sintácticamente correctos, </text:span><text:span text:style-name="T240">salvo el </text:span><text:span text:style-name="T241">valor del </text:span><text:span text:style-name="T240">campo </text:span><text:span text:style-name="T242">roles</text:span><text:span text:style-name="T240"> mal definido sintácticamente </text:span><text:span text:style-name="T243">o semánticamente</text:span><text:span text:style-name="T240">:</text:span></text:p>
      <text:p text:style-name="P123"/>
      <text:list xml:id="list201813233667167" text:continue-numbering="true" text:style-name="L2">
        <text:list-item>
          <text:p text:style-name="P346">Insertar campo id de rol, mal definido sintácticamente: </text:p>
        </text:list-item>
      </text:list>
      <text:p text:style-name="P128"/>
      <text:p text:style-name="P92"><text:span text:style-name="T33">Input para output </text:span><text:span text:style-name="T37">WARNING</text:span><text:span text:style-name="T33">:</text:span></text:p>
      <text:p text:style-name="P123"/>
      <text:p text:style-name="P42"><text:tab/>{</text:p>
      <text:p text:style-name="P18"><text:span text:style-name="T20"><text:tab/><text:tab/>"name"</text:span>:<text:span text:style-name="T56">"name13"</text:span>,</text:p>
      <text:p text:style-name="P18"><text:span text:style-name="T20"><text:tab/><text:tab/>"password"</text:span>:<text:span text:style-name="T56">"password13"</text:span>,</text:p>
      <text:p text:style-name="P18"><text:span text:style-name="T20"><text:tab/><text:tab/>"rol"</text:span>:[{<text:span text:style-name="T20">"</text:span><text:span text:style-name="T25">idd</text:span><text:span text:style-name="T20">"</text:span>:<text:span text:style-name="T56">"1</text:span><text:span text:style-name="T69">0</text:span><text:span text:style-name="T56">",</text:span><text:span text:style-name="T20">"nameRole"</text:span>:<text:span text:style-name="T56">"role1"</text:span>,<text:span text:style-name="T20">"description"</text:span>:<text:span text:style-name="T56">"desc1"</text:span>,<text:span text:style-name="T20">"users"</text:span>:[]}]</text:p>
      <text:p text:style-name="P128"><text:span text:style-name="T33"><text:tab/>}</text:span><text:tab/></text:p>
      <text:p text:style-name="P128"/>
      <text:list xml:id="list201812996373823" text:continue-numbering="true" text:style-name="L2">
        <text:list-item>
          <text:p text:style-name="P347">Insertar campo descripción de rol, mal definido sintácticamente:</text:p>
        </text:list-item>
      </text:list>
      <text:p text:style-name="P148"/>
      <text:p text:style-name="P93"><text:span text:style-name="T33">Input para output </text:span><text:span text:style-name="T37">WARNING</text:span><text:span text:style-name="T33">:</text:span></text:p>
      <text:p text:style-name="P129"/>
      <text:p text:style-name="P43"><text:tab/>{</text:p>
      <text:p text:style-name="P19"><text:span text:style-name="T20"><text:tab/><text:tab/>"name"</text:span>:<text:span text:style-name="T56">"name1</text:span><text:span text:style-name="T71">6</text:span><text:span text:style-name="T56">"</text:span>,</text:p>
      <text:p text:style-name="P19"><text:span text:style-name="T20"><text:tab/><text:tab/>"password"</text:span>:<text:span text:style-name="T56">"password1</text:span><text:span text:style-name="T71">6</text:span><text:span text:style-name="T56">"</text:span>,</text:p>
      <text:p text:style-name="P19"><text:span text:style-name="T20"><text:tab/><text:tab/>"rol</text:span><text:span text:style-name="T27">es</text:span><text:span text:style-name="T20">"</text:span>:[{<text:span text:style-name="T20">"name</text:span><text:span text:style-name="T28">Role</text:span><text:span text:style-name="T20">"</text:span>: <text:span text:style-name="T56">"role1"</text:span>,<text:span text:style-name="T20">"description</text:span><text:span text:style-name="T27">n</text:span><text:span text:style-name="T20">"</text:span>:<text:span text:style-name="T56">"desc</text:span><text:span text:style-name="T70">1</text:span><text:span text:style-name="T56">"</text:span>,<text:span text:style-name="T20">"users"</text:span>:[]}]</text:p>
      <text:p text:style-name="P55"><text:tab/>}</text:p>
      <text:p text:style-name="P55"/>
      <text:p text:style-name="P55"/>
      <text:p text:style-name="P55"><text:soft-page-break/></text:p>
      <text:list xml:id="list201812772240025" text:continue-numbering="true" text:style-name="L2">
        <text:list-item>
          <text:p text:style-name="P265">Insertar campo usuarios del rol, mal definido sintácticamente:</text:p>
        </text:list-item>
      </text:list>
      <text:p text:style-name="P130"/>
      <text:p text:style-name="P94"><text:span text:style-name="T33">Input para output </text:span><text:span text:style-name="T38">WARNING</text:span><text:span text:style-name="T33">:</text:span></text:p>
      <text:p text:style-name="P130"/>
      <text:p text:style-name="P44"><text:tab/>{</text:p>
      <text:p text:style-name="P20"><text:span text:style-name="T20"><text:tab/><text:tab/>"name"</text:span>:<text:span text:style-name="T56">"name1</text:span><text:span text:style-name="T72">7</text:span><text:span text:style-name="T56">"</text:span>,</text:p>
      <text:p text:style-name="P20"><text:span text:style-name="T20"><text:tab/><text:tab/>"password"</text:span>:<text:span text:style-name="T56">"password1</text:span><text:span text:style-name="T72">7</text:span><text:span text:style-name="T56">"</text:span>,</text:p>
      <text:p text:style-name="P20"><text:span text:style-name="T20"><text:tab/><text:tab/>"rol</text:span><text:span text:style-name="T27">es</text:span><text:span text:style-name="T20">"</text:span>:[{<text:span text:style-name="T20">"name</text:span><text:span text:style-name="T28">Role</text:span><text:span text:style-name="T20">"</text:span>: <text:span text:style-name="T56">"role1"</text:span>,<text:span text:style-name="T20">"description"</text:span>:<text:span text:style-name="T56">desc</text:span><text:span text:style-name="T70">1</text:span>,<text:span text:style-name="T20">"user"</text:span>:[]}]</text:p>
      <text:p text:style-name="P54"><text:tab/>}</text:p>
      <text:p text:style-name="P130"/>
      <text:p text:style-name="P130"/>
      <text:list xml:id="list201813056385372" text:continue-numbering="true" text:style-name="L2">
        <text:list-item>
          <text:p text:style-name="P348">Insertar el valor del campo usuarios del rol, con valor del campo id de usuario, inexistente:</text:p>
          <text:p text:style-name="P354"/>
        </text:list-item>
      </text:list>
      <text:p text:style-name="P130"/>
      <text:p text:style-name="P94"><text:span text:style-name="T33">Input para output </text:span><text:span text:style-name="T39">WARNING</text:span><text:span text:style-name="T33">:</text:span></text:p>
      <text:p text:style-name="P130"/>
      <text:p text:style-name="P44"><text:tab/>{</text:p>
      <text:p text:style-name="P20"><text:span text:style-name="T20"><text:tab/><text:tab/>"name"</text:span>:<text:span text:style-name="T56">"name1</text:span><text:span text:style-name="T72">7</text:span><text:span text:style-name="T56">"</text:span>,</text:p>
      <text:p text:style-name="P20"><text:span text:style-name="T20"><text:tab/><text:tab/>"password"</text:span>:<text:span text:style-name="T56">"password1</text:span><text:span text:style-name="T72">7</text:span><text:span text:style-name="T56">"</text:span>,</text:p>
      <text:p text:style-name="P20"><text:span text:style-name="T20"><text:tab/><text:tab/>"rol</text:span><text:span text:style-name="T27">es</text:span><text:span text:style-name="T20">"</text:span>:[{<text:span text:style-name="T20">"name</text:span><text:span text:style-name="T28">Role</text:span><text:span text:style-name="T20">"</text:span>: <text:span text:style-name="T56">"role1"</text:span>,<text:span text:style-name="T20">"description"</text:span>:<text:span text:style-name="T56">desc</text:span><text:span text:style-name="T70">1</text:span>,<text:span text:style-name="T20">"user"</text:span>:[<text:span text:style-name="T95">{}</text:span>]}]</text:p>
      <text:p text:style-name="P54"><text:tab/>}</text:p>
      <text:p text:style-name="P54"/>
      <text:p text:style-name="P115"/>
      <text:p text:style-name="P81"/>
      <text:p text:style-name="P542"><text:span text:style-name="T87">Insertar usuario al momento inexistente </text:span><text:span text:style-name="T88">(id y nombre aún inexistente)</text:span><text:span text:style-name="T87">, con todos los campos y valores sintácticamente correctos, </text:span><text:span text:style-name="T89">definiendo un rol sintácticamente correcto</text:span><text:span text:style-name="T87"> </text:span><text:span text:style-name="T90">(incluyendo el campo id que es un dato que no se necesita y puede no corresponder con el id generado desde el servidor asociado al usuarioen cuestión)</text:span><text:span text:style-name="T89">: </text:span></text:p>
      <text:p text:style-name="P40"/>
      <text:p text:style-name="P95"><text:span text:style-name="T33">Input para output </text:span><text:span text:style-name="T40">WARNING</text:span><text:span text:style-name="T33">:</text:span></text:p>
      <text:p text:style-name="P40">{</text:p>
      <text:p text:style-name="P10"><text:span text:style-name="T20"><text:tab/>"id"</text:span>:<text:span text:style-name="T56">"1"</text:span>,</text:p>
      <text:p text:style-name="P10"><text:span text:style-name="T20"><text:tab/>"date"</text:span>:<text:span text:style-name="T56">"2021-06-18"</text:span>,</text:p>
      <text:p text:style-name="P10"><text:span text:style-name="T20"><text:tab/>"name"</text:span>:<text:span text:style-name="T56">"name</text:span><text:span text:style-name="T57">1</text:span><text:span text:style-name="T56">"</text:span>,</text:p>
      <text:p text:style-name="P10"><text:span text:style-name="T20"><text:tab/>"password"</text:span>:<text:span text:style-name="T56">"password</text:span><text:span text:style-name="T57">1</text:span><text:span text:style-name="T56">"</text:span>,</text:p>
      <text:p text:style-name="P10"><text:span text:style-name="T20"><text:tab/>"roles"</text:span>:[ {<text:span text:style-name="T20">"nameRole"</text:span>:<text:span text:style-name="T56">"role1"</text:span>,<text:span text:style-name="T20">"description"</text:span>:<text:span text:style-name="T56">"desc1"</text:span>,<text:span text:style-name="T20">"users"</text:span>:[]}]</text:p>
      <text:p text:style-name="P58">}</text:p>
      <text:p text:style-name="P149"/>
      <text:p text:style-name="P149"/>
      <text:p text:style-name="P466">Insertar usuario con dos roles duplicados (al menos en el campo nombre que los identifica unívocamente). <text:span text:style-name="T234">Persistir uno de ellos y dar aviso al cliente, de roles duplicados</text:span></text:p>
      <text:p text:style-name="P115"/>
      <text:p text:style-name="P115"/>
      <text:p text:style-name="P115"/>
      <text:p text:style-name="P115"/>
      <text:p text:style-name="P115"/>
      <text:p text:style-name="P115"/>
      <text:p text:style-name="P115"/>
      <text:p text:style-name="P73"><text:soft-page-break/>UPDATE <text:span text:style-name="T101">USER</text:span>:</text:p>
      <text:p text:style-name="P73"/>
      <text:p text:style-name="P74">OUTPUTS OK:</text:p>
      <text:p text:style-name="P159"/>
      <text:p text:style-name="P467">Modificar de usuario existente <text:s/><text:span text:style-name="T194">(distinto al nombre de usuario autenticado por medio del cliente)</text:span>, nombre de usuario con campo y valor sintácticamente correcto:</text:p>
      <text:p text:style-name="P131"/>
      <text:p text:style-name="P235"><text:span text:style-name="T80">Get previo a update con enpoints </text:span><text:span text:style-name="T81">http://localhost:8040/user/get/name/</text:span><text:span text:style-name="T82">nameuser</text:span><text:span text:style-name="T104">:</text:span></text:p>
      <text:p text:style-name="P194"/>
      <text:p text:style-name="P194"/>
      <text:p text:style-name="P165">{"name":"nameuser", "date":"2021-07-04", "roles":[{"name<text:span text:style-name="T219">Role</text:span>":"delete", "description":"permission for delete user", "date":"2021-07-04", "services":[]}, {"name<text:span text:style-name="T219">Role</text:span>":"update", "description":"permission for update user", "date":"2021-07-04", "services":[]}, {"name<text:span text:style-name="T219">Role</text:span>":"add", "description":"permission for add user", "date":"2021-07-04", "services":[]}]}</text:p>
      <text:p text:style-name="P165"/>
      <text:p text:style-name="P98"><text:span text:style-name="T164">Input para output </text:span><text:span text:style-name="T165">OK</text:span><text:span text:style-name="T164">:</text:span></text:p>
      <text:p text:style-name="P203"/>
      <text:p text:style-name="P210">{</text:p>
      <text:p text:style-name="P1"><text:span text:style-name="T20">"id"</text:span>:<text:span text:style-name="T195">4</text:span>,</text:p>
      <text:p text:style-name="P1"><text:span text:style-name="T20">"name"</text:span>:<text:span text:style-name="T56">"nameusermod"</text:span></text:p>
      <text:p text:style-name="P1">}</text:p>
      <text:p text:style-name="P188"/>
      <text:p text:style-name="P489"/>
      <text:p text:style-name="P531"><text:span text:style-name="T108">Get </text:span><text:span text:style-name="T110">posterior</text:span><text:span text:style-name="T108"> a update con enpoints </text:span><text:span text:style-name="T107">http://localhost:8040/user/get/name/</text:span><text:span text:style-name="T109">nameuser</text:span><text:span text:style-name="T110">mod</text:span><text:span text:style-name="T107">:</text:span></text:p>
      <text:p text:style-name="P165"/>
      <text:p text:style-name="P165"/>
      <text:p text:style-name="P165">{"name":"nameusermod", "date":"2021-07-04", "roles":[{"name<text:span text:style-name="T218">Role</text:span>":"delete", "description":"permission for delete user", "date":"2021-07-04", "services":[]}, {"name<text:span text:style-name="T218">Role</text:span>":"update", "description":"permission for update user", "date":"2021-07-04", "services":[]}, {"name<text:span text:style-name="T218">Role</text:span>":"add", "description":"permission for add user", "date":"2021-07-04", "services":[]}]}</text:p>
      <text:p text:style-name="P165"/>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31"/>
      <text:p text:style-name="P131"/>
      <text:p text:style-name="P468"><text:soft-page-break/>Modificar de usuario existente <text:s/><text:span text:style-name="T194">(distinto al nombre de usuario autenticado por medio del cliente)</text:span>, <text:span text:style-name="T198">contraseña</text:span> de usuario con campo y valor sintácticamente correcto:</text:p>
      <text:p text:style-name="P133"/>
      <text:p text:style-name="P171"/>
      <text:p text:style-name="P99"><text:span text:style-name="T164">Input para output </text:span><text:span text:style-name="T165">OK</text:span><text:span text:style-name="T164">: </text:span></text:p>
      <text:p text:style-name="P204"/>
      <text:p text:style-name="P211">{</text:p>
      <text:p text:style-name="P1"><text:span text:style-name="T20">"id"</text:span>:<text:span text:style-name="T195">4</text:span>,</text:p>
      <text:p text:style-name="P1"><text:span text:style-name="T20">"password"</text:span>:<text:span text:style-name="T56">"passusermod"</text:span></text:p>
      <text:p text:style-name="P1">}</text:p>
      <text:p text:style-name="P281"/>
      <text:p text:style-name="P228"/>
      <text:p text:style-name="P232">&lt;Tener en cuenta que los endpoints ‘get’ no informan sobre la contraseña del usuario&gt;</text:p>
      <text:p text:style-name="P211"/>
      <text:p text:style-name="P110"><text:span text:style-name="T116">S</text:span><text:span text:style-name="T107">olicitar token (loguearse – iniciar sesión) </text:span><text:span text:style-name="T112">después de la modificación, </text:span><text:span text:style-name="T107">con el usuario y la </text:span><text:span text:style-name="T121">nueva </text:span><text:span text:style-name="T107">contraseña, y las credenciales del cliente adecuadas:</text:span></text:p>
      <text:p text:style-name="P193"/>
      <text:p text:style-name="P189"/>
      <text:p text:style-name="P189">Id de cliente:<text:span text:style-name="T262">idClient1</text:span></text:p>
      <text:p text:style-name="P189">Contraseña de cliente:<text:span text:style-name="T262">passClient1</text:span></text:p>
      <text:p text:style-name="P189">Nombre de usuario:<text:span text:style-name="T262">usermod</text:span></text:p>
      <text:p text:style-name="P110"><text:span text:style-name="T111">Nueva c</text:span><text:span text:style-name="T107">ontraseña de usuario:</text:span><text:span text:style-name="T121">passusermod</text:span></text:p>
      <text:p text:style-name="P189"/>
      <text:p text:style-name="P189">Como el token y token de refresco es recibido, se corrobora éxito en update</text:p>
      <text:p text:style-name="P134"/>
      <text:p text:style-name="P132"/>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69"><text:soft-page-break/>Modificar de usuario existente <text:s/><text:span text:style-name="T194">(distinto al nombre de usuario autenticado por medio del cliente)</text:span>, <text:span text:style-name="T199">nombre de rol</text:span> de usuario con campo y valor sintácticamente correcto. <text:span text:style-name="T201">Para la modificación, se requiere obligatoriamente definir el ID del rol </text:span><text:span text:style-name="T202">del cual se modifica su nombre</text:span>:</text:p>
      <text:p text:style-name="P132"/>
      <text:p text:style-name="P132"/>
      <text:p text:style-name="P236"><text:span text:style-name="T80">Get previo a update con enpoints </text:span><text:span text:style-name="T81">http://localhost:8040/user/get/name/</text:span><text:span text:style-name="T82">nameuser</text:span><text:span text:style-name="T83">mod</text:span><text:span text:style-name="T104">:</text:span></text:p>
      <text:p text:style-name="P195"/>
      <text:p text:style-name="P172"/>
      <text:p text:style-name="P172">{"name":"nameusermod", "date":"2021-07-04", "roles":[{"name<text:span text:style-name="T217">Role</text:span>":"delete", "description":"permission for delete user", "date":"2021-07-04", "services":[]}, {"name<text:span text:style-name="T217">Role</text:span>":"update", "description":"permission for update user", "date":"2021-07-04", "services":[]}, {"name<text:span text:style-name="T217">Role</text:span>":"add", "description":"permission for add user", "date":"2021-07-04", "services":[]}]}</text:p>
      <text:p text:style-name="P166"/>
      <text:p text:style-name="P97"><text:span text:style-name="T164">Input para output </text:span><text:span text:style-name="T165">OK</text:span><text:span text:style-name="T164">:</text:span></text:p>
      <text:p text:style-name="P180"/>
      <text:p text:style-name="P222">{</text:p>
      <text:p text:style-name="P1"><text:span text:style-name="T20">"name"</text:span>:<text:span text:style-name="T56">"nameusermod"</text:span>,</text:p>
      <text:p text:style-name="P1"><text:span text:style-name="T20">"roles"</text:span>:[{<text:span text:style-name="T20">"nameRole"</text:span>:<text:span text:style-name="T56">"delete"</text:span>, <text:span text:style-name="T20">"description"</text:span>:<text:span text:style-name="T56">"permission for delete user"</text:span>, <text:span text:style-name="T20">"date"</text:span>:<text:span text:style-name="T56">"2021-07-04"</text:span>, <text:span text:style-name="T20">"services"</text:span>:[]}, {<text:span text:style-name="T20">"nameRole"</text:span>:<text:span text:style-name="T56">"update"</text:span>, <text:span text:style-name="T20">"description"</text:span>:<text:span text:style-name="T56">"permission for update user"</text:span>, <text:span text:style-name="T20">"date"</text:span>:<text:span text:style-name="T56">"2021-07-04"</text:span>, <text:span text:style-name="T20">"services"</text:span>:[]}, {<text:span text:style-name="T20">"nameRole"</text:span>:<text:span text:style-name="T56">"addmod"</text:span>, <text:span text:style-name="T20">"description"</text:span>:<text:span text:style-name="T56">"permission for add user"</text:span>, <text:span text:style-name="T20">"date"</text:span>:<text:span text:style-name="T56">"2021-07-04"</text:span>, <text:span text:style-name="T20">"services"</text:span>:[]}]</text:p>
      <text:p text:style-name="P1">}</text:p>
      <text:p text:style-name="P180"/>
      <text:p text:style-name="P97"><text:span text:style-name="T108">Get </text:span><text:span text:style-name="T110">posterior</text:span><text:span text:style-name="T108"> a update con enpoints </text:span><text:a xlink:type="simple" xlink:href="http://localhost:8040/user/get/name/nameusermod" text:style-name="Internet_20_link" text:visited-style-name="Visited_20_Internet_20_Link"><text:span text:style-name="T107">http://localhost:8040/user/get/name/</text:span></text:a><text:a xlink:type="simple" xlink:href="http://localhost:8040/user/get/name/nameusermod" text:style-name="Internet_20_link" text:visited-style-name="Visited_20_Internet_20_Link"><text:span text:style-name="T109">nameuser</text:span></text:a><text:a xlink:type="simple" xlink:href="http://localhost:8040/user/get/name/nameusermod" text:style-name="Internet_20_link" text:visited-style-name="Visited_20_Internet_20_Link"><text:span text:style-name="T110">mod</text:span></text:a><text:span text:style-name="T107">:</text:span></text:p>
      <text:p text:style-name="P180"/>
      <text:p text:style-name="P180">{"name":"nameusermod", "date":"2021-07-04", "roles":[{"name<text:span text:style-name="T216">Role</text:span>":"delete", "description":"permission for delete user", "date":"2021-07-04", "services":[]}, {"name<text:span text:style-name="T216">Role</text:span>":"addmod", "description":"permission for add user", "date":"2021-07-04", "services":[]}, {"name<text:span text:style-name="T216">Role</text:span>":"update", "description":"permission for update user", "date":"2021-07-04", "services":[]}]}</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32"/>
      <text:p text:style-name="P132"/>
      <text:p text:style-name="P470"><text:soft-page-break/>Modificar de usuario existente <text:span text:style-name="T194">(distinto al nombre de usuario autenticado por medio del cliente)</text:span>, <text:span text:style-name="T200">descripcion</text:span><text:span text:style-name="T199"> de rol</text:span> de usuario con campo y valor sintácticamente correcto. <text:span text:style-name="T201">Para la modificación, se requiere obligatoriamente definir el ID </text:span><text:span text:style-name="T202">o nombre</text:span><text:span text:style-name="T201"> del rol </text:span><text:span text:style-name="T202">del cual se modifica su descripcion</text:span>:</text:p>
      <text:p text:style-name="P132"/>
      <text:p text:style-name="P132"/>
      <text:p text:style-name="P135"/>
      <text:p text:style-name="P237"><text:span text:style-name="T80">Get previo a update con enpoints </text:span><text:span text:style-name="T81">http://localhost:8040/user/get/name/</text:span><text:span text:style-name="T82">nameuser</text:span><text:span text:style-name="T83">mod</text:span><text:span text:style-name="T104">:</text:span></text:p>
      <text:p text:style-name="P196"/>
      <text:p text:style-name="P173">{"name":"nameusermod", "date":"2021-07-04", "roles":[{"name<text:span text:style-name="T215">Role</text:span>":"delete", "description":"permission for delete user", "date":"2021-07-04", "services":[]}, {"name<text:span text:style-name="T215">Role</text:span>":"addmod", "description":"permission for add user", "date":"2021-07-04", "services":[]}, {"name<text:span text:style-name="T215">Role</text:span>":"update", "description":"permission for update user", "date":"2021-07-04", "services":[]}]}</text:p>
      <text:p text:style-name="P173"/>
      <text:p text:style-name="P167"/>
      <text:p text:style-name="P100"><text:span text:style-name="T164">Input para output </text:span><text:span text:style-name="T165">OK</text:span><text:span text:style-name="T164">:</text:span></text:p>
      <text:p text:style-name="P182"/>
      <text:p text:style-name="P12">{</text:p>
      <text:p text:style-name="P1"><text:span text:style-name="T20">"name"</text:span>:<text:span text:style-name="T56">"nameusermod"</text:span>,</text:p>
      <text:p text:style-name="P1"><text:span text:style-name="T20">"roles"</text:span>:[{<text:span text:style-name="T20">"nameRole"</text:span>:<text:span text:style-name="T56">"delete"</text:span>, <text:span text:style-name="T20">"description"</text:span>:<text:span text:style-name="T56">"permission for delete user"</text:span>, <text:span text:style-name="T20">"date"</text:span>:<text:span text:style-name="T56">"2021-07-04"</text:span>, <text:span text:style-name="T20">"services"</text:span>:[]}, {<text:span text:style-name="T20">"nameRole"</text:span>:<text:span text:style-name="T56">"update"</text:span>, <text:span text:style-name="T20">"description"</text:span>:<text:span text:style-name="T56">"permission for update user"</text:span>, <text:span text:style-name="T20">"date"</text:span>:<text:span text:style-name="T56">"2021-07-04"</text:span>, <text:span text:style-name="T20">"services"</text:span>:[]}, {<text:span text:style-name="T20">"nameRole"</text:span>:<text:span text:style-name="T56">"addmod"</text:span>, <text:span text:style-name="T20">"description"</text:span>:<text:span text:style-name="T56">"permission for add user mod"</text:span>, <text:span text:style-name="T20">"date"</text:span>:<text:span text:style-name="T56">"2021-07-04"</text:span>, <text:span text:style-name="T20">"services"</text:span>:[]}]</text:p>
      <text:p text:style-name="P1">}</text:p>
      <text:p text:style-name="P12"/>
      <text:p text:style-name="P182"/>
      <text:p text:style-name="P100"><text:span text:style-name="T108">Get </text:span><text:span text:style-name="T110">posterior</text:span><text:span text:style-name="T108"> a update con enpoints </text:span><text:a xlink:type="simple" xlink:href="http://localhost:8040/user/get/name/nameusermod" text:style-name="Internet_20_link" text:visited-style-name="Visited_20_Internet_20_Link"><text:span text:style-name="T107">http://localhost:8040/user/get/name/</text:span></text:a><text:a xlink:type="simple" xlink:href="http://localhost:8040/user/get/name/nameusermod" text:style-name="Internet_20_link" text:visited-style-name="Visited_20_Internet_20_Link"><text:span text:style-name="T109">nameuser</text:span></text:a><text:a xlink:type="simple" xlink:href="http://localhost:8040/user/get/name/nameusermod" text:style-name="Internet_20_link" text:visited-style-name="Visited_20_Internet_20_Link"><text:span text:style-name="T110">mod</text:span></text:a><text:span text:style-name="T107">:</text:span></text:p>
      <text:p text:style-name="P132"/>
      <text:p text:style-name="P132">{"name":"nameusermod", "date":"2021-07-04", "roles":[{"name<text:span text:style-name="T214">Role</text:span>":"update", "description":"permission for update user", "date":"2021-07-03", "services":[]}, {"name<text:span text:style-name="T214">Role</text:span>":"addmod", "description":"permission for add user mod", "date":"2021-07-03", "services":[]}, {"name<text:span text:style-name="T214">Role</text:span>":"delete", "description":"permission for delete user", "date":"2021-07-03", "services":[]}]}</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471"><text:soft-page-break/>Modificar de usuario existente <text:span text:style-name="T204">autenticado</text:span>, nombre de usuario con campo y valor sintácticamente correcto:</text:p>
      <text:p text:style-name="P136"/>
      <text:p text:style-name="P238"><text:span text:style-name="T80">Get previo a update con enpoints </text:span><text:span text:style-name="T81">http://localhost:8040/user/get/name/</text:span><text:span text:style-name="T84">root</text:span><text:span text:style-name="T104">:</text:span></text:p>
      <text:p text:style-name="P197"/>
      <text:p text:style-name="P197">{"name":"root", "date":"2021-07-05", "roles":[{"name<text:span text:style-name="T214">Role</text:span>":"delete", "description":"permission for delete user", "date":"2021-07-05", "services":[]}, {"name<text:span text:style-name="T214">Role</text:span>":"add", "description":"permission for add user", "date":"2021-07-05", "services":[]}, {"name<text:span text:style-name="T214">Role</text:span>":"update", "description":"permission for update user", "date":"2021-07-05", "services":[]}]}</text:p>
      <text:p text:style-name="P168"/>
      <text:p text:style-name="P168"/>
      <text:p text:style-name="P101"><text:span text:style-name="T164">Input para output </text:span><text:span text:style-name="T165">OK</text:span><text:span text:style-name="T164">:</text:span></text:p>
      <text:p text:style-name="P205"/>
      <text:p text:style-name="P212">{</text:p>
      <text:p text:style-name="P1"><text:span text:style-name="T20">"id"</text:span>:<text:span text:style-name="T195">24</text:span>,</text:p>
      <text:p text:style-name="P1"><text:span text:style-name="T20">"name"</text:span>:<text:span text:style-name="T56">"rootmod"</text:span></text:p>
      <text:p text:style-name="P1">}</text:p>
      <text:p text:style-name="P1"/>
      <text:p text:style-name="P24">Se revoca el token en uso, y se devuelve nuevo token y token de refresco</text:p>
      <text:p text:style-name="P181"/>
      <text:p text:style-name="P181"/>
      <text:p text:style-name="P101"><text:span text:style-name="T108">Get </text:span><text:span text:style-name="T110">posterior</text:span><text:span text:style-name="T108"> a update </text:span><text:span text:style-name="T114">con nuevo token y</text:span><text:span text:style-name="T108"> enpoints </text:span><text:span text:style-name="T107">http://localhost:8040/user/get/name/</text:span><text:span text:style-name="T113">rootmod</text:span><text:span text:style-name="T107">:</text:span></text:p>
      <text:p text:style-name="P164"/>
      <text:p text:style-name="P168"/>
      <text:p text:style-name="P168">{"name":"rootmod", "date":"2021-07-05", "roles":[{"name<text:span text:style-name="T213">Role</text:span>":"delete", "description":"permission for delete user", "date":"2021-07-05", "services":[]}, {"name<text:span text:style-name="T213">Role</text:span>":"add", "description":"permission for add user", "date":"2021-07-05", "services":[]}, {"name<text:span text:style-name="T213">Role</text:span>":"update", "description":"permission for update user", "date":"2021-07-05", "services":[]}]}</text:p>
      <text:p text:style-name="P168"/>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36"/>
      <text:p text:style-name="P471"><text:soft-page-break/>Modificar de usuario existente <text:span text:style-name="T205">autenticado</text:span>, <text:span text:style-name="T198">contraseña</text:span> de usuario con campo y valor sintácticamente correcto:</text:p>
      <text:p text:style-name="P136"/>
      <text:p text:style-name="P239"><text:span text:style-name="T51">Get previo a update con enpoints </text:span><text:span text:style-name="T52">http://localhost:8040/user/get/name/</text:span><text:span text:style-name="T53">root</text:span><text:span text:style-name="T105">:</text:span></text:p>
      <text:p text:style-name="P201"/>
      <text:p text:style-name="P244"><text:span text:style-name="T191">{"name":"rootmod", "date":"2021-07-05", "roles":[{"name</text:span><text:span text:style-name="T192">Role</text:span><text:span text:style-name="T191">":"delete", "description":"permission for delete user", "date":"2021-07-05", "services":[]}, {"name</text:span><text:span text:style-name="T192">Role</text:span><text:span text:style-name="T191">":"add", "description":"permission for add user", "date":"2021-07-05", "services":[]}, {"name</text:span><text:span text:style-name="T192">Role</text:span><text:span text:style-name="T191">":"update", "description":"permission for update user", "date":"2021-07-05", "services":[]}]}</text:span></text:p>
      <text:p text:style-name="P136"/>
      <text:p text:style-name="P174"/>
      <text:p text:style-name="P101"><text:span text:style-name="T164">Input para output </text:span><text:span text:style-name="T165">OK</text:span><text:span text:style-name="T164">: </text:span></text:p>
      <text:p text:style-name="P205"/>
      <text:p text:style-name="P209"/>
      <text:p text:style-name="P216">{</text:p>
      <text:p text:style-name="P30"><text:span text:style-name="T20">"name"</text:span>:<text:span text:style-name="T56">"rootmod"</text:span>,</text:p>
      <text:p text:style-name="P30"><text:span text:style-name="T20">"password"</text:span>:<text:span text:style-name="T56">"passrootmod"</text:span></text:p>
      <text:p text:style-name="P30">}</text:p>
      <text:p text:style-name="P220"/>
      <text:p text:style-name="P221">Se revoca el token en uso, y se devuelve nuevo token y token de refresco</text:p>
      <text:p text:style-name="P26"/>
      <text:p text:style-name="P240"><text:span text:style-name="T170">Get p</text:span><text:span text:style-name="T171">osterior</text:span><text:span text:style-name="T170"> a update </text:span><text:span text:style-name="T172">con nuevo token y</text:span><text:span text:style-name="T170"> enpoints </text:span><text:a xlink:type="simple" xlink:href="http://localhost:8040/user/get/name/root" text:style-name="Internet_20_link" text:visited-style-name="Visited_20_Internet_20_Link"><text:span text:style-name="T174">http://localhost:8040/user/get/name/</text:span></text:a><text:a xlink:type="simple" xlink:href="http://localhost:8040/user/get/name/root" text:style-name="Internet_20_link" text:visited-style-name="Visited_20_Internet_20_Link"><text:span text:style-name="T176">root</text:span></text:a><text:span text:style-name="T178">mod</text:span><text:span text:style-name="T106">: </text:span></text:p>
      <text:p text:style-name="P240"/>
      <text:p text:style-name="P225"/>
      <text:p text:style-name="P187">{"name":"rootmod", "date":"2021-07-05", "roles":[{"name<text:span text:style-name="T212">Role</text:span>":"delete", "description":"permission for delete user", "date":"2021-07-05", "services":[]}, {"name<text:span text:style-name="T212">Role</text:span>":"add", "description":"permission for add user", "date":"2021-07-05", "services":[]}, {"name<text:span text:style-name="T212">Role</text:span>":"update", "description":"permission for update user", "date":"2021-07-05", "services":[]}]}</text:p>
      <text:p text:style-name="P21"/>
      <text:p text:style-name="P227"/>
      <text:p text:style-name="P231">&lt;Tener en cuenta que los endpoints ‘get’ no informan sobre la contraseña del usuario&gt;</text:p>
      <text:p text:style-name="P212"/>
      <text:p text:style-name="P111"><text:span text:style-name="T117">S</text:span><text:span text:style-name="T107">olicitar token (loguearse – iniciar sesión) </text:span><text:span text:style-name="T112">después de la modificación </text:span><text:span text:style-name="T107">con el usuario y la nueva contraseña, y las credenciales del cliente adecuadas:</text:span></text:p>
      <text:p text:style-name="P190"/>
      <text:p text:style-name="P176"/>
      <text:p text:style-name="P190">Id de cliente: <text:span text:style-name="T208">idClient1</text:span></text:p>
      <text:p text:style-name="P190">Contraseña de cliente: <text:span text:style-name="T208">passClient1</text:span></text:p>
      <text:p text:style-name="P190">Nombre de usuario: <text:span text:style-name="T208">rootmod</text:span></text:p>
      <text:p text:style-name="P111"><text:span text:style-name="T111">Nueva c</text:span><text:span text:style-name="T107">ontraseña de usuario: </text:span><text:span text:style-name="T118">passrootmod</text:span></text:p>
      <text:p text:style-name="P190"/>
      <text:p text:style-name="P190">Como el token y token de refresco es recibido, se corrobora éxito en update</text:p>
      <text:p text:style-name="P136"/>
      <text:p text:style-name="P136"/>
      <text:p text:style-name="P136"/>
      <text:p text:style-name="P136"/>
      <text:p text:style-name="P136"/>
      <text:p text:style-name="P136"/>
      <text:p text:style-name="P472"><text:soft-page-break/>Modificar de usuario existente <text:span text:style-name="T206">autenticado</text:span>, <text:span text:style-name="T199">nombre de rol</text:span> de usuario con campo y valor sintácticamente correcto. <text:span text:style-name="T201">Para la modificación, se requiere obligatoriamente definir el ID del rol </text:span><text:span text:style-name="T202">del cual se modifica su nombre</text:span>:</text:p>
      <text:p text:style-name="P140"/>
      <text:p text:style-name="P140"/>
      <text:p text:style-name="P243"><text:span text:style-name="T80">Get previo a update con enpoints </text:span><text:span text:style-name="T81">http://localhost:8040/user/get/name/</text:span><text:span text:style-name="T85">rootmod</text:span><text:span text:style-name="T104">:</text:span></text:p>
      <text:p text:style-name="P200"/>
      <text:p text:style-name="P186">{"name":"rootmod", "date":"2021-07-05", "roles":[{"nameRole":"delete", "description":"permission for delete user", "date":"2021-07-05", "services":[]}, {"nameRole":"add", "description":"permission for add user", "date":"2021-07-05", "services":[]}, {"nameRole":"update", "description":"permission for update user", "date":"2021-07-05", "services":[]}]}</text:p>
      <text:p text:style-name="P186"/>
      <text:p text:style-name="P23"/>
      <text:p text:style-name="P175"/>
      <text:p text:style-name="P105"><text:span text:style-name="T164">Input para output </text:span><text:span text:style-name="T165">OK</text:span><text:span text:style-name="T164">:</text:span></text:p>
      <text:p text:style-name="P186"/>
      <text:p text:style-name="P14"/>
      <text:p text:style-name="P14">{</text:p>
      <text:p text:style-name="P31"><text:span text:style-name="T20">"name"</text:span>:<text:span text:style-name="T56">"rootmod"</text:span>,</text:p>
      <text:p text:style-name="P31"><text:span text:style-name="T20">"roles"</text:span>:[{<text:span text:style-name="T20">"nameRole"</text:span>:<text:span text:style-name="T56">"delete"</text:span>, <text:span text:style-name="T20">"description"</text:span>:<text:span text:style-name="T56">"permission for delete user"</text:span>, <text:span text:style-name="T20">"date"</text:span>:<text:span text:style-name="T56">"2021-07-05"</text:span>, <text:span text:style-name="T20">"services"</text:span>:[]}, {<text:span text:style-name="T20">"nameRole"</text:span>:<text:span text:style-name="T56">"addmod"</text:span>, <text:span text:style-name="T20">"description"</text:span>:<text:span text:style-name="T56">"permission for add user"</text:span>, <text:span text:style-name="T20">"date"</text:span>:<text:span text:style-name="T56">"2021-07-05"</text:span>, <text:span text:style-name="T20">"services"</text:span>:[]}, {<text:span text:style-name="T20">"nameRole"</text:span>:<text:span text:style-name="T56">"update"</text:span>, <text:span text:style-name="T20">"description"</text:span>:<text:span text:style-name="T56">"permission for update user"</text:span>, <text:span text:style-name="T20">"date"</text:span>:<text:span text:style-name="T56">"2021-07-05"</text:span>, <text:span text:style-name="T20">"services"</text:span>:[]}]</text:p>
      <text:p text:style-name="P31">}</text:p>
      <text:p text:style-name="P14"/>
      <text:p text:style-name="P31"/>
      <text:p text:style-name="P217">Se revoca el token en uso, y se devuelve nuevo token y token de refresco</text:p>
      <text:p text:style-name="P186"/>
      <text:p text:style-name="P105"><text:span text:style-name="T108">Get </text:span><text:span text:style-name="T110">posterior</text:span><text:span text:style-name="T108"> a update </text:span><text:span text:style-name="T120">con nuevo token y</text:span><text:span text:style-name="T108"> enpoints </text:span><text:a xlink:type="simple" xlink:href="http://localhost:8040/user/get/name/nameusermod" text:style-name="Internet_20_link" text:visited-style-name="Visited_20_Internet_20_Link"><text:span text:style-name="T107">http://localhost:8040/user/get/</text:span></text:a><text:span text:style-name="T119">rootmod</text:span><text:span text:style-name="T107">:</text:span></text:p>
      <text:p text:style-name="P186"/>
      <text:p text:style-name="P186">{"name":"rootmod", "date":"2021-07-05", "roles":[{"nameRole":"addmod", "description":"permission for add user", "date":"2021-07-06", "services":[]}, {"nameRole":"delete", "description":"permission for delete user", "date":"2021-07-05", "services":[]}, {"nameRole":"update", "description":"permission for update user", "date":"2021-07-05", "services":[]}]}</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1"/>
      <text:p text:style-name="P471"><text:soft-page-break/>Modificar de usuario existente <text:span text:style-name="T207">autenticado</text:span> <text:span text:style-name="T200">descripcion</text:span><text:span text:style-name="T199"> de rol</text:span> de usuario con campo y valor sintácticamente correcto. <text:span text:style-name="T201">Para la modificación, se requiere obligatoriamente definir el ID </text:span><text:span text:style-name="T202">o nombre</text:span><text:span text:style-name="T201"> del rol </text:span><text:span text:style-name="T202">del cual se modifica su descripcion</text:span>:</text:p>
      <text:p text:style-name="P136"/>
      <text:p text:style-name="P136"/>
      <text:p text:style-name="P136"/>
      <text:p text:style-name="P238"><text:span text:style-name="T80">Get previo a update con enpoints </text:span><text:span text:style-name="T81">http://localhost:8040/user/get/name/</text:span><text:span text:style-name="T82">nameuser</text:span><text:span text:style-name="T83">mod</text:span><text:span text:style-name="T104">:</text:span></text:p>
      <text:p text:style-name="P197"/>
      <text:p text:style-name="P174">{"name":"rootmod", "date":"2021-07-05", "roles":[{"nameRole":"delete", "description":"permission for delete user", "date":"2021-07-05", "services":[]}, {"nameRole":"add", "description":"permission for add user", "date":"2021-07-05", "services":[]}, {"nameRole":"update", "description":"permission for update user", "date":"2021-07-05", "services":[]}]}</text:p>
      <text:p text:style-name="P174"/>
      <text:p text:style-name="P168"/>
      <text:p text:style-name="P101"><text:span text:style-name="T164">Input para output </text:span><text:span text:style-name="T165">OK</text:span><text:span text:style-name="T164">:</text:span></text:p>
      <text:p text:style-name="P21"/>
      <text:p text:style-name="P15">{</text:p>
      <text:p text:style-name="P1"><text:span text:style-name="T20">"name"</text:span>:<text:span text:style-name="T56">"rootmod"</text:span>,</text:p>
      <text:p text:style-name="P1"><text:span text:style-name="T20">"roles"</text:span>:[{<text:span text:style-name="T20">"nameRole"</text:span>:<text:span text:style-name="T56">"delete"</text:span>, <text:span text:style-name="T20">"description"</text:span>:<text:span text:style-name="T56">"permission for delete user"</text:span>, <text:span text:style-name="T20">"date"</text:span>:<text:span text:style-name="T56">"2021-07-05"</text:span>, <text:span text:style-name="T20">"services"</text:span>:[]}, {<text:span text:style-name="T20">"nameRole"</text:span>:<text:span text:style-name="T56">"add"</text:span>, <text:span text:style-name="T20">"description"</text:span>:<text:span text:style-name="T56">"permission for add user mod"</text:span>, <text:span text:style-name="T20">"date"</text:span>:<text:span text:style-name="T56">"2021-07-05"</text:span>, <text:span text:style-name="T20">"services"</text:span>:[]}, {<text:span text:style-name="T20">"nameRole"</text:span>:<text:span text:style-name="T56">"update"</text:span>, <text:span text:style-name="T20">"description"</text:span>:<text:span text:style-name="T56">"permission for update user"</text:span>, <text:span text:style-name="T20">"date"</text:span>:<text:span text:style-name="T56">"2021-07-05"</text:span>, <text:span text:style-name="T20">"services"</text:span>:[]}]</text:p>
      <text:p text:style-name="P1">}</text:p>
      <text:p text:style-name="P282"/>
      <text:p text:style-name="P181"/>
      <text:p text:style-name="P101"><text:span text:style-name="T108">Get </text:span><text:span text:style-name="T110">posterior</text:span><text:span text:style-name="T108"> a update con enpoints </text:span><text:a xlink:type="simple" xlink:href="http://localhost:8040/user/get/name/nameusermod" text:style-name="Internet_20_link" text:visited-style-name="Visited_20_Internet_20_Link"><text:span text:style-name="T107">http://localhost:8040/user/get/name/</text:span></text:a><text:a xlink:type="simple" xlink:href="http://localhost:8040/user/get/name/nameusermod" text:style-name="Internet_20_link" text:visited-style-name="Visited_20_Internet_20_Link"><text:span text:style-name="T109">nameuser</text:span></text:a><text:a xlink:type="simple" xlink:href="http://localhost:8040/user/get/name/nameusermod" text:style-name="Internet_20_link" text:visited-style-name="Visited_20_Internet_20_Link"><text:span text:style-name="T110">mod</text:span></text:a><text:span text:style-name="T107">:</text:span></text:p>
      <text:p text:style-name="P136"/>
      <text:p text:style-name="P136">{"name":"rootmod", "date":"2021-07-05", "roles":[{"nameRole":"add", "description":"permission for add user mod", "date":"2021-07-04", "services":[]}, {"nameRole":"delete", "description":"permission for delete user", "date":"2021-07-04", "services":[]}, {"nameRole":"update", "description":"permission for update user", "date":"2021-07-04", "services":[]}]}</text:p>
      <text:p text:style-name="P136"/>
      <text:p text:style-name="P132"/>
      <text:p text:style-name="P150">Importante: Aunque en la Entity de rol haya un campo users que indica los usuarios adheridos al rol, el request JSON para editar un usuario, no manipula el campo users de los roles de dicho usuario, e internamente se actualiza la lista de usuarios que tiene dicho rol. <text:span text:style-name="T203">Y para editar los usuarios adheridos al rol en cuestion, se debe hacer peticion con enpoint de update rol</text:span></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74"><text:soft-page-break/>OUTPUTS NOT OK:</text:p>
      <text:p text:style-name="P74"/>
      <text:p text:style-name="P473">Modificar de usuario existente <text:s/><text:span text:style-name="T194">(distinto al nombre de usuario autenticado por medio del cliente)</text:span>, nombre de usuario con campo y valor sintácticamente correcto:</text:p>
      <text:p text:style-name="P137"/>
      <text:p text:style-name="P241"><text:span text:style-name="T80">Get previo a update con enpoints </text:span><text:span text:style-name="T81">http://localhost:8040/user/get/name/</text:span><text:span text:style-name="T82">nameuser</text:span><text:span text:style-name="T104">:</text:span></text:p>
      <text:p text:style-name="P198"/>
      <text:p text:style-name="P169">{"name":"nameuser", "date":"2021-07-04", "roles":[{"name<text:span text:style-name="T211">Role</text:span>":"delete", "description":"permission for delete user", "date":"2021-07-04", "services":[]}, {"name<text:span text:style-name="T211">Role</text:span>":"update", "description":"permission for update user", "date":"2021-07-04", "services":[]}, {"name<text:span text:style-name="T211">Role</text:span>":"add", "description":"permission for add user", "date":"2021-07-04", "services":[]}]}</text:p>
      <text:p text:style-name="P169"/>
      <text:p text:style-name="P102"><text:span text:style-name="T164">Input para output </text:span><text:span text:style-name="T166">NOT </text:span><text:span text:style-name="T165">OK</text:span><text:span text:style-name="T164">:</text:span></text:p>
      <text:p text:style-name="P206"/>
      <text:p text:style-name="P213">{</text:p>
      <text:p text:style-name="P27"><text:span text:style-name="T20">"id"</text:span>:<text:span text:style-name="T195">4</text:span>,</text:p>
      <text:p text:style-name="P27"><text:span text:style-name="T20">"name"</text:span>:<text:span text:style-name="T56">"nameusermod"</text:span></text:p>
      <text:p text:style-name="P27">}</text:p>
      <text:p text:style-name="P206"/>
      <text:p text:style-name="P241"><text:span text:style-name="T170">Get p</text:span><text:span text:style-name="T171">osterior</text:span><text:span text:style-name="T170"> a update con enpoints </text:span><text:a xlink:type="simple" xlink:href="http://localhost:8040/user/get/name/nameuser" text:style-name="Internet_20_link" text:visited-style-name="Visited_20_Internet_20_Link"><text:span text:style-name="T174">http://localhost:8040/user/get/name/</text:span></text:a><text:a xlink:type="simple" xlink:href="http://localhost:8040/user/get/name/nameuser" text:style-name="Internet_20_link" text:visited-style-name="Visited_20_Internet_20_Link"><text:span text:style-name="T175">nameuser</text:span></text:a><text:span text:style-name="T106">:</text:span></text:p>
      <text:p text:style-name="P183"/>
      <text:p text:style-name="P183">{"error":"Not found-&gt;User name not found"}</text:p>
      <text:p text:style-name="P138"/>
      <text:p text:style-name="P474">Modificar de usuario existente <text:s/><text:span text:style-name="T194">(distinto al nombre de usuario autenticado por medio del cliente)</text:span>, <text:span text:style-name="T198">contraseña</text:span> de usuario con campo y valor sintácticamente correcto:</text:p>
      <text:p text:style-name="P486"/>
      <text:p text:style-name="P103"><text:span text:style-name="T164">Input para output </text:span><text:span text:style-name="T167">NOT </text:span><text:span text:style-name="T165">OK</text:span><text:span text:style-name="T164">: </text:span></text:p>
      <text:p text:style-name="P207"/>
      <text:p text:style-name="P214">{</text:p>
      <text:p text:style-name="P28"><text:span text:style-name="T20">"id"</text:span>:<text:span text:style-name="T195">4</text:span>,</text:p>
      <text:p text:style-name="P28"><text:span text:style-name="T20">"password"</text:span>:<text:span text:style-name="T56">"passusermod"</text:span></text:p>
      <text:p text:style-name="P28">}</text:p>
      <text:p text:style-name="P229"/>
      <text:p text:style-name="P233">&lt;Tener en cuenta que los endpoints ‘get’ no informan sobre la contraseña del usuario&gt;</text:p>
      <text:p text:style-name="P214"/>
      <text:p text:style-name="P112"><text:span text:style-name="T116">S</text:span><text:span text:style-name="T107">olicitar token (loguearse – iniciar sesión) </text:span><text:span text:style-name="T112">después de la modificación, </text:span><text:span text:style-name="T107">con el usuario y la nueva contraseña, y las credenciales del cliente adecuadas:</text:span></text:p>
      <text:p text:style-name="P112"><text:span text:style-name="T107"/></text:p>
      <text:p text:style-name="P444"><text:span text:style-name="T107">Id de cliente: “</text:span><text:span text:style-name="T111">IdClient1</text:span><text:span text:style-name="T107">”, </text:span><text:span text:style-name="T122">c</text:span><text:span text:style-name="T107">ontraseña de cliente: “</text:span><text:span text:style-name="T111">passClient1</text:span><text:span text:style-name="T107">”, </text:span></text:p>
      <text:p text:style-name="P444"><text:span text:style-name="T122">n</text:span><text:span text:style-name="T107">ombre de usuario: “</text:span><text:span text:style-name="T111">nameusermod</text:span><text:span text:style-name="T107">”, </text:span><text:span text:style-name="T122">c</text:span><text:span text:style-name="T107">ontraseña de usuario anterior: </text:span><text:span text:style-name="T111">passuser</text:span></text:p>
      <text:p text:style-name="P191"/>
      <text:p text:style-name="P160"><text:span text:style-name="T126">Como el token y token de refresco </text:span><text:span text:style-name="T127">no</text:span><text:span text:style-name="T126"> es recibido, se corrobora </text:span><text:span text:style-name="T127">que la autenticación del usuario con la contraseña anterior, ya no es válida. Lo que el servidor le devuelve al cliente es:</text:span></text:p>
      <text:p text:style-name="P177"/>
      <text:p text:style-name="P179">{</text:p>
      <text:p text:style-name="P28"><text:span text:style-name="T20">"error"</text:span>: <text:span text:style-name="T56">"invalid_grant"</text:span>,</text:p>
      <text:p text:style-name="P28"><text:span text:style-name="T20">"error_description"</text:span>: <text:span text:style-name="T56">"Bad credentials"</text:span></text:p>
      <text:p text:style-name="P28">}</text:p>
      <text:p text:style-name="P475"><text:soft-page-break/>Modificar de usuario existente <text:span text:style-name="T204">autenticado</text:span>, nombre de usuario con campo y valor sintácticamente correcto:</text:p>
      <text:p text:style-name="P139"/>
      <text:p text:style-name="P242"><text:span text:style-name="T80">Get previo a update con enpoints </text:span><text:span text:style-name="T81">http://localhost:8040/user/get/name/</text:span><text:span text:style-name="T84">root</text:span><text:span text:style-name="T104">:</text:span></text:p>
      <text:p text:style-name="P199"/>
      <text:p text:style-name="P199">{"name":"root", "date":"2021-07-05", "roles":[{"name<text:span text:style-name="T210">Role</text:span>":"delete", "description":"permission for delete user", "date":"2021-07-05", "services":[]}, {"name<text:span text:style-name="T210">Role</text:span>":"add", "description":"permission for add user", "date":"2021-07-05", "services":[]}, {"name<text:span text:style-name="T210">Role</text:span>":"update", "description":"permission for update user", "date":"2021-07-05", "services":[]}]}</text:p>
      <text:p text:style-name="P170"/>
      <text:p text:style-name="P170"/>
      <text:p text:style-name="P104"><text:span text:style-name="T164">Input para output </text:span><text:span text:style-name="T167">NOT </text:span><text:span text:style-name="T165">OK</text:span><text:span text:style-name="T164">:</text:span></text:p>
      <text:p text:style-name="P208"/>
      <text:p text:style-name="P215">{</text:p>
      <text:p text:style-name="P29"><text:span text:style-name="T20">"id"</text:span>:<text:span text:style-name="T195">24</text:span>,</text:p>
      <text:p text:style-name="P29"><text:span text:style-name="T20">"name"</text:span>:<text:span text:style-name="T56">"rootmod"</text:span></text:p>
      <text:p text:style-name="P29">}</text:p>
      <text:p text:style-name="P29"/>
      <text:p text:style-name="P25">Se revoca el token en uso, y se devuelve nuevo token y token de refresco</text:p>
      <text:p text:style-name="P208"/>
      <text:p text:style-name="P208"/>
      <text:p text:style-name="P242"><text:span text:style-name="T170">Get p</text:span><text:span text:style-name="T171">osterior</text:span><text:span text:style-name="T170"> a update </text:span><text:span text:style-name="T172">con token revocado y</text:span><text:span text:style-name="T170"> enpoints </text:span><text:a xlink:type="simple" xlink:href="http://localhost:8040/user/get/name/root" text:style-name="Internet_20_link" text:visited-style-name="Visited_20_Internet_20_Link"><text:span text:style-name="T174">http://localhost:8040/user/get/name/</text:span></text:a><text:a xlink:type="simple" xlink:href="http://localhost:8040/user/get/name/root" text:style-name="Internet_20_link" text:visited-style-name="Visited_20_Internet_20_Link"><text:span text:style-name="T176">root</text:span></text:a><text:span text:style-name="T106">: </text:span></text:p>
      <text:p text:style-name="P184"/>
      <text:p text:style-name="P223">{</text:p>
      <text:p text:style-name="P29"><text:span text:style-name="T20">"error"</text:span>: <text:span text:style-name="T56">"invalid_token"</text:span>,</text:p>
      <text:p text:style-name="P29"><text:span text:style-name="T20">"error_description"</text:span>: <text:span text:style-name="T56">"Invalid access token: 668424880-1f33-4209-8cec-08bced5dd700"</text:span></text:p>
      <text:p text:style-name="P29">}</text:p>
      <text:p text:style-name="P29"/>
      <text:p text:style-name="P242"><text:span text:style-name="T170">Get p</text:span><text:span text:style-name="T171">osterior</text:span><text:span text:style-name="T170"> a update </text:span><text:span text:style-name="T172">con nuevo token y</text:span><text:span text:style-name="T170"> enpoints </text:span><text:a xlink:type="simple" xlink:href="http://localhost:8040/user/get/name/root" text:style-name="Internet_20_link" text:visited-style-name="Visited_20_Internet_20_Link"><text:span text:style-name="T174">http://localhost:8040/user/get/name/</text:span></text:a><text:a xlink:type="simple" xlink:href="http://localhost:8040/user/get/name/root" text:style-name="Internet_20_link" text:visited-style-name="Visited_20_Internet_20_Link"><text:span text:style-name="T176">root</text:span></text:a><text:span text:style-name="T106">: </text:span></text:p>
      <text:p text:style-name="P226"/>
      <text:p text:style-name="P226">{"error":"Not found-&gt;User name not found"}</text:p>
      <text:p text:style-name="P226"/>
      <text:p text:style-name="P162"><text:span text:style-name="T170">Get p</text:span><text:span text:style-name="T171">osterior</text:span><text:span text:style-name="T170"> a update </text:span><text:span text:style-name="T172">con </text:span><text:span text:style-name="T173">t</text:span><text:span text:style-name="T172">oken revocado y</text:span><text:span text:style-name="T170"> enpoints </text:span><text:a xlink:type="simple" xlink:href="http://localhost:8040/user/get/name/root" text:style-name="Internet_20_link" text:visited-style-name="Visited_20_Internet_20_Link"><text:span text:style-name="T174">http://localhost:8040/user/get/name/</text:span></text:a><text:a xlink:type="simple" xlink:href="http://localhost:8040/user/get/name/root" text:style-name="Internet_20_link" text:visited-style-name="Visited_20_Internet_20_Link"><text:span text:style-name="T176">root</text:span></text:a><text:span text:style-name="T177">mod</text:span><text:span text:style-name="T106">: </text:span></text:p>
      <text:p text:style-name="P184"/>
      <text:p text:style-name="P223">{</text:p>
      <text:p text:style-name="P29"><text:span text:style-name="T20">"error"</text:span>: <text:span text:style-name="T56">"invalid_token"</text:span>,</text:p>
      <text:p text:style-name="P29"><text:span text:style-name="T20">"error_description"</text:span>: <text:span text:style-name="T56">"Invalid access token: 668424880-1f33-4209-8cec-08bced5dd700"</text:span></text:p>
      <text:p text:style-name="P59">}</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475"><text:soft-page-break/>Modificar de usuario existente <text:span text:style-name="T205">autenticado</text:span>, <text:span text:style-name="T198">contraseña</text:span> de usuario con campo y valor sintácticamente correcto:</text:p>
      <text:p text:style-name="P139"/>
      <text:p text:style-name="P242"><text:span text:style-name="T51">Get previo a update con enpoints </text:span><text:span text:style-name="T52">http://localhost:8040/user/get/name/</text:span><text:span text:style-name="T53">root</text:span><text:span text:style-name="T105">:</text:span></text:p>
      <text:p text:style-name="P202"/>
      <text:p text:style-name="P202">{"name":"rootmod", "date":"2021-07-05", "roles":[{"name<text:span text:style-name="T210">Role</text:span>":"delete", "description":"permission for delete user", "date":"2021-07-05", "services":[]}, {"name<text:span text:style-name="T210">Role</text:span>":"add", "description":"permission for add user", "date":"2021-07-05", "services":[]}, {"name<text:span text:style-name="T210">Role</text:span>":"update", "description":"permission for update user", "date":"2021-07-05", "services":[]}]}</text:p>
      <text:p text:style-name="P487"/>
      <text:p text:style-name="P104"><text:span text:style-name="T164">Input para output </text:span><text:span text:style-name="T167">NOT </text:span><text:span text:style-name="T165">OK</text:span><text:span text:style-name="T164">: </text:span></text:p>
      <text:p text:style-name="P208"/>
      <text:p text:style-name="P215">{</text:p>
      <text:p text:style-name="P1"><text:span text:style-name="T20">"name"</text:span>:<text:span text:style-name="T56">"rootmod"</text:span>,</text:p>
      <text:p text:style-name="P1"><text:span text:style-name="T20">"password"</text:span>:<text:span text:style-name="T56">"passrootmod"</text:span></text:p>
      <text:p text:style-name="P1">}</text:p>
      <text:p text:style-name="P208"/>
      <text:p text:style-name="P208"/>
      <text:p text:style-name="P218">Se revoca el token en uso, y se devuelve nuevo token y token de refresco</text:p>
      <text:p text:style-name="P208"/>
      <text:p text:style-name="P242"><text:span text:style-name="T170">Get p</text:span><text:span text:style-name="T171">osterior</text:span><text:span text:style-name="T170"> a update </text:span><text:span text:style-name="T172">con token revocado y</text:span><text:span text:style-name="T170"> enpoints </text:span><text:a xlink:type="simple" xlink:href="http://localhost:8040/user/get/name/root" text:style-name="Internet_20_link" text:visited-style-name="Visited_20_Internet_20_Link"><text:span text:style-name="T174">http://localhost:8040/user/get/name/</text:span></text:a><text:a xlink:type="simple" xlink:href="http://localhost:8040/user/get/name/root" text:style-name="Internet_20_link" text:visited-style-name="Visited_20_Internet_20_Link"><text:span text:style-name="T176">root</text:span></text:a><text:span text:style-name="T178">mod</text:span><text:span text:style-name="T106">: </text:span></text:p>
      <text:p text:style-name="P184"/>
      <text:p text:style-name="P13">{</text:p>
      <text:p text:style-name="P29"><text:span text:style-name="T20">"error"</text:span>: <text:span text:style-name="T56">"invalid_token"</text:span>,</text:p>
      <text:p text:style-name="P29"><text:span text:style-name="T20">"error_description"</text:span>: <text:span text:style-name="T56">"Invalid access token: 54bdba5d-0dba-418b-8838-787c67308e87"</text:span></text:p>
      <text:p text:style-name="P29">}</text:p>
      <text:p text:style-name="P22"/>
      <text:p text:style-name="P230"/>
      <text:p text:style-name="P234">&lt;Tener en cuenta que los endpoints ‘get’ no informan sobre la contraseña del usuario&gt;</text:p>
      <text:p text:style-name="P215"/>
      <text:p text:style-name="P113"><text:span text:style-name="T117">S</text:span><text:span text:style-name="T107">olicitar token (loguearse – iniciar sesión) </text:span><text:span text:style-name="T112">después de la modificación,</text:span><text:span text:style-name="T107"> con el usuario y la contraseña anterior, <text:s/>y las credenciales del cliente adecuadas:</text:span></text:p>
      <text:p text:style-name="P192"/>
      <text:p text:style-name="P113"><text:span text:style-name="T107">Id de cliente: “</text:span><text:span text:style-name="T111">IdClient1</text:span><text:span text:style-name="T107">”</text:span></text:p>
      <text:p text:style-name="P113"><text:span text:style-name="T107">Contraseña de cliente: “</text:span><text:span text:style-name="T111">passClient1</text:span><text:span text:style-name="T107">”</text:span></text:p>
      <text:p text:style-name="P113"><text:span text:style-name="T107">Nombre de usuario: “</text:span><text:span text:style-name="T115">rootmod</text:span><text:span text:style-name="T107">”</text:span></text:p>
      <text:p text:style-name="P113"><text:span text:style-name="T107">Contraseña de usuario anterior: “</text:span><text:span text:style-name="T115">passroot”</text:span></text:p>
      <text:p text:style-name="P192"/>
      <text:p text:style-name="P161"><text:span text:style-name="T126">Como el token y token de refresco </text:span><text:span text:style-name="T127">no</text:span><text:span text:style-name="T126"> es recibido, se corrobora </text:span><text:span text:style-name="T127">que la autenticación del usuario con la contraseña anterior, ya no es válida. Lo que el servidor le devuelve al cliente es:</text:span></text:p>
      <text:p text:style-name="P178"/>
      <text:p text:style-name="P219">{</text:p>
      <text:p text:style-name="P29"><text:span text:style-name="T20">"error"</text:span>: <text:span text:style-name="T56">"invalid_grant"</text:span>,</text:p>
      <text:p text:style-name="P29"><text:span text:style-name="T20">"error_description"</text:span>: <text:span text:style-name="T56">"Bad credentials"</text:span></text:p>
      <text:p text:style-name="P59">}</text:p>
      <text:p text:style-name="P59"/>
      <text:p text:style-name="P59"/>
      <text:p text:style-name="P59"/>
      <text:p text:style-name="P59"/>
      <text:p text:style-name="P472"><text:soft-page-break/>Modificar de usuario existente <text:span text:style-name="T206">autenticado</text:span>, <text:span text:style-name="T199">nombre de rol</text:span> de usuario con campo y valor sintácticamente correcto. <text:span text:style-name="T201">Para la modificación, se requiere obligatoriamente definir el ID del rol </text:span><text:span text:style-name="T202">del cual se modifica su nombre</text:span>:</text:p>
      <text:p text:style-name="P140"/>
      <text:p text:style-name="P140"/>
      <text:p text:style-name="P243"><text:span text:style-name="T80">Get previo a update con enpoints </text:span><text:span text:style-name="T81">http://localhost:8040/user/get/name/</text:span><text:span text:style-name="T85">rootmod</text:span><text:span text:style-name="T104">:</text:span></text:p>
      <text:p text:style-name="P200"/>
      <text:p text:style-name="P540"><text:span text:style-name="T193">{"name":"rootmod", "date":"2021-07-05", "roles":[{"nameRole":"delete", "description":"permission for delete user", "date":"2021-07-05", "services":[]}, {"nameRole":"add", "description":"permission for add user", "date":"2021-07-05", "services":[]}, {"nameRole":"update", "description":"permission for update user", "date":"2021-07-05", "services":[]}]}</text:span></text:p>
      <text:p text:style-name="P175"/>
      <text:p text:style-name="P105"><text:span text:style-name="T164">Input para output </text:span><text:span text:style-name="T168">NOT</text:span><text:span text:style-name="T164"> </text:span><text:span text:style-name="T165">OK</text:span><text:span text:style-name="T164">:</text:span></text:p>
      <text:p text:style-name="P23"/>
      <text:p text:style-name="P14">{</text:p>
      <text:p text:style-name="P31"><text:span text:style-name="T20">"name"</text:span>:<text:span text:style-name="T56">"rootmod"</text:span>,</text:p>
      <text:p text:style-name="P31"><text:span text:style-name="T20">"roles"</text:span>:[{<text:span text:style-name="T20">"nameRole"</text:span>:<text:span text:style-name="T56">"delete"</text:span>, <text:span text:style-name="T20">"description"</text:span>:<text:span text:style-name="T56">"permission for delete user"</text:span>, <text:span text:style-name="T20">"date"</text:span>:<text:span text:style-name="T56">"2021-07-05"</text:span>, <text:span text:style-name="T20">"services"</text:span>:[]}, {<text:span text:style-name="T20">"nameRole"</text:span>:<text:span text:style-name="T56">"addmod"</text:span>, <text:span text:style-name="T20">"description"</text:span>:<text:span text:style-name="T56">"permission for add user"</text:span>, <text:span text:style-name="T20">"date"</text:span>:<text:span text:style-name="T56">"2021-07-05"</text:span>, <text:span text:style-name="T20">"services"</text:span>:[]}, {<text:span text:style-name="T20">"nameRole"</text:span>:<text:span text:style-name="T56">"update"</text:span>, <text:span text:style-name="T20">"description"</text:span>:<text:span text:style-name="T56">"permission for update user"</text:span>, <text:span text:style-name="T20">"date"</text:span>:<text:span text:style-name="T56">"2021-07-05"</text:span>, <text:span text:style-name="T20">"services"</text:span>:[]}]</text:p>
      <text:p text:style-name="P31">}</text:p>
      <text:p text:style-name="P14"/>
      <text:p text:style-name="P217">Se revoca el token en uso, y se devuelve nuevo token y token de refresco</text:p>
      <text:p text:style-name="P186"/>
      <text:p text:style-name="P186"><text:span text:style-name="T221">Get </text:span><text:span text:style-name="T222">posterior</text:span><text:span text:style-name="T221"> a update </text:span><text:span text:style-name="T220">con token </text:span><text:span text:style-name="T223">revocado</text:span><text:span text:style-name="T220"> y</text:span><text:span text:style-name="T221"> enpoints </text:span><text:a xlink:type="simple" xlink:href="http://localhost:8040/user/get/name/nameusermod" text:style-name="Internet_20_link" text:visited-style-name="Visited_20_Internet_20_Link">http://localhost:8040/user/get/</text:a><text:span text:style-name="T209">rootmod</text:span>:</text:p>
      <text:p text:style-name="P185"/>
      <text:p text:style-name="P224">{</text:p>
      <text:p text:style-name="P1"><text:span text:style-name="T20">"error"</text:span>: <text:span text:style-name="T56">"invalid_token"</text:span>,</text:p>
      <text:p text:style-name="P1"><text:span text:style-name="T20">"error_description"</text:span>: <text:span text:style-name="T56">"Invalid access token: 6b76319b-fa92-463e-8b49-7d14dd780ae9"</text:span></text:p>
      <text:p text:style-name="P344"><text:span text:style-name="T33">}</text:span></text:p>
      <text:p text:style-name="P142"/>
      <text:p text:style-name="P476">Modificar usuario inexistente:</text:p>
      <text:p text:style-name="P143"/>
      <text:p text:style-name="P144"><text:span text:style-name="T224">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4">newroot</text:span></text:a><text:span text:style-name="T123">:</text:span></text:p>
      <text:p text:style-name="P483"/>
      <text:p text:style-name="P483">{"error":"Not found-&gt;User name not found"}</text:p>
      <text:p text:style-name="P142"/>
      <text:p text:style-name="P106"><text:span text:style-name="T164">Input para output </text:span><text:span text:style-name="T168">NOT</text:span><text:span text:style-name="T164"> </text:span><text:span text:style-name="T165">OK</text:span></text:p>
      <text:p text:style-name="P492"/>
      <text:p text:style-name="P494">{</text:p>
      <text:p text:style-name="P1"><text:span text:style-name="T20">"name"</text:span>:<text:span text:style-name="T56">"newroot"</text:span>,</text:p>
      <text:p text:style-name="P1"><text:span text:style-name="T20">"roles"</text:span>:[{<text:span text:style-name="T20">"nameRole"</text:span>:<text:span text:style-name="T56">"delete"</text:span>, <text:span text:style-name="T20">"description"</text:span>:<text:span text:style-name="T56">"permission for delete user"</text:span>, <text:span text:style-name="T20">"date"</text:span>:<text:span text:style-name="T56">"2021-07-05"</text:span>, <text:span text:style-name="T20">"services"</text:span>:[]}, {<text:span text:style-name="T20">"nameRole"</text:span>:<text:span text:style-name="T56">"add"</text:span>, <text:span text:style-name="T20">"description"</text:span>:<text:span text:style-name="T56">"permission for add user"</text:span>, <text:span text:style-name="T20">"date"</text:span>:<text:span text:style-name="T56">"2021-07-05"</text:span>, <text:span text:style-name="T20">"services"</text:span>:[]}, {<text:span text:style-name="T20">"nameRole"</text:span>:<text:span text:style-name="T56">"update"</text:span>, <text:span text:style-name="T20">"description"</text:span>:<text:span text:style-name="T56">"permission for update user"</text:span>, <text:span text:style-name="T20">"date"</text:span>:<text:span text:style-name="T56">"2021-07-05"</text:span>, <text:span text:style-name="T20">"services"</text:span>:[]}]</text:p>
      <text:p text:style-name="P1">}</text:p>
      <text:p text:style-name="P494"/>
      <text:p text:style-name="P107"><text:span text:style-name="T169">O</text:span><text:span text:style-name="T165">utput </text:span><text:span text:style-name="T168">NOT</text:span><text:span text:style-name="T165"> OK</text:span></text:p>
      <text:p text:style-name="P492"/>
      <text:p text:style-name="P142">{"error":"User not found-&gt;Null or incorrect ID user"}</text:p>
      <text:p text:style-name="P142"/>
      <text:p text:style-name="P461"><text:soft-page-break/><text:span text:style-name="T266">Modificar de un usuario existente,</text:span> el campo id mal definido sintácticamente <text:span text:style-name="T226">o <text:s/>semánticamente</text:span>:</text:p>
      <text:p text:style-name="P119"/>
      <text:list xml:id="list3667104259" text:style-name="L3">
        <text:list-item>
          <text:p text:style-name="P290"/>
        </text:list-item>
      </text:list>
      <text:p text:style-name="P70"/>
      <text:p text:style-name="P49"><text:span text:style-name="T179">Input para output </text:span><text:span text:style-name="T181">NOT</text:span><text:span text:style-name="T179"> </text:span><text:span text:style-name="T180">OK</text:span></text:p>
      <text:p text:style-name="P57"><text:tab/>{</text:p>
      <text:p text:style-name="P32"><text:tab/>id:<text:span text:style-name="T195">24</text:span>,</text:p>
      <text:p text:style-name="P32"><text:span text:style-name="T20"><text:tab/>"name"</text:span>:<text:span text:style-name="T56">"rootmod"</text:span>,</text:p>
      <text:p text:style-name="P289"><text:span text:style-name="T20"><text:tab/>"roles"</text:span>:[{<text:span text:style-name="T20">"nameRole"</text:span>:<text:span text:style-name="T56">"delete"</text:span>, <text:span text:style-name="T20">"description"</text:span>:<text:span text:style-name="T56">"permission for delete user"</text:span>, <text:span text:style-name="T20">"date"</text:span>:<text:span text:style-name="T56">"2021-07-<text:tab/><text:tab/>05"</text:span>, <text:span text:style-name="T20">"services"</text:span>:[]}, {<text:span text:style-name="T20">"nameRole"</text:span>:<text:span text:style-name="T56">"add"</text:span>, <text:span text:style-name="T20">"description"</text:span>:<text:span text:style-name="T56">"permission for add user"</text:span>, <text:tab/><text:tab/><text:span text:style-name="T20">"date"</text:span>:<text:span text:style-name="T56">"2021-07-05"</text:span>, <text:span text:style-name="T20">"services"</text:span>:[]}, {<text:span text:style-name="T20">"nameRole"</text:span>:<text:span text:style-name="T56">"update"</text:span>, <text:tab/><text:tab/><text:tab/><text:tab/></text:p>
      <text:p text:style-name="P289"><text:span text:style-name="T20"><text:tab/><text:tab/>"description"</text:span>:<text:span text:style-name="T56">"permission for update user"</text:span>, <text:span text:style-name="T20">"date"</text:span>:<text:span text:style-name="T56">"2021-07-05"</text:span>, <text:span text:style-name="T20">"services"</text:span>:[]}]</text:p>
      <text:p text:style-name="P32"><text:tab/>}</text:p>
      <text:p text:style-name="P69"/>
      <text:p text:style-name="P49"><text:span text:style-name="T182">O</text:span><text:span text:style-name="T179">utput </text:span><text:span text:style-name="T181">NOT</text:span><text:span text:style-name="T179"> </text:span><text:span text:style-name="T180">OK</text:span></text:p>
      <text:p text:style-name="P69"/>
      <text:p text:style-name="P57"><text:tab/>{</text:p>
      <text:p text:style-name="P32"><text:span text:style-name="T20"><text:tab/>"timestamp"</text:span>: <text:span text:style-name="T56">"2021-07-06T19:01:42.105+00:00"</text:span>,</text:p>
      <text:p text:style-name="P32"><text:span text:style-name="T20"><text:tab/>"status"</text:span>: <text:span text:style-name="T195">400</text:span>,</text:p>
      <text:p text:style-name="P32"><text:span text:style-name="T20"><text:tab/>"error"</text:span>: <text:span text:style-name="T56">"Bad Request"</text:span>,</text:p>
      <text:p text:style-name="P32"><text:span text:style-name="T20"><text:tab/>"path"</text:span>: <text:span text:style-name="T56">"/user/update"</text:span></text:p>
      <text:p text:style-name="P64"><text:tab/>}</text:p>
      <text:p text:style-name="P70"/>
      <text:list xml:id="list201811412191067" text:continue-numbering="true" text:style-name="L3">
        <text:list-item>
          <text:p text:style-name="P290"/>
        </text:list-item>
      </text:list>
      <text:p text:style-name="P70"/>
      <text:p text:style-name="P50"><text:span text:style-name="T179">Input para output </text:span><text:span text:style-name="T181">NOT</text:span><text:span text:style-name="T179"> </text:span><text:span text:style-name="T180">OK</text:span></text:p>
      <text:p text:style-name="P64"><text:tab/>{</text:p>
      <text:p text:style-name="P245"><text:tab/>"id:24,</text:p>
      <text:p text:style-name="P1"><text:span text:style-name="T20"><text:tab/>"</text:span>name<text:span text:style-name="T20">":"</text:span>rootmod<text:span text:style-name="T20">",</text:span></text:p>
      <text:p text:style-name="P1"><text:span text:style-name="T20"><text:tab/>"</text:span>roles<text:span text:style-name="T20">":[{"</text:span>nameRole<text:span text:style-name="T20">":"</text:span>delete<text:span text:style-name="T20">", "</text:span>description<text:span text:style-name="T20">":"</text:span>permission for delete user<text:span text:style-name="T20">", "</text:span>date<text:span text:style-name="T20">":"</text:span><text:span text:style-name="T195">2021-07-<text:tab/><text:tab/>05</text:span><text:span text:style-name="T20">", "</text:span>services<text:span text:style-name="T20">":[]}, {"</text:span>nameRole<text:span text:style-name="T20">":"</text:span>add<text:span text:style-name="T20">", "</text:span>description<text:span text:style-name="T20">":"</text:span>permission for add user<text:span text:style-name="T20">", <text:tab/><text:tab/>"</text:span>date<text:span text:style-name="T20">":"</text:span><text:span text:style-name="T195">2021-07-05</text:span><text:span text:style-name="T20">", "</text:span>services<text:span text:style-name="T20">":[]}, {"</text:span>nameRole<text:span text:style-name="T20">":"</text:span>update<text:span text:style-name="T20">", <text:tab/><text:tab/><text:tab/><text:tab/><text:tab/>"</text:span>description<text:span text:style-name="T20">":"</text:span>permission for update user<text:span text:style-name="T20">", "</text:span>date<text:span text:style-name="T20">":"</text:span><text:span text:style-name="T195">2021-07-05</text:span><text:span text:style-name="T20">", "</text:span>services<text:span text:style-name="T20">":[]}]</text:span></text:p>
      <text:p text:style-name="P245"><text:tab/>}</text:p>
      <text:p text:style-name="P70"/>
      <text:p text:style-name="P50"><text:span text:style-name="T183">O</text:span><text:span text:style-name="T179">utput </text:span><text:span text:style-name="T181">NOT</text:span><text:span text:style-name="T179"> </text:span><text:span text:style-name="T180">OK</text:span></text:p>
      <text:p text:style-name="P70"/>
      <text:p text:style-name="P64"><text:tab/>{</text:p>
      <text:p text:style-name="P1"><text:span text:style-name="T20"><text:tab/>"timestamp"</text:span>: <text:span text:style-name="T56">"2021-07-06T19:05:44.350+00:00"</text:span>,</text:p>
      <text:p text:style-name="P1"><text:span text:style-name="T20"><text:tab/>"status"</text:span>: <text:span text:style-name="T195">400</text:span>,</text:p>
      <text:p text:style-name="P1"><text:span text:style-name="T20"><text:tab/>"error"</text:span>: <text:span text:style-name="T56">"Bad Request"</text:span>,</text:p>
      <text:p text:style-name="P1"><text:span text:style-name="T20"><text:tab/>"path"</text:span>: <text:span text:style-name="T56">"/user/update"</text:span></text:p>
      <text:p text:style-name="P1"><text:tab/>}</text:p>
      <text:p text:style-name="P70"/>
      <text:p text:style-name="P70"/>
      <text:p text:style-name="P70"/>
      <text:p text:style-name="P70"/>
      <text:p text:style-name="P70"/>
      <text:p text:style-name="P70"><text:soft-page-break/></text:p>
      <text:list xml:id="list201811905407391" text:continue-numbering="true" text:style-name="L3">
        <text:list-item>
          <text:p text:style-name="P290"/>
        </text:list-item>
      </text:list>
      <text:p text:style-name="P70"/>
      <text:p text:style-name="P50"><text:span text:style-name="T179">Input para output </text:span><text:span text:style-name="T181">NOT</text:span><text:span text:style-name="T179"> </text:span><text:span text:style-name="T180">OK</text:span></text:p>
      <text:p text:style-name="P64"/>
      <text:p text:style-name="P64"><text:tab/>{</text:p>
      <text:p text:style-name="P1"><text:span text:style-name="T20"><text:tab/>"idd"</text:span>:<text:span text:style-name="T195">24</text:span>,</text:p>
      <text:p text:style-name="P1"><text:span text:style-name="T20"><text:tab/>"roles"</text:span>:[{<text:span text:style-name="T20">"nameRole"</text:span>:<text:span text:style-name="T56">"delete"</text:span>, <text:span text:style-name="T20">"description"</text:span>:<text:span text:style-name="T56">"permission for delete user"</text:span>, <text:span text:style-name="T20">"date"</text:span>:<text:span text:style-name="T56">"2021-07-<text:tab/><text:tab/>05"</text:span>, <text:span text:style-name="T20">"services"</text:span>:[]}, {<text:span text:style-name="T20">"nameRole"</text:span>:<text:span text:style-name="T56">"add"</text:span>, <text:span text:style-name="T20">"description"</text:span>:<text:span text:style-name="T56">"permission for add user"</text:span>, <text:tab/><text:tab/><text:span text:style-name="T20">"date"</text:span>:<text:span text:style-name="T56">"2021-07-05"</text:span>, <text:span text:style-name="T20">"services"</text:span>:[]}, {<text:span text:style-name="T20">"nameRole"</text:span>:<text:span text:style-name="T56">"update"</text:span>, <text:tab/><text:tab/><text:tab/><text:tab/><text:tab/><text:span text:style-name="T20">"description"</text:span>:<text:span text:style-name="T56">"permission for update user"</text:span>, <text:span text:style-name="T20">"date"</text:span>:<text:span text:style-name="T56">"2021-07-05"</text:span>, <text:span text:style-name="T20">"services"</text:span>:[]}]</text:p>
      <text:p text:style-name="P1"><text:tab/>}</text:p>
      <text:p text:style-name="P70"/>
      <text:p text:style-name="P50"><text:span text:style-name="T183">O</text:span><text:span text:style-name="T179">utput </text:span><text:span text:style-name="T181">NOT</text:span><text:span text:style-name="T179"> </text:span><text:span text:style-name="T180">OK</text:span></text:p>
      <text:p text:style-name="P70"/>
      <text:p text:style-name="P64"><text:tab/>{"error":"insuficient information"}</text:p>
      <text:p text:style-name="P70"/>
      <text:list xml:id="list201812744633302" text:continue-numbering="true" text:style-name="L3">
        <text:list-item>
          <text:p text:style-name="P317"><text:span text:style-name="T227">Al p</text:span>oner nombre o etiqueta de campo id <text:span text:style-name="T227">de usuario,</text:span> bien definido sintácticamente y mal definido semánticamente (nombre que no es el definido en la API) <text:span text:style-name="T227">pero bien definido sintáctica y semánticamente el nombre del usuario, no se espera error. Se busca el usuario por su nombre y el campo id mal definido es omitido para el servidor</text:span></text:p>
        </text:list-item>
      </text:list>
      <text:p text:style-name="P119"/>
      <text:p text:style-name="P119"/>
      <text:p text:style-name="P461"><text:span text:style-name="T266">Modificar de un usuario existente,</text:span> el <text:span text:style-name="T8">valor del </text:span>campo id mal definido sintáctica <text:span text:style-name="T229">y/</text:span><text:span text:style-name="T228">o semanticamente incorrecto</text:span>:</text:p>
      <text:p text:style-name="P119"/>
      <text:list xml:id="list1251695805" text:style-name="L4">
        <text:list-item>
          <text:p text:style-name="P355"/>
        </text:list-item>
      </text:list>
      <text:p text:style-name="P151"/>
      <text:p text:style-name="P51"><text:span text:style-name="T179">Input para output </text:span><text:span text:style-name="T181">NOT</text:span><text:span text:style-name="T179"> </text:span><text:span text:style-name="T180">OK</text:span></text:p>
      <text:p text:style-name="P493"/>
      <text:p text:style-name="P495"><text:tab/>{</text:p>
      <text:p text:style-name="P2"><text:span text:style-name="T20"><text:tab/>"id"</text:span>:<text:span text:style-name="T56">"24,</text:span></text:p>
      <text:p text:style-name="P2"><text:span text:style-name="T20"><text:tab/>"</text:span>roles<text:span text:style-name="T20">":[{"</text:span>nameRole<text:span text:style-name="T20">":"</text:span>delete<text:span text:style-name="T20">", "</text:span>description<text:span text:style-name="T20">":"</text:span>permission for delete user<text:span text:style-name="T20">", "</text:span>date<text:span text:style-name="T20">":"</text:span><text:span text:style-name="T195">2021-07-<text:tab/><text:tab/>05</text:span><text:span text:style-name="T20">", "</text:span>services<text:span text:style-name="T20">":[]}, {"</text:span>nameRole<text:span text:style-name="T20">":"</text:span>add<text:span text:style-name="T20">", "</text:span>description<text:span text:style-name="T20">":"</text:span>permission for add user<text:span text:style-name="T20">", <text:tab/><text:tab/>"</text:span>date<text:span text:style-name="T20">":"</text:span><text:span text:style-name="T195">2021-07-05</text:span><text:span text:style-name="T20">", "</text:span>services<text:span text:style-name="T20">":[]}, {"</text:span>nameRole<text:span text:style-name="T20">":"</text:span>update<text:span text:style-name="T20">", <text:tab/><text:tab/><text:tab/><text:tab/><text:tab/>"</text:span>description<text:span text:style-name="T20">":"</text:span>permission for update user<text:span text:style-name="T20">", "</text:span>date<text:span text:style-name="T20">":"</text:span><text:span text:style-name="T195">2021-07-05</text:span><text:span text:style-name="T20">", "</text:span>services<text:span text:style-name="T20">":[]}]</text:span></text:p>
      <text:p text:style-name="P246"><text:tab/>}</text:p>
      <text:p text:style-name="P493"/>
      <text:p text:style-name="P51"><text:span text:style-name="T184">O</text:span><text:span text:style-name="T180">utput </text:span><text:span text:style-name="T181">NOT</text:span><text:span text:style-name="T180"> OK</text:span></text:p>
      <text:p text:style-name="P151"/>
      <text:p text:style-name="P151"/>
      <text:p text:style-name="P60"><text:tab/>{</text:p>
      <text:p text:style-name="P1"><text:span text:style-name="T20"><text:tab/>"timestamp"</text:span>: <text:span text:style-name="T56">"2021-07-06T19:29:03.718+00:00"</text:span>,</text:p>
      <text:p text:style-name="P1"><text:span text:style-name="T20"><text:tab/>"status"</text:span>: <text:span text:style-name="T195">400</text:span>,</text:p>
      <text:p text:style-name="P1"><text:span text:style-name="T20"><text:tab/>"error"</text:span>: <text:span text:style-name="T56">"Bad Request"</text:span>,</text:p>
      <text:p text:style-name="P1"><text:span text:style-name="T20"><text:tab/>"path"</text:span>: <text:span text:style-name="T56">"/user/update"</text:span></text:p>
      <text:p text:style-name="P1"><text:tab/>}</text:p>
      <text:p text:style-name="P151"/>
      <text:p text:style-name="P151"/>
      <text:p text:style-name="P151"/>
      <text:p text:style-name="P151"/>
      <text:list xml:id="list201812299135148" text:continue-numbering="true" text:style-name="L4">
        <text:list-item>
          <text:p text:style-name="P355"><text:soft-page-break/></text:p>
        </text:list-item>
      </text:list>
      <text:p text:style-name="P51"><text:span text:style-name="T179">Input para output </text:span><text:span text:style-name="T181">NOT</text:span><text:span text:style-name="T179"> </text:span><text:span text:style-name="T180">OK</text:span></text:p>
      <text:p text:style-name="P493"/>
      <text:p text:style-name="P495"><text:tab/>{</text:p>
      <text:p text:style-name="P2"><text:span text:style-name="T20"><text:tab/>"id"</text:span>:<text:span text:style-name="T56">"100"</text:span>,</text:p>
      <text:p text:style-name="P2"><text:span text:style-name="T20"><text:tab/>"roles"</text:span>:[{<text:span text:style-name="T20">"nameRole"</text:span>:<text:span text:style-name="T56">"delete"</text:span>, <text:span text:style-name="T20">"description"</text:span>:<text:span text:style-name="T56">"permission for delete user"</text:span>, <text:span text:style-name="T20">"date"</text:span>:<text:span text:style-name="T56">"2021-07-<text:tab/><text:tab/>05"</text:span>, <text:span text:style-name="T20">"services"</text:span>:[]}, {<text:span text:style-name="T20">"nameRole"</text:span>:<text:span text:style-name="T56">"add"</text:span>, <text:span text:style-name="T20">"description"</text:span>:<text:span text:style-name="T56">"permission for add user"</text:span>, <text:tab/><text:tab/><text:span text:style-name="T20">"date"</text:span>:<text:span text:style-name="T56">"2021-07-05"</text:span>, <text:span text:style-name="T20">"services"</text:span>:[]}, {<text:span text:style-name="T20">"nameRole"</text:span>:<text:span text:style-name="T56">"update"</text:span>, <text:tab/><text:tab/><text:tab/><text:tab/><text:tab/><text:span text:style-name="T20">"description"</text:span>:<text:span text:style-name="T56">"permission for update user"</text:span>, <text:span text:style-name="T20">"date"</text:span>:<text:span text:style-name="T56">"2021-07-05"</text:span>, <text:span text:style-name="T20">"services"</text:span>:[]}]</text:p>
      <text:p text:style-name="P2"><text:tab/>}</text:p>
      <text:p text:style-name="P495"/>
      <text:p text:style-name="P493"/>
      <text:p text:style-name="P51"><text:span text:style-name="T184">O</text:span><text:span text:style-name="T180">utput </text:span><text:span text:style-name="T181">NOT</text:span><text:span text:style-name="T180"> OK</text:span></text:p>
      <text:p text:style-name="P151"/>
      <text:p text:style-name="P151"><text:tab/>{"error":"User not found-&gt;Null or incorrect ID user"}</text:p>
      <text:p text:style-name="P151"/>
      <text:list xml:id="list201812585598370" text:continue-numbering="true" text:style-name="L4">
        <text:list-item>
          <text:p text:style-name="P355"/>
        </text:list-item>
      </text:list>
      <text:p text:style-name="P151"/>
      <text:p text:style-name="P51"><text:span text:style-name="T179">Input para output </text:span><text:span text:style-name="T181">NOT</text:span><text:span text:style-name="T179"> </text:span><text:span text:style-name="T180">OK</text:span></text:p>
      <text:p text:style-name="P495"/>
      <text:p text:style-name="P495"><text:tab/>{</text:p>
      <text:p text:style-name="P2"><text:span text:style-name="T20"><text:tab/>"id"</text:span>:<text:span text:style-name="T56">"cien"</text:span>,</text:p>
      <text:p text:style-name="P2"><text:span text:style-name="T20"><text:tab/>"roles"</text:span>:[{<text:span text:style-name="T20">"nameRole"</text:span>:<text:span text:style-name="T56">"delete"</text:span>, <text:span text:style-name="T20">"description"</text:span>:<text:span text:style-name="T56">"permission for delete user"</text:span>, <text:span text:style-name="T20">"date"</text:span>:<text:span text:style-name="T56">"2021-07-<text:tab/><text:tab/>05"</text:span>, <text:span text:style-name="T20">"services"</text:span>:[]}, {<text:span text:style-name="T20">"nameRole"</text:span>:<text:span text:style-name="T56">"add"</text:span>, <text:span text:style-name="T20">"description"</text:span>:<text:span text:style-name="T56">"permission for add user"</text:span>, <text:tab/><text:tab/><text:span text:style-name="T20">"date"</text:span>:<text:span text:style-name="T56">"2021-07-05"</text:span>, <text:span text:style-name="T20">"services"</text:span>:[]}, {<text:span text:style-name="T20">"nameRole"</text:span>:<text:span text:style-name="T56">"update"</text:span>, <text:tab/><text:tab/><text:tab/><text:tab/><text:tab/><text:span text:style-name="T20">"description"</text:span>:<text:span text:style-name="T56">"permission for update user"</text:span>, <text:span text:style-name="T20">"date"</text:span>:<text:span text:style-name="T56">"2021-07-05"</text:span>, <text:span text:style-name="T20">"services"</text:span>:[]}]</text:p>
      <text:p text:style-name="P2"><text:tab/>}</text:p>
      <text:p text:style-name="P495"/>
      <text:p text:style-name="P493"/>
      <text:p text:style-name="P51"><text:span text:style-name="T184">O</text:span><text:span text:style-name="T180">utput </text:span><text:span text:style-name="T181">NOT</text:span><text:span text:style-name="T180"> OK</text:span></text:p>
      <text:p text:style-name="P60"><text:tab/>{</text:p>
      <text:p text:style-name="P1"><text:span text:style-name="T20"><text:tab/>"timestamp"</text:span>: <text:span text:style-name="T56">"2021-07-06T19:33:14.225+00:00"</text:span>,</text:p>
      <text:p text:style-name="P1"><text:span text:style-name="T20"><text:tab/>"status"</text:span>: <text:span text:style-name="T195">400</text:span>,</text:p>
      <text:p text:style-name="P1"><text:span text:style-name="T20"><text:tab/>"error"</text:span>: <text:span text:style-name="T56">"Bad Request"</text:span>,</text:p>
      <text:p text:style-name="P1"><text:span text:style-name="T20"><text:tab/>"path"</text:span>: <text:span text:style-name="T56">"/user/update"</text:span></text:p>
      <text:p text:style-name="P1"><text:tab/>}</text:p>
      <text:p text:style-name="P151"/>
      <text:p text:style-name="P151"/>
      <text:list xml:id="list201812269328917" text:continue-numbering="true" text:style-name="L4">
        <text:list-item>
          <text:p text:style-name="P318"><text:span text:style-name="T185">Al p</text:span><text:span text:style-name="T179">oner </text:span><text:span text:style-name="T186">el valor del</text:span><text:span text:style-name="T179"> nombre o etiqueta de campo id </text:span><text:span text:style-name="T185">de usuario,</text:span><text:span text:style-name="T179"> bien definido sintácticamente y mal definido semánticamente </text:span><text:span text:style-name="T187">(es decir id inexistente en base de datos)</text:span><text:span text:style-name="T179">, </text:span><text:span text:style-name="T185">pero bien definido sintáctica y semánticamente el nombre del usuario, no se espera error. Se busca el usuario por su nombre y el </text:span><text:span text:style-name="T186">valor del </text:span><text:span text:style-name="T185">campo id mal definido es omitido para el servidor</text:span></text:p>
        </text:list-item>
      </text:list>
      <text:p text:style-name="P493"/>
      <text:p text:style-name="P119"/>
      <text:p text:style-name="P119"/>
      <text:p text:style-name="P119"/>
      <text:p text:style-name="P119"/>
      <text:p text:style-name="P119"/>
      <text:p text:style-name="P119"/>
      <text:p text:style-name="P119"/>
      <text:p text:style-name="P119"/>
      <text:p text:style-name="P462"><text:soft-page-break/><text:span text:style-name="T266">Modificar de un usuario existente,</text:span> el campo <text:span text:style-name="T9">nombre</text:span> mal definido sintáctica <text:span text:style-name="T231">o semánticamente</text:span>:</text:p>
      <text:p text:style-name="P119"/>
      <text:p text:style-name="P434"/>
      <text:list xml:id="list1592350281" text:style-name="L5">
        <text:list-item>
          <text:p text:style-name="P435"/>
        </text:list-item>
      </text:list>
      <text:p text:style-name="P436"/>
      <text:p text:style-name="P439">Input para output NOT OK</text:p>
      <text:p text:style-name="P439"/>
      <text:p text:style-name="P61"><text:tab/>{</text:p>
      <text:p text:style-name="P2"><text:span text:style-name="T20"><text:tab/>"name:"</text:span>rootmod<text:span text:style-name="T20">",</text:span></text:p>
      <text:p text:style-name="P2"><text:span text:style-name="T20"><text:tab/>"</text:span>roles<text:span text:style-name="T20">":[{"</text:span>nameRole<text:span text:style-name="T20">":"</text:span>delete<text:span text:style-name="T20">", "</text:span>description<text:span text:style-name="T20">":"</text:span>permission for delete user<text:span text:style-name="T20">", "</text:span>date<text:span text:style-name="T20">":"</text:span><text:span text:style-name="T195">2021-07-<text:tab/><text:tab/>05</text:span><text:span text:style-name="T20">", "</text:span>services<text:span text:style-name="T20">":[]}, {"</text:span>nameRole<text:span text:style-name="T20">":"</text:span>add<text:span text:style-name="T20">", "</text:span>description<text:span text:style-name="T20">":"</text:span>permission for add user<text:span text:style-name="T20">", <text:tab/><text:tab/>"</text:span>date<text:span text:style-name="T20">":"</text:span><text:span text:style-name="T195">2021-07-05</text:span><text:span text:style-name="T20">", "</text:span>services<text:span text:style-name="T20">":[]}, {"</text:span>nameRole<text:span text:style-name="T20">":"</text:span>update<text:span text:style-name="T20">", <text:tab/><text:tab/><text:tab/><text:tab/><text:tab/>"</text:span>description<text:span text:style-name="T20">":"</text:span>permission for update user<text:span text:style-name="T20">", "</text:span>date<text:span text:style-name="T20">":"</text:span><text:span text:style-name="T195">2021-07-05</text:span><text:span text:style-name="T20">", "</text:span>services<text:span text:style-name="T20">":[]}]</text:span></text:p>
      <text:p text:style-name="P246"><text:tab/>}</text:p>
      <text:p text:style-name="P152"/>
      <text:p text:style-name="P439"/>
      <text:p text:style-name="P439">Output NOT OK</text:p>
      <text:p text:style-name="P439"/>
      <text:p text:style-name="P254"><text:tab/>{</text:p>
      <text:p text:style-name="P1"><text:span text:style-name="T20"><text:tab/>"timestamp"</text:span>: <text:span text:style-name="T56">"2021-07-06T19:48:40.797+00:00"</text:span>,</text:p>
      <text:p text:style-name="P1"><text:span text:style-name="T20"><text:tab/>"status"</text:span>: <text:span text:style-name="T195">400</text:span>,</text:p>
      <text:p text:style-name="P1"><text:span text:style-name="T20"><text:tab/>"error"</text:span>: <text:span text:style-name="T56">"Bad Request"</text:span>,</text:p>
      <text:p text:style-name="P1"><text:span text:style-name="T20"><text:tab/>"path"</text:span>: <text:span text:style-name="T56">"/user/update"</text:span></text:p>
      <text:p text:style-name="P1"><text:tab/>}</text:p>
      <text:p text:style-name="P436"/>
      <text:p text:style-name="P436"/>
      <text:list xml:id="list201812604148519" text:continue-numbering="true" text:style-name="L5">
        <text:list-item>
          <text:p text:style-name="P437"/>
        </text:list-item>
      </text:list>
      <text:p text:style-name="P436"/>
      <text:p text:style-name="P440">Input para output NOT OK</text:p>
      <text:p text:style-name="P438"/>
      <text:p text:style-name="P255"><text:tab/>{</text:p>
      <text:p text:style-name="P2"><text:tab/>name:<text:span text:style-name="T56">"rootmod"</text:span>,</text:p>
      <text:p text:style-name="P2"><text:span text:style-name="T20"><text:tab/>"roles"</text:span>:[{<text:span text:style-name="T20">"nameRole"</text:span>:<text:span text:style-name="T56">"delete"</text:span>, <text:span text:style-name="T20">"description"</text:span>:<text:span text:style-name="T56">"permission for delete user"</text:span>, <text:span text:style-name="T20">"date"</text:span>:<text:span text:style-name="T56">"2021-07-<text:tab/><text:tab/>05"</text:span>, <text:span text:style-name="T20">"services"</text:span>:[]}, {<text:span text:style-name="T20">"nameRole"</text:span>:<text:span text:style-name="T56">"add"</text:span>, <text:span text:style-name="T20">"description"</text:span>:<text:span text:style-name="T56">"permission for add user"</text:span>, <text:tab/><text:tab/><text:span text:style-name="T20">"date"</text:span>:<text:span text:style-name="T56">"2021-07-05"</text:span>, <text:span text:style-name="T20">"services"</text:span>:[]}, {<text:span text:style-name="T20">"nameRole"</text:span>:<text:span text:style-name="T56">"update"</text:span>, <text:tab/><text:tab/><text:tab/><text:tab/><text:tab/><text:span text:style-name="T20">"description"</text:span>:<text:span text:style-name="T56">"permission for update user"</text:span>, <text:span text:style-name="T20">"date"</text:span>:<text:span text:style-name="T56">"2021-07-05"</text:span>, <text:span text:style-name="T20">"services"</text:span>:[]}]</text:p>
      <text:p text:style-name="P452"><text:span text:style-name="T33"><text:tab/>}</text:span></text:p>
      <text:p text:style-name="P440"/>
      <text:p text:style-name="P440">Output NOT OK</text:p>
      <text:p text:style-name="P438"/>
      <text:p text:style-name="P255"><text:tab/>{</text:p>
      <text:p text:style-name="P2"><text:span text:style-name="T20"><text:tab/>"timestamp"</text:span>: <text:span text:style-name="T56">"2021-07-06T19:48:40.797+00:00"</text:span>,</text:p>
      <text:p text:style-name="P2"><text:span text:style-name="T20"><text:tab/>"status"</text:span>: <text:span text:style-name="T195">400</text:span>,</text:p>
      <text:p text:style-name="P2"><text:span text:style-name="T20"><text:tab/>"error"</text:span>: <text:span text:style-name="T56">"Bad Request"</text:span>,</text:p>
      <text:p text:style-name="P2"><text:span text:style-name="T20"><text:tab/>"path"</text:span>: <text:span text:style-name="T56">"/user/update"</text:span></text:p>
      <text:p text:style-name="P2"><text:tab/>}</text:p>
      <text:p text:style-name="P440"/>
      <text:p text:style-name="P440"/>
      <text:p text:style-name="P440"/>
      <text:p text:style-name="P440"/>
      <text:p text:style-name="P440"/>
      <text:p text:style-name="P440"><text:soft-page-break/></text:p>
      <text:list xml:id="list201813061107574" text:continue-numbering="true" text:style-name="L5">
        <text:list-item>
          <text:p text:style-name="P437"/>
        </text:list-item>
      </text:list>
      <text:p text:style-name="P436"/>
      <text:p text:style-name="P440">Input para output NOT OK</text:p>
      <text:p text:style-name="P440"/>
      <text:p text:style-name="P255"><text:tab/>{</text:p>
      <text:p text:style-name="P2"><text:span text:style-name="T20"><text:tab/>"1name"</text:span>:<text:span text:style-name="T56">"rootmod"</text:span>,</text:p>
      <text:p text:style-name="P2"><text:span text:style-name="T20"><text:tab/>"roles"</text:span>:[{<text:span text:style-name="T20">"nameRole"</text:span>:<text:span text:style-name="T56">"delete"</text:span>, <text:span text:style-name="T20">"description"</text:span>:<text:span text:style-name="T56">"permission for delete user"</text:span>, <text:span text:style-name="T20">"date"</text:span>:<text:span text:style-name="T56">"2021-07-<text:tab/><text:tab/>05"</text:span>, <text:span text:style-name="T20">"services"</text:span>:[]}, {<text:span text:style-name="T20">"nameRole"</text:span>:<text:span text:style-name="T56">"add"</text:span>, <text:span text:style-name="T20">"description"</text:span>:<text:span text:style-name="T56">"permission for add user"</text:span>, <text:tab/><text:tab/><text:span text:style-name="T20">"date"</text:span>:<text:span text:style-name="T56">"2021-07-05"</text:span>, <text:span text:style-name="T20">"services"</text:span>:[]}, {<text:span text:style-name="T20">"nameRole"</text:span>:<text:span text:style-name="T56">"update"</text:span>, <text:tab/><text:tab/><text:tab/><text:tab/><text:tab/><text:span text:style-name="T20">"description"</text:span>:<text:span text:style-name="T56">"permission for update user"</text:span>, <text:span text:style-name="T20">"date"</text:span>:<text:span text:style-name="T56">"2021-07-05"</text:span>, <text:span text:style-name="T20">"services"</text:span>:[]}]</text:p>
      <text:p text:style-name="P2"><text:tab/>}</text:p>
      <text:p text:style-name="P440"/>
      <text:p text:style-name="P440"/>
      <text:p text:style-name="P440">Output NOT OK</text:p>
      <text:p text:style-name="P440"/>
      <text:p text:style-name="P440">{"error":"insuficient information"}</text:p>
      <text:p text:style-name="P440"/>
      <text:p text:style-name="P440"/>
      <text:list xml:id="list201811815871511" text:continue-numbering="true" text:style-name="L5">
        <text:list-item>
          <text:p text:style-name="P319"><text:span text:style-name="T5">Al p</text:span><text:span text:style-name="T2">oner nombre o etiqueta de campo </text:span><text:span text:style-name="T6">nombre</text:span><text:span text:style-name="T2"> </text:span><text:span text:style-name="T5">de usuario,</text:span><text:span text:style-name="T2"> bien definido sintácticamente y mal definido semánticamente (</text:span><text:span text:style-name="T6">etiqueta de nombre </text:span><text:span text:style-name="T2">que no es el definido en la API) </text:span><text:span text:style-name="T5">pero bien definido sintáctica y semánticamente el </text:span><text:span text:style-name="T6">id</text:span><text:span text:style-name="T5"> del usuario, no se espera error. Se busca el usuario por su </text:span><text:span text:style-name="T6">id</text:span><text:span text:style-name="T5"> y el campo </text:span><text:span text:style-name="T6">nombre</text:span><text:span text:style-name="T5"> mal definido es omitido para el servidor</text:span></text:p>
        </text:list-item>
      </text:list>
      <text:p text:style-name="P434"/>
      <text:p text:style-name="P432"/>
      <text:p text:style-name="P462"><text:span text:style-name="T266">Modificar de un usuario existente,</text:span> el <text:span text:style-name="T8">valor del </text:span>campo <text:span text:style-name="T9">nombre</text:span> mal definido sintáctica <text:span text:style-name="T230">o semánticamente</text:span>:</text:p>
      <text:p text:style-name="P120"/>
      <text:p text:style-name="P120"/>
      <text:list xml:id="list2208190516" text:style-name="L6">
        <text:list-item>
          <text:p text:style-name="P358"/>
        </text:list-item>
      </text:list>
      <text:p text:style-name="P153"/>
      <text:p text:style-name="P154">Input para output NOT OK</text:p>
      <text:p text:style-name="P154"/>
      <text:p text:style-name="P62"><text:tab/>{</text:p>
      <text:p text:style-name="P2"><text:span text:style-name="T20"><text:tab/>"name"</text:span>: “rootmod,</text:p>
      <text:p text:style-name="P2"><text:span text:style-name="T20"><text:tab/>"roles"</text:span>:[{<text:span text:style-name="T20">"nameRole"</text:span>:<text:span text:style-name="T56">"delete"</text:span>, <text:span text:style-name="T20">"description"</text:span>:<text:span text:style-name="T56">"permission for delete user"</text:span>, <text:span text:style-name="T20">"date"</text:span>:<text:span text:style-name="T56">"2021-07-<text:tab/><text:tab/>05"</text:span>, <text:span text:style-name="T20">"services"</text:span>:[]}, {<text:span text:style-name="T20">"nameRole"</text:span>:<text:span text:style-name="T56">"add"</text:span>, <text:span text:style-name="T20">"description"</text:span>:<text:span text:style-name="T56">"permission for add user <text:tab/><text:tab/><text:tab/>modif"</text:span>, <text:span text:style-name="T20">"date"</text:span>:<text:span text:style-name="T56">"2021-07-05"</text:span>, <text:span text:style-name="T20">"services"</text:span>:[]}, {<text:span text:style-name="T20">"nameRole"</text:span>:<text:span text:style-name="T56">"update"</text:span>, <text:tab/><text:tab/><text:tab/><text:tab/><text:span text:style-name="T20">"description"</text:span>:<text:span text:style-name="T56">"permission for update user"</text:span>, <text:span text:style-name="T20">"date"</text:span>:<text:span text:style-name="T56">"2021-07-05"</text:span>, <text:span text:style-name="T20">"services"</text:span>:[]}]</text:p>
      <text:p text:style-name="P2"><text:tab/>}</text:p>
      <text:p text:style-name="P154"/>
      <text:p text:style-name="P154"/>
      <text:p text:style-name="P154">Output NOT OK</text:p>
      <text:p text:style-name="P63"><text:tab/>{</text:p>
      <text:p text:style-name="P1"><text:span text:style-name="T20"><text:tab/>"timestamp"</text:span>: <text:span text:style-name="T56">"2021-07-06T20:02:54.748+00:00"</text:span>,</text:p>
      <text:p text:style-name="P1"><text:span text:style-name="T20"><text:tab/>"status"</text:span>: <text:span text:style-name="T195">400</text:span>,</text:p>
      <text:p text:style-name="P1"><text:span text:style-name="T20"><text:tab/>"error"</text:span>: <text:span text:style-name="T56">"Bad Request"</text:span>,</text:p>
      <text:p text:style-name="P1"><text:span text:style-name="T20"><text:tab/>"path"</text:span>: <text:span text:style-name="T56">"/user/update"</text:span></text:p>
      <text:p text:style-name="P1"><text:tab/>}</text:p>
      <text:p text:style-name="P1"/>
      <text:p text:style-name="P1"/>
      <text:p text:style-name="P357"/>
      <text:list xml:id="list201813132742135" text:continue-numbering="true" text:style-name="L6">
        <text:list-item>
          <text:p text:style-name="P358"><text:soft-page-break/></text:p>
        </text:list-item>
      </text:list>
      <text:p text:style-name="P153"/>
      <text:p text:style-name="P154">Input para output NOT OK</text:p>
      <text:p text:style-name="P155"/>
      <text:p text:style-name="P62"><text:tab/>{</text:p>
      <text:p text:style-name="P2"><text:span text:style-name="T20"><text:tab/>"name"</text:span>:rootmod,</text:p>
      <text:p text:style-name="P2"><text:span text:style-name="T20"><text:tab/>"roles"</text:span>:[{<text:span text:style-name="T20">"nameRole"</text:span>:<text:span text:style-name="T56">"delete"</text:span>, <text:span text:style-name="T20">"description"</text:span>:<text:span text:style-name="T56">"permission for delete user"</text:span>, <text:span text:style-name="T20">"date"</text:span>:<text:span text:style-name="T56">"2021-07-<text:tab/><text:tab/>05"</text:span>, <text:span text:style-name="T20">"services"</text:span>:[]}, {<text:span text:style-name="T20">"nameRole"</text:span>:<text:span text:style-name="T56">"add"</text:span>, <text:span text:style-name="T20">"description"</text:span>:<text:span text:style-name="T56">"permission for add user <text:tab/><text:tab/><text:tab/>modif"</text:span>, <text:span text:style-name="T20">"date"</text:span>:<text:span text:style-name="T56">"2021-07-05"</text:span>, <text:span text:style-name="T20">"services"</text:span>:[]}, {<text:span text:style-name="T20">"nameRole"</text:span>:<text:span text:style-name="T56">"update"</text:span>, <text:tab/><text:tab/><text:tab/><text:tab/><text:span text:style-name="T20">"description"</text:span>:<text:span text:style-name="T56">"permission for update user"</text:span>, <text:span text:style-name="T20">"date"</text:span>:<text:span text:style-name="T56">"2021-07-05"</text:span>, <text:span text:style-name="T20">"services"</text:span>:[]}]</text:p>
      <text:p text:style-name="P2"><text:tab/>}</text:p>
      <text:p text:style-name="P154"/>
      <text:p text:style-name="P154"/>
      <text:p text:style-name="P154">Output NOT OK</text:p>
      <text:p text:style-name="P63"><text:tab/>{</text:p>
      <text:p text:style-name="P1"><text:span text:style-name="T20"><text:tab/>"timestamp"</text:span>: <text:span text:style-name="T56">"2021-07-06T20:02:54.748+00:00"</text:span>,</text:p>
      <text:p text:style-name="P1"><text:span text:style-name="T20"><text:tab/>"status"</text:span>: <text:span text:style-name="T195">400</text:span>,</text:p>
      <text:p text:style-name="P1"><text:span text:style-name="T20"><text:tab/>"error"</text:span>: <text:span text:style-name="T56">"Bad Request"</text:span>,</text:p>
      <text:p text:style-name="P1"><text:span text:style-name="T20"><text:tab/>"path"</text:span>: <text:span text:style-name="T56">"/user/update"</text:span></text:p>
      <text:p text:style-name="P1"><text:tab/>}</text:p>
      <text:p text:style-name="P153"/>
      <text:list xml:id="list201811872586137" text:continue-numbering="true" text:style-name="L6">
        <text:list-item>
          <text:p text:style-name="P358"/>
        </text:list-item>
      </text:list>
      <text:p text:style-name="P153"/>
      <text:p text:style-name="P145"><text:span text:style-name="T224">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4">newroot</text:span></text:a><text:span text:style-name="T123">:</text:span></text:p>
      <text:p text:style-name="P484"/>
      <text:p text:style-name="P433"><text:span text:style-name="T124">{"error":"Not found-&gt;User name not found"}</text:span></text:p>
      <text:p text:style-name="P154"/>
      <text:p text:style-name="P154"/>
      <text:p text:style-name="P154">Input para output NOT OK</text:p>
      <text:p text:style-name="P154"/>
      <text:p text:style-name="P62"><text:tab/>{</text:p>
      <text:p text:style-name="P2"><text:span text:style-name="T20"><text:tab/>"name"</text:span>:<text:span text:style-name="T56">"newroot"</text:span>,</text:p>
      <text:p text:style-name="P2"><text:span text:style-name="T20"><text:tab/>"roles"</text:span>:[{<text:span text:style-name="T20">"nameRole"</text:span>:<text:span text:style-name="T56">"delete"</text:span>, <text:span text:style-name="T20">"description"</text:span>:<text:span text:style-name="T56">"permission for delete user"</text:span>, <text:span text:style-name="T20">"date"</text:span>:<text:span text:style-name="T56">"2021-07-<text:tab/><text:tab/>05"</text:span>, <text:span text:style-name="T20">"services"</text:span>:[]}, {<text:span text:style-name="T20">"nameRole"</text:span>:<text:span text:style-name="T56">"add"</text:span>, <text:span text:style-name="T20">"description"</text:span>:<text:span text:style-name="T56">"permission for add user <text:tab/><text:tab/><text:tab/>modif"</text:span>, <text:span text:style-name="T20">"date"</text:span>:<text:span text:style-name="T56">"2021-07-05"</text:span>, <text:span text:style-name="T20">"services"</text:span>:[]}, {<text:span text:style-name="T20">"nameRole"</text:span>:<text:span text:style-name="T56">"update"</text:span>, <text:tab/><text:tab/><text:tab/><text:tab/><text:span text:style-name="T20">"description"</text:span>:<text:span text:style-name="T56">"permission for update user"</text:span>, <text:span text:style-name="T20">"date"</text:span>:<text:span text:style-name="T56">"2021-07-05"</text:span>, <text:span text:style-name="T20">"services"</text:span>:[]}]</text:p>
      <text:p text:style-name="P2"><text:tab/>}</text:p>
      <text:p text:style-name="P154"/>
      <text:p text:style-name="P154"/>
      <text:p text:style-name="P154">Output NOT OK</text:p>
      <text:p text:style-name="P154"/>
      <text:p text:style-name="P154"/>
      <text:p text:style-name="P153"><text:tab/>{"error":"User not found-&gt;Null or incorrect ID user"}</text:p>
      <text:p text:style-name="P153"/>
      <text:p text:style-name="P153"/>
      <text:list xml:id="list201813390432393" text:continue-numbering="true" text:style-name="L6">
        <text:list-item>
          <text:p text:style-name="P320"><text:span text:style-name="T185">Al p</text:span><text:span text:style-name="T179">oner </text:span><text:span text:style-name="T186">el valor del</text:span><text:span text:style-name="T179"> nombre o etiqueta de campo </text:span><text:span text:style-name="T188">nombre</text:span><text:span text:style-name="T179"> </text:span><text:span text:style-name="T185">de usuario,</text:span><text:span text:style-name="T179"> bien definido sintácticamente y mal definido semánticamente </text:span><text:span text:style-name="T187">(es decir </text:span><text:span text:style-name="T189">nombre de usuario</text:span><text:span text:style-name="T187"> inexistente en base de datos)</text:span><text:span text:style-name="T179">, </text:span><text:span text:style-name="T185">pero bien definido sintáctica y semánticamente el </text:span><text:span text:style-name="T189">id</text:span><text:span text:style-name="T185"> del usuario, no se espera error. Se busca el usuario por su </text:span><text:span text:style-name="T189">id</text:span><text:span text:style-name="T185"> y el </text:span><text:span text:style-name="T186">valor del </text:span><text:span text:style-name="T185">campo </text:span><text:span text:style-name="T189">nombre </text:span><text:span text:style-name="T190">de usuario</text:span><text:span text:style-name="T185"> mal definido es omitido para el servidor</text:span></text:p>
          <text:p text:style-name="P358"/>
        </text:list-item>
      </text:list>
      <text:p text:style-name="P119"/>
      <text:p text:style-name="P462"><text:soft-page-break/><text:span text:style-name="T266">Modificar de un usuario existente,</text:span> el campo <text:span text:style-name="T10">contraseña</text:span> mal definido sintácticamente:</text:p>
      <text:p text:style-name="P120"/>
      <text:list xml:id="list3200666490" text:style-name="L7">
        <text:list-item>
          <text:p text:style-name="P360"/>
        </text:list-item>
      </text:list>
      <text:p text:style-name="P156"/>
      <text:p text:style-name="P157">Input para output NOT OK</text:p>
      <text:p text:style-name="P157"/>
      <text:p text:style-name="P65"><text:tab/>{</text:p>
      <text:p text:style-name="P2"><text:span text:style-name="T20"><text:tab/>"name"</text:span>:<text:span text:style-name="T56">"rootmod"</text:span>,</text:p>
      <text:p text:style-name="P2"><text:span text:style-name="T20"><text:tab/>"password:"</text:span>passroot<text:span text:style-name="T20">",</text:span></text:p>
      <text:p text:style-name="P2"><text:span text:style-name="T20"><text:tab/>"</text:span>roles<text:span text:style-name="T20">":[{"</text:span>nameRole<text:span text:style-name="T20">":"</text:span>delete<text:span text:style-name="T20">", "</text:span>description<text:span text:style-name="T20">":"</text:span>permission for delete user<text:span text:style-name="T20">", "</text:span>date<text:span text:style-name="T20">":"</text:span><text:span text:style-name="T195">2021-07-<text:tab/><text:tab/>05</text:span><text:span text:style-name="T20">", "</text:span>services<text:span text:style-name="T20">":[]}, {"</text:span>nameRole<text:span text:style-name="T20">":"</text:span>add<text:span text:style-name="T20">", "</text:span>description<text:span text:style-name="T20">":"</text:span>permission for add user <text:tab/><text:tab/><text:tab/>modif<text:span text:style-name="T20">", "</text:span>date<text:span text:style-name="T20">":"</text:span><text:span text:style-name="T195">2021-07-05</text:span><text:span text:style-name="T20">", "</text:span>services<text:span text:style-name="T20">":[]}, {"</text:span>nameRole<text:span text:style-name="T20">":"</text:span>update<text:span text:style-name="T20">", <text:tab/><text:tab/><text:tab/><text:tab/>"</text:span>description<text:span text:style-name="T20">":"</text:span>permission for update user<text:span text:style-name="T20">", "</text:span>date<text:span text:style-name="T20">":"</text:span><text:span text:style-name="T195">2021-07-05</text:span><text:span text:style-name="T20">", "</text:span>services<text:span text:style-name="T20">":[]}]</text:span></text:p>
      <text:p text:style-name="P246"><text:tab/>}</text:p>
      <text:p text:style-name="P157"/>
      <text:p text:style-name="P157">Output NOT OK</text:p>
      <text:p text:style-name="P157"/>
      <text:p text:style-name="P65"><text:tab/>{</text:p>
      <text:p text:style-name="P1"><text:span text:style-name="T20"><text:tab/>"timestamp"</text:span>: <text:span text:style-name="T56">"2021-07-06T20:17:16.154+00:00"</text:span>,</text:p>
      <text:p text:style-name="P1"><text:span text:style-name="T20"><text:tab/>"status"</text:span>: <text:span text:style-name="T195">400</text:span>,</text:p>
      <text:p text:style-name="P1"><text:span text:style-name="T20"><text:tab/>"error"</text:span>: <text:span text:style-name="T56">"Bad Request"</text:span>,</text:p>
      <text:p text:style-name="P1"><text:span text:style-name="T20"><text:tab/>"path"</text:span>: <text:span text:style-name="T56">"/user/update"</text:span></text:p>
      <text:p text:style-name="P1"><text:tab/>}</text:p>
      <text:p text:style-name="P156"/>
      <text:p text:style-name="P156"/>
      <text:list xml:id="list201812235425643" text:continue-numbering="true" text:style-name="L7">
        <text:list-item>
          <text:p text:style-name="P360"/>
        </text:list-item>
      </text:list>
      <text:p text:style-name="P156"/>
      <text:p text:style-name="P158">Input para output NOT OK</text:p>
      <text:p text:style-name="P158"/>
      <text:p text:style-name="P66"><text:tab/>{</text:p>
      <text:p text:style-name="P16"><text:span text:style-name="T20"><text:tab/>"name"</text:span>:<text:span text:style-name="T56">"rootmod"</text:span>,</text:p>
      <text:p text:style-name="P16"><text:span text:style-name="T20"><text:tab/>password:"</text:span>passroot<text:span text:style-name="T20">",</text:span></text:p>
      <text:p text:style-name="P16"><text:span text:style-name="T20"><text:tab/>"</text:span>roles<text:span text:style-name="T20">":[{"</text:span>nameRole<text:span text:style-name="T20">":"</text:span>delete<text:span text:style-name="T20">", "</text:span>description<text:span text:style-name="T20">":"</text:span>permission for delete user<text:span text:style-name="T20">", "</text:span>date<text:span text:style-name="T20">":"</text:span><text:span text:style-name="T195">2021-07-<text:tab/><text:tab/>05</text:span><text:span text:style-name="T20">", "</text:span>services<text:span text:style-name="T20">":[]}, {"</text:span>nameRole<text:span text:style-name="T20">":"</text:span>add<text:span text:style-name="T20">", "</text:span>description<text:span text:style-name="T20">":"</text:span>permission for add user <text:tab/><text:tab/><text:tab/>modif<text:span text:style-name="T20">", "</text:span>date<text:span text:style-name="T20">":"</text:span><text:span text:style-name="T195">2021-07-05</text:span><text:span text:style-name="T20">", "</text:span>services<text:span text:style-name="T20">":[]}, {"</text:span>nameRole<text:span text:style-name="T20">":"</text:span>update<text:span text:style-name="T20">", <text:tab/><text:tab/><text:tab/><text:tab/>"</text:span>description<text:span text:style-name="T20">":"</text:span>permission for update user<text:span text:style-name="T20">", "</text:span>date<text:span text:style-name="T20">":"</text:span><text:span text:style-name="T195">2021-07-05</text:span><text:span text:style-name="T20">", "</text:span>services<text:span text:style-name="T20">":[]}]</text:span></text:p>
      <text:p text:style-name="P247"><text:tab/>}</text:p>
      <text:p text:style-name="P158"/>
      <text:p text:style-name="P158">Output NOT OK</text:p>
      <text:p text:style-name="P158"/>
      <text:p text:style-name="P66"><text:tab/>{</text:p>
      <text:p text:style-name="P16"><text:span text:style-name="T20"><text:tab/>"timestamp"</text:span>: <text:span text:style-name="T56">"2021-07-06T20:17:16.154+00:00"</text:span>,</text:p>
      <text:p text:style-name="P16"><text:span text:style-name="T20"><text:tab/>"status"</text:span>: <text:span text:style-name="T195">400</text:span>,</text:p>
      <text:p text:style-name="P16"><text:span text:style-name="T20"><text:tab/>"error"</text:span>: <text:span text:style-name="T56">"Bad Request"</text:span>,</text:p>
      <text:p text:style-name="P16"><text:span text:style-name="T20"><text:tab/>"path"</text:span>: <text:span text:style-name="T56">"/user/update"</text:span></text:p>
      <text:p text:style-name="P66"><text:tab/>}</text:p>
      <text:p text:style-name="P373"/>
      <text:p text:style-name="P119"/>
      <text:p text:style-name="P119"/>
      <text:p text:style-name="P119"/>
      <text:p text:style-name="P463"><text:soft-page-break/><text:span text:style-name="T43">Modificar de un usuario existente,</text:span><text:span text:style-name="T33"> el </text:span><text:span text:style-name="T41">valor del </text:span><text:span text:style-name="T33">campo </text:span><text:span text:style-name="T42">contraseña</text:span><text:span text:style-name="T33"> mal definido sintácticamente:</text:span></text:p>
      <text:p text:style-name="P272"/>
      <text:p text:style-name="P272"/>
      <text:p text:style-name="P273">Input para output NOT OK</text:p>
      <text:p text:style-name="P273"/>
      <text:p text:style-name="P307">{</text:p>
      <text:p text:style-name="P2"><text:span text:style-name="T20">"name"</text:span>:<text:span text:style-name="T56">"rootmod"</text:span>,</text:p>
      <text:p text:style-name="P2"><text:span text:style-name="T20">"passwordd"</text:span>:passroot<text:span text:style-name="T56">",</text:span></text:p>
      <text:p text:style-name="P2"><text:span text:style-name="T20">"</text:span>roles<text:span text:style-name="T20">":[{"</text:span>nameRole<text:span text:style-name="T20">":"</text:span>delete<text:span text:style-name="T20">", "</text:span>description<text:span text:style-name="T20">":"</text:span>permission for delete user<text:span text:style-name="T20">", "</text:span>date<text:span text:style-name="T20">":"</text:span><text:span text:style-name="T195">2021-07-05</text:span><text:span text:style-name="T20">", "</text:span>services<text:span text:style-name="T20">":[]}, {"</text:span>nameRole<text:span text:style-name="T20">":"</text:span>add<text:span text:style-name="T20">", "</text:span>description<text:span text:style-name="T20">":"</text:span>permission for add user modif<text:span text:style-name="T20">", "</text:span>date<text:span text:style-name="T20">":"</text:span><text:span text:style-name="T195">2021-07-05</text:span><text:span text:style-name="T20">", "</text:span>services<text:span text:style-name="T20">":[]}, {"</text:span>nameRole<text:span text:style-name="T20">":"</text:span>update<text:span text:style-name="T20">", "</text:span>description<text:span text:style-name="T20">":"</text:span>permission for update user<text:span text:style-name="T20">", "</text:span>date<text:span text:style-name="T20">":"</text:span><text:span text:style-name="T195">2021-07-05</text:span><text:span text:style-name="T20">", "</text:span>services<text:span text:style-name="T20">":[]}]</text:span></text:p>
      <text:p text:style-name="P246">}</text:p>
      <text:p text:style-name="P273"/>
      <text:p text:style-name="P431"><text:span text:style-name="T33">Output NOT OK</text:span></text:p>
      <text:p text:style-name="P119"/>
      <text:p text:style-name="P308">{</text:p>
      <text:p text:style-name="P1"><text:span text:style-name="T20">"timestamp"</text:span>: <text:span text:style-name="T56">"2021-07-07T20:45:25.134+00:00"</text:span>,</text:p>
      <text:p text:style-name="P1"><text:span text:style-name="T20">"status"</text:span>: <text:span text:style-name="T195">400</text:span>,</text:p>
      <text:p text:style-name="P1"><text:span text:style-name="T20">"error"</text:span>: <text:span text:style-name="T56">"Bad Request"</text:span>,</text:p>
      <text:p text:style-name="P1"><text:span text:style-name="T20">"path"</text:span>: <text:span text:style-name="T56">"/user/update"</text:span></text:p>
      <text:p text:style-name="P1">}</text:p>
      <text:p text:style-name="P119"/>
      <text:p text:style-name="P462"><text:span text:style-name="T266">Modificar de un usuario existente,</text:span> el campo <text:span text:style-name="T11">roles </text:span>mal definido sintácticamente:</text:p>
      <text:p text:style-name="P120"/>
      <text:list xml:id="list4131828783" text:style-name="L9">
        <text:list-item>
          <text:p text:style-name="P375"/>
        </text:list-item>
      </text:list>
      <text:p text:style-name="P376"/>
      <text:p text:style-name="P379">Input para output NOT OK</text:p>
      <text:p text:style-name="P379"/>
      <text:p text:style-name="P292"><text:tab/>{</text:p>
      <text:p text:style-name="P2"><text:span text:style-name="T20"><text:tab/>"name"</text:span>:<text:span text:style-name="T56">"rootmod"</text:span>,</text:p>
      <text:p text:style-name="P2"><text:tab/>roles<text:span text:style-name="T20">":[{"</text:span>nameRole<text:span text:style-name="T20">":"</text:span>delete<text:span text:style-name="T20">", "</text:span>description<text:span text:style-name="T20">":"</text:span>permission for delete user<text:span text:style-name="T20">", "</text:span>date<text:span text:style-name="T20">":"</text:span><text:span text:style-name="T195">2021-07-<text:tab/><text:tab/>05</text:span><text:span text:style-name="T20">", "</text:span>services<text:span text:style-name="T20">":[]}, {"</text:span>nameRole<text:span text:style-name="T20">":"</text:span>add<text:span text:style-name="T20">", "</text:span>description<text:span text:style-name="T20">":"</text:span>permission for add user <text:tab/><text:tab/><text:tab/>modif<text:span text:style-name="T20">", "</text:span>date<text:span text:style-name="T20">":"</text:span><text:span text:style-name="T195">2021-07-05</text:span><text:span text:style-name="T20">", "</text:span>services<text:span text:style-name="T20">":[]}, {"</text:span>nameRole<text:span text:style-name="T20">":"</text:span>update<text:span text:style-name="T20">", <text:tab/><text:tab/><text:tab/><text:tab/>"</text:span>description<text:span text:style-name="T20">":"</text:span>permission for update user<text:span text:style-name="T20">", "</text:span>date<text:span text:style-name="T20">":"</text:span><text:span text:style-name="T195">2021-07-05</text:span><text:span text:style-name="T20">", "</text:span>services<text:span text:style-name="T20">":[]}]</text:span></text:p>
      <text:p text:style-name="P246"><text:tab/>}</text:p>
      <text:p text:style-name="P379"/>
      <text:p text:style-name="P379"/>
      <text:p text:style-name="P379">Output NOT OK</text:p>
      <text:p text:style-name="P379"/>
      <text:p text:style-name="P292"><text:tab/>{</text:p>
      <text:p text:style-name="P1"><text:span text:style-name="T20"><text:tab/>"timestamp"</text:span>: <text:span text:style-name="T56">"2021-07-07T19:38:47.147+00:00"</text:span>,</text:p>
      <text:p text:style-name="P1"><text:span text:style-name="T20"><text:tab/>"status"</text:span>: <text:span text:style-name="T195">400</text:span>,</text:p>
      <text:p text:style-name="P1"><text:span text:style-name="T20"><text:tab/>"error"</text:span>: <text:span text:style-name="T56">"Bad Request"</text:span>,</text:p>
      <text:p text:style-name="P1"><text:span text:style-name="T20"><text:tab/>"path"</text:span>: <text:span text:style-name="T56">"/user/update"</text:span></text:p>
      <text:p text:style-name="P1"><text:tab/>}</text:p>
      <text:p text:style-name="P376"/>
      <text:p text:style-name="P376"/>
      <text:p text:style-name="P376"/>
      <text:p text:style-name="P376"/>
      <text:p text:style-name="P376"/>
      <text:list xml:id="list201813484384766" text:continue-numbering="true" text:style-name="L9">
        <text:list-item>
          <text:p text:style-name="P375"><text:soft-page-break/></text:p>
        </text:list-item>
      </text:list>
      <text:p text:style-name="P376"/>
      <text:p text:style-name="P380">Input para output NOT OK</text:p>
      <text:p text:style-name="P378"/>
      <text:p text:style-name="P293"><text:tab/>{</text:p>
      <text:p text:style-name="P341"><text:span text:style-name="T20"><text:tab/>"name"</text:span>:<text:span text:style-name="T56">"rootmod"</text:span>,</text:p>
      <text:p text:style-name="P341"><text:tab/>roles<text:span text:style-name="T20">:[{"</text:span>nameRole<text:span text:style-name="T20">":"</text:span>delete<text:span text:style-name="T20">", "</text:span>description<text:span text:style-name="T20">":"</text:span>permission for delete user<text:span text:style-name="T20">", "</text:span>date<text:span text:style-name="T20">":"</text:span><text:span text:style-name="T195">2021-07-<text:tab/><text:tab/>05</text:span><text:span text:style-name="T20">", "</text:span>services<text:span text:style-name="T20">":[]}, {"</text:span>nameRole<text:span text:style-name="T20">":"</text:span>add<text:span text:style-name="T20">", "</text:span>description<text:span text:style-name="T20">":"</text:span>permission for add user <text:tab/><text:tab/><text:tab/>modif<text:span text:style-name="T20">", "</text:span>date<text:span text:style-name="T20">":"</text:span><text:span text:style-name="T195">2021-07-05</text:span><text:span text:style-name="T20">", "</text:span>services<text:span text:style-name="T20">":[]}, {"</text:span>nameRole<text:span text:style-name="T20">":"</text:span>update<text:span text:style-name="T20">", <text:tab/><text:tab/><text:tab/><text:tab/>"</text:span>description<text:span text:style-name="T20">":"</text:span>permission for update user<text:span text:style-name="T20">", "</text:span>date<text:span text:style-name="T20">":"</text:span><text:span text:style-name="T195">2021-07-05</text:span><text:span text:style-name="T20">", "</text:span>services<text:span text:style-name="T20">":[]}]</text:span></text:p>
      <text:p text:style-name="P533"><text:span text:style-name="T31"><text:tab/>}</text:span></text:p>
      <text:p text:style-name="P380"/>
      <text:p text:style-name="P380">Output NOT OK</text:p>
      <text:p text:style-name="P376"/>
      <text:p text:style-name="P293"><text:tab/>{</text:p>
      <text:p text:style-name="P334"><text:span text:style-name="T20"><text:tab/>"timestamp"</text:span>: <text:span text:style-name="T56">"2021-07-07T19:38:47.147+00:00"</text:span>,</text:p>
      <text:p text:style-name="P334"><text:span text:style-name="T20"><text:tab/>"status"</text:span>: <text:span text:style-name="T195">400</text:span>,</text:p>
      <text:p text:style-name="P334"><text:span text:style-name="T20"><text:tab/>"error"</text:span>: <text:span text:style-name="T56">"Bad Request"</text:span>,</text:p>
      <text:p text:style-name="P334"><text:span text:style-name="T20"><text:tab/>"path"</text:span>: <text:span text:style-name="T56">"/user/update"</text:span></text:p>
      <text:p text:style-name="P334"><text:tab/>}</text:p>
      <text:p text:style-name="P377"/>
      <text:p text:style-name="P462"><text:span text:style-name="T266">Modificar de un usuario existente,</text:span> el <text:span text:style-name="T8">valor del </text:span>campo <text:span text:style-name="T11">roles</text:span> mal definido sintácticamente <text:span text:style-name="T12">o semánticamente</text:span>:</text:p>
      <text:p text:style-name="P120"/>
      <text:list xml:id="list201811984090543" text:continue-list="list201813056385372" text:style-name="L2">
        <text:list-item>
          <text:p text:style-name="P349"><text:span text:style-name="T13">Modificar</text:span> campo id de rol, mal definido sintácticamente:</text:p>
        </text:list-item>
      </text:list>
      <text:p text:style-name="P351"/>
      <text:p text:style-name="P381">Input para output NOT OK</text:p>
      <text:p text:style-name="P381"/>
      <text:p text:style-name="P294"><text:tab/>{</text:p>
      <text:p text:style-name="P2"><text:span text:style-name="T20"><text:tab/>"name"</text:span>:<text:span text:style-name="T56">"rootmod"</text:span>,</text:p>
      <text:p text:style-name="P2"><text:span text:style-name="T20"><text:tab/>"roles"</text:span>:[{<text:span text:style-name="T20">"id:36,"</text:span>nameRole<text:span text:style-name="T20">":"</text:span>delete<text:span text:style-name="T20">", "</text:span>description<text:span text:style-name="T20">":"</text:span>permission for delete user<text:span text:style-name="T20">", <text:tab/><text:tab/><text:tab/>"</text:span>date<text:span text:style-name="T20">":"</text:span><text:span text:style-name="T195">2021-07-05</text:span><text:span text:style-name="T20">", "</text:span>services<text:span text:style-name="T20">":[]}, {"</text:span>nameRole<text:span text:style-name="T20">":"</text:span>add<text:span text:style-name="T20">", "</text:span>description<text:span text:style-name="T20">":"</text:span>permission <text:tab/><text:tab/>for add user modif<text:span text:style-name="T20">", "</text:span>date<text:span text:style-name="T20">":"</text:span><text:span text:style-name="T195">2021-07-05</text:span><text:span text:style-name="T20">", "</text:span>services<text:span text:style-name="T20">":[]}, {"</text:span>nameRole<text:span text:style-name="T20">":"</text:span>update<text:span text:style-name="T20">", <text:tab/><text:tab/>"</text:span>description<text:span text:style-name="T20">":"</text:span>permission for update user<text:span text:style-name="T20">", "</text:span>date<text:span text:style-name="T20">":"</text:span><text:span text:style-name="T195">2021-07-05</text:span><text:span text:style-name="T20">", "</text:span>services<text:span text:style-name="T20">":[]}]</text:span></text:p>
      <text:p text:style-name="P246"><text:tab/>}</text:p>
      <text:p text:style-name="P381"/>
      <text:p text:style-name="P381"/>
      <text:p text:style-name="P381">Output NOT OK</text:p>
      <text:p text:style-name="P351"/>
      <text:p text:style-name="P295"><text:tab/>{</text:p>
      <text:p text:style-name="P1"><text:span text:style-name="T20"><text:tab/>"timestamp"</text:span>: <text:span text:style-name="T56">"2021-07-07T19:44:59.455+00:00"</text:span>,</text:p>
      <text:p text:style-name="P1"><text:span text:style-name="T20"><text:tab/>"status"</text:span>: <text:span text:style-name="T195">400</text:span>,</text:p>
      <text:p text:style-name="P1"><text:span text:style-name="T20"><text:tab/>"error"</text:span>: <text:span text:style-name="T56">"Bad Request"</text:span>,</text:p>
      <text:p text:style-name="P1"><text:span text:style-name="T20"><text:tab/>"path"</text:span>: <text:span text:style-name="T56">"/user/update"</text:span></text:p>
      <text:p text:style-name="P1"><text:tab/>}</text:p>
      <text:p text:style-name="P351"/>
      <text:p text:style-name="P351"/>
      <text:p text:style-name="P351"/>
      <text:p text:style-name="P351"/>
      <text:p text:style-name="P351"/>
      <text:p text:style-name="P351"/>
      <text:p text:style-name="P351"/>
      <text:list xml:id="list201813425607259" text:continue-numbering="true" text:style-name="L2">
        <text:list-item>
          <text:p text:style-name="P349"><text:soft-page-break/><text:span text:style-name="T13">Modificar</text:span> el valor del campo id de rol, mal definido sintácticamente:</text:p>
        </text:list-item>
      </text:list>
      <text:p text:style-name="P351"/>
      <text:p text:style-name="P386">Input para output NOT OK</text:p>
      <text:p text:style-name="P386"/>
      <text:p text:style-name="P301"><text:tab/>{</text:p>
      <text:p text:style-name="P2"><text:span text:style-name="T20"><text:tab/>"name"</text:span>:<text:span text:style-name="T56">"rootmod"</text:span>,</text:p>
      <text:p text:style-name="P2"><text:span text:style-name="T20"><text:tab/>"roles"</text:span>:[{<text:span text:style-name="T20">"id"</text:span>:<text:span text:style-name="T56">"tres"</text:span>,<text:span text:style-name="T20">"nameRole"</text:span>:<text:span text:style-name="T56">"delete"</text:span>, <text:span text:style-name="T20">"description"</text:span>:<text:span text:style-name="T56">"permission for delete user"</text:span>, <text:tab/><text:tab/><text:tab/><text:span text:style-name="T20">"date"</text:span>:<text:span text:style-name="T56">"2021-07-05"</text:span>, <text:span text:style-name="T20">"services"</text:span>:[]}, {<text:span text:style-name="T20">"nameRole"</text:span>:<text:span text:style-name="T56">"add"</text:span>, <text:span text:style-name="T20">"description"</text:span>:<text:span text:style-name="T56">"permission <text:tab/><text:tab/>for add user modif"</text:span>, <text:span text:style-name="T20">"date"</text:span>:<text:span text:style-name="T56">"2021-07-05"</text:span>, <text:span text:style-name="T20">"services"</text:span>:[]}, {<text:span text:style-name="T20">"nameRole"</text:span>:<text:span text:style-name="T56">"update"</text:span>, <text:tab/><text:tab/><text:span text:style-name="T20">"description"</text:span>:<text:span text:style-name="T56">"permission for update user"</text:span>, <text:span text:style-name="T20">"date"</text:span>:<text:span text:style-name="T56">"2021-07-05"</text:span>, <text:span text:style-name="T20">"services"</text:span>:[]}]</text:p>
      <text:p text:style-name="P452"><text:span text:style-name="T33"><text:tab/>}</text:span></text:p>
      <text:p text:style-name="P386"/>
      <text:p text:style-name="P386">Output NOT OK</text:p>
      <text:p text:style-name="P351"/>
      <text:p text:style-name="P351"/>
      <text:p text:style-name="P295"><text:tab/>{</text:p>
      <text:p text:style-name="P1"><text:span text:style-name="T20"><text:tab/>"timestamp"</text:span>: <text:span text:style-name="T56">"2021-07-07T19:49:54.359+00:00"</text:span>,</text:p>
      <text:p text:style-name="P1"><text:span text:style-name="T20"><text:tab/>"status"</text:span>: <text:span text:style-name="T195">400</text:span>,</text:p>
      <text:p text:style-name="P1"><text:span text:style-name="T20"><text:tab/>"error"</text:span>: <text:span text:style-name="T56">"Bad Request"</text:span>,</text:p>
      <text:p text:style-name="P1"><text:span text:style-name="T20"><text:tab/>"path"</text:span>: <text:span text:style-name="T56">"/user/update"</text:span></text:p>
      <text:p text:style-name="P344"><text:span text:style-name="T33"><text:tab/>}</text:span></text:p>
      <text:p text:style-name="P351"/>
      <text:list xml:id="list201812338405254" text:continue-numbering="true" text:style-name="L2">
        <text:list-item>
          <text:p text:style-name="P382">Modificar el valor del campo id de rol, mal definido semánticamente (inexistente en base de datos) sin definir nombre de rol:</text:p>
        </text:list-item>
      </text:list>
      <text:p text:style-name="P384"/>
      <text:p text:style-name="P387">Input para output NOT OK</text:p>
      <text:p text:style-name="P509"/>
      <text:p text:style-name="P302"><text:tab/>{</text:p>
      <text:p text:style-name="P2"><text:span text:style-name="T20"><text:tab/>"name"</text:span>:<text:span text:style-name="T56">"rootmod"</text:span>,</text:p>
      <text:p text:style-name="P2"><text:span text:style-name="T20"><text:tab/>"roles"</text:span>:[{<text:span text:style-name="T20">"id"</text:span>:<text:span text:style-name="T195">100</text:span>, <text:span text:style-name="T20">"description"</text:span>:<text:span text:style-name="T56">"permission for delete user"</text:span>, <text:span text:style-name="T20">"date"</text:span>:<text:span text:style-name="T56">"2021-07-05"</text:span>, <text:tab/><text:tab/><text:tab/><text:span text:style-name="T20">"services"</text:span>:[]}, {<text:span text:style-name="T20">"nameRole"</text:span>:<text:span text:style-name="T56">"add"</text:span>, <text:span text:style-name="T20">"description"</text:span>:<text:span text:style-name="T56">"permission for add user modif"</text:span>, <text:tab/><text:tab/><text:span text:style-name="T20">"date"</text:span>:<text:span text:style-name="T56">"2021-07-05"</text:span>, <text:span text:style-name="T20">"services"</text:span>:[]}, {<text:span text:style-name="T20">"nameRole"</text:span>:<text:span text:style-name="T56">"update"</text:span>, <text:tab/><text:tab/><text:tab/><text:tab/><text:tab/><text:span text:style-name="T20">"description"</text:span>:<text:span text:style-name="T56">"permission for update user"</text:span>, <text:span text:style-name="T20">"date"</text:span>:<text:span text:style-name="T56">"2021-07-05"</text:span>, <text:span text:style-name="T20">"services"</text:span>:[]}]</text:p>
      <text:p text:style-name="P452"><text:span text:style-name="T33"><text:tab/>}</text:span></text:p>
      <text:p text:style-name="P387"/>
      <text:p text:style-name="P387">Output NOT OK</text:p>
      <text:p text:style-name="P383"/>
      <text:p text:style-name="P383"/>
      <text:p text:style-name="P383">{"error":"org.springframework.dao.DataIntegrityViolationException: not-null property references a null or transient value : com.example.demo.entity.ERole.nameRole; nested exception is org.hibernate.PropertyValueException: not-null property references a null or transient value : com.example.demo.entity.Erole.nameRole"}</text:p>
      <text:p text:style-name="P383"/>
      <text:p text:style-name="P383"/>
      <text:p text:style-name="P383"/>
      <text:p text:style-name="P383"/>
      <text:p text:style-name="P383"/>
      <text:p text:style-name="P383"/>
      <text:p text:style-name="P383"/>
      <text:p text:style-name="P383"/>
      <text:p text:style-name="P383"/>
      <text:p text:style-name="P383"/>
      <text:list xml:id="list201813293589173" text:continue-numbering="true" text:style-name="L2">
        <text:list-item>
          <text:p text:style-name="P349"><text:soft-page-break/><text:span text:style-name="T13">Modificar</text:span> campo nombre de rol, mal definido sintácticamente:</text:p>
        </text:list-item>
      </text:list>
      <text:p text:style-name="P351"/>
      <text:p text:style-name="P392">Input para output NOT OK</text:p>
      <text:p text:style-name="P392"/>
      <text:p text:style-name="P305"><text:tab/>{</text:p>
      <text:p text:style-name="P2"><text:span text:style-name="T20"><text:tab/>"name"</text:span>:<text:span text:style-name="T56">"rootmod"</text:span>,</text:p>
      <text:p text:style-name="P2"><text:span text:style-name="T20"><text:tab/>"roles"</text:span>:[{<text:span text:style-name="T20">"nameRole:"</text:span>delete<text:span text:style-name="T20">", "</text:span>description<text:span text:style-name="T20">":"</text:span>permission for delete user<text:span text:style-name="T20">", "</text:span>date<text:span text:style-name="T20">":"</text:span><text:span text:style-name="T195">2021-07-<text:tab/><text:tab/>05</text:span><text:span text:style-name="T20">", "</text:span>services<text:span text:style-name="T20">":[]}, {"</text:span>nameRole<text:span text:style-name="T20">":"</text:span>add<text:span text:style-name="T20">", "</text:span>description<text:span text:style-name="T20">":"</text:span>permission for add user <text:tab/><text:tab/><text:tab/>modif<text:span text:style-name="T20">", "</text:span>date<text:span text:style-name="T20">":"</text:span><text:span text:style-name="T195">2021-07-05</text:span><text:span text:style-name="T20">", "</text:span>services<text:span text:style-name="T20">":[]}, {"</text:span>nameRole<text:span text:style-name="T20">":"</text:span>update<text:span text:style-name="T20">", <text:tab/><text:tab/><text:tab/><text:tab/>"</text:span>description<text:span text:style-name="T20">":"</text:span>permission for update user<text:span text:style-name="T20">", "</text:span>date<text:span text:style-name="T20">":"</text:span><text:span text:style-name="T195">2021-07-05</text:span><text:span text:style-name="T20">", "</text:span>services<text:span text:style-name="T20">":[]}]</text:span></text:p>
      <text:p text:style-name="P246"><text:tab/>}</text:p>
      <text:p text:style-name="P513"/>
      <text:p text:style-name="P392"/>
      <text:p text:style-name="P271">Output NOT OK</text:p>
      <text:p text:style-name="P510"/>
      <text:p text:style-name="P303"><text:tab/>{</text:p>
      <text:p text:style-name="P2"><text:span text:style-name="T20"><text:tab/>"timestamp"</text:span>: <text:span text:style-name="T56">"2021-07-07T20:13:23.725+00:00"</text:span>,</text:p>
      <text:p text:style-name="P2"><text:span text:style-name="T20"><text:tab/>"status"</text:span>: <text:span text:style-name="T195">400</text:span>,</text:p>
      <text:p text:style-name="P2"><text:span text:style-name="T20"><text:tab/>"error"</text:span>: <text:span text:style-name="T56">"Bad Request"</text:span>,</text:p>
      <text:p text:style-name="P2"><text:span text:style-name="T20"><text:tab/>"path"</text:span>: <text:span text:style-name="T56">"/user/update"</text:span></text:p>
      <text:p text:style-name="P2"><text:tab/>}</text:p>
      <text:p text:style-name="P388"/>
      <text:p text:style-name="P351"/>
      <text:list xml:id="list201811969925542" text:continue-numbering="true" text:style-name="L2">
        <text:list-item>
          <text:p text:style-name="P349"><text:span text:style-name="T13">Modificar</text:span> el valor del campo nombre de rol, mal definido sintácticamente:</text:p>
        </text:list-item>
      </text:list>
      <text:p text:style-name="P351"/>
      <text:p text:style-name="P351"/>
      <text:p text:style-name="P389">Input para output NOT OK</text:p>
      <text:p text:style-name="P389"/>
      <text:p text:style-name="P304"><text:tab/>{</text:p>
      <text:p text:style-name="P342"><text:span text:style-name="T20"><text:tab/>"name"</text:span>:<text:span text:style-name="T56">"rootmod"</text:span>,</text:p>
      <text:p text:style-name="P342"><text:span text:style-name="T20"><text:tab/>"roles"</text:span>:[{<text:span text:style-name="T20">"nameRole"</text:span>:delete<text:span text:style-name="T56">", "</text:span>description<text:span text:style-name="T20">":"</text:span>permission for delete user<text:span text:style-name="T20">", "</text:span>date<text:span text:style-name="T20">":"</text:span><text:span text:style-name="T195">2021-07-<text:tab/><text:tab/>05</text:span><text:span text:style-name="T20">", "</text:span>services<text:span text:style-name="T20">":[]}, {"</text:span>nameRole<text:span text:style-name="T20">":"</text:span>add<text:span text:style-name="T20">", "</text:span>description<text:span text:style-name="T20">":"</text:span>permission for add user <text:tab/><text:tab/><text:tab/>modif<text:span text:style-name="T20">", "</text:span>date<text:span text:style-name="T20">":"</text:span><text:span text:style-name="T195">2021-07-05</text:span><text:span text:style-name="T20">", "</text:span>services<text:span text:style-name="T20">":[]}, {"</text:span>nameRole<text:span text:style-name="T20">":"</text:span>update<text:span text:style-name="T20">", <text:tab/><text:tab/><text:tab/><text:tab/>"</text:span>description<text:span text:style-name="T20">":"</text:span>permission for update user<text:span text:style-name="T20">", "</text:span>date<text:span text:style-name="T20">":"</text:span><text:span text:style-name="T195">2021-07-05</text:span><text:span text:style-name="T20">", "</text:span>services<text:span text:style-name="T20">":[]}]</text:span></text:p>
      <text:p text:style-name="P503"><text:tab/>}</text:p>
      <text:p text:style-name="P390"/>
      <text:p text:style-name="P389">Output NOT OK</text:p>
      <text:p text:style-name="P389"/>
      <text:p text:style-name="P390"/>
      <text:p text:style-name="P304"><text:tab/>{</text:p>
      <text:p text:style-name="P336"><text:span text:style-name="T20"><text:tab/>"timestamp"</text:span>: <text:span text:style-name="T56">"2021-07-07T20:06:52.433+00:00"</text:span>,</text:p>
      <text:p text:style-name="P336"><text:span text:style-name="T20"><text:tab/>"status"</text:span>: <text:span text:style-name="T195">400</text:span>,</text:p>
      <text:p text:style-name="P336"><text:span text:style-name="T20"><text:tab/>"error"</text:span>: <text:span text:style-name="T56">"Bad Request"</text:span>,</text:p>
      <text:p text:style-name="P336"><text:span text:style-name="T20"><text:tab/>"path"</text:span>: <text:span text:style-name="T56">"/user/update"</text:span></text:p>
      <text:p text:style-name="P305"><text:tab/>}</text:p>
      <text:p text:style-name="P351"/>
      <text:p text:style-name="P351"/>
      <text:p text:style-name="P351"/>
      <text:p text:style-name="P351"/>
      <text:p text:style-name="P351"/>
      <text:p text:style-name="P351"/>
      <text:p text:style-name="P351"/>
      <text:list xml:id="list201813028203707" text:continue-numbering="true" text:style-name="L2">
        <text:list-item>
          <text:p text:style-name="P349"><text:soft-page-break/><text:span text:style-name="T13">Modificar</text:span> campo descripción de rol, mal definido sintácticamente:</text:p>
        </text:list-item>
      </text:list>
      <text:p text:style-name="P351"/>
      <text:p text:style-name="P351"/>
      <text:p text:style-name="P391">Input para output NOT OK</text:p>
      <text:p text:style-name="P391"/>
      <text:p text:style-name="P306"><text:tab/>{</text:p>
      <text:p text:style-name="P2"><text:span text:style-name="T20"><text:tab/>"name"</text:span>:<text:span text:style-name="T56">"rootmod"</text:span>,</text:p>
      <text:p text:style-name="P2"><text:span text:style-name="T20"><text:tab/>"roles"</text:span>:[{<text:span text:style-name="T20">"nameRole:""delete"</text:span>, <text:span text:style-name="T20">"description:"</text:span>permission for delete user<text:span text:style-name="T20">", "</text:span>date<text:span text:style-name="T20">":"</text:span><text:span text:style-name="T195">2021-07-<text:tab/><text:tab/>05</text:span><text:span text:style-name="T20">", "</text:span>services<text:span text:style-name="T20">":[]}, {"</text:span>nameRole<text:span text:style-name="T20">":"</text:span>add<text:span text:style-name="T20">", "</text:span>description<text:span text:style-name="T20">":"</text:span>permission for add user <text:tab/><text:tab/><text:tab/>modif<text:span text:style-name="T20">", "</text:span>date<text:span text:style-name="T20">":"</text:span><text:span text:style-name="T195">2021-07-05</text:span><text:span text:style-name="T20">", "</text:span>services<text:span text:style-name="T20">":[]}, {"</text:span>nameRole<text:span text:style-name="T20">":"</text:span>update<text:span text:style-name="T20">", <text:tab/><text:tab/><text:tab/><text:tab/>"</text:span>description<text:span text:style-name="T20">":"</text:span>permission for update user<text:span text:style-name="T20">", "</text:span>date<text:span text:style-name="T20">":"</text:span><text:span text:style-name="T195">2021-07-05</text:span><text:span text:style-name="T20">", "</text:span>services<text:span text:style-name="T20">":[]}]</text:span></text:p>
      <text:p text:style-name="P452"><text:span text:style-name="T31"><text:tab/>}</text:span></text:p>
      <text:p text:style-name="P391"/>
      <text:p text:style-name="P391">Output NOT OK</text:p>
      <text:p text:style-name="P391"/>
      <text:p text:style-name="P306"><text:tab/>{</text:p>
      <text:p text:style-name="P2"><text:span text:style-name="T20"><text:tab/>"timestamp"</text:span>: <text:span text:style-name="T56">"2021-07-07T20:15:15.303+00:00"</text:span>,</text:p>
      <text:p text:style-name="P2"><text:span text:style-name="T20"><text:tab/>"status"</text:span>: <text:span text:style-name="T195">400</text:span>,</text:p>
      <text:p text:style-name="P2"><text:span text:style-name="T20"><text:tab/>"error"</text:span>: <text:span text:style-name="T56">"Bad Request"</text:span>,</text:p>
      <text:p text:style-name="P2"><text:span text:style-name="T20"><text:tab/>"path"</text:span>: <text:span text:style-name="T56">"/user/update"</text:span></text:p>
      <text:p text:style-name="P2"><text:tab/>}</text:p>
      <text:p text:style-name="P391"/>
      <text:list xml:id="list201813295793509" text:continue-numbering="true" text:style-name="L2">
        <text:list-item>
          <text:p text:style-name="P349"><text:span text:style-name="T13">Modificar</text:span> el valor del campo descripción de rol, mal definido sintácticamente:</text:p>
        </text:list-item>
      </text:list>
      <text:p text:style-name="P351"/>
      <text:p text:style-name="P391">Input para output NOT OK</text:p>
      <text:p text:style-name="P393"/>
      <text:p text:style-name="P306"><text:tab/>{</text:p>
      <text:p text:style-name="P2"><text:span text:style-name="T20"><text:tab/>"name"</text:span>:<text:span text:style-name="T56">"rootmod"</text:span>,</text:p>
      <text:p text:style-name="P2"><text:span text:style-name="T20"><text:tab/>"roles"</text:span>:[{<text:span text:style-name="T20">"nameRole:""delete"</text:span>, <text:span text:style-name="T20">"description"</text:span>:permission for delete user<text:span text:style-name="T56">", "</text:span>date<text:span text:style-name="T20">":"</text:span><text:span text:style-name="T195">2021-07-<text:tab/><text:tab/>05</text:span><text:span text:style-name="T20">", "</text:span>services<text:span text:style-name="T20">":[]}, {"</text:span>nameRole<text:span text:style-name="T20">":"</text:span>add<text:span text:style-name="T20">", "</text:span>description<text:span text:style-name="T20">":"</text:span>permission for add user <text:tab/><text:tab/><text:tab/>modif<text:span text:style-name="T20">", "</text:span>date<text:span text:style-name="T20">":"</text:span><text:span text:style-name="T195">2021-07-05</text:span><text:span text:style-name="T20">", "</text:span>services<text:span text:style-name="T20">":[]}, {"</text:span>nameRole<text:span text:style-name="T20">":"</text:span>update<text:span text:style-name="T20">", <text:tab/><text:tab/><text:tab/><text:tab/>"</text:span>description<text:span text:style-name="T20">":"</text:span>permission for update user<text:span text:style-name="T20">", "</text:span>date<text:span text:style-name="T20">":"</text:span><text:span text:style-name="T195">2021-07-05</text:span><text:span text:style-name="T20">", "</text:span>services<text:span text:style-name="T20">":[]}]</text:span></text:p>
      <text:p text:style-name="P246"><text:tab/>}</text:p>
      <text:p text:style-name="P391"/>
      <text:p text:style-name="P391"/>
      <text:p text:style-name="P391">Output NOT OK</text:p>
      <text:p text:style-name="P391"/>
      <text:p text:style-name="P306"><text:tab/>{</text:p>
      <text:p text:style-name="P1"><text:span text:style-name="T20"><text:tab/>"timestamp"</text:span>: <text:span text:style-name="T56">"2021-07-07T20:16:31.495+00:00"</text:span>,</text:p>
      <text:p text:style-name="P1"><text:span text:style-name="T20"><text:tab/>"status"</text:span>: <text:span text:style-name="T195">400</text:span>,</text:p>
      <text:p text:style-name="P1"><text:span text:style-name="T20"><text:tab/>"error"</text:span>: <text:span text:style-name="T56">"Bad Request"</text:span>,</text:p>
      <text:p text:style-name="P1"><text:span text:style-name="T20"><text:tab/>"path"</text:span>: <text:span text:style-name="T56">"/user/update"</text:span></text:p>
      <text:p text:style-name="P1"><text:tab/>}</text:p>
      <text:p text:style-name="P1"/>
      <text:p text:style-name="P1"/>
      <text:p text:style-name="P1"/>
      <text:p text:style-name="P1"/>
      <text:p text:style-name="P1"/>
      <text:p text:style-name="P1"/>
      <text:p text:style-name="P272"/>
      <text:p text:style-name="P393"/>
      <text:p text:style-name="P363"/>
      <text:p text:style-name="P447"><text:soft-page-break/>OUTPUTS WARNINGS:</text:p>
      <text:p text:style-name="P447"/>
      <text:list xml:id="list201813324351707" text:continue-numbering="true" text:style-name="L2">
        <text:list-header>
          <text:p text:style-name="P545">Modificar el valor del campo id de rol <text:span text:style-name="T232">y el valor del campo nombre de rol</text:span>, mal definido semánticamente (inexistente en base de datos). <text:span text:style-name="T233">Update de usuario puede implicar update de sus roles, que a la vez implica update del contenido de cada rol o el agregar o eliminar los roles asociados al usuario. En este escenario, se le da aviso al cliente, que el rol del nombre definido se agrega pero no con el valor de id indicado (salvo que de forma casual el proximo id autoincremental corresponda al id del valor especificado)</text:span> </text:p>
        </text:list-header>
      </text:list>
      <text:p text:style-name="P385"/>
      <text:p text:style-name="P394">Input para output WARNING</text:p>
      <text:p text:style-name="P394"/>
      <text:p text:style-name="P537"><text:span text:style-name="T79">Output WARNING</text:span></text:p>
      <text:p text:style-name="P537"><text:span text:style-name="T79"/></text:p>
      <text:p text:style-name="P543"><text:span text:style-name="T91">Modificar de un usuario existente </text:span><text:span text:style-name="T92">el nombre o etiqueta del campo contraseña bien definido sintácticamente pero mal definido semánticamente </text:span><text:span text:style-name="T93">(campo no definido en la API)</text:span><text:span text:style-name="T92">. </text:span><text:span text:style-name="T93">En este escensario se omite </text:span><text:span text:style-name="T94">el valor del campo y se da aviso al cliente que el valor no fue registrado</text:span></text:p>
      <text:p text:style-name="P539"><text:span text:style-name="T76"/></text:p>
      <text:p text:style-name="P395">Input para output WARNINGS</text:p>
      <text:p text:style-name="P395"/>
      <text:p text:style-name="P395">Output WARNING</text:p>
      <text:list xml:id="list525552882" text:style-name="L10">
        <text:list-header>
          <text:p text:style-name="P538"><text:span text:style-name="T79"/></text:p>
        </text:list-header>
      </text:list>
      <text:p text:style-name="P544"><text:span text:style-name="T91">Modificar de un usuario existente </text:span><text:span text:style-name="T92">el nombre o etiqueta del campo </text:span><text:span text:style-name="T86">rol</text:span><text:span text:style-name="T92"> bien definido sintácticamente pero mal definido semánticamente </text:span><text:span text:style-name="T93">(campo no definido en la API)</text:span><text:span text:style-name="T92">. </text:span><text:span text:style-name="T93">En este escensario se omite </text:span><text:span text:style-name="T86">el valor del campo y se da aviso al cliente que el valor no fue registrado</text:span></text:p>
      <text:p text:style-name="P361"/>
      <text:p text:style-name="P366"/>
      <text:p text:style-name="P395">Input para output WARNINGS</text:p>
      <text:p text:style-name="P395"/>
      <text:p text:style-name="P395">Output WARNING</text:p>
      <text:p text:style-name="P366"/>
      <text:p text:style-name="P77"/>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DELETE <text:span text:style-name="T103">USER</text:span>:</text:p>
      <text:p text:style-name="P76"/>
      <text:p text:style-name="P74">OUTPUTS OK:</text:p>
      <text:p text:style-name="P141"/>
      <text:p text:style-name="P482"><text:span text:style-name="T245">Eliminar usuario existente definiendo sintáctica y semánticamente </text:span><text:span text:style-name="T246">correcto </text:span><text:span text:style-name="T245">sólo id, </text:span><text:span text:style-name="T244">con endpoint </text:span><text:span text:style-name="T154">http://localhost:8040/user/update/</text:span><text:span text:style-name="T162">{id}</text:span><text:span text:style-name="T249">:</text:span></text:p>
      <text:p text:style-name="P114"/>
      <text:p text:style-name="P114"/>
      <text:p text:style-name="P401"><text:span text:style-name="T224">Get previo a </text:span><text:span text:style-name="T225">delete</text:span><text:span text:style-name="T224"> con enpoints </text:span><text:a xlink:type="simple" xlink:href="http://localhost:8040/user/get/name/nameusermod" text:style-name="Internet_20_link" text:visited-style-name="Visited_20_Internet_20_Link"><text:span text:style-name="T2">http://localhost:8040/user/get/name/</text:span></text:a><text:a xlink:type="simple" xlink:href="http://localhost:8040/user/get/name/nameusermod" text:style-name="Internet_20_link" text:visited-style-name="Visited_20_Internet_20_Link"><text:span text:style-name="T7">nameusermod</text:span></text:a><text:span text:style-name="T123">:</text:span></text:p>
      <text:p text:style-name="P401"><text:span text:style-name="T123"/></text:p>
      <text:p text:style-name="P401"><text:span text:style-name="T123">{"name":"nameusermod", "date":"2021-07-05", "roles":[{"nameRole":"add", "description":"permission for add user modif", "date":"2021-07-04", "services":[]}, {"nameRole":"delete", "description":"permission for delete user", "date":"2021-07-04", "services":[]}, {"nameRole":"update", "description":"permission for update user", "date":"2021-07-04", "services":[]}]}</text:span></text:p>
      <text:p text:style-name="P114"/>
      <text:p text:style-name="P445"><text:span text:style-name="T235">endpoint</text:span><text:span text:style-name="T236"> para output </text:span><text:span text:style-name="T237">OK </text:span><text:a xlink:type="simple" xlink:href="http://localhost:8040/user/update/25" text:style-name="Internet_20_link" text:visited-style-name="Visited_20_Internet_20_Link"><text:span text:style-name="T135">http://localhost:8040/user/update/</text:span></text:a><text:a xlink:type="simple" xlink:href="http://localhost:8040/user/update/25" text:style-name="Internet_20_link" text:visited-style-name="Visited_20_Internet_20_Link"><text:span text:style-name="T136">25</text:span></text:a></text:p>
      <text:p text:style-name="P445"><text:span text:style-name="T136"/></text:p>
      <text:p text:style-name="P445"><text:span text:style-name="T136"/></text:p>
      <text:p text:style-name="P401"><text:span text:style-name="T138">Get </text:span><text:span text:style-name="T140">posterior</text:span><text:span text:style-name="T138"> a </text:span><text:span text:style-name="T139">delete</text:span><text:span text:style-name="T138"> con enpoints </text:span><text:span text:style-name="T137">http://localhost:8040/user/get/name/nameusermod</text:span><text:span text:style-name="T139">:</text:span></text:p>
      <text:p text:style-name="P396"/>
      <text:p text:style-name="P396">{"error":"Not found-&gt;User name not found"}</text:p>
      <text:p text:style-name="P114"/>
      <text:p text:style-name="P114"/>
      <text:p text:style-name="P249"><text:span text:style-name="T252">Eliminar usuario existente definiendo sintáctica y semánticamente </text:span><text:span text:style-name="T253">correcto </text:span><text:span text:style-name="T252">id </text:span><text:span text:style-name="T254">de usuario</text:span><text:span text:style-name="T252">, </text:span><text:span text:style-name="T251">con endpoint </text:span><text:span text:style-name="T163">http://localhost:8040/user/update</text:span></text:p>
      <text:p text:style-name="P521"><text:span text:style-name="T128"/></text:p>
      <text:p text:style-name="P535"><text:span text:style-name="T147">Get </text:span><text:span text:style-name="T149">previo</text:span><text:span text:style-name="T147"> a </text:span><text:span text:style-name="T148">delete</text:span><text:span text:style-name="T147"> con enpoints </text:span><text:span text:style-name="T142">http://localhost:8040/user/get/name/</text:span><text:span text:style-name="T143">username</text:span><text:span text:style-name="T148">:</text:span></text:p>
      <text:p text:style-name="P523"><text:span text:style-name="T125"/></text:p>
      <text:p text:style-name="P529"><text:span text:style-name="T130">{"name":"username", "date":"2021-07-05", "roles":[]}</text:span></text:p>
      <text:p text:style-name="P523"><text:span text:style-name="T125"/></text:p>
      <text:p text:style-name="P525"><text:span text:style-name="T128">Input </text:span><text:span text:style-name="T129">para output OK</text:span></text:p>
      <text:p text:style-name="P527"><text:span text:style-name="T129"/></text:p>
      <text:p text:style-name="P325"><text:span text:style-name="T129">{</text:span></text:p>
      <text:p text:style-name="P2"><text:span text:style-name="T20">"id"</text:span>:<text:span text:style-name="T195">27</text:span></text:p>
      <text:p text:style-name="P2">}</text:p>
      <text:p text:style-name="P400"/>
      <text:p text:style-name="P402"><text:span text:style-name="T150">Get </text:span><text:span text:style-name="T151">p</text:span><text:span text:style-name="T153">osterior</text:span><text:span text:style-name="T150"> a </text:span><text:span text:style-name="T152">delete</text:span><text:span text:style-name="T150"> con enpoints </text:span><text:a xlink:type="simple" xlink:href="http://localhost:8040/user/get/name/username" text:style-name="Internet_20_link" text:visited-style-name="Visited_20_Internet_20_Link"><text:span text:style-name="T156">http://localhost:8040/user/get/name/</text:span></text:a><text:a xlink:type="simple" xlink:href="http://localhost:8040/user/get/name/username" text:style-name="Internet_20_link" text:visited-style-name="Visited_20_Internet_20_Link"><text:span text:style-name="T157">username</text:span></text:a><text:span text:style-name="T152">:</text:span></text:p>
      <text:p text:style-name="P402"><text:span text:style-name="T152"/></text:p>
      <text:p text:style-name="P402"><text:span text:style-name="T152">{"error":"Not found-&gt;User name not found"}</text:span></text:p>
      <text:p text:style-name="P402"><text:span text:style-name="T152"/></text:p>
      <text:p text:style-name="P402"><text:span text:style-name="T152"/></text:p>
      <text:p text:style-name="P402"><text:span text:style-name="T152"/></text:p>
      <text:p text:style-name="P402"><text:span text:style-name="T152"/></text:p>
      <text:p text:style-name="P402"><text:span text:style-name="T152"/></text:p>
      <text:p text:style-name="P402"><text:span text:style-name="T152"/></text:p>
      <text:p text:style-name="P402"><text:span text:style-name="T152"/></text:p>
      <text:p text:style-name="P402"><text:span text:style-name="T152"/></text:p>
      <text:p text:style-name="P402"><text:span text:style-name="T152"/></text:p>
      <text:p text:style-name="P402"><text:span text:style-name="T152"/></text:p>
      <text:p text:style-name="P402"><text:span text:style-name="T152"/></text:p>
      <text:p text:style-name="P534"><text:soft-page-break/><text:span text:style-name="T245">Eliminar usuario existente definiendo sintáctica y semánticamente </text:span><text:span text:style-name="T246">correcto </text:span><text:span text:style-name="T247">nombre de usuario</text:span><text:span text:style-name="T245">, </text:span><text:span text:style-name="T244">con endpoint </text:span><text:span text:style-name="T134">http://localhost:8040/user/update</text:span></text:p>
      <text:p text:style-name="P522"><text:span text:style-name="T128"/></text:p>
      <text:p text:style-name="P536"><text:span text:style-name="T147">Get </text:span><text:span text:style-name="T149">previo</text:span><text:span text:style-name="T147"> a </text:span><text:span text:style-name="T148">delete</text:span><text:span text:style-name="T147"> con enpoints </text:span><text:span text:style-name="T142">http://localhost:8040/user/get/name/</text:span><text:span text:style-name="T144">nameofuser</text:span><text:span text:style-name="T148">:</text:span></text:p>
      <text:p text:style-name="P524"><text:span text:style-name="T125"/></text:p>
      <text:p text:style-name="P530"><text:span text:style-name="T130">{"name":"nameofuser", "date":"2021-07-07", "roles":[]}</text:span></text:p>
      <text:p text:style-name="P524"><text:span text:style-name="T125"/></text:p>
      <text:p text:style-name="P526"><text:span text:style-name="T128">Input </text:span><text:span text:style-name="T129">para output OK</text:span></text:p>
      <text:p text:style-name="P528"><text:span text:style-name="T129"/></text:p>
      <text:p text:style-name="P326"><text:span text:style-name="T129">{</text:span></text:p>
      <text:p text:style-name="P337"><text:span text:style-name="T20">"</text:span><text:span text:style-name="T29">name</text:span><text:span text:style-name="T20">"</text:span>:<text:span text:style-name="T195"> “</text:span><text:span text:style-name="T196">nameofuser</text:span><text:span text:style-name="T195">”</text:span></text:p>
      <text:p text:style-name="P337">}</text:p>
      <text:p text:style-name="P398"/>
      <text:p text:style-name="P403"><text:span text:style-name="T150">Get </text:span><text:span text:style-name="T151">p</text:span><text:span text:style-name="T153">osterior</text:span><text:span text:style-name="T150"> a </text:span><text:span text:style-name="T152">delete</text:span><text:span text:style-name="T150"> con enpoints </text:span><text:a xlink:type="simple" xlink:href="http://localhost:8040/user/get/name/username" text:style-name="Internet_20_link" text:visited-style-name="Visited_20_Internet_20_Link"><text:span text:style-name="T156">http://localhost:8040/user/get/name/</text:span></text:a><text:a xlink:type="simple" xlink:href="http://localhost:8040/user/get/name/username" text:style-name="Internet_20_link" text:visited-style-name="Visited_20_Internet_20_Link"><text:span text:style-name="T157">username</text:span></text:a><text:span text:style-name="T152">:</text:span></text:p>
      <text:p text:style-name="P403"><text:span text:style-name="T152"/></text:p>
      <text:p text:style-name="P403"><text:span text:style-name="T152">{"error":"Not found-&gt;User name not found"}</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4"><text:soft-page-break/>OUTPUTS NOT OK:</text:p>
      <text:p text:style-name="P141"/>
      <text:p text:style-name="P456"><text:span text:style-name="T256">Definir incorrectamente el</text:span> endpoint:</text:p>
      <text:p text:style-name="P409"><text:span text:style-name="T155"/></text:p>
      <text:p text:style-name="P407"><text:span text:style-name="T158"/></text:p>
      <text:list xml:id="list1367939875" text:style-name="L8">
        <text:list-item>
          <text:p text:style-name="P250"><text:span text:style-name="T145">Endpoint </text:span><text:span text:style-name="T141">http://localhost:8040/user/</text:span><text:span text:style-name="T146">delete</text:span><text:span text:style-name="T141">/“</text:span><text:span text:style-name="T145">30</text:span><text:span text:style-name="T141">”</text:span></text:p>
        </text:list-item>
      </text:list>
      <text:p text:style-name="P251"><text:span text:style-name="T141"/></text:p>
      <text:p text:style-name="P251"><text:span text:style-name="T141"/></text:p>
      <text:p text:style-name="P409"><text:span text:style-name="T158">Output NOT OK</text:span></text:p>
      <text:p text:style-name="P409"><text:span text:style-name="T158"/></text:p>
      <text:p text:style-name="P309"><text:span text:style-name="T132"><text:tab/>{</text:span></text:p>
      <text:p text:style-name="P2"><text:span text:style-name="T20"><text:tab/>"timestamp"</text:span>: <text:span text:style-name="T56">"2021-07-07T21:42:17.958+00:00"</text:span>,</text:p>
      <text:p text:style-name="P2"><text:span text:style-name="T20"><text:tab/>"status"</text:span>: <text:span text:style-name="T195">400</text:span>,</text:p>
      <text:p text:style-name="P2"><text:span text:style-name="T20"><text:tab/>"error"</text:span>: <text:span text:style-name="T56">"Bad Request"</text:span>,</text:p>
      <text:p text:style-name="P2"><text:span text:style-name="T20"><text:tab/>"path"</text:span>: <text:span text:style-name="T56">"/user/delete/%2231%22"</text:span></text:p>
      <text:p text:style-name="P2"><text:tab/>}</text:p>
      <text:p text:style-name="P408"><text:span text:style-name="T158"/></text:p>
      <text:list xml:id="list201813742083582" text:continue-numbering="true" text:style-name="L8">
        <text:list-item>
          <text:p text:style-name="P250"><text:span text:style-name="T78">Endpoint </text:span><text:span text:style-name="T141">http://localhost:8040/user/</text:span><text:span text:style-name="T146">delet</text:span></text:p>
        </text:list-item>
      </text:list>
      <text:p text:style-name="P405"><text:span text:style-name="T159"/></text:p>
      <text:p text:style-name="P407"><text:span text:style-name="T150">Get </text:span><text:span text:style-name="T151">previo</text:span><text:span text:style-name="T150"> a </text:span><text:span text:style-name="T152">delete</text:span><text:span text:style-name="T150"> con enpoints </text:span><text:a xlink:type="simple" xlink:href="http://localhost:8040/user/get/name/user" text:style-name="Internet_20_link" text:visited-style-name="Visited_20_Internet_20_Link"><text:span text:style-name="T156">http://localhost:8040/user/get/name/</text:span></text:a><text:a xlink:type="simple" xlink:href="http://localhost:8040/user/get/name/user" text:style-name="Internet_20_link" text:visited-style-name="Visited_20_Internet_20_Link"><text:span text:style-name="T160">user</text:span></text:a><text:span text:style-name="T152">:</text:span></text:p>
      <text:p text:style-name="P407"><text:span text:style-name="T152"/></text:p>
      <text:p text:style-name="P406"><text:span text:style-name="T152"><text:tab/>{"name":"user", "date":"2021-07-07", "roles":[]}</text:span></text:p>
      <text:p text:style-name="P405"><text:span text:style-name="T133"/></text:p>
      <text:p text:style-name="P409"><text:span text:style-name="T131">Input para output NOT OK</text:span></text:p>
      <text:p text:style-name="P409"><text:span text:style-name="T131"/></text:p>
      <text:p text:style-name="P309"><text:span text:style-name="T131"><text:tab/>{</text:span></text:p>
      <text:p text:style-name="P2"><text:span text:style-name="T20"><text:tab/>"name"</text:span>:<text:span text:style-name="T56">"user"</text:span></text:p>
      <text:p text:style-name="P452"><text:span text:style-name="T33"><text:tab/>}</text:span></text:p>
      <text:p text:style-name="P405"><text:span text:style-name="T133"/></text:p>
      <text:p text:style-name="P409"><text:span text:style-name="T158">Output NOT OK</text:span></text:p>
      <text:p text:style-name="P310"><text:span text:style-name="T133"><text:tab/>{</text:span></text:p>
      <text:p text:style-name="P1"><text:span text:style-name="T20"><text:tab/>"timestamp"</text:span>: <text:span text:style-name="T56">"2021-07-07T21:44:02.619+00:00"</text:span>,</text:p>
      <text:p text:style-name="P1"><text:span text:style-name="T20"><text:tab/>"status"</text:span>: <text:span text:style-name="T195">404</text:span>,</text:p>
      <text:p text:style-name="P1"><text:span text:style-name="T20"><text:tab/>"error"</text:span>: <text:span text:style-name="T56">"Not Found"</text:span>,</text:p>
      <text:p text:style-name="P1"><text:span text:style-name="T20"><text:tab/>"path"</text:span>: <text:span text:style-name="T56">"/user/delet"</text:span></text:p>
      <text:p text:style-name="P1"><text:tab/>}</text:p>
      <text:p text:style-name="P405"><text:span text:style-name="T159"/></text:p>
      <text:p text:style-name="P114"/>
      <text:p text:style-name="P457">Insertar <text:span text:style-name="T16">body</text:span> <text:span text:style-name="T17">vacío </text:span><text:span text:style-name="T257">usando endpoint de </text:span><text:span text:style-name="T18">delete sin id como parámetro:</text:span></text:p>
      <text:p text:style-name="P399"/>
      <text:p text:style-name="P399"/>
      <text:p text:style-name="P410">Output NOT OK</text:p>
      <text:p text:style-name="P410"/>
      <text:p text:style-name="P311">{</text:p>
      <text:p text:style-name="P2"><text:span text:style-name="T20">"timestamp"</text:span>: <text:span text:style-name="T56">"2021-07-07T21:47:15.338+00:00"</text:span>,</text:p>
      <text:p text:style-name="P2"><text:span text:style-name="T20">"status"</text:span>: <text:span text:style-name="T195">400</text:span>,</text:p>
      <text:p text:style-name="P2"><text:span text:style-name="T20">"error"</text:span>: <text:span text:style-name="T56">"Bad Request"</text:span>,</text:p>
      <text:p text:style-name="P2"><text:span text:style-name="T20">"path"</text:span>: <text:span text:style-name="T56">"/user/delete"</text:span></text:p>
      <text:p text:style-name="P2">}</text:p>
      <text:p text:style-name="P410"/>
      <text:p text:style-name="P114"/>
      <text:p text:style-name="P114"/>
      <text:p text:style-name="P477"><text:soft-page-break/>Eliminar usuario inexistente <text:span text:style-name="T14">definiendo sintáctica</text:span><text:span text:style-name="T15">mente correcto </text:span><text:span text:style-name="T260">el </text:span><text:span text:style-name="T14">id </text:span><text:span text:style-name="T255">de usuario </text:span><text:span text:style-name="T258">en el endpoint:</text:span></text:p>
      <text:p text:style-name="P411"/>
      <text:p text:style-name="P411"/>
      <text:p text:style-name="P446"><text:span text:style-name="T238">Endpoin</text:span><text:span text:style-name="T248">t: </text:span><text:span text:style-name="T161">http://localhost:8040/user/delete/100</text:span></text:p>
      <text:p text:style-name="P411"/>
      <text:p text:style-name="P411"/>
      <text:p text:style-name="P415">Output NOT OK</text:p>
      <text:p text:style-name="P415"/>
      <text:p text:style-name="P415">{"error":"org.springframework.dao.EmptyResultDataAccessException: No class com.example.demo.entity.EUser entity with id 100 exists!"}</text:p>
      <text:p text:style-name="P415"/>
      <text:p text:style-name="P478">Eliminar usuario inexistente <text:span text:style-name="T14">definiendo sintáctica</text:span><text:span text:style-name="T15">mente correcto </text:span><text:span text:style-name="T14">id </text:span><text:span text:style-name="T255">de usuario, </text:span><text:span text:style-name="T259">con id definido en el input</text:span><text:span text:style-name="T14">:</text:span></text:p>
      <text:p text:style-name="P412"/>
      <text:p text:style-name="P414"><text:span text:style-name="T260">Endpoin</text:span><text:span text:style-name="T250">t: </text:span><text:span text:style-name="T155">http://localhost:8040/user/delete</text:span></text:p>
      <text:p text:style-name="P412"/>
      <text:p text:style-name="P418">Input para output NOT OK</text:p>
      <text:p text:style-name="P418"/>
      <text:p text:style-name="P312">{</text:p>
      <text:p text:style-name="P2"><text:span text:style-name="T20">"id"</text:span>:<text:span text:style-name="T195">100</text:span></text:p>
      <text:p text:style-name="P452"><text:span text:style-name="T33">}</text:span></text:p>
      <text:p text:style-name="P412"/>
      <text:p text:style-name="P416">Output NOT OK</text:p>
      <text:p text:style-name="P416"/>
      <text:p text:style-name="P416">{"error":"Excepcted ID user-&gt;ID user is null"}</text:p>
      <text:p text:style-name="P416"/>
      <text:p text:style-name="P416"/>
      <text:p text:style-name="P479">Eliminar usuario inexistente <text:span text:style-name="T14">definiendo sintáctica</text:span><text:span text:style-name="T15">mente correcto </text:span><text:span text:style-name="T261">nombre</text:span><text:span text:style-name="T14"> </text:span><text:span text:style-name="T255">de usuario:</text:span></text:p>
      <text:p text:style-name="P413"><text:span text:style-name="T155"/></text:p>
      <text:p text:style-name="P413"/>
      <text:p text:style-name="P419">Input para output NOT OK</text:p>
      <text:p text:style-name="P419"/>
      <text:p text:style-name="P313">{</text:p>
      <text:p text:style-name="P338"><text:span text:style-name="T20">"</text:span><text:span text:style-name="T30">name</text:span><text:span text:style-name="T20">"</text:span>:<text:span text:style-name="T195"> “</text:span><text:span text:style-name="T197">asd</text:span><text:span text:style-name="T195">”</text:span></text:p>
      <text:p text:style-name="P338">}</text:p>
      <text:p text:style-name="P518"/>
      <text:p text:style-name="P413"/>
      <text:p text:style-name="P417">Output NOT OK</text:p>
      <text:p text:style-name="P417"/>
      <text:p text:style-name="P417">{"error":"User not found-&gt;user is null"}</text:p>
      <text:p text:style-name="P416"/>
      <text:p text:style-name="P404"/>
      <text:p text:style-name="P404"/>
      <text:p text:style-name="P404"/>
      <text:p text:style-name="P404"/>
      <text:p text:style-name="P404"/>
      <text:p text:style-name="P404"/>
      <text:p text:style-name="P404"/>
      <text:p text:style-name="P404"/>
      <text:p text:style-name="P464"><text:soft-page-break/><text:span text:style-name="T19">Eliminar usuario existente con</text:span> el campo <text:span text:style-name="T9">nombre</text:span> mal definido sintácticamente:</text:p>
      <text:p text:style-name="P367"/>
      <text:p text:style-name="P367"/>
      <text:p text:style-name="P422">Intput para output NOT OK</text:p>
      <text:p text:style-name="P420"/>
      <text:p text:style-name="P314">{</text:p>
      <text:p text:style-name="P2"><text:span text:style-name="T20">"name:"</text:span>user<text:span text:style-name="T20">"</text:span></text:p>
      <text:p text:style-name="P246">}</text:p>
      <text:p text:style-name="P420"/>
      <text:p text:style-name="P422">Output NOT OK</text:p>
      <text:p text:style-name="P422"/>
      <text:p text:style-name="P314">{</text:p>
      <text:p text:style-name="P2"><text:span text:style-name="T20">"timestamp"</text:span>: <text:span text:style-name="T56">"2021-07-07T22:02:23.996+00:00"</text:span>,</text:p>
      <text:p text:style-name="P2"><text:span text:style-name="T20">"status"</text:span>: <text:span text:style-name="T195">400</text:span>,</text:p>
      <text:p text:style-name="P2"><text:span text:style-name="T20">"error"</text:span>: <text:span text:style-name="T56">"Bad Request"</text:span>,</text:p>
      <text:p text:style-name="P2"><text:span text:style-name="T20">"path"</text:span>: <text:span text:style-name="T56">"/user/delete"</text:span></text:p>
      <text:p text:style-name="P2">}</text:p>
      <text:p text:style-name="P374"/>
      <text:p text:style-name="P464"><text:span text:style-name="T19">Eliminar usuario existente con</text:span> el <text:span text:style-name="T8">valor del </text:span>campo <text:span text:style-name="T9">nombre</text:span> mal definido sintácticamente:</text:p>
      <text:p text:style-name="P367"/>
      <text:p text:style-name="P368"/>
      <text:p text:style-name="P423">Intput para output NOT OK</text:p>
      <text:p text:style-name="P421"/>
      <text:p text:style-name="P315">{</text:p>
      <text:p text:style-name="P339"><text:span text:style-name="T20">"name":</text:span>user<text:span text:style-name="T20">"</text:span></text:p>
      <text:p text:style-name="P502">}</text:p>
      <text:p text:style-name="P421"/>
      <text:p text:style-name="P423">Output NOT OK</text:p>
      <text:p text:style-name="P423"/>
      <text:p text:style-name="P315">{</text:p>
      <text:p text:style-name="P339"><text:span text:style-name="T20">"timestamp"</text:span>: <text:span text:style-name="T56">"2021-07-07T22:02:23.996+00:00"</text:span>,</text:p>
      <text:p text:style-name="P339"><text:span text:style-name="T20">"status"</text:span>: <text:span text:style-name="T195">400</text:span>,</text:p>
      <text:p text:style-name="P339"><text:span text:style-name="T20">"error"</text:span>: <text:span text:style-name="T56">"Bad Request"</text:span>,</text:p>
      <text:p text:style-name="P339"><text:span text:style-name="T20">"path"</text:span>: <text:span text:style-name="T56">"/user/delete"</text:span></text:p>
      <text:p text:style-name="P316">}</text:p>
      <text:p text:style-name="P4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BMPlexMono, monospace,1" svg:font-family="'IBMPlexMono, monospace,', 'Droid Sans Fallback', '',', 'Droid Sans Mono', ',', monospace, ', monospace,', 'Droid Sans Fallback', 'font-weight: normal', 'font-size: 12px', 'line-height: 18px', 'white-space: pre'"/>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6T16:45:22.112456024</meta:creation-date>
    <dc:date>2021-07-07T20:18:10.852257847</dc:date>
    <meta:editing-duration>P1DT14H30M11S</meta:editing-duration>
    <meta:editing-cycles>383</meta:editing-cycles>
    <meta:generator>LibreOffice/7.1.3.2$Linux_X86_64 LibreOffice_project/10$Build-2</meta:generator>
    <meta:document-statistic meta:table-count="0" meta:image-count="0" meta:object-count="0" meta:page-count="38" meta:paragraph-count="844" meta:word-count="4667" meta:character-count="43386" meta:non-whitespace-character-count="39025"/>
  </office:meta>
</office:document-meta>
</file>